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9cm" svg:stroke-color="#ff0000" draw:stroke-linejoin="round" svg:stroke-linecap="round" draw:fill="none" fo:padding-top="0.009cm" fo:padding-bottom="0.009cm" fo:padding-left="0.009cm" fo:padding-right="0.009cm"/>
    </style:style>
    <style:style style:name="gr2" style:family="graphic" style:parent-style-name="standard">
      <style:graphic-properties draw:stroke="solid" svg:stroke-width="0.035cm" svg:stroke-color="#000000" draw:stroke-linejoin="round" svg:stroke-linecap="round" draw:fill="none" fo:padding-top="0.017cm" fo:padding-bottom="0.017cm" fo:padding-left="0.017cm" fo:padding-right="0.017cm"/>
    </style:style>
    <style:style style:name="gr3"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35cm" svg:stroke-color="#ff0000" draw:stroke-linejoin="round" svg:stroke-linecap="round" draw:fill="none" fo:padding-top="0.017cm" fo:padding-bottom="0.017cm" fo:padding-left="0.017cm" fo:padding-right="0.017cm"/>
    </style:style>
    <style:style style:name="gr6" style:family="graphic" style:parent-style-name="standard">
      <style:graphic-properties draw:stroke="solid" svg:stroke-width="0.019cm" svg:stroke-color="#0000ff" draw:stroke-linejoin="round" svg:stroke-linecap="round" draw:fill="none" fo:padding-top="0.009cm" fo:padding-bottom="0.009cm" fo:padding-left="0.009cm" fo:padding-right="0.009cm"/>
    </style:style>
    <style:style style:name="gr7" style:family="graphic" style:parent-style-name="standard">
      <style:graphic-properties draw:stroke="solid" svg:stroke-width="0.035cm" svg:stroke-color="#0000ff" draw:stroke-linejoin="round" svg:stroke-linecap="round" draw:fill="none" fo:padding-top="0.017cm" fo:padding-bottom="0.017cm" fo:padding-left="0.017cm" fo:padding-right="0.017cm"/>
    </style:style>
    <style:style style:name="P1" style:family="paragraph">
      <loext:graphic-properties draw:fill="none"/>
    </style:style>
    <style:style style:name="P2" style:family="paragraph">
      <loext:graphic-properties draw:fill="solid" draw:fill-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373cm" svg:height="0.648cm" svg:x="4.334cm" svg:y="7.247cm" svg:viewBox="0 0 374 649" svg:d="M178 649l196-196M374 649l-196-196M0 0h276v552">
          <text:p/>
        </draw:path>
        <draw:path draw:style-name="gr2" draw:text-style-name="P1" draw:layer="layout" svg:width="3.08cm" svg:height="6.929cm" svg:x="6.76cm" svg:y="14.57cm" svg:viewBox="0 0 3081 6930" svg:d="M0 6159h3081v-5388h-3081zM3081 771c-32-592-1085-787-1541-770-454-17-1509 178-1540 770M3081 6159c-32 593-1085 787-1541 770-454 17-1509-178-1540-770">
          <text:p/>
        </draw:path>
        <draw:path draw:style-name="gr3" draw:text-style-name="P1" draw:layer="layout" svg:width="4.487cm" svg:height="2.652cm" svg:x="6.76cm" svg:y="17.839cm" svg:viewBox="0 0 4488 2653" svg:d="M0 0h2695M0 961h2695M2695 0l-2310 192M385 576l2310-193-2310-191M385 576l2310 385M1539 2515h2675l274-137M4214 2515l274 138v-275">
          <text:p/>
        </draw:path>
        <draw:polygon draw:style-name="gr4" draw:text-style-name="P2" draw:layer="layout" svg:width="0.144cm" svg:height="0.163cm" svg:x="10.543cm" svg:y="20.563cm" svg:viewBox="0 0 145 164" draw:points="25,0 0,23 97,164 145,164">
          <text:p/>
        </draw:polygon>
        <draw:polygon draw:style-name="gr4" draw:text-style-name="P2" draw:layer="layout" svg:width="0.186cm" svg:height="0.18cm" svg:x="10.496cm" svg:y="20.451cm" svg:viewBox="0 0 187 181" draw:points="187,0 139,0 0,138 0,181 48,136 73,113">
          <text:p/>
        </draw:polygon>
        <draw:polygon draw:style-name="gr4" draw:text-style-name="P2" draw:layer="layout" svg:width="0.036cm" svg:height="0.275cm" svg:x="10.46cm" svg:y="20.451cm" svg:viewBox="0 0 37 276" draw:points="37,0 0,0 0,276 37,276 37,138">
          <text:p/>
        </draw:polygon>
        <draw:polygon draw:style-name="gr4" draw:text-style-name="P2" draw:layer="layout" svg:width="0.091cm" svg:height="0.275cm" svg:x="10.693cm" svg:y="20.451cm" svg:viewBox="0 0 92 276" draw:points="38,0 0,0 74,276 92,238 92,234 89,227 87,219 87,212 85,204 82,195 80,189 80,181">
          <text:p/>
        </draw:polygon>
        <draw:polygon draw:style-name="gr4" draw:text-style-name="P2" draw:layer="layout" svg:width="0.125cm" svg:height="0.275cm" svg:x="10.767cm" svg:y="20.451cm" svg:viewBox="0 0 126 276" draw:points="126,0 80,0 30,187 30,189 28,193 25,200 25,206 23,215 19,225 17,238 0,276 36,276 96,66 96,64 100,52 100,43 103,34">
          <text:p/>
        </draw:polygon>
        <draw:path draw:style-name="gr4" draw:text-style-name="P2" draw:layer="layout" svg:width="0.084cm" svg:height="0.275cm" svg:x="10.869cm" svg:y="20.451cm" svg:viewBox="0 0 85 276" svg:d="M24 0l-24 34v2l2 5 2 6 2 9 2 10 60 210 17-38-2-7v-8l-2-6v-9l-2-6-2-9c-4-20-7-32-13-53z">
          <text:p/>
        </draw:path>
        <draw:polygon draw:style-name="gr4" draw:text-style-name="P2" draw:layer="layout" svg:width="0.11cm" svg:height="0.275cm" svg:x="10.936cm" svg:y="20.451cm" svg:viewBox="0 0 111 276" draw:points="111,0 75,0 29,187 27,193 25,202 25,210 22,217 20,225 18,231 18,238 0,276 35,276">
          <text:p/>
        </draw:polygon>
        <draw:path draw:style-name="gr5" draw:text-style-name="P1" draw:layer="layout" svg:width="2.425cm" svg:height="0cm" svg:x="4.334cm" svg:y="18.804cm" svg:viewBox="0 0 2426 0" svg:d="M2426 0h-550M1325 0h-452M324 0h-324">
          <text:p/>
        </draw:path>
        <draw:path draw:style-name="gr2" draw:text-style-name="P1" draw:layer="layout" svg:width="3.08cm" svg:height="9.396cm" svg:x="6.76cm" svg:y="12.295cm" svg:viewBox="0 0 3081 9397" svg:d="M3081 9397h-309M0 8434v963M3081 8434v963M307 8898v499M2772 8898v499M307 9397h-307M131 0h2546">
          <text:p/>
        </draw:path>
        <draw:path draw:style-name="gr4" draw:text-style-name="P2" draw:layer="layout" svg:width="0.14cm" svg:height="0.087cm" svg:x="6.902cm" svg:y="12.13cm" svg:viewBox="0 0 141 88" svg:d="M34 0l-34 4c-1 24 1 20 6 42l2 6 3 4 4 7 4 4v2c21 18 33 20 61 19 21 0 51-11 61-32-45 1-58 6-90-6-23-26-11-14-17-39z">
          <text:p/>
        </draw:path>
        <draw:path draw:style-name="gr4" draw:text-style-name="P2" draw:layer="layout" svg:width="0.076cm" svg:height="0.247cm" svg:x="6.976cm" svg:y="11.938cm" svg:viewBox="0 0 77 248" svg:d="M77 0h-37v212l-2 7v6l-8 13-7 4h-2l-6 4-6 2h-9 67c11-12 11-44 10-59z">
          <text:p/>
        </draw:path>
        <draw:path draw:style-name="gr4" draw:text-style-name="P2" draw:layer="layout" svg:width="0.157cm" svg:height="0.068cm" svg:x="7.124cm" svg:y="12.149cm" svg:viewBox="0 0 158 69" svg:d="M121 0c-15 54-78 41-121 40v3c27 25 59 30 93 24 35-11 11-3 36-18 26-22 17-25 29-45z">
          <text:p/>
        </draw:path>
        <draw:path draw:style-name="gr4" draw:text-style-name="P2" draw:layer="layout" svg:width="0.182cm" svg:height="0.152cm" svg:x="7.099cm" svg:y="12.037cm" svg:viewBox="0 0 183 153" svg:d="M25 0c-20 20-26 51-25 79-1 27-1 22 6 47l2 6 5 7 4 4 4 6 4 4h69c-39 1-60-33-60-67h149v-26l-147-2c-1-31 26-60 58-58z">
          <text:p/>
        </draw:path>
        <draw:path draw:style-name="gr4" draw:text-style-name="P2" draw:layer="layout" svg:width="0.157cm" svg:height="0.087cm" svg:x="7.124cm" svg:y="12.009cm" svg:viewBox="0 0 158 88" svg:d="M66 0c-24 1-50 9-66 28 53-1 118-13 121 58h-110l147 2c-2-24-10-43-26-60-23-21-29-23-58-28z">
          <text:p/>
        </draw:path>
        <draw:polygon draw:style-name="gr4" draw:text-style-name="P2" draw:layer="layout" svg:width="0.057cm" svg:height="0.006cm" svg:x="7.353cm" svg:y="12.037cm" svg:viewBox="0 0 58 7" draw:points="4,0 0,5 35,7 43,5 49,3 58,3">
          <text:p/>
        </draw:polygon>
        <draw:path draw:style-name="gr4" draw:text-style-name="P2" draw:layer="layout" svg:width="0.064cm" svg:height="0.199cm" svg:x="7.323cm" svg:y="12.014cm" svg:viewBox="0 0 65 200" svg:d="M31 0h-31v200h35v-124l2-9v-8l2-6c8-8 6-18 26-24l-34-2z">
          <text:p/>
        </draw:path>
        <draw:path draw:style-name="gr4" draw:text-style-name="P2" draw:layer="layout" svg:width="0.127cm" svg:height="0.204cm" svg:x="7.357cm" svg:y="12.009cm" svg:viewBox="0 0 128 205" svg:d="M59 0c-23-1-44 11-59 28l53 2h8l9 2 14 9 4 4 2 6 2 2v5l2 8v139h34v-152l-2-4v-4l-2-9-9-12-2-4-12-9c-21-14-17-4-33-11z">
          <text:p/>
        </draw:path>
        <draw:polygon draw:style-name="gr4" draw:text-style-name="P2" draw:layer="layout" svg:width="0.057cm" svg:height="0.006cm" svg:x="7.567cm" svg:y="12.037cm" svg:viewBox="0 0 58 7" draw:points="4,0 0,5 33,7 42,5 49,3 58,3">
          <text:p/>
        </draw:polygon>
        <draw:path draw:style-name="gr4" draw:text-style-name="P2" draw:layer="layout" svg:width="0.063cm" svg:height="0.199cm" svg:x="7.537cm" svg:y="12.014cm" svg:viewBox="0 0 64 200" svg:d="M30 0h-30v200h34v-124l2-9v-8l2-6c8-8 6-18 26-24l-34-2z">
          <text:p/>
        </draw:path>
        <draw:path draw:style-name="gr4" draw:text-style-name="P2" draw:layer="layout" svg:width="0.127cm" svg:height="0.204cm" svg:x="7.571cm" svg:y="12.009cm" svg:viewBox="0 0 128 205" svg:d="M59 0c-23-1-44 11-59 28l53 2h8l9 2 12 9 5 4 2 6 2 2v5l2 8v139h35v-152l-2-4v-4l-2-9-9-12-3-4-13-9c-20-14-17-4-31-11z">
          <text:p/>
        </draw:path>
        <draw:polygon draw:style-name="gr4" draw:text-style-name="P2" draw:layer="layout" svg:width="0.034cm" svg:height="0.199cm" svg:x="7.751cm" svg:y="12.014cm" svg:viewBox="0 0 35 200" draw:points="0,200 35,200 35,0 0,0">
          <text:p/>
        </draw:polygon>
        <draw:polygon draw:style-name="gr4" draw:text-style-name="P2" draw:layer="layout" svg:width="0.034cm" svg:height="0.04cm" svg:x="7.751cm" svg:y="11.938cm" svg:viewBox="0 0 35 41" draw:points="0,41 35,41 35,0 0,0">
          <text:p/>
        </draw:polygon>
        <draw:path draw:style-name="gr4" draw:text-style-name="P2" draw:layer="layout" svg:width="0.116cm" svg:height="0.063cm" svg:x="7.937cm" svg:y="12.122cm" svg:viewBox="0 0 117 64" svg:d="M35 0l-35 2c2 22 8 46 24 62h93c-34 0-75-16-80-55z">
          <text:p/>
        </draw:path>
        <draw:path draw:style-name="gr4" draw:text-style-name="P2" draw:layer="layout" svg:width="0.102cm" svg:height="0.053cm" svg:x="8.045cm" svg:y="11.965cm" svg:viewBox="0 0 103 54" svg:d="M85 0h-85c39 1 60 12 68 54l35-2v-9l-3-6v-8l-4-7-2-7-4-7v-2z">
          <text:p/>
        </draw:path>
        <draw:path draw:style-name="gr4" draw:text-style-name="P2" draw:layer="layout" svg:width="0.208cm" svg:height="0.284cm" svg:x="7.948cm" svg:y="11.933cm" svg:viewBox="0 0 209 285" svg:d="M99 0c-41 2-77 12-94 53-8 19-5 41 6 57v2l4 5 5 6 7 4c13 12 15 7 25 16 34 13 93 15 117 42l4 13 2 9v2l-2 6-2 9-4 6-9 8-8 5-7 4-6 2c-39 10-83 1-124 4 27 19 0 7 33 21 8 8 20 5 30 9 23 5 48 1 72-2 12-10 12-2 29-15l7-4 4-7 4-4 9-13c7-20 9-7 8-36 1-14-2-18-6-31-30-49-95-47-142-65l-6-2-7-6-4-2-4-7-2-8v-19l4-7c20-21 6-6 25-19 38-9 79 0 117-4-11-7-19-22-34-21l-7-4-6-2h-6l-9-3h-8l-7-2z">
          <text:p/>
        </draw:path>
        <draw:path draw:style-name="gr4" draw:text-style-name="P2" draw:layer="layout" svg:width="0.111cm" svg:height="0.025cm" svg:x="8.235cm" svg:y="12.192cm" svg:viewBox="0 0 112 26" svg:d="M112 0h-112l5 4 4 6 13 9h2l12 5 9 2h6c17 1 43-10 56-20z">
          <text:p/>
        </draw:path>
        <draw:polygon draw:style-name="gr4" draw:text-style-name="P2" draw:layer="layout" svg:width="0.055cm" svg:height="0.008cm" svg:x="8.231cm" svg:y="12.033cm" svg:viewBox="0 0 56 9" draw:points="7,0 0,7 36,9 56,2">
          <text:p/>
        </draw:polygon>
        <draw:path draw:style-name="gr4" draw:text-style-name="P2" draw:layer="layout" svg:width="0.144cm" svg:height="0.275cm" svg:x="8.202cm" svg:y="12.014cm" svg:viewBox="0 0 145 276" svg:d="M30 0h-30v276h34v-98h111l-62-3h-6l-13-4-13-8c-12-17-18-21-19-45-6-17 3-35 2-53 14-22 2-18 32-38l-36-2z">
          <text:p/>
        </draw:path>
        <draw:path draw:style-name="gr4" draw:text-style-name="P2" draw:layer="layout" svg:width="0.135cm" svg:height="0.183cm" svg:x="8.238cm" svg:y="12.009cm" svg:viewBox="0 0 136 184" svg:d="M52 0c-20-2-40 9-52 24 64-4 103 10 102 79 3 35-14 79-56 78l63 3 6-5 8-12 2-9 3-2 2-6 2-9c7-15 3-43 4-62-8-43-32-74-77-79z">
          <text:p/>
        </draw:path>
        <draw:path draw:style-name="gr4" draw:text-style-name="P2" draw:layer="layout" svg:width="0.157cm" svg:height="0.068cm" svg:x="8.428cm" svg:y="12.149cm" svg:viewBox="0 0 158 69" svg:d="M122 0c-15 54-79 41-122 40v3c27 25 58 30 94 24 35-11 11-3 36-18 24-22 16-25 28-45z">
          <text:p/>
        </draw:path>
        <draw:path draw:style-name="gr4" draw:text-style-name="P2" draw:layer="layout" svg:width="0.182cm" svg:height="0.152cm" svg:x="8.402cm" svg:y="12.037cm" svg:viewBox="0 0 183 153" svg:d="M25 0c-20 20-26 51-25 79-1 27-1 22 6 47l2 6 4 7 5 4 4 6 4 4h69c-39 1-60-33-60-67h149v-26l-147-2c-1-31 27-60 58-58z">
          <text:p/>
        </draw:path>
        <draw:path draw:style-name="gr4" draw:text-style-name="P2" draw:layer="layout" svg:width="0.157cm" svg:height="0.087cm" svg:x="8.428cm" svg:y="12.009cm" svg:viewBox="0 0 158 88" svg:d="M66 0c-25 1-50 9-66 28 53-1 119-13 122 58h-111l147 2c-3-24-10-43-26-60-22-21-28-23-57-28z">
          <text:p/>
        </draw:path>
        <draw:polygon draw:style-name="gr4" draw:text-style-name="P2" draw:layer="layout" svg:width="0.034cm" svg:height="0.199cm" svg:x="8.625cm" svg:y="12.014cm" svg:viewBox="0 0 35 200" draw:points="0,200 35,200 35,0 0,0">
          <text:p/>
        </draw:polygon>
        <draw:polygon draw:style-name="gr4" draw:text-style-name="P2" draw:layer="layout" svg:width="0.034cm" svg:height="0.04cm" svg:x="8.625cm" svg:y="11.938cm" svg:viewBox="0 0 35 41" draw:points="0,41 35,41 35,0 0,0">
          <text:p/>
        </draw:polygon>
        <draw:path draw:style-name="gr4" draw:text-style-name="P2" draw:layer="layout" svg:width="0.149cm" svg:height="0.076cm" svg:x="8.724cm" svg:y="12.141cm" svg:viewBox="0 0 150 77" svg:d="M116 0c-9 63-65 49-116 48 45 54 142 30 150-44z">
          <text:p/>
        </draw:path>
        <draw:path draw:style-name="gr4" draw:text-style-name="P2" draw:layer="layout" svg:width="0.078cm" svg:height="0.042cm" svg:x="8.79cm" svg:y="12.035cm" svg:viewBox="0 0 79 43" svg:d="M65 0l-65 2c17-1 16 2 30 11l4 2 4 6 2 6 4 7 3 9 32-5c-2-21-6-18-10-32z">
          <text:p/>
        </draw:path>
        <draw:path draw:style-name="gr4" draw:text-style-name="P2" draw:layer="layout" svg:width="0.155cm" svg:height="0.18cm" svg:x="8.699cm" svg:y="12.009cm" svg:viewBox="0 0 156 181" svg:d="M92 0c-42 1-76 24-87 66-5 18-7 48-2 65l2 8v6l4 9 3 6 2 7 4 6 8 8h66-11l-12-4-13-8-4-7h-2c-7-11-14-24-13-38v-10l-2-9v-2l2-8v-9l2-8c6-58 73-56 117-52-28-21-19-20-56-26z">
          <text:p/>
        </draw:path>
        <draw:path draw:style-name="gr4" draw:text-style-name="P2" draw:layer="layout" svg:width="0.127cm" svg:height="0.204cm" svg:x="8.934cm" svg:y="12.009cm" svg:viewBox="0 0 128 205" svg:d="M60 0c-16-1-52 13-60 28l54 2h13l6 2 6 4 7 7 2 4 4 6 2 7v145h34v-154l-4-12-2-7-3-2c-9-19-31-27-50-30z">
          <text:p/>
        </draw:path>
        <draw:polygon draw:style-name="gr4" draw:text-style-name="P2" draw:layer="layout" svg:width="0.088cm" svg:height="0.275cm" svg:x="8.9cm" svg:y="11.938cm" svg:viewBox="0 0 89 276" draw:points="35,0 0,0 0,276 35,276 35,151 37,142 39,136 39,130 43,125 52,113 58,108 65,106 73,104 79,102 89,102 35,100">
          <text:p/>
        </draw:polygon>
        <draw:path draw:style-name="gr4" draw:text-style-name="P2" draw:layer="layout" svg:width="0.156cm" svg:height="0.068cm" svg:x="9.127cm" svg:y="12.149cm" svg:viewBox="0 0 157 69" svg:d="M120 0c-15 54-77 41-120 40v3c26 25 58 30 93 24 35-11 10-3 36-18 24-22 16-25 28-45z">
          <text:p/>
        </draw:path>
        <draw:path draw:style-name="gr4" draw:text-style-name="P2" draw:layer="layout" svg:width="0.182cm" svg:height="0.152cm" svg:x="9.101cm" svg:y="12.037cm" svg:viewBox="0 0 183 153" svg:d="M26 0c-21 20-27 51-26 79 0 27 0 22 7 47l2 6 4 7 4 4 4 6 5 4h68c-38 1-60-33-60-67h149v-26l-147-2c0-31 26-60 58-58z">
          <text:p/>
        </draw:path>
        <draw:path draw:style-name="gr4" draw:text-style-name="P2" draw:layer="layout" svg:width="0.156cm" svg:height="0.087cm" svg:x="9.127cm" svg:y="12.009cm" svg:viewBox="0 0 157 88" svg:d="M65 0c-24 1-49 9-65 28 52-1 117-13 120 58h-110l147 2c-3-24-10-43-26-60-22-21-29-23-57-28z">
          <text:p/>
        </draw:path>
        <draw:path draw:style-name="gr4" draw:text-style-name="P2" draw:layer="layout" svg:width="0.072cm" svg:height="0.199cm" svg:x="9.323cm" svg:y="12.014cm" svg:viewBox="0 0 73 200" svg:d="M31 0h-31v200h35c10-82-5-83 2-137 4-18 17-32 36-34h-42z">
          <text:p/>
        </draw:path>
        <draw:polygon draw:style-name="gr4" draw:text-style-name="P2" draw:layer="layout" svg:width="0.078cm" svg:height="0.043cm" svg:x="9.353cm" svg:y="12.009cm" svg:viewBox="0 0 79 44" draw:points="42,0 36,0 28,3 21,7 19,9 15,13 11,20 4,27 0,35 42,35 45,37 52,37 60,40 67,44 79,11 73,9 65,5 52,0">
          <text:p/>
        </draw:polygon>
        <draw:path draw:style-name="gr4" draw:text-style-name="P2" draw:layer="layout" svg:width="0.139cm" svg:height="0.07cm" svg:x="6.913cm" svg:y="12.606cm" svg:viewBox="0 0 140 71" svg:d="M31 0l-31 2c4 74 93 88 140 46l-62-4h-11l-8-2-7-5c-11-13-13-10-19-28z">
          <text:p/>
        </draw:path>
        <draw:path draw:style-name="gr4" draw:text-style-name="P2" draw:layer="layout" svg:width="0.122cm" svg:height="0.038cm" svg:x="6.932cm" svg:y="12.541cm" svg:viewBox="0 0 123 39" svg:d="M94 0l-7 4-7 2-8 2h-7l-65 4 2 5 25 18 6 2h9l6 2h11c26-1 51-15 64-37z">
          <text:p/>
        </draw:path>
        <draw:path draw:style-name="gr4" draw:text-style-name="P2" draw:layer="layout" svg:width="0.089cm" svg:height="0.131cm" svg:x="6.908cm" svg:y="12.422cm" svg:viewBox="0 0 90 132" svg:d="M24 0c-17 15-26 46-24 68 1 17-2 17 5 35l2 6 4 7 2 6 4 6 7 4 66-4c-77 0-72-123 0-126z">
          <text:p/>
        </draw:path>
        <draw:path draw:style-name="gr4" draw:text-style-name="P2" draw:layer="layout" svg:width="0.157cm" svg:height="0.256cm" svg:x="6.932cm" svg:y="12.397cm" svg:viewBox="0 0 158 257" svg:d="M62 0c-26 0-45 7-62 26 49 4 97-13 117 43 4 28 5 59-23 76l29 2c0 41-10 105-63 106l61 4c54-61 59-251-51-257z">
          <text:p/>
        </draw:path>
        <draw:path draw:style-name="gr4" draw:text-style-name="P2" draw:layer="layout" svg:width="0.176cm" svg:height="0.271cm" svg:x="7.124cm" svg:y="12.401cm" svg:viewBox="0 0 177 272" svg:d="M177 0h-177v32h134c-28 33-50 70-66 110l-4 6-2 10-3 6-2 9c-3 15-8 20-10 33-4 22-10 44-9 66h34c6-91 47-176 105-247z">
          <text:p/>
        </draw:path>
        <draw:path draw:style-name="gr4" draw:text-style-name="P2" draw:layer="layout" svg:width="0.151cm" svg:height="0.254cm" svg:x="7.333cm" svg:y="12.424cm" svg:viewBox="0 0 152 255" svg:d="M28 0c-36 38-31 146-19 192 20 68 102 83 143 34h-73l-6-2-13-9-11-10v-3l-2-4c-10-14-13-57-12-74 0-41-3-123 55-124z">
          <text:p/>
        </draw:path>
        <draw:path draw:style-name="gr4" draw:text-style-name="P2" draw:layer="layout" svg:width="0.151cm" svg:height="0.252cm" svg:x="7.361cm" svg:y="12.397cm" svg:viewBox="0 0 152 253" svg:d="M62 0c-26-1-46 8-62 27 109-11 113 24 118 114-3 39 0 109-56 112h62c29-40 28-94 28-142-5-29-7-42-19-70-14-19-6-16-26-28-11-9-23-11-36-13z">
          <text:p/>
        </draw:path>
        <draw:polygon draw:style-name="gr4" draw:text-style-name="P2" draw:layer="layout" svg:width="0.171cm" svg:height="0.275cm" svg:x="7.664cm" svg:y="12.397cm" svg:viewBox="0 0 172 276" draw:points="36,0 0,0 0,276 172,276 172,244 36,244">
          <text:p/>
        </draw:polygon>
        <draw:polygon draw:style-name="gr4" draw:text-style-name="P2" draw:layer="layout" svg:width="0.033cm" svg:height="0.199cm" svg:x="7.876cm" svg:y="12.473cm" svg:viewBox="0 0 34 200" draw:points="0,200 34,200 34,0 0,0">
          <text:p/>
        </draw:polygon>
        <draw:polygon draw:style-name="gr4" draw:text-style-name="P2" draw:layer="layout" svg:width="0.033cm" svg:height="0.04cm" svg:x="7.876cm" svg:y="12.397cm" svg:viewBox="0 0 34 41" draw:points="0,41 34,41 34,0 0,0">
          <text:p/>
        </draw:polygon>
        <draw:path draw:style-name="gr4" draw:text-style-name="P2" draw:layer="layout" svg:width="0.071cm" svg:height="0.032cm" svg:x="7.969cm" svg:y="12.642cm" svg:viewBox="0 0 72 33" svg:d="M66 0h-66c2 25 9 18 22 31l6 2h34l10-2z">
          <text:p/>
        </draw:path>
        <draw:polygon draw:style-name="gr4" draw:text-style-name="P2" draw:layer="layout" svg:width="0.093cm" svg:height="0.239cm" svg:x="7.941cm" svg:y="12.403cm" svg:viewBox="0 0 94 240" draw:points="61,0 27,21 27,70 0,70 0,98 27,98 27,234 29,240 80,240 73,240 67,238 63,232 61,230 61,98 94,98 94,70 61,70">
          <text:p/>
        </draw:polygon>
        <draw:path draw:style-name="gr4" draw:text-style-name="P2" draw:layer="layout" svg:width="0.157cm" svg:height="0.069cm" svg:x="8.083cm" svg:y="12.608cm" svg:viewBox="0 0 158 70" svg:d="M122 0c-16 56-79 42-122 42v2c27 24 58 30 93 23 36-10 11-3 37-17 24-22 16-24 28-45z">
          <text:p/>
        </draw:path>
        <draw:path draw:style-name="gr4" draw:text-style-name="P2" draw:layer="layout" svg:width="0.182cm" svg:height="0.153cm" svg:x="8.057cm" svg:y="12.496cm" svg:viewBox="0 0 183 154" svg:d="M25 0c-20 21-26 51-25 80-1 27-1 21 6 46l2 7 4 6 5 4 4 6 4 5h69c-38 0-60-34-60-68h149v-25l-147-3c-1-30 27-60 58-58z">
          <text:p/>
        </draw:path>
        <draw:path draw:style-name="gr4" draw:text-style-name="P2" draw:layer="layout" svg:width="0.157cm" svg:height="0.087cm" svg:x="8.083cm" svg:y="12.469cm" svg:viewBox="0 0 158 88" svg:d="M66 0c-25 0-50 8-66 27 53-1 119-13 122 58h-111l147 3c-3-23-10-42-26-61-22-21-29-23-58-27z">
          <text:p/>
        </draw:path>
        <draw:path draw:style-name="gr4" draw:text-style-name="P2" draw:layer="layout" svg:width="0.072cm" svg:height="0.199cm" svg:x="8.28cm" svg:y="12.473cm" svg:viewBox="0 0 73 200" svg:d="M30 0h-30v200h34c10-81-6-82 2-136 4-18 17-32 37-34h-43z">
          <text:p/>
        </draw:path>
        <draw:polygon draw:style-name="gr4" draw:text-style-name="P2" draw:layer="layout" svg:width="0.078cm" svg:height="0.042cm" svg:x="8.31cm" svg:y="12.469cm" svg:viewBox="0 0 79 43" draw:points="42,0 36,0 27,2 21,6 14,12 10,19 4,25 0,35 42,35 44,37 50,37 59,39 65,43 79,10 72,8 63,4 50,0">
          <text:p/>
        </draw:polygon>
        <draw:polygon draw:style-name="gr4" draw:text-style-name="P2" draw:layer="layout" svg:width="0.036cm" svg:height="0.275cm" svg:x="8.525cm" svg:y="12.397cm" svg:viewBox="0 0 37 276" draw:points="0,276 37,276 37,0 0,0">
          <text:p/>
        </draw:polygon>
        <draw:polygon draw:style-name="gr4" draw:text-style-name="P2" draw:layer="layout" svg:width="0.058cm" svg:height="0.007cm" svg:x="8.652cm" svg:y="12.496cm" svg:viewBox="0 0 59 8" draw:points="5,0 0,6 34,8 44,6 50,2 59,2">
          <text:p/>
        </draw:polygon>
        <draw:path draw:style-name="gr4" draw:text-style-name="P2" draw:layer="layout" svg:width="0.063cm" svg:height="0.199cm" svg:x="8.623cm" svg:y="12.473cm" svg:viewBox="0 0 64 200" svg:d="M29 0h-29v200h34v-124l2-8v-9l2-6c9-7 7-18 26-23l-35-2z">
          <text:p/>
        </draw:path>
        <draw:path draw:style-name="gr4" draw:text-style-name="P2" draw:layer="layout" svg:width="0.127cm" svg:height="0.203cm" svg:x="8.657cm" svg:y="12.469cm" svg:viewBox="0 0 128 204" svg:d="M60 0c-24-1-45 10-60 28l54 2h8l9 3 12 8 4 4 3 7 2 2v4l2 8v138h34v-150l-2-5v-4l-3-8-8-13-2-4-13-10c-20-14-17-4-32-10z">
          <text:p/>
        </draw:path>
        <draw:path draw:style-name="gr4" draw:text-style-name="P2" draw:layer="layout" svg:width="0.127cm" svg:height="0.203cm" svg:x="8.868cm" svg:y="12.469cm" svg:viewBox="0 0 128 204" svg:d="M60 0c-17-2-52 12-60 28l53 2h13l6 3 7 4 6 6 3 4 4 7 2 6v144h34v-152l-6-19-2-3c-9-20-31-28-52-30z">
          <text:p/>
        </draw:path>
        <draw:polygon draw:style-name="gr4" draw:text-style-name="P2" draw:layer="layout" svg:width="0.087cm" svg:height="0.275cm" svg:x="8.834cm" svg:y="12.397cm" svg:viewBox="0 0 88 276" draw:points="34,0 0,0 0,276 34,276 34,151 36,143 39,136 39,130 43,126 51,112 58,108 64,106 73,104 80,101 88,101 34,99">
          <text:p/>
        </draw:polygon>
        <draw:polygon draw:style-name="gr4" draw:text-style-name="P2" draw:layer="layout" svg:width="0.065cm" svg:height="0.006cm" svg:x="9.112cm" svg:y="12.647cm" svg:viewBox="0 0 66 7" draw:points="24,0 17,2 8,2 0,5 60,7 66,0">
          <text:p/>
        </draw:polygon>
        <draw:path draw:style-name="gr4" draw:text-style-name="P2" draw:layer="layout" svg:width="0.137cm" svg:height="0.107cm" svg:x="9.037cm" svg:y="12.57cm" svg:viewBox="0 0 138 108" svg:d="M30 0c-35 17-41 66-12 91 34 27 84 19 116-8l-59-2h-2l-9-2-13-5-6-4-2-2-4-6-2-7v-17l4-6v-2c22-16 20-11 46-15 21-7 33-4 51-12z">
          <text:p/>
        </draw:path>
        <draw:path draw:style-name="gr4" draw:text-style-name="P2" draw:layer="layout" svg:width="0.085cm" svg:height="0.038cm" svg:x="9.042cm" svg:y="12.496cm" svg:viewBox="0 0 86 39" svg:d="M15 0l-5 5-2 6-4 6-2 10-2 8 34 4c7-29 22-38 52-39z">
          <text:p/>
        </draw:path>
        <draw:path draw:style-name="gr4" draw:text-style-name="P2" draw:layer="layout" svg:width="0.163cm" svg:height="0.203cm" svg:x="9.057cm" svg:y="12.469cm" svg:viewBox="0 0 164 204" svg:d="M76 0c-27-1-60 4-76 28 35 5 130-21 119 49-31 14-82 8-109 25l109 3c2 32-4 65-41 74h43v4l2 8 5 13h36c-9-11-7-26-11-38 0-37 0-73 0-110-6-27 4-8-15-38-13-13-35-17-54-18z">
          <text:p/>
        </draw:path>
        <draw:polygon draw:style-name="gr4" draw:text-style-name="P2" draw:layer="layout" svg:width="0.032cm" svg:height="0.275cm" svg:x="9.26cm" svg:y="12.397cm" svg:viewBox="0 0 33 276" draw:points="0,276 33,276 33,0 0,0">
          <text:p/>
        </draw:polygon>
        <draw:path draw:style-name="gr4" draw:text-style-name="P2" draw:layer="layout" svg:width="0.07cm" svg:height="0.032cm" svg:x="9.353cm" svg:y="12.642cm" svg:viewBox="0 0 71 33" svg:d="M67 0h-67c2 25 8 18 21 31l7 2h33l10-2z">
          <text:p/>
        </draw:path>
        <draw:polygon draw:style-name="gr4" draw:text-style-name="P2" draw:layer="layout" svg:width="0.093cm" svg:height="0.239cm" svg:x="9.326cm" svg:y="12.403cm" svg:viewBox="0 0 94 240" draw:points="60,0 26,21 26,70 0,70 0,98 26,98 26,234 28,240 79,240 73,240 66,238 62,232 60,230 60,98 94,98 94,70 60,70">
          <text:p/>
        </draw:polygon>
        <draw:path draw:style-name="gr4" draw:text-style-name="P2" draw:layer="layout" svg:width="0.172cm" svg:height="0.098cm" svg:x="6.87cm" svg:y="13.004cm" svg:viewBox="0 0 173 99" svg:d="M154 0h-89c34 2 68 3 70 48 2 16-7 30-19 40-37 14-78 7-116 9l156 2c21-26 24-69 2-94z">
          <text:p/>
        </draw:path>
        <draw:path draw:style-name="gr4" draw:text-style-name="P2" draw:layer="layout" svg:width="0.16cm" svg:height="0.087cm" svg:x="6.87cm" svg:y="12.89cm" svg:viewBox="0 0 161 88" svg:d="M147 0h-91c11 1 37-2 45 4l6 2 6 5 5 6v2l4 6 2 9v10l-2 10-4 13-2 2-13 8-7 2-4 2h-4l-8 3h-80l135 4 6-4 8-13 2-4 5-7 2-6c7-19 0-38-9-54z">
          <text:p/>
        </draw:path>
        <draw:path draw:style-name="gr4" draw:text-style-name="P2" draw:layer="layout" svg:width="0.191cm" svg:height="0.275cm" svg:x="6.834cm" svg:y="12.856cm" svg:viewBox="0 0 192 276" svg:d="M105 0h-105v276c64-11 93 8 145-4h7l2-2 8-2 6-2 13-9h2l4-6 5-4-156-2v-97h154c-6-6-24-17-32-19l13-8-135-4v-83h147c-13-26-43-32-70-32z">
          <text:p/>
        </draw:path>
        <draw:path draw:style-name="gr4" draw:text-style-name="P2" draw:layer="layout" svg:width="0.094cm" svg:height="0.152cm" svg:x="7.075cm" svg:y="12.956cm" svg:viewBox="0 0 95 153" svg:d="M26 0c-19 18-27 53-25 79-2 21 2 26 8 47l2 6 4 6 2 7 9 8h69c-42 1-62-39-61-76 3-43 14-73 61-77z">
          <text:p/>
        </draw:path>
        <draw:path draw:style-name="gr4" draw:text-style-name="P2" draw:layer="layout" svg:width="0.161cm" svg:height="0.208cm" svg:x="7.101cm" svg:y="12.928cm" svg:viewBox="0 0 162 209" svg:d="M69 0c-27 1-52 7-69 29 76-5 123-7 128 76-5 83-49 81-128 76 41 50 138 31 155-32 19-64 1-142-78-149z">
          <text:p/>
        </draw:path>
        <draw:polygon draw:style-name="gr4" draw:text-style-name="P2" draw:layer="layout" svg:width="0.034cm" svg:height="0.199cm" svg:x="7.3cm" svg:y="12.932cm" svg:viewBox="0 0 35 200" draw:points="0,200 35,200 35,0 0,0">
          <text:p/>
        </draw:polygon>
        <draw:polygon draw:style-name="gr4" draw:text-style-name="P2" draw:layer="layout" svg:width="0.034cm" svg:height="0.04cm" svg:x="7.3cm" svg:y="12.856cm" svg:viewBox="0 0 35 41" draw:points="0,41 35,41 35,0 0,0">
          <text:p/>
        </draw:polygon>
        <draw:polygon draw:style-name="gr4" draw:text-style-name="P2" draw:layer="layout" svg:width="0.031cm" svg:height="0.275cm" svg:x="7.387cm" svg:y="12.856cm" svg:viewBox="0 0 32 276" draw:points="0,276 32,276 32,0 0,0">
          <text:p/>
        </draw:polygon>
        <draw:path draw:style-name="gr4" draw:text-style-name="P2" draw:layer="layout" svg:width="0.157cm" svg:height="0.068cm" svg:x="7.486cm" svg:y="13.068cm" svg:viewBox="0 0 158 69" svg:d="M122 0c-15 55-79 42-122 41v2c27 25 59 30 94 23 35-9 11-3 36-17 25-22 16-24 28-45z">
          <text:p/>
        </draw:path>
        <draw:path draw:style-name="gr4" draw:text-style-name="P2" draw:layer="layout" svg:width="0.182cm" svg:height="0.152cm" svg:x="7.461cm" svg:y="12.956cm" svg:viewBox="0 0 183 153" svg:d="M25 0c-20 20-26 51-25 79-1 27-1 21 6 47l2 6 4 6 5 4 4 7 4 4h69c-39 1-60-34-60-68h149v-25l-147-2c-1-31 26-60 58-58z">
          <text:p/>
        </draw:path>
        <draw:path draw:style-name="gr4" draw:text-style-name="P2" draw:layer="layout" svg:width="0.157cm" svg:height="0.087cm" svg:x="7.486cm" svg:y="12.928cm" svg:viewBox="0 0 158 88" svg:d="M66 0c-25 0-50 8-66 29 53-2 119-13 122 57h-111l147 2c-2-23-10-42-26-59-22-23-28-25-58-29z">
          <text:p/>
        </draw:path>
        <draw:path draw:style-name="gr4" draw:text-style-name="P2" draw:layer="layout" svg:width="0.072cm" svg:height="0.199cm" svg:x="7.685cm" svg:y="12.932cm" svg:viewBox="0 0 73 200" svg:d="M31 0h-31v200h35c10-80-6-82 2-135 4-18 17-33 36-35h-42z">
          <text:p/>
        </draw:path>
        <draw:polygon draw:style-name="gr4" draw:text-style-name="P2" draw:layer="layout" svg:width="0.078cm" svg:height="0.042cm" svg:x="7.715cm" svg:y="12.928cm" svg:viewBox="0 0 79 43" draw:points="42,0 36,0 27,2 21,6 15,13 10,19 4,26 0,35 42,35 44,37 52,37 60,39 66,43 79,11 73,9 64,4 52,0">
          <text:p/>
        </draw:polygon>
        <draw:polygon draw:style-name="gr4" draw:text-style-name="P2" draw:layer="layout" svg:width="0.038cm" svg:height="0.038cm" svg:x="7.821cm" svg:y="13.093cm" svg:viewBox="0 0 39 39" draw:points="0,39 39,39 39,0 0,0">
          <text:p/>
        </draw:polygon>
        <draw:polygon draw:style-name="gr4" draw:text-style-name="P2" draw:layer="layout" svg:width="0.038cm" svg:height="0.038cm" svg:x="7.821cm" svg:y="12.932cm" svg:viewBox="0 0 39 39" draw:points="0,39 39,39 39,0 0,0">
          <text:p/>
        </draw:polygon>
        <draw:path draw:style-name="gr4" draw:text-style-name="P2" draw:layer="layout" svg:width="0.068cm" svg:height="0.046cm" svg:x="8.043cm" svg:y="12.913cm" svg:viewBox="0 0 69 47" svg:d="M21 0l-8 6-7 4-6 2v35c7-8 27-13 37-18v-2c13-6 21-14 32-21z">
          <text:p/>
        </draw:path>
        <draw:path draw:style-name="gr4" draw:text-style-name="P2" draw:layer="layout" svg:width="0.078cm" svg:height="0.275cm" svg:x="8.064cm" svg:y="12.856cm" svg:viewBox="0 0 79 276" svg:d="M79 0h-21v2l-4 4-13 20-6 4c-9 10-23 20-35 27l48 5v214h31z">
          <text:p/>
        </draw:path>
        <draw:path draw:style-name="gr4" draw:text-style-name="P2" draw:layer="layout" svg:width="0.087cm" svg:height="0.055cm" svg:x="8.231cm" svg:y="13.055cm" svg:viewBox="0 0 88 56" svg:d="M34 0l-34 4c-3 19 12 38 21 52l67-2c-14 2-25-6-35-13h-2l-4-4-2-6-5-7-2-6-4-8z">
          <text:p/>
        </draw:path>
        <draw:path draw:style-name="gr4" draw:text-style-name="P2" draw:layer="layout" svg:width="0.157cm" svg:height="0.141cm" svg:x="8.252cm" svg:y="12.996cm" svg:viewBox="0 0 158 142" svg:d="M134 0l-66 3c23 3 21-1 38 15 18 20 12 17 17 38-7 69-68 58-123 59 19 16 5 7 28 19 19 6 18 8 38 8h13l8-4h7l8-4 13-4 6-4 11-11h2c15-18 23-27 24-53 2-24-3-37-18-57z">
          <text:p/>
        </draw:path>
        <draw:polygon draw:style-name="gr4" draw:text-style-name="P2" draw:layer="layout" svg:width="0.089cm" svg:height="0.029cm" svg:x="8.297cm" svg:y="12.973cm" svg:viewBox="0 0 90 30" draw:points="4,0 0,30 2,28 10,28 17,26 24,26 90,24 77,15 71,13 62,11 75,2 8,0">
          <text:p/>
        </draw:polygon>
        <draw:path draw:style-name="gr4" draw:text-style-name="P2" draw:layer="layout" svg:width="0.085cm" svg:height="0.053cm" svg:x="8.233cm" svg:y="12.879cm" svg:viewBox="0 0 86 54" svg:d="M24 0c-18 23-16 19-24 48l34 6c3-25 23-53 52-49z">
          <text:p/>
        </draw:path>
        <draw:path draw:style-name="gr4" draw:text-style-name="P2" draw:layer="layout" svg:width="0.14cm" svg:height="0.119cm" svg:x="8.257cm" svg:y="12.856cm" svg:viewBox="0 0 141 120" svg:d="M60 0c-23-1-43 8-60 23l62 5h4l9 2 6 2 13 8 2 2 4 7c12 24 6 39-10 58h-5l-6 4-13 4-8 3h-9l66 2 13-9 4-6 2-4 2-7c7-14 5-31 0-45-10-31-36-47-68-49z">
          <text:p/>
        </draw:path>
        <draw:path draw:style-name="gr4" draw:text-style-name="P2" draw:layer="layout" svg:width="0.151cm" svg:height="0.253cm" svg:x="8.442cm" svg:y="12.884cm" svg:viewBox="0 0 152 254" svg:d="M28 0c-36 38-31 144-19 191 20 69 102 83 143 34h-72l-6-2-13-9-10-10v-2l-3-4c-10-15-13-58-12-76 0-40-4-122 55-122z">
          <text:p/>
        </draw:path>
        <draw:path draw:style-name="gr4" draw:text-style-name="P2" draw:layer="layout" svg:width="0.151cm" svg:height="0.252cm" svg:x="8.47cm" svg:y="12.856cm" svg:viewBox="0 0 152 253" svg:d="M63 0c-26-1-45 8-63 28 110-11 113 22 118 113-3 39 0 109-55 112h61c29-40 28-94 28-142-5-29-6-43-19-71-14-18-6-15-26-27-11-8-23-11-36-13z">
          <text:p/>
        </draw:path>
        <draw:polygon draw:style-name="gr4" draw:text-style-name="P2" draw:layer="layout" svg:width="0.172cm" svg:height="0.275cm" svg:x="8.773cm" svg:y="12.856cm" svg:viewBox="0 0 173 276" draw:points="37,0 0,0 0,276 173,276 173,245 37,245">
          <text:p/>
        </draw:polygon>
        <draw:polygon draw:style-name="gr4" draw:text-style-name="P2" draw:layer="layout" svg:width="0.034cm" svg:height="0.199cm" svg:x="8.985cm" svg:y="12.932cm" svg:viewBox="0 0 35 200" draw:points="0,200 35,200 35,0 0,0">
          <text:p/>
        </draw:polygon>
        <draw:polygon draw:style-name="gr4" draw:text-style-name="P2" draw:layer="layout" svg:width="0.034cm" svg:height="0.04cm" svg:x="8.985cm" svg:y="12.856cm" svg:viewBox="0 0 35 41" draw:points="0,41 35,41 35,0 0,0">
          <text:p/>
        </draw:polygon>
        <draw:path draw:style-name="gr4" draw:text-style-name="P2" draw:layer="layout" svg:width="0.07cm" svg:height="0.031cm" svg:x="9.078cm" svg:y="13.102cm" svg:viewBox="0 0 71 32" svg:d="M67 0h-67c2 24 8 17 21 30l6 2h34l10-2z">
          <text:p/>
        </draw:path>
        <draw:polygon draw:style-name="gr4" draw:text-style-name="P2" draw:layer="layout" svg:width="0.094cm" svg:height="0.24cm" svg:x="9.05cm" svg:y="12.862cm" svg:viewBox="0 0 95 241" draw:points="61,0 27,22 27,70 0,70 0,98 27,98 27,234 29,241 80,241 73,241 67,239 63,232 61,230 61,98 95,98 95,70 61,70">
          <text:p/>
        </draw:polygon>
        <draw:path draw:style-name="gr4" draw:text-style-name="P2" draw:layer="layout" svg:width="0.157cm" svg:height="0.068cm" svg:x="9.19cm" svg:y="13.068cm" svg:viewBox="0 0 158 69" svg:d="M122 0c-15 55-79 42-122 41v2c27 25 58 30 94 23 35-9 11-3 36-17 24-22 16-24 28-45z">
          <text:p/>
        </draw:path>
        <draw:path draw:style-name="gr4" draw:text-style-name="P2" draw:layer="layout" svg:width="0.182cm" svg:height="0.152cm" svg:x="9.164cm" svg:y="12.956cm" svg:viewBox="0 0 183 153" svg:d="M25 0c-20 20-26 51-25 79-1 27-1 21 6 47l2 6 4 6 5 4 4 7 4 4h69c-38 1-59-34-59-68h148v-25l-146-2c-1-31 26-60 57-58z">
          <text:p/>
        </draw:path>
        <draw:path draw:style-name="gr4" draw:text-style-name="P2" draw:layer="layout" svg:width="0.157cm" svg:height="0.087cm" svg:x="9.19cm" svg:y="12.928cm" svg:viewBox="0 0 158 88" svg:d="M66 0c-25 0-50 8-66 29 53-2 119-13 122 57h-111l147 2c-3-23-10-42-26-59-22-23-28-25-58-29z">
          <text:p/>
        </draw:path>
        <draw:path draw:style-name="gr4" draw:text-style-name="P2" draw:layer="layout" svg:width="0.072cm" svg:height="0.199cm" svg:x="9.387cm" svg:y="12.932cm" svg:viewBox="0 0 73 200" svg:d="M31 0h-31v200h35c10-80-6-82 2-135 4-18 17-33 36-35h-42z">
          <text:p/>
        </draw:path>
        <draw:polygon draw:style-name="gr4" draw:text-style-name="P2" draw:layer="layout" svg:width="0.078cm" svg:height="0.042cm" svg:x="9.417cm" svg:y="12.928cm" svg:viewBox="0 0 79 43" draw:points="42,0 36,0 27,2 21,6 14,13 10,19 4,26 0,35 42,35 44,37 50,37 59,39 66,43 79,11 73,9 64,4 50,0">
          <text:p/>
        </draw:polygon>
        <draw:path draw:style-name="gr2" draw:text-style-name="P1" draw:layer="layout" svg:width="3.126cm" svg:height="3.827cm" svg:x="3.923cm" svg:y="10.672cm" svg:viewBox="0 0 3127 3828" svg:d="M3127 3745l-400 33h-50l-126-33c-6-111-162-108-165 0 5 108 157 112 165 0M826 411c-25-547-799-545-826 0 24 547 803 549 826 0zM412 0l359 618h-714z">
          <text:p/>
        </draw:path>
        <draw:polygon draw:style-name="gr4" draw:text-style-name="P2" draw:layer="layout" svg:width="0.713cm" svg:height="0.618cm" svg:x="3.979cm" svg:y="10.668cm" svg:viewBox="0 0 714 619" draw:points="355,0 0,619 714,619">
          <text:p/>
        </draw:polygon>
        <draw:path draw:style-name="gr2" draw:text-style-name="P1" draw:layer="layout" svg:width="0.549cm" svg:height="0.318cm" svg:x="4.658cm" svg:y="18.645cm" svg:viewBox="0 0 550 319" svg:d="M0 0v319M550 319v-319h-550M0 319h550">
          <text:p/>
        </draw:path>
        <draw:polygon draw:style-name="gr4" draw:text-style-name="P2" draw:layer="layout" svg:width="0.074cm" svg:height="0.226cm" svg:x="5.01cm" svg:y="19.562cm" svg:viewBox="0 0 75 227" draw:points="29,0 0,0 60,227 75,194 75,192 73,186 73,180 71,173 71,167 66,154 66,148">
          <text:p/>
        </draw:polygon>
        <draw:polygon draw:style-name="gr4" draw:text-style-name="P2" draw:layer="layout" svg:width="0.104cm" svg:height="0.226cm" svg:x="5.069cm" svg:y="19.562cm" svg:viewBox="0 0 105 227" draw:points="105,0 69,0 25,152 25,154 23,158 23,163 19,175 17,184 15,194 0,227 33,227 79,55 79,53 81,46 83,42 86,34 86,27">
          <text:p/>
        </draw:polygon>
        <draw:path draw:style-name="gr4" draw:text-style-name="P2" draw:layer="layout" svg:width="0.069cm" svg:height="0.226cm" svg:x="5.154cm" svg:y="19.562cm" svg:viewBox="0 0 70 227" svg:d="M19 0l-19 27v2l2 2 2 7v6l4 11 47 172 15-33-2-6v-4l-2-6v-7l-2-6v-7c-5-16-5-25-14-44z">
          <text:p/>
        </draw:path>
        <draw:polygon draw:style-name="gr4" draw:text-style-name="P2" draw:layer="layout" svg:width="0.091cm" svg:height="0.226cm" svg:x="5.209cm" svg:y="19.562cm" svg:viewBox="0 0 92 227" draw:points="92,0 62,0 26,146 23,152 21,158 21,165 17,178 17,184 14,190 14,194 0,227 30,227">
          <text:p/>
        </draw:polygon>
        <draw:polygon draw:style-name="gr4" draw:text-style-name="P2" draw:layer="layout" svg:width="0.178cm" svg:height="0.226cm" svg:x="5.308cm" svg:y="19.562cm" svg:viewBox="0 0 179 227" draw:points="177,0 13,0 13,27 141,27 137,29 134,34 130,38 126,44 122,48 118,55 0,199 0,227 179,227 179,199 34,199 49,184 177,27">
          <text:p/>
        </draw:polygon>
        <draw:path draw:style-name="gr4" draw:text-style-name="P2" draw:layer="layout" svg:width="0.057cm" svg:height="0.027cm" svg:x="5.171cm" svg:y="20.159cm" svg:viewBox="0 0 58 28" svg:d="M42 0h-42c20 16 25 18 49 28l9-22h-5l-4-4z">
          <text:p/>
        </draw:path>
        <draw:path draw:style-name="gr4" draw:text-style-name="P2" draw:layer="layout" svg:width="0.086cm" svg:height="0.04cm" svg:x="5.118cm" svg:y="20.108cm" svg:viewBox="0 0 87 41" svg:d="M6 0l-6 21c10 4 21 5 29 14l-12 4h-5l-6 2h-6 78l-6-2 2-2 4-8 9-8h-39l-2-2-4-4-6-5-5-2-12-4-7-4z">
          <text:p/>
        </draw:path>
        <draw:path draw:style-name="gr4" draw:text-style-name="P2" draw:layer="layout" svg:width="0.205cm" svg:height="0.211cm" svg:x="5.007cm" svg:y="19.962cm" svg:viewBox="0 0 206 212" svg:d="M43 0l-6 4-9 8-2 5-4 6-5 4-3 7c-6 12-10 26-12 40-5 32 0 20 0 46l4 13 2 4v7l4 6 2 4v2l6 5c11 26 38 41 63 49 13-1 27 6 40 0h7l6-2h6l5-2 12-4 5-4h42l-4-2-13-10h-87c-11-3-25-3-34-13-12-5-16-12-23-23l-2-6-2-5-2-6-2-4-3-6v-7c-9-54 12-115 77-112z">
          <text:p/>
        </draw:path>
        <draw:path draw:style-name="gr4" draw:text-style-name="P2" draw:layer="layout" svg:width="0.173cm" svg:height="0.19cm" svg:x="5.05cm" svg:y="19.939cm" svg:viewBox="0 0 174 191" svg:d="M66 0c-23 2-48 7-66 23 70 10 115-15 141 61 9 31 3 87-24 107h38l5-6 2-5 2-6 2-6h2v-7l2-4 2-6v-7l2-6v-25c2-21-5-39-12-56-17-32-50-57-87-55z">
          <text:p/>
        </draw:path>
        <draw:path draw:style-name="gr4" draw:text-style-name="P2" draw:layer="layout" svg:width="0.106cm" svg:height="0.167cm" svg:x="5.289cm" svg:y="20.002cm" svg:viewBox="0 0 107 168" svg:d="M50 0c-18 1-40 6-50 23h48l12 5 5 2 4 4h2l2 4 2 6 2 5 2 6v113h28v-111l-2-8v-13l-2-4-2-4-3-5c-5-14-28-23-42-23z">
          <text:p/>
        </draw:path>
        <draw:path draw:style-name="gr4" draw:text-style-name="P2" draw:layer="layout" svg:width="0.069cm" svg:height="0.226cm" svg:x="5.262cm" svg:y="19.943cm" svg:viewBox="0 0 70 227" svg:d="M28 0h-28v227h28v-103l2-7v-4l2-6 2-5c11-12 20-18 36-19h-42z">
          <text:p/>
        </draw:path>
        <draw:polygon draw:style-name="gr4" draw:text-style-name="P2" draw:layer="layout" svg:width="0.15cm" svg:height="0.028cm" svg:x="5.433cm" svg:y="20.078cm" svg:viewBox="0 0 151 29" draw:points="0,29 151,29 151,0 0,0">
          <text:p/>
        </draw:polygon>
        <draw:polygon draw:style-name="gr4" draw:text-style-name="P2" draw:layer="layout" svg:width="0.15cm" svg:height="0.026cm" svg:x="5.433cm" svg:y="20.01cm" svg:viewBox="0 0 151 27" draw:points="0,27 151,27 151,0 0,0">
          <text:p/>
        </draw:polygon>
        <draw:path draw:style-name="gr4" draw:text-style-name="P2" draw:layer="layout" svg:width="0.125cm" svg:height="0.207cm" svg:x="5.615cm" svg:y="19.966cm" svg:viewBox="0 0 126 208" svg:d="M23 0c-5 9-13 19-15 31-2 7-7 32-6 40-6 24 0 63 6 87 7 22 24 41 47 48 34 5 48 2 71-21h-60l-5-2-6-2-8-9-5-6-2-2c-8-14-11-45-10-61 0-18-1-55 6-70l2-4v-5l2-4 2-4 9-10 6-2 4-2 7-2h7z">
          <text:p/>
        </draw:path>
        <draw:path draw:style-name="gr4" draw:text-style-name="P2" draw:layer="layout" svg:width="0.125cm" svg:height="0.207cm" svg:x="5.638cm" svg:y="19.942cm" svg:viewBox="0 0 126 208" svg:d="M52 0c-18-3-43 10-52 23h61l4 2 6 2 13 14v2l2 2c9 12 12 47 11 62 0 35 4 97-45 101h51c13-22 16-25 19-51 3-14 7-53 2-67 0-39-21-89-66-90z">
          <text:p/>
        </draw:path>
        <draw:polygon draw:style-name="gr4" draw:text-style-name="P2" draw:layer="layout" svg:width="0.029cm" svg:height="0.032cm" svg:x="5.808cm" svg:y="20.137cm" svg:viewBox="0 0 30 33" draw:points="0,33 30,33 30,0 0,0">
          <text:p/>
        </draw:polygon>
        <draw:path draw:style-name="gr4" draw:text-style-name="P2" draw:layer="layout" svg:width="0.072cm" svg:height="0.11cm" svg:x="5.956cm" svg:y="20.042cm" svg:viewBox="0 0 73 111" svg:d="M53 0l-53 4c34 5 39 22 44 52 0 26-15 54-44 53l53 2c11-13 18-34 20-51 1-15-3-16-2-28-6-16-5-13-13-25z">
          <text:p/>
        </draw:path>
        <draw:path draw:style-name="gr4" draw:text-style-name="P2" draw:layer="layout" svg:width="0.102cm" svg:height="0.03cm" svg:x="5.907cm" svg:y="20.023cm" svg:viewBox="0 0 103 31" svg:d="M56 0c-18-2-49 13-56 31h27l4-2 6-2h6l7-3 53-4c-11-8-27-20-40-20z">
          <text:p/>
        </draw:path>
        <draw:path draw:style-name="gr4" draw:text-style-name="P2" draw:layer="layout" svg:width="0.13cm" svg:height="0.209cm" svg:x="5.879cm" svg:y="19.964cm" svg:viewBox="0 0 131 210" svg:d="M28 0c-34 32-31 114-21 157 17 55 82 71 124 31l-54-2h-4l-13-4-4-2-2-2-5-2-4-5-4-6-2-6-2-2c-10-31-8-47 17-68h-26v-26l2-6v-6l2-5 2-6v-4c14-14 0-8 17-23l5-5 6-2 4-2 7-2h6z">
          <text:p/>
        </draw:path>
        <draw:path draw:style-name="gr4" draw:text-style-name="P2" draw:layer="layout" svg:width="0.117cm" svg:height="0.057cm" svg:x="5.907cm" svg:y="19.943cm" svg:viewBox="0 0 118 58" svg:d="M53 0c-20-1-39 6-53 21l51 2h6l14 4 4 2c10 14 10 12 15 29l28-2c-6-34-24-53-59-56z">
          <text:p/>
        </draw:path>
        <draw:polygon draw:style-name="gr4" draw:text-style-name="P2" draw:layer="layout" svg:width="0.078cm" svg:height="0.144cm" svg:x="6.151cm" svg:y="20.025cm" svg:viewBox="0 0 79 145" draw:points="38,0 33,7 0,7 4,11 4,13 6,17 8,24 10,30 10,145 38,145 38,38 40,32 40,26 42,21 46,17 48,13 51,11 56,9 60,5 66,2 73,2 79,0">
          <text:p/>
        </draw:polygon>
        <draw:polygon draw:style-name="gr4" draw:text-style-name="P2" draw:layer="layout" svg:width="0.042cm" svg:height="0.007cm" svg:x="6.089cm" svg:y="20.023cm" svg:viewBox="0 0 43 8" draw:points="2,0 0,8 27,8 31,5 37,5 43,3">
          <text:p/>
        </draw:polygon>
        <draw:path draw:style-name="gr4" draw:text-style-name="P2" draw:layer="layout" svg:width="0.051cm" svg:height="0.164cm" svg:x="6.064cm" svg:y="20.006cm" svg:viewBox="0 0 52 165" svg:d="M26 0h-26v165h28v-104l2-7v-4c5-10 11-21 22-25h-26z">
          <text:p/>
        </draw:path>
        <draw:path draw:style-name="gr4" draw:text-style-name="P2" draw:layer="layout" svg:width="0.097cm" svg:height="0.167cm" svg:x="6.189cm" svg:y="20.002cm" svg:viewBox="0 0 98 168" svg:d="M46 0c-29 3-27 3-46 23h40l4 2h6l7 3 6 6 2 6 2 4v124h31v-115l-2-6v-9l-2-6-2-4-2-7c-10-15-21-18-37-21z">
          <text:p/>
        </draw:path>
        <draw:path draw:style-name="gr4" draw:text-style-name="P2" draw:layer="layout" svg:width="0.093cm" svg:height="0.03cm" svg:x="6.091cm" svg:y="20.002cm" svg:viewBox="0 0 94 31" svg:d="M48 0c-18-2-35 8-48 21l41 3 9 2h4l7 5h33l-4-10-4-6-4-4-5-3-4-4-6-2h-6l-7-2z">
          <text:p/>
        </draw:path>
        <draw:path draw:style-name="gr4" draw:text-style-name="P2" draw:layer="layout" svg:width="0.072cm" svg:height="0.044cm" svg:x="6.318cm" svg:y="20.106cm" svg:viewBox="0 0 73 45" svg:d="M27 0l-27 4v2l2 6 2 7 2 7 2 6 2 5 9 8h54c-24 0-37-15-44-37z">
          <text:p/>
        </draw:path>
        <draw:path draw:style-name="gr4" draw:text-style-name="P2" draw:layer="layout" svg:width="0.13cm" svg:height="0.116cm" svg:x="6.337cm" svg:y="20.057cm" svg:viewBox="0 0 131 117" svg:d="M111 0l-55 2c26 1 45 18 44 45 0 55-60 50-100 47l4 7 2 2 7 2 4 4c9 5 19 6 29 8h20l5-2c27-5 9-1 29-10 32-26 42-69 15-101z">
          <text:p/>
        </draw:path>
        <draw:polygon draw:style-name="gr4" draw:text-style-name="P2" draw:layer="layout" svg:width="0.074cm" svg:height="0.025cm" svg:x="6.373cm" svg:y="20.038cm" svg:viewBox="0 0 75 26" draw:points="4,0 0,26 2,23 8,23 15,21 19,21 75,19 71,17 64,13 52,8 58,6 62,2 8,0">
          <text:p/>
        </draw:polygon>
        <draw:path draw:style-name="gr4" draw:text-style-name="P2" draw:layer="layout" svg:width="0.068cm" svg:height="0.044cm" svg:x="6.322cm" svg:y="19.962cm" svg:viewBox="0 0 69 45" svg:d="M18 0c-9 10-20 26-18 41l29 4c4-28 11-39 40-41z">
          <text:p/>
        </draw:path>
        <draw:path draw:style-name="gr4" draw:text-style-name="P2" draw:layer="layout" svg:width="0.117cm" svg:height="0.097cm" svg:x="6.339cm" svg:y="19.943cm" svg:viewBox="0 0 118 98" svg:d="M51 0h-13l-13 4c-10 5-16 4-25 15l51 4h10l7 2 4 4 6 2 4 9 3 6 2 5v6c0 16-2 19-13 30h-2l-6 5-7 2-4 2h-13l53 2 8-4 2-4 6-8 2-6c9-20 2-20 2-36l-4-4-2-7v-2l-14-12-6-5-9-4-6-2-4-2-7-2h-6z">
          <text:p/>
        </draw:path>
        <draw:polygon draw:style-name="gr4" draw:text-style-name="P2" draw:layer="layout" svg:width="0.086cm" svg:height="0.232cm" svg:x="6.479cm" svg:y="19.941cm" svg:viewBox="0 0 87 233" draw:points="0,233 66,0 87,0 24,233">
          <text:p/>
        </draw:polygon>
        <draw:path draw:style-name="gr4" draw:text-style-name="P2" draw:layer="layout" svg:width="0.106cm" svg:height="0.167cm" svg:x="6.614cm" svg:y="20.002cm" svg:viewBox="0 0 107 168" svg:d="M49 0c-18 1-39 6-49 23h47l13 5 5 2 4 4h2l2 4 2 6 2 5 2 6v113h28v-111l-2-8v-13l-2-4-2-4-3-5c-5-14-28-23-42-23z">
          <text:p/>
        </draw:path>
        <draw:path draw:style-name="gr4" draw:text-style-name="P2" draw:layer="layout" svg:width="0.069cm" svg:height="0.226cm" svg:x="6.587cm" svg:y="19.943cm" svg:viewBox="0 0 70 227" svg:d="M28 0h-28v227h28v-103l2-7v-4l2-6 2-5c11-12 20-18 36-19h-42z">
          <text:p/>
        </draw:path>
        <draw:path draw:style-name="gr3" draw:text-style-name="P1" draw:layer="layout" svg:width="0cm" svg:height="7.583cm" svg:x="4.931cm" svg:y="18.963cm" svg:viewBox="0 0 0 7584" svg:d="M0 0v125M0 220v195M0 510v192M0 800v192M0 1090v192M0 1380v192M0 1668v194M0 1958v192M0 2248v192M0 2538v192M0 2828v192M0 3115v195M0 3405v193M0 3695v193M0 3985v193M0 4275v193M0 4563v195M0 4853v193M0 5143v193M0 5433v193M0 5723v193M0 6011v195M0 6301v193M0 6591v193M0 6881v193M0 7171v193M0 7459v125">
          <text:p/>
        </draw:path>
        <draw:polygon draw:style-name="gr4" draw:text-style-name="P2" draw:layer="layout" svg:width="0.218cm" svg:height="0.276cm" svg:x="2.696cm" svg:y="3.928cm" svg:viewBox="0 0 219 277" draw:points="219,0 0,0 0,34 92,34 92,277 128,277 128,34 219,34">
          <text:p/>
        </draw:polygon>
        <draw:polygon draw:style-name="gr4" draw:text-style-name="P2" draw:layer="layout" svg:width="0.182cm" svg:height="0.276cm" svg:x="3.031cm" svg:y="3.928cm" svg:viewBox="0 0 183 277" draw:points="144,0 103,0 0,277 38,277 67,194 183,194 78,164 108,84 110,82 112,76 114,67 116,61 118,52 122,40 122,30">
          <text:p/>
        </draw:polygon>
        <draw:path draw:style-name="gr4" draw:text-style-name="P2" draw:layer="layout" svg:width="0.178cm" svg:height="0.276cm" svg:x="3.109cm" svg:y="3.928cm" svg:viewBox="0 0 179 277" svg:d="M66 0l-22 30c16 47 32 87 49 134h-93l104 30 31 83h44z">
          <text:p/>
        </draw:path>
        <draw:polygon draw:style-name="gr4" draw:text-style-name="P2" draw:layer="layout" svg:width="0.184cm" svg:height="0.276cm" svg:x="3.316cm" svg:y="3.928cm" svg:viewBox="0 0 185 277" draw:points="185,0 0,0 0,277 36,277 36,152 166,152 166,120 36,120 36,34 185,34">
          <text:p/>
        </draw:polygon>
        <draw:path draw:style-name="gr4" draw:text-style-name="P2" draw:layer="layout" svg:width="0.074cm" svg:height="0.294cm" svg:x="2.368cm" svg:y="4.388cm" svg:viewBox="0 0 75 295" svg:d="M75 0h-19l-4 4-9 13-4 4-3 6c-8 9-15 27-19 38l-2 7-2 4-2 2-2 6v7l-3 6-2 8c-1 16-5 22-4 42 0 13 0 26 4 38v6l2 7 3 6v6l2 7 2 6 4 4v5l2 6 4 4 2 6 3 7 4 4 2 6 5 7 2 4 5 4 2 7 8 8h19c-59-92-63-193-4-289z">
          <text:p/>
        </draw:path>
        <draw:path draw:style-name="gr4" draw:text-style-name="P2" draw:layer="layout" svg:width="0.091cm" svg:height="0.022cm" svg:x="2.504cm" svg:y="4.599cm" svg:viewBox="0 0 92 23" svg:d="M92 0h-92c8 14 27 22 42 23h8l5-2 6-3c9-3 19-5 25-12z">
          <text:p/>
        </draw:path>
        <draw:polygon draw:style-name="gr4" draw:text-style-name="P2" draw:layer="layout" svg:width="0.045cm" svg:height="0.007cm" svg:x="2.501cm" svg:y="4.468cm" svg:viewBox="0 0 46 8" draw:points="5,0 0,8 28,8 35,4 40,2 46,2">
          <text:p/>
        </draw:polygon>
        <draw:path draw:style-name="gr4" draw:text-style-name="P2" draw:layer="layout" svg:width="0.119cm" svg:height="0.227cm" svg:x="2.476cm" svg:y="4.453cm" svg:viewBox="0 0 120 228" svg:d="M25 0h-25v228h28v-82h92c-18-3-60 6-78-12-13-10-13-22-17-36 0-35-3-55 28-76h-28z">
          <text:p/>
        </draw:path>
        <draw:path draw:style-name="gr4" draw:text-style-name="P2" draw:layer="layout" svg:width="0.112cm" svg:height="0.15cm" svg:x="2.506cm" svg:y="4.449cm" svg:viewBox="0 0 113 151" svg:d="M43 0c-14-2-35 8-43 19 60-3 80 8 85 66-2 31-8 61-46 64l51 2 4-4 4-6 2-4 4-7v-2l2-7 3-4c3-11 7-41 2-51v-7l-2-6-5-13v-2l-4-4-2-6-4-5c-17-17-22-18-45-23z">
          <text:p/>
        </draw:path>
        <draw:path draw:style-name="gr4" draw:text-style-name="P2" draw:layer="layout" svg:width="0.059cm" svg:height="0.163cm" svg:x="2.652cm" svg:y="4.453cm" svg:viewBox="0 0 60 164" svg:d="M23 0h-23v164h27c9-72-5-67 2-113 2-14 16-27 31-25l-37-2z">
          <text:p/>
        </draw:path>
        <draw:polygon draw:style-name="gr4" draw:text-style-name="P2" draw:layer="layout" svg:width="0.066cm" svg:height="0.034cm" svg:x="2.675cm" svg:y="4.449cm" svg:viewBox="0 0 67 35" draw:points="37,0 31,0 24,2 19,7 17,7 8,15 4,22 0,29 37,31 45,31 50,33 56,35 67,9 54,4 50,2 43,0">
          <text:p/>
        </draw:polygon>
        <draw:path draw:style-name="gr4" draw:text-style-name="P2" draw:layer="layout" svg:width="0.076cm" svg:height="0.125cm" svg:x="2.747cm" svg:y="4.472cm" svg:viewBox="0 0 77 126" svg:d="M21 0c-15 11-23 45-21 65-1 12 1 27 6 38l2 6 3 5 4 4 2 4 4 4h56c-64 3-66-129 0-126z">
          <text:p/>
        </draw:path>
        <draw:path draw:style-name="gr4" draw:text-style-name="P2" draw:layer="layout" svg:width="0.132cm" svg:height="0.171cm" svg:x="2.768cm" svg:y="4.449cm" svg:viewBox="0 0 133 172" svg:d="M55 0c-14 0-16 1-29 7-13 3-17 8-26 16 62-2 101-8 105 63-2 67-43 68-105 63 33 39 109 26 126-21 18-55 3-122-65-128z">
          <text:p/>
        </draw:path>
        <draw:polygon draw:style-name="gr4" draw:text-style-name="P2" draw:layer="layout" svg:width="0.148cm" svg:height="0.226cm" svg:x="3.056cm" svg:y="4.39cm" svg:viewBox="0 0 149 227" draw:points="149,0 116,0 116,94 0,94 116,122 116,227 149,227">
          <text:p/>
        </draw:polygon>
        <draw:polygon draw:style-name="gr4" draw:text-style-name="P2" draw:layer="layout" svg:width="0.146cm" svg:height="0.226cm" svg:x="3.026cm" svg:y="4.39cm" svg:viewBox="0 0 147 227" draw:points="30,0 0,0 0,227 30,227 30,122 147,122 30,94">
          <text:p/>
        </draw:polygon>
        <draw:polygon draw:style-name="gr4" draw:text-style-name="P2" draw:layer="layout" svg:width="0.053cm" svg:height="0.007cm" svg:x="3.304cm" svg:y="4.595cm" svg:viewBox="0 0 54 8" draw:points="19,0 12,2 0,2 48,8 54,0">
          <text:p/>
        </draw:polygon>
        <draw:path draw:style-name="gr4" draw:text-style-name="P2" draw:layer="layout" svg:width="0.113cm" svg:height="0.089cm" svg:x="3.241cm" svg:y="4.532cm" svg:viewBox="0 0 114 90" svg:d="M25 0c-11 11-26 20-24 37-5 14 4 30 15 40l4 2 5 4 6 2 4 3h6l7 2h15c31-6 23-7 49-19l-49-5h-15l-7-4-4-2c-8-10-11-23-2-34 21-19 54-10 79-24z">
          <text:p/>
        </draw:path>
        <draw:path draw:style-name="gr4" draw:text-style-name="P2" draw:layer="layout" svg:width="0.07cm" svg:height="0.034cm" svg:x="3.246cm" svg:y="4.47cm" svg:viewBox="0 0 71 35" svg:d="M12 0c-4 14-13 15-12 30l27 5c6-24 20-35 44-33z">
          <text:p/>
        </draw:path>
        <draw:path draw:style-name="gr4" draw:text-style-name="P2" draw:layer="layout" svg:width="0.136cm" svg:height="0.167cm" svg:x="3.257cm" svg:y="4.449cm" svg:viewBox="0 0 137 168" svg:d="M62 0c-22 0-45 7-62 21l60 2h11l6 3 4 2 7 2 4 2v2l2 4 2 5 2 6v16c-28 9-62 6-89 19l89 2c2 28-1 52-31 61h34v4l2 7 2 4 2 6h30c-16-14-9-105-11-121 2-34-26-46-55-47z">
          <text:p/>
        </draw:path>
        <draw:polygon draw:style-name="gr4" draw:text-style-name="P2" draw:layer="layout" svg:width="0.044cm" svg:height="0.008cm" svg:x="3.486cm" svg:y="4.589cm" svg:viewBox="0 0 45 9" draw:points="24,0 18,4 10,6 0,6 43,9 45,4">
          <text:p/>
        </draw:polygon>
        <draw:polygon draw:style-name="gr4" draw:text-style-name="P2" draw:layer="layout" svg:width="0.104cm" svg:height="0.168cm" svg:x="3.424cm" svg:y="4.453cm" svg:viewBox="0 0 105 169" draw:points="29,0 0,0 0,128 2,133 5,139 7,143 9,150 13,152 21,160 29,162 31,164 37,167 44,167 50,169 63,169 69,167 75,167 80,164 86,160 90,158 97,154 105,145 63,143 52,143 46,141 41,137 39,137 35,133 31,126 29,120 29,92">
          <text:p/>
        </draw:polygon>
        <draw:polygon draw:style-name="gr4" draw:text-style-name="P2" draw:layer="layout" svg:width="0.047cm" svg:height="0.163cm" svg:x="3.509cm" svg:y="4.453cm" svg:viewBox="0 0 48 164" draw:points="48,0 20,0 20,104 18,108 18,115 14,123 8,131 4,135 0,137 22,141 22,164 48,164">
          <text:p/>
        </draw:polygon>
        <draw:path draw:style-name="gr4" draw:text-style-name="P2" draw:layer="layout" svg:width="0.07cm" svg:height="0.036cm" svg:x="3.587cm" svg:y="4.563cm" svg:viewBox="0 0 71 37" svg:d="M28 0l-28 5v2l2 7 2 7 3 6 2 4 4 6 58-2c-9 2-17-2-25-6l-5-2-4-2-3-7-4-4-2-7z">
          <text:p/>
        </draw:path>
        <draw:path draw:style-name="gr4" draw:text-style-name="P2" draw:layer="layout" svg:width="0.131cm" svg:height="0.15cm" svg:x="3.591cm" svg:y="4.47cm" svg:viewBox="0 0 132 151" svg:d="M9 0c-26 47 8 67 50 75l8 3 6 2 9 2 6 2 5 2 2 2 4 2 4 7v14l-8 9-5 2-4 4h-6l-7 2h-6l-58 2 5 5 4 2v2c48 29 139 5 108-64-12-13-17-13-31-19-17-7-29-8-45-13-42-10-20-46 13-41z">
          <text:p/>
        </draw:path>
        <draw:path draw:style-name="gr4" draw:text-style-name="P2" draw:layer="layout" svg:width="0.116cm" svg:height="0.049cm" svg:x="3.6cm" svg:y="4.449cm" svg:viewBox="0 0 117 50" svg:d="M51 0c-17-1-16 4-32 7-12 5-10 5-19 14l53 2h9l7 3 6 2 4 2 2 2 5 6 2 6 2 6 27-2c-2-34-29-47-59-48z">
          <text:p/>
        </draw:path>
        <draw:path draw:style-name="gr4" draw:text-style-name="P2" draw:layer="layout" svg:width="0.074cm" svg:height="0.294cm" svg:x="3.752cm" svg:y="4.388cm" svg:viewBox="0 0 75 295" svg:d="M19 0h-19c6 6 12 21 19 32l3 6 2 4 2 2v2l6 19c3 11 10 21 9 32 4 14 4 30 6 44 1 16-4 57-11 71v7l-6 19-2 4-2 6-4 7-3 6-2 4-4 7-2 6-4 6-2 7-5 4h19l7-6 2-5 4-6 4-4c9-15 14-27 22-40 9-25 19-55 17-81 2-31-4-47-10-77-15-27-21-47-41-72z">
          <text:p/>
        </draw:path>
        <draw:path draw:style-name="gr2" draw:text-style-name="P1" draw:layer="layout" svg:width="0.275cm" svg:height="1.1cm" svg:x="3.678cm" svg:y="3.77cm" svg:viewBox="0 0 276 1101" svg:d="M276 0v1101M276 275c-7-182-272-182-276 0 8 181 265 182 276 0z">
          <text:p/>
        </draw:path>
        <draw:path draw:style-name="gr3" draw:text-style-name="P1" draw:layer="layout" svg:width="5.252cm" svg:height="13.134cm" svg:x="3.953cm" svg:y="7.37cm" svg:viewBox="0 0 5253 13135" svg:d="M0 152l151-152M0 345l345-345M0 539l540-539M0 734l549-550M0 929l549-550M24 1100l525-527M218 1100l331-332M413 1100l136-137M4573 13135h-177M4298 13135h-178v-106M4120 12934v-195M4120 12644v-195M4120 12354v-194M4120 12063v-193M4120 11773v-193M4120 11483v-193M4120 11195v-195M4120 10905v-193M4120 10615v-193M4120 10325v-193M4120 10035v-193M4120 9747v-195M4120 9457v-193M4120 9167v-104M5253 9063h-133M5022 9063h-192M4734 9063h-194M4444 9063h-192M4154 9063h-192M3863 9063h-192M3573 9063h-131v-197M3442 8769v-193M3442 8481v-195M3442 8191v-192M3442 7901v-194M4573 13135v-106M4573 12934v-195M4573 12644v-195M4573 12354v-194M4573 12063v-193M4573 11773v-193M4573 11483v-193M4573 11195v-195M4573 10905v-193M4573 10615v-193M4573 10325v-193M4573 10035v-193M4573 9747v-195M4573 9457v-193M4573 9167v-104M5253 9063v-197M5253 8769v-193M5253 8481v-195M5253 8191v-192M5253 7901v-194h-133M5022 7707h-192M4734 7707h-194M4444 7707h-192M4154 7707h-192M3863 7707h-192M3573 7707h-131">
          <text:p/>
        </draw:path>
        <draw:path draw:style-name="gr2" draw:text-style-name="P1" draw:layer="layout" svg:width="0.741cm" svg:height="0.164cm" svg:x="6.307cm" svg:y="18.512cm" svg:viewBox="0 0 742 165" svg:d="M742 82h-577c-10-109-156-109-165 0 3 110 159 113 165 0">
          <text:p/>
        </draw:path>
        <draw:path draw:style-name="gr3" draw:text-style-name="P1" draw:layer="layout" svg:width="2.992cm" svg:height="4.173cm" svg:x="8.255cm" svg:y="15.068cm" svg:viewBox="0 0 2993 4174" svg:d="M91 4129c-9-60-84-64-91 0 4 61 84 58 91 0zM950 138h1770M2720 0l273 138-273 137z">
          <text:p/>
        </draw:path>
        <draw:polygon draw:style-name="gr4" draw:text-style-name="P2" draw:layer="layout" svg:width="0.091cm" svg:height="0.275cm" svg:x="9.99cm" svg:y="14.698cm" svg:viewBox="0 0 92 276" draw:points="38,0 0,0 75,276 92,238 92,233 90,227 88,219 88,212 86,204 84,195 82,189 82,181">
          <text:p/>
        </draw:polygon>
        <draw:polygon draw:style-name="gr4" draw:text-style-name="P2" draw:layer="layout" svg:width="0.125cm" svg:height="0.275cm" svg:x="10.064cm" svg:y="14.698cm" svg:viewBox="0 0 126 276" draw:points="126,0 82,0 30,187 30,189 28,193 26,200 26,206 24,214 19,225 17,238 0,276 36,276 97,66 97,64 101,51 101,43 103,35">
          <text:p/>
        </draw:polygon>
        <draw:path draw:style-name="gr4" draw:text-style-name="P2" draw:layer="layout" svg:width="0.085cm" svg:height="0.275cm" svg:x="10.166cm" svg:y="14.698cm" svg:viewBox="0 0 86 276" svg:d="M23 0l-23 35v2l2 4 2 6 2 9 2 10 61 210 17-38-3-7v-8l-2-6v-9l-2-6-2-9c-3-21-7-32-13-53z">
          <text:p/>
        </draw:path>
        <draw:polygon draw:style-name="gr4" draw:text-style-name="P2" draw:layer="layout" svg:width="0.11cm" svg:height="0.275cm" svg:x="10.234cm" svg:y="14.698cm" svg:viewBox="0 0 111 276" draw:points="111,0 75,0 27,187 25,193 23,202 23,210 21,217 19,225 17,231 17,238 0,276 33,276">
          <text:p/>
        </draw:polygon>
        <draw:polygon draw:style-name="gr4" draw:text-style-name="P2" draw:layer="layout" svg:width="0.091cm" svg:height="0.275cm" svg:x="10.352cm" svg:y="14.698cm" svg:viewBox="0 0 92 276" draw:points="38,0 0,0 75,276 92,238 92,233 90,227 88,219 88,212 86,204 84,195 82,189 82,181">
          <text:p/>
        </draw:polygon>
        <draw:polygon draw:style-name="gr4" draw:text-style-name="P2" draw:layer="layout" svg:width="0.125cm" svg:height="0.275cm" svg:x="10.426cm" svg:y="14.698cm" svg:viewBox="0 0 126 276" draw:points="126,0 82,0 30,187 30,189 28,193 26,200 26,206 23,214 19,225 17,238 0,276 36,276 96,66 96,64 101,51 101,43 103,35">
          <text:p/>
        </draw:polygon>
        <draw:path draw:style-name="gr4" draw:text-style-name="P2" draw:layer="layout" svg:width="0.084cm" svg:height="0.275cm" svg:x="10.528cm" svg:y="14.698cm" svg:viewBox="0 0 85 276" svg:d="M24 0l-24 35v2l2 4 2 6 2 9 2 10 61 210 16-38-2-7v-8l-2-6v-9l-2-6-2-9c-3-21-7-32-13-53z">
          <text:p/>
        </draw:path>
        <draw:polygon draw:style-name="gr4" draw:text-style-name="P2" draw:layer="layout" svg:width="0.11cm" svg:height="0.275cm" svg:x="10.596cm" svg:y="14.698cm" svg:viewBox="0 0 111 276" draw:points="111,0 75,0 28,187 26,193 24,202 24,210 22,217 20,225 16,231 16,238 0,276 34,276">
          <text:p/>
        </draw:polygon>
        <draw:path draw:style-name="gr3" draw:text-style-name="P1" draw:layer="layout" svg:width="0.517cm" svg:height="0.516cm" svg:x="8.9cm" svg:y="16.713cm" svg:viewBox="0 0 518 517" svg:d="M372 299c-11-202-298-202-308 0 8 206 299 206 308 0zM435 83l-435 434M518 0l-117 48 68 69z">
          <text:p/>
        </draw:path>
        <draw:path draw:style-name="gr6" draw:text-style-name="P1" draw:layer="layout" svg:width="1.306cm" svg:height="1.065cm" svg:x="8.299cm" svg:y="13.506cm" svg:viewBox="0 0 1307 1066" svg:d="M1049 741v-273M1159 468h-220l110-165zM884 413v-220l165 110zM1049 303v-138h-83l165-110h-82v-55M1049 741h-1049M507 741v-172M1049 303h258v258M0 1066v-325M585 648l-154-155M431 648l154-155">
          <text:p/>
        </draw:path>
        <draw:path draw:style-name="gr2" draw:text-style-name="P1" draw:layer="layout" svg:width="0.551cm" svg:height="0.318cm" svg:x="5.659cm" svg:y="18.645cm" svg:viewBox="0 0 552 319" svg:d="M0 0v319l207-118M207 119l-207-119M349 201l203 118v-319l-203 119M359 159c-4-107-157-111-165 0 7 112 162 109 165 0z">
          <text:p/>
        </draw:path>
        <draw:line draw:style-name="gr3" draw:text-style-name="P1" draw:layer="layout" svg:x1="0.715cm" svg:y1="25.739cm" svg:x2="1.232cm" svg:y2="24.041cm">
          <text:p/>
        </draw:line>
        <draw:line draw:style-name="gr7" draw:text-style-name="P1" draw:layer="layout" svg:x1="3.05cm" svg:y1="17.85cm" svg:x2="3.043cm" svg:y2="23.469cm">
          <text:p/>
        </draw:line>
        <draw:path draw:style-name="gr3" draw:text-style-name="P1" draw:layer="layout" svg:width="0.37cm" svg:height="0.368cm" svg:x="2.887cm" svg:y="20.584cm" svg:viewBox="0 0 371 369" svg:d="M267 215c-6-146-214-148-221 0 7 146 214 146 221 0zM312 57l-312 312M371 0l-82 34 48 49z">
          <text:p/>
        </draw:path>
        <draw:line draw:style-name="gr5" draw:text-style-name="P1" draw:layer="layout" svg:x1="4.334cm" svg:y1="18.804cm" svg:x2="4.334cm" svg:y2="23.469cm">
          <text:p/>
        </draw:line>
        <draw:path draw:style-name="gr3" draw:text-style-name="P1" draw:layer="layout" svg:width="0.368cm" svg:height="0.368cm" svg:x="4.18cm" svg:y="20.584cm" svg:viewBox="0 0 369 369" svg:d="M266 215c-8-149-213-145-222 0 9 144 213 148 222 0zM312 57l-312 312M369 0l-82 34 48 49z">
          <text:p/>
        </draw:path>
        <draw:path draw:style-name="gr7" draw:text-style-name="P1" draw:layer="layout" svg:width="0.22cm" svg:height="0.219cm" svg:x="2.933cm" svg:y="25.145cm" svg:viewBox="0 0 221 220" svg:d="M221 108c-8-144-212-145-221 0 9 150 214 148 221 0z">
          <text:p/>
        </draw:path>
        <draw:polygon draw:style-name="gr2" draw:text-style-name="P1" draw:layer="layout" svg:width="0.549cm" svg:height="0.318cm" svg:x="4.658cm" svg:y="18.645cm" svg:viewBox="0 0 550 319" draw:points="0,0 0,319 550,0">
          <text:p/>
        </draw:polygon>
        <draw:polygon draw:style-name="gr4" draw:text-style-name="P2" draw:layer="layout" svg:width="0.549cm" svg:height="0.318cm" svg:x="4.658cm" svg:y="18.645cm" svg:viewBox="0 0 550 319" draw:points="0,0 550,0 0,319">
          <text:p/>
        </draw:polygon>
        <draw:path draw:style-name="gr5" draw:text-style-name="P1" draw:layer="layout" svg:width="0.221cm" svg:height="0.219cm" svg:x="4.224cm" svg:y="24.498cm" svg:viewBox="0 0 222 220" svg:d="M222 110c-11-147-211-145-222 0 8 145 214 149 222 0z">
          <text:p/>
        </draw:path>
        <draw:path draw:style-name="gr3" draw:text-style-name="P1" draw:layer="layout" svg:width="14.626cm" svg:height="0.76cm" svg:x="0.747cm" svg:y="25.901cm" svg:viewBox="0 0 14627 761" svg:d="M14627 0h-114M14417 0h-192M14127 0h-192M13837 0h-192M13547 0h-192M13259 0h-194M12970 0h-193M12680 0h-193M12390 0h-193M12100 0h-193M11812 0h-195M11522 0h-193M11232 0h-193M10942 0h-193M10654 0h-195M10364 0h-193M10074 0h-193M9784 0h-193M9494 0h-193M9206 0h-195M8916 0h-193M8626 0h-193M8336 0h-192M8046 0h-192M7758 0h-194M7468 0h-192M7178 0h-192M6888 0h-192M6598 0h-193M6309 0h-194M6019 0h-192M5730 0h-193M5440 0h-193M5150 0h-193M4862 0h-195M4572 0h-193M4282 0h-193M3992 0h-193M3702 0h-193M3414 0h-195M3124 0h-193M2834 0h-193M2544 0h-193M2254 0h-193M1966 0h-195M1676 0h-193M1386 0h-193M1096 0h-192M806 0h-192M518 0h-194M228 0h-114M14627 647h-114M14417 647h-192M14127 647h-192M13837 647h-192M13547 647h-192M13259 647h-194M12970 647h-193M12680 647h-193M12390 647h-193M12100 647h-193M11812 647h-195M11522 647h-193M11232 647h-193M10942 647h-193M10654 647h-195M10364 647h-193M10074 647h-193M9784 647h-193M9494 647h-193M9206 647h-195M8916 647h-193M8626 647h-193M8336 647h-192M8046 647h-192M7758 647h-194M7468 647h-192M7178 647h-192M6888 647h-192M6598 647h-193M6309 647h-194M6019 647h-192M5730 647h-193M5440 647h-193M5150 647h-193M4862 647h-195M4572 647h-193M4282 647h-193M3992 647h-193M3702 647h-193M3414 647h-195M3124 647h-193M2834 647h-193M2544 647h-193M2254 647h-193M1966 647h-195M1676 647h-193M1386 647h-193M1096 647h-192M806 647h-192M518 647h-194M228 647h-114M4250 647l-4-19-9-19-15-13-16-11-22-2-19 2-10 7M4121 647l4 19 9 19 14 13 17 10 19 2 22-2 10-6M4250 647h2M0 761l228-229">
          <text:p/>
        </draw:path>
        <draw:line draw:style-name="gr5" draw:text-style-name="P1" draw:layer="layout" svg:x1="4.334cm" svg:y1="7cm" svg:x2="4.334cm" svg:y2="8.145cm">
          <text:p/>
        </draw:line>
        <draw:line draw:style-name="gr7" draw:text-style-name="P1" draw:layer="layout" svg:x1="3.043cm" svg:y1="7cm" svg:x2="3.043cm" svg:y2="8.145cm">
          <text:p/>
        </draw:line>
        <draw:path draw:style-name="gr7" draw:text-style-name="P1" draw:layer="layout" svg:width="0.229cm" svg:height="0.952cm" svg:x="2.929cm" svg:y="24.301cm" svg:viewBox="0 0 230 953" svg:d="M0 229l230-229M0 616l230-229M114 502v451">
          <text:p/>
        </draw:path>
        <draw:path draw:style-name="gr2" draw:text-style-name="P1" draw:layer="layout" svg:width="0.317cm" svg:height="0.551cm" svg:x="4.176cm" svg:y="13.502cm" svg:viewBox="0 0 318 552" svg:d="M318 0h-318l119 203M202 203l116-203M119 348l-119 204h318l-116-204M242 276c-5-108-158-112-166 0 7 112 163 109 166 0z">
          <text:p/>
        </draw:path>
        <draw:path draw:style-name="gr2" draw:text-style-name="P1" draw:layer="layout" svg:width="0.317cm" svg:height="0.55cm" svg:x="2.885cm" svg:y="13.257cm" svg:viewBox="0 0 318 551" svg:d="M318 0h-318l116 204M199 204l119-204M116 348l-116 203h318l-119-203M242 276c-8-111-162-108-166 0 3 108 159 111 166 0z">
          <text:p/>
        </draw:path>
        <draw:path draw:style-name="gr5" draw:text-style-name="P1" draw:layer="layout" svg:width="0.735cm" svg:height="0.158cm" svg:x="4.334cm" svg:y="13.255cm" svg:viewBox="0 0 736 159" svg:d="M333 80l138-80v159l-138-79-138-80M333 80l-138 79v-159M195 80h-195M471 80h193M736 159v-159h-72M736 159h-66">
          <text:p/>
        </draw:path>
        <draw:path draw:style-name="gr7" draw:text-style-name="P1" draw:layer="layout" svg:width="0.733cm" svg:height="0.158cm" svg:x="3.043cm" svg:y="12.855cm" svg:viewBox="0 0 734 159" svg:d="M331 80l138-80v159l-138-79-138-80M331 80l-138 79v-159M193 80h-193M469 80h195M734 159v-159h-70M734 159h-64">
          <text:p/>
        </draw:path>
        <draw:path draw:style-name="gr2" draw:text-style-name="P1" draw:layer="layout" svg:width="0.813cm" svg:height="0.722cm" svg:x="4.017cm" svg:y="11.965cm" svg:viewBox="0 0 814 723" svg:d="M317 447l160-273h-318l158 273 160 276M159 723l158-276-275 159v-318l275 159h277M814 557h-220v-220h220zM594 557zM110 0v166M82 0v111M0 166c43 4 76-8 82-55M159 723h318">
          <text:p/>
        </draw:path>
        <draw:path draw:style-name="gr4" draw:text-style-name="P2" draw:layer="layout" svg:width="0.127cm" svg:height="0.173cm" svg:x="4.914cm" svg:y="12.351cm" svg:viewBox="0 0 128 174" svg:d="M116 0h-50c10-2 19 4 28 8v2l2 2 4 7 2 4v4c-1 15 4 11-4 24-3 11-24 30-32 39-9 6-39 31-44 40l-3 2-4 2-2 6-4 5-2 4c-4 8-8 16-7 25h128v-23h-96c12-16 18-19 32-32 10-6 28-25 38-32l3-4 9-8 4-9 4-4 2-4v-2c6-16 7-42-6-52z">
          <text:p/>
        </draw:path>
        <draw:path draw:style-name="gr4" draw:text-style-name="P2" draw:layer="layout" svg:width="0.11cm" svg:height="0.058cm" svg:x="4.919cm" svg:y="12.331cm" svg:viewBox="0 0 111 59" svg:d="M61 1c-22-3-23 4-42 12-13 11-17 27-19 43l23 3 2-5v-7l9-17 4-2 2-4 6-2h4l5-2h56c-11-13-28-19-44-19z">
          <text:p/>
        </draw:path>
        <draw:path draw:style-name="gr4" draw:text-style-name="P2" draw:layer="layout" svg:width="0.061cm" svg:height="0.038cm" svg:x="5.067cm" svg:y="12.471cm" svg:viewBox="0 0 62 39" svg:d="M23 0l-23 2v3l2 6 2 4v8l2 4 4 4 3 4 4 4 45-2c-19 4-32-16-37-32z">
          <text:p/>
        </draw:path>
        <draw:path draw:style-name="gr4" draw:text-style-name="P2" draw:layer="layout" svg:width="0.111cm" svg:height="0.099cm" svg:x="5.084cm" svg:y="12.429cm" svg:viewBox="0 0 112 100" svg:d="M94 0l-47 2c21-2 41 17 38 38-3 23 0 13-10 29l-4 4-9 4-6 2h-11l-45 2c51 53 147-15 98-77z">
          <text:p/>
        </draw:path>
        <draw:polygon draw:style-name="gr4" draw:text-style-name="P2" draw:layer="layout" svg:width="0.064cm" svg:height="0.021cm" svg:x="5.113cm" svg:y="12.412cm" svg:viewBox="0 0 65 22" draw:points="5,0 0,22 2,22 9,20 17,20 65,18 61,16 56,12 50,10 46,10 50,7 54,3 7,0">
          <text:p/>
        </draw:polygon>
        <draw:path draw:style-name="gr4" draw:text-style-name="P2" draw:layer="layout" svg:width="0.059cm" svg:height="0.036cm" svg:x="5.069cm" svg:y="12.349cm" svg:viewBox="0 0 60 37" svg:d="M17 0l-4 2-2 4-3 4-2 7-2 4-2 6-2 5 25 5v-3l2-7v-4l3-6 4-3c5-9 16-13 26-12z">
          <text:p/>
        </draw:path>
        <draw:path draw:style-name="gr4" draw:text-style-name="P2" draw:layer="layout" svg:width="0.097cm" svg:height="0.082cm" svg:x="5.086cm" svg:y="12.332cm" svg:viewBox="0 0 98 83" svg:d="M43 0c-16-1-32 4-43 18l43 2h11l8 4c8 6 13 16 13 25v5l-2 4v4l-2 4-9 9h-2l-8 4-7 2h-10l46 2 5-2 4-4 2-4 2-2 2-5 2-6v-19l-2-6c-3-7-8-20-15-23-8-9-22-11-34-12z">
          <text:p/>
        </draw:path>
        <draw:path draw:style-name="gr4" draw:text-style-name="P2" draw:layer="layout" svg:width="0.106cm" svg:height="0.178cm" svg:x="5.217cm" svg:y="12.351cm" svg:viewBox="0 0 107 179" svg:d="M21 0l-4 4-2 4-2 4-2 7-2 4-3 2c0 10-5 19-4 30v4l-2 6v25c1 12 4 24 4 36 11 25 6 26 30 44 23 13 13 2 30 9l6-3h11l9-4 6-2 2-4h3l4-4 2-5c-30-2-57 10-73-19l-2-2v-4l-4-9v-4c-1-13-4-14-3-32 1-30-3-85 39-87z">
          <text:p/>
        </draw:path>
        <draw:path draw:style-name="gr4" draw:text-style-name="P2" draw:layer="layout" svg:width="0.106cm" svg:height="0.175cm" svg:x="5.238cm" svg:y="12.332cm" svg:viewBox="0 0 107 176" svg:d="M44 0c-16-1-36 4-44 19h50l13 6 8 9v2l4 4v4l2 4v5l3 6v4l2 7v22c0 10 0 19 0 29l-2 7v10l-3 4v5l-4 8v4l-4 5-2 4-4 2-5 4-4 2h-10 42l4-4 7-13 2-6v-2l2-4 2-5v-4c2-14 3-10 2-27 6-16-2-15 0-35 1-20-3-6-2-23-4-7-7-19-11-26-8-16-23-27-42-27z">
          <text:p/>
        </draw:path>
        <draw:polygon draw:style-name="gr4" draw:text-style-name="P2" draw:layer="layout" svg:width="0.101cm" svg:height="0.192cm" svg:x="5.431cm" svg:y="12.332cm" svg:viewBox="0 0 102 193" draw:points="102,0 75,0 23,140 23,142 19,151 17,157 15,162 15,168 13,172 0,193 25,193">
          <text:p/>
        </draw:polygon>
        <draw:polygon draw:style-name="gr4" draw:text-style-name="P2" draw:layer="layout" svg:width="0.087cm" svg:height="0.192cm" svg:x="5.357cm" svg:y="12.332cm" svg:viewBox="0 0 88 193" draw:points="28,0 0,0 75,193 88,172 85,166 85,162 83,157 81,151 79,147 77,140">
          <text:p/>
        </draw:polygon>
        <draw:line draw:style-name="gr5" draw:text-style-name="P1" draw:layer="layout" svg:x1="4.334cm" svg:y1="12.687cm" svg:x2="4.334cm" svg:y2="13.502cm">
          <text:p/>
        </draw:line>
        <draw:line draw:style-name="gr7" draw:text-style-name="P1" draw:layer="layout" svg:x1="4.059cm" svg:y1="12.412cm" svg:x2="3.043cm" svg:y2="12.412cm">
          <text:p/>
        </draw:line>
        <draw:line draw:style-name="gr5" draw:text-style-name="P1" draw:layer="layout" svg:x1="4.334cm" svg:y1="11.491cm" svg:x2="4.334cm" svg:y2="12.139cm">
          <text:p/>
        </draw:line>
        <draw:path draw:style-name="gr2" draw:text-style-name="P1" draw:layer="layout" svg:width="0.159cm" svg:height="0.275cm" svg:x="4.256cm" svg:y="10.393cm" svg:viewBox="0 0 160 276" svg:d="M78 137l-78-137h160l-82 137-78 139M78 137l82 139h-160">
          <text:p/>
        </draw:path>
        <draw:polygon draw:style-name="gr4" draw:text-style-name="P2" draw:layer="layout" svg:width="0.159cm" svg:height="0.137cm" svg:x="4.256cm" svg:y="10.393cm" svg:viewBox="0 0 160 138" draw:points="0,0 160,0 78,138">
          <text:p/>
        </draw:polygon>
        <draw:path draw:style-name="gr3" draw:text-style-name="P1" draw:layer="layout" svg:width="1.989cm" svg:height="1.789cm" svg:x="2.559cm" svg:y="9.533cm" svg:viewBox="0 0 1990 1790" svg:d="M1887 214c-10-149-212-145-221 0 9 145 211 148 221 0zM1933 58l-311 312M1990 0l-82 34 48 47zM595 214c-7-146-212-148-221 0 8 147 214 146 221 0zM640 58l-312 312M699 0l-82 34 48 47zM0 1790h970v-485h-970zM970 1790zM970 1305l-243 242 243 243M485 1547c-16-321-469-321-485 0 14 323 471 323 485 0zM270 1354l-29 193 154 8">
          <text:p/>
        </draw:path>
        <draw:line draw:style-name="gr7" draw:text-style-name="P1" draw:layer="layout" svg:x1="3.043cm" svg:y1="11.322cm" svg:x2="3.043cm" svg:y2="13.657cm">
          <text:p/>
        </draw:line>
        <draw:line draw:style-name="gr2" draw:text-style-name="P1" draw:layer="layout" svg:x1="4.624cm" svg:y1="10.116cm" svg:x2="4.047cm" svg:y2="10.116cm">
          <text:p/>
        </draw:line>
        <draw:path draw:style-name="gr4" draw:text-style-name="P2" draw:layer="layout" svg:width="0.08cm" svg:height="0.044cm" svg:x="4.938cm" svg:y="10.141cm" svg:viewBox="0 0 81 45" svg:d="M23 0l-23 2c-1 10 2 18 4 26l2 5 4 4 2 4 5 4h64c-28 0-49-11-58-39z">
          <text:p/>
        </draw:path>
        <draw:path draw:style-name="gr4" draw:text-style-name="P2" draw:layer="layout" svg:width="0.07cm" svg:height="0.038cm" svg:x="5.014cm" svg:y="10.031cm" svg:viewBox="0 0 71 39" svg:d="M57 0h-57 10l5 2h6l9 4c16 17 11 12 16 33l25-2c1-22-4-15-9-33z">
          <text:p/>
        </draw:path>
        <draw:path draw:style-name="gr4" draw:text-style-name="P2" draw:layer="layout" svg:width="0.146cm" svg:height="0.199cm" svg:x="4.944cm" svg:y="10.009cm" svg:viewBox="0 0 147 200" svg:d="M68 0c-14 1-19-3-30 4l-6 2-13 6-4 5-2 4c-16 14-15 39-7 56h3l2 4 4 4 4 2 4 5 5 2v2h4l8 4 7 2h4l6 2 9 3 4 2c17 0 31 7 45 14l2 5 5 4v10c1 13-1 9-7 22l-4 2-4 4-6 2h-5l-5 2h-6l-5 2h-69l2 5 4 2 4 4 4 2 7 2h2l8 4h5l6 3h17l4 2h2l7-2h11l4-3h5c35-11 53-41 40-78-26-33-59-29-96-42l-5-2h-4l-4-2-4-5c-7-11-4-11-5-23l3-4 10-11 4-2h5l4-2h6l7-3h64c-5-12-41-23-54-21z">
          <text:p/>
        </draw:path>
        <draw:polygon draw:style-name="gr4" draw:text-style-name="P2" draw:layer="layout" svg:width="0.153cm" svg:height="0.192cm" svg:x="5.187cm" svg:y="10.012cm" svg:viewBox="0 0 154 193" draw:points="154,0 0,0 0,23 65,23 65,193 90,193 90,23 154,23">
          <text:p/>
        </draw:polygon>
        <draw:path draw:style-name="gr4" draw:text-style-name="P2" draw:layer="layout" svg:width="0.089cm" svg:height="0.141cm" svg:x="5.386cm" svg:y="10.063cm" svg:viewBox="0 0 90 142" svg:d="M42 0h-11l-4 2h-8l-4 2-4 4-4 2-4 4-3 5h42l4 2h4l6 4 3 2h2l4 9v6l2 4v96h23v-102l-2-4v-7l-2-4c1-8-11-16-17-19v-2l-6-2h-4l-5-2h-6z">
          <text:p/>
        </draw:path>
        <draw:path draw:style-name="gr4" draw:text-style-name="P2" draw:layer="layout" svg:width="0.061cm" svg:height="0.192cm" svg:x="5.361cm" svg:y="10.012cm" svg:viewBox="0 0 62 193" svg:d="M25 0h-25v193h25v-94l3-4v-4l2-4c5-8 23-19 32-17h-37z">
          <text:p/>
        </draw:path>
        <draw:path draw:style-name="gr2" draw:text-style-name="P1" draw:layer="layout" svg:width="0.77cm" svg:height="2.068cm" svg:x="4.047cm" svg:y="8.145cm" svg:viewBox="0 0 771 2069" svg:d="M771 2069h-193v-195h193zM578 1196h-578M744 1196c-7-112-162-108-166 0 5 107 157 111 166 0zM129 550h318l-116-205M248 345l-119 205M331 203l116-203h-318l119 203M371 275c-3-108-158-111-165 0 8 111 160 107 165 0z">
          <text:p/>
        </draw:path>
        <draw:path draw:style-name="gr4" draw:text-style-name="P2" draw:layer="layout" svg:width="0.068cm" svg:height="0.045cm" svg:x="3.716cm" svg:y="8.35cm" svg:viewBox="0 0 69 46" svg:d="M23 0l-9 4-6 5-8 2v35c9-8 29-13 37-18v-2c14-6 21-14 32-22z">
          <text:p/>
        </draw:path>
        <draw:path draw:style-name="gr4" draw:text-style-name="P2" draw:layer="layout" svg:width="0.078cm" svg:height="0.275cm" svg:x="3.738cm" svg:y="8.293cm" svg:viewBox="0 0 79 276" svg:d="M79 0h-21v2l-5 4-13 19-7 5c-8 9-22 20-33 27l47 4v215h32z">
          <text:p/>
        </draw:path>
        <draw:polygon draw:style-name="gr4" draw:text-style-name="P2" draw:layer="layout" svg:width="0.038cm" svg:height="0.097cm" svg:x="3.966cm" svg:y="8.293cm" svg:viewBox="0 0 39 98" draw:points="39,0 0,0 0,47 10,98 31,98 39,47">
          <text:p/>
        </draw:polygon>
        <draw:polygon draw:style-name="gr4" draw:text-style-name="P2" draw:layer="layout" svg:width="0.038cm" svg:height="0.097cm" svg:x="3.903cm" svg:y="8.293cm" svg:viewBox="0 0 39 98" draw:points="39,0 0,0 0,47 10,98 29,98 39,47">
          <text:p/>
        </draw:polygon>
        <draw:line draw:style-name="gr5" draw:text-style-name="P1" draw:layer="layout" svg:x1="4.334cm" svg:y1="8.695cm" svg:x2="4.334cm" svg:y2="10.393cm">
          <text:p/>
        </draw:line>
        <draw:path draw:style-name="gr2" draw:text-style-name="P1" draw:layer="layout" svg:width="0.317cm" svg:height="0.55cm" svg:x="2.885cm" svg:y="8.145cm" svg:viewBox="0 0 318 551" svg:d="M318 551h-318l116-205M199 346l119 205M116 204l-116-204h318l-119 204M242 276c-7-111-163-108-166 0 4 107 158 111 166 0z">
          <text:p/>
        </draw:path>
        <draw:polygon draw:style-name="gr4" draw:text-style-name="P2" draw:layer="layout" svg:width="0.051cm" svg:height="0.004cm" svg:x="3.018cm" svg:y="8.338cm" svg:viewBox="0 0 52 5" draw:points="26,0 0,5 52,5">
          <text:p/>
        </draw:polygon>
        <draw:polygon draw:style-name="gr4" draw:text-style-name="P2" draw:layer="layout" svg:width="0.097cm" svg:height="0.01cm" svg:x="2.995cm" svg:y="8.342cm" svg:viewBox="0 0 98 11" draw:points="23,0 0,11 98,11">
          <text:p/>
        </draw:polygon>
        <draw:polygon draw:style-name="gr4" draw:text-style-name="P2" draw:layer="layout" svg:width="0.074cm" svg:height="0.01cm" svg:x="3.018cm" svg:y="8.342cm" svg:viewBox="0 0 75 11" draw:points="0,0 51,0 75,11">
          <text:p/>
        </draw:polygon>
        <draw:polygon draw:style-name="gr4" draw:text-style-name="P2" draw:layer="layout" svg:width="0.133cm" svg:height="0.019cm" svg:x="2.976cm" svg:y="8.352cm" svg:viewBox="0 0 134 20" draw:points="20,0 0,20 134,20">
          <text:p/>
        </draw:polygon>
        <draw:polygon draw:style-name="gr4" draw:text-style-name="P2" draw:layer="layout" svg:width="0.114cm" svg:height="0.019cm" svg:x="2.995cm" svg:y="8.352cm" svg:viewBox="0 0 115 20" draw:points="0,0 98,0 115,20">
          <text:p/>
        </draw:polygon>
        <draw:polygon draw:style-name="gr4" draw:text-style-name="P2" draw:layer="layout" svg:width="0.157cm" svg:height="0.025cm" svg:x="2.965cm" svg:y="8.371cm" svg:viewBox="0 0 158 26" draw:points="11,0 0,26 158,26">
          <text:p/>
        </draw:polygon>
        <draw:polygon draw:style-name="gr4" draw:text-style-name="P2" draw:layer="layout" svg:width="0.146cm" svg:height="0.025cm" svg:x="2.976cm" svg:y="8.371cm" svg:viewBox="0 0 147 26" draw:points="0,0 134,0 147,26">
          <text:p/>
        </draw:polygon>
        <draw:polygon draw:style-name="gr4" draw:text-style-name="P2" draw:layer="layout" svg:width="0.165cm" svg:height="0.025cm" svg:x="2.961cm" svg:y="8.395cm" svg:viewBox="0 0 166 26" draw:points="4,0 0,26 166,26">
          <text:p/>
        </draw:polygon>
        <draw:polygon draw:style-name="gr4" draw:text-style-name="P2" draw:layer="layout" svg:width="0.161cm" svg:height="0.025cm" svg:x="2.965cm" svg:y="8.395cm" svg:viewBox="0 0 162 26" draw:points="0,0 158,0 162,26">
          <text:p/>
        </draw:polygon>
        <draw:polygon draw:style-name="gr4" draw:text-style-name="P2" draw:layer="layout" svg:width="0.161cm" svg:height="0.025cm" svg:x="2.961cm" svg:y="8.42cm" svg:viewBox="0 0 162 26" draw:points="0,0 4,26 162,26">
          <text:p/>
        </draw:polygon>
        <draw:polygon draw:style-name="gr4" draw:text-style-name="P2" draw:layer="layout" svg:width="0.165cm" svg:height="0.025cm" svg:x="2.961cm" svg:y="8.42cm" svg:viewBox="0 0 166 26" draw:points="0,0 166,0 162,26">
          <text:p/>
        </draw:polygon>
        <draw:polygon draw:style-name="gr4" draw:text-style-name="P2" draw:layer="layout" svg:width="0.144cm" svg:height="0.024cm" svg:x="2.965cm" svg:y="8.445cm" svg:viewBox="0 0 145 25" draw:points="0,0 11,25 145,25">
          <text:p/>
        </draw:polygon>
        <draw:polygon draw:style-name="gr4" draw:text-style-name="P2" draw:layer="layout" svg:width="0.157cm" svg:height="0.024cm" svg:x="2.965cm" svg:y="8.445cm" svg:viewBox="0 0 158 25" draw:points="0,0 158,0 145,25">
          <text:p/>
        </draw:polygon>
        <draw:polygon draw:style-name="gr4" draw:text-style-name="P2" draw:layer="layout" svg:width="0.116cm" svg:height="0.017cm" svg:x="2.976cm" svg:y="8.469cm" svg:viewBox="0 0 117 18" draw:points="0,0 19,18 117,18">
          <text:p/>
        </draw:polygon>
        <draw:polygon draw:style-name="gr4" draw:text-style-name="P2" draw:layer="layout" svg:width="0.133cm" svg:height="0.017cm" svg:x="2.976cm" svg:y="8.469cm" svg:viewBox="0 0 134 18" draw:points="0,0 134,0 117,18">
          <text:p/>
        </draw:polygon>
        <draw:polygon draw:style-name="gr4" draw:text-style-name="P2" draw:layer="layout" svg:width="0.051cm" svg:height="0.005cm" svg:x="3.018cm" svg:y="8.498cm" svg:viewBox="0 0 52 6" draw:points="0,0 52,0 26,6">
          <text:p/>
        </draw:polygon>
        <draw:polygon draw:style-name="gr4" draw:text-style-name="P2" draw:layer="layout" svg:width="0.074cm" svg:height="0.012cm" svg:x="2.995cm" svg:y="8.486cm" svg:viewBox="0 0 75 13" draw:points="0,0 24,13 75,13">
          <text:p/>
        </draw:polygon>
        <draw:polygon draw:style-name="gr4" draw:text-style-name="P2" draw:layer="layout" svg:width="0.097cm" svg:height="0.012cm" svg:x="2.995cm" svg:y="8.486cm" svg:viewBox="0 0 98 13" draw:points="0,0 98,0 75,13">
          <text:p/>
        </draw:polygon>
        <draw:path draw:style-name="gr2" draw:text-style-name="P1" draw:layer="layout" svg:width="0.11cm" svg:height="0.346cm" svg:x="2.834cm" svg:y="8.246cm" svg:viewBox="0 0 111 347" svg:d="M0 0v347h111M111 0h-111">
          <text:p/>
        </draw:path>
        <draw:line draw:style-name="gr7" draw:text-style-name="P1" draw:layer="layout" svg:x1="3.043cm" svg:y1="8.695cm" svg:x2="3.043cm" svg:y2="10.837cm">
          <text:p/>
        </draw:line>
        <draw:line draw:style-name="gr5" draw:text-style-name="P1" draw:layer="layout" svg:x1="4.22cm" svg:y1="7.115cm" svg:x2="4.45cm" svg:y2="6.885cm">
          <text:p/>
        </draw:line>
        <draw:line draw:style-name="gr7" draw:text-style-name="P1" draw:layer="layout" svg:x1="2.929cm" svg:y1="7.115cm" svg:x2="3.159cm" svg:y2="6.885cm">
          <text:p/>
        </draw:line>
        <draw:path draw:style-name="gr4" draw:text-style-name="P2" draw:layer="layout" svg:width="0.068cm" svg:height="0.044cm" svg:x="3.716cm" svg:y="13.31cm" svg:viewBox="0 0 69 45" svg:d="M23 0l-9 5-6 4-8 2v34c9-6 29-12 37-17v-2c14-5 21-14 32-21z">
          <text:p/>
        </draw:path>
        <draw:path draw:style-name="gr4" draw:text-style-name="P2" draw:layer="layout" svg:width="0.078cm" svg:height="0.276cm" svg:x="3.738cm" svg:y="13.252cm" svg:viewBox="0 0 79 277" svg:d="M79 0h-21v3l-5 4-13 19-7 4c-8 10-22 20-33 28l47 4v215h32z">
          <text:p/>
        </draw:path>
        <draw:polygon draw:style-name="gr4" draw:text-style-name="P2" draw:layer="layout" svg:width="0.038cm" svg:height="0.098cm" svg:x="3.966cm" svg:y="13.652cm" svg:viewBox="0 0 39 99" draw:points="39,0 0,0 0,47 10,99 31,99 39,47">
          <text:p/>
        </draw:polygon>
        <draw:polygon draw:style-name="gr4" draw:text-style-name="P2" draw:layer="layout" svg:width="0.038cm" svg:height="0.098cm" svg:x="3.903cm" svg:y="13.252cm" svg:viewBox="0 0 39 99" draw:points="39,0 0,0 0,47 10,99 29,99 39,47">
          <text:p/>
        </draw:polygon>
        <draw:polygon draw:style-name="gr4" draw:text-style-name="P2" draw:layer="layout" svg:width="0.191cm" svg:height="0.275cm" svg:x="3.456cm" svg:y="5.368cm" svg:viewBox="0 0 192 276" draw:points="153,0 126,0 0,178 0,209 122,209 122,276 153,276 153,209 192,209 192,178 34,178 122,55">
          <text:p/>
        </draw:polygon>
        <draw:polygon draw:style-name="gr4" draw:text-style-name="P2" draw:layer="layout" svg:width="0.118cm" svg:height="0.178cm" svg:x="3.49cm" svg:y="5.368cm" svg:viewBox="0 0 119 179" draw:points="119,0 87,55 87,179 0,179 119,179">
          <text:p/>
        </draw:polygon>
        <draw:polygon draw:style-name="gr4" draw:text-style-name="P2" draw:layer="layout" svg:width="0.131cm" svg:height="0.199cm" svg:x="3.725cm" svg:y="5.444cm" svg:viewBox="0 0 132 200" draw:points="124,0 81,0 0,80 24,97 90,200 132,200 47,74">
          <text:p/>
        </draw:polygon>
        <draw:polygon draw:style-name="gr4" draw:text-style-name="P2" draw:layer="layout" svg:width="0.057cm" svg:height="0.275cm" svg:x="3.691cm" svg:y="5.368cm" svg:viewBox="0 0 58 276" draw:points="34,0 0,0 0,276 34,276 34,197 58,173 34,156">
          <text:p/>
        </draw:polygon>
        <draw:polygon draw:style-name="gr4" draw:text-style-name="P2" draw:layer="layout" svg:width="0.091cm" svg:height="0.275cm" svg:x="3.862cm" svg:y="5.368cm" svg:viewBox="0 0 92 276" draw:points="40,0 0,0 76,276 92,237 92,233 90,226 88,218 88,211 84,195 82,188 82,180">
          <text:p/>
        </draw:polygon>
        <draw:polygon draw:style-name="gr4" draw:text-style-name="P2" draw:layer="layout" svg:width="0.124cm" svg:height="0.275cm" svg:x="3.937cm" svg:y="5.368cm" svg:viewBox="0 0 125 276" draw:points="125,0 80,0 29,186 29,188 27,192 25,199 25,205 23,214 19,224 16,237 0,276 35,276 96,65 96,63 100,51 100,42 102,34">
          <text:p/>
        </draw:polygon>
        <draw:path draw:style-name="gr4" draw:text-style-name="P2" draw:layer="layout" svg:width="0.085cm" svg:height="0.275cm" svg:x="4.038cm" svg:y="5.368cm" svg:viewBox="0 0 86 276" svg:d="M23 0l-23 34v2l2 4 2 6 2 9 3 10 60 211 17-39-2-6v-9l-2-6v-9l-3-6-2-9c-3-20-7-32-12-52z">
          <text:p/>
        </draw:path>
        <draw:polygon draw:style-name="gr4" draw:text-style-name="P2" draw:layer="layout" svg:width="0.11cm" svg:height="0.275cm" svg:x="4.106cm" svg:y="5.368cm" svg:viewBox="0 0 111 276" draw:points="111,0 75,0 30,178 28,186 26,192 24,201 24,209 22,216 20,224 17,231 17,237 0,276 35,276">
          <text:p/>
        </draw:polygon>
        <draw:path draw:style-name="gr4" draw:text-style-name="P2" draw:layer="layout" svg:width="0.087cm" svg:height="0.055cm" svg:x="3.155cm" svg:y="6.03cm" svg:viewBox="0 0 88 56" svg:d="M35 0l-35 5c-2 17 12 37 23 51l65-2c-12 2-24-5-34-12h-2l-4-5-2-6-4-6-2-8-5-8z">
          <text:p/>
        </draw:path>
        <draw:path draw:style-name="gr4" draw:text-style-name="P2" draw:layer="layout" svg:width="0.157cm" svg:height="0.14cm" svg:x="3.177cm" svg:y="5.971cm" svg:viewBox="0 0 158 141" svg:d="M134 0l-66 2c23 3 21-1 38 15 19 20 12 17 17 38-6 71-68 59-123 60 18 17 5 7 27 19 20 6 20 8 39 7h13l8-2h7l8-5 13-4 6-4 11-11h2c14-18 23-28 23-54 3-24-3-37-17-57z">
          <text:p/>
        </draw:path>
        <draw:polygon draw:style-name="gr4" draw:text-style-name="P2" draw:layer="layout" svg:width="0.089cm" svg:height="0.029cm" svg:x="3.221cm" svg:y="5.948cm" svg:viewBox="0 0 90 30" draw:points="4,0 0,30 2,28 11,28 17,26 23,26 90,24 76,16 70,13 61,11 74,2 9,0">
          <text:p/>
        </draw:polygon>
        <draw:path draw:style-name="gr4" draw:text-style-name="P2" draw:layer="layout" svg:width="0.084cm" svg:height="0.053cm" svg:x="3.158cm" svg:y="5.855cm" svg:viewBox="0 0 85 54" svg:d="M23 0c-17 22-15 19-23 47l33 7c3-26 23-53 52-50z">
          <text:p/>
        </draw:path>
        <draw:path draw:style-name="gr4" draw:text-style-name="P2" draw:layer="layout" svg:width="0.14cm" svg:height="0.119cm" svg:x="3.181cm" svg:y="5.831cm" svg:viewBox="0 0 141 120" svg:d="M59 0c-23-1-42 8-59 24l61 4h4l9 2 6 2 14 9 2 2 4 6c12 24 6 39-10 58h-5l-7 4-13 5-8 2h-8l66 2 13-9 4-6 2-4 2-6c7-15 6-32 0-46-10-31-36-47-68-49z">
          <text:p/>
        </draw:path>
        <draw:path draw:style-name="gr4" draw:text-style-name="P2" draw:layer="layout" svg:width="0.151cm" svg:height="0.253cm" svg:x="3.369cm" svg:y="5.859cm" svg:viewBox="0 0 152 254" svg:d="M29 0c-37 39-33 145-19 191 19 69 101 83 142 34h-72l-7-2-12-8-5-5-6-6v-2l-2-4c-10-15-13-57-13-74 1-40-3-124 55-124z">
          <text:p/>
        </draw:path>
        <draw:path draw:style-name="gr4" draw:text-style-name="P2" draw:layer="layout" svg:width="0.15cm" svg:height="0.252cm" svg:x="3.397cm" svg:y="5.831cm" svg:viewBox="0 0 151 253" svg:d="M61 0c-25 0-45 8-61 28 108-11 112 22 116 112-3 39 0 110-55 113h62c30-40 29-95 28-143-4-29-6-42-19-69-15-19-7-16-26-28-11-8-23-11-36-13z">
          <text:p/>
        </draw:path>
        <draw:polygon draw:style-name="gr4" draw:text-style-name="P2" draw:layer="layout" svg:width="0.106cm" svg:height="0.284cm" svg:x="3.566cm" svg:y="5.827cm" svg:viewBox="0 0 107 285" draw:points="0,285 82,0 107,0 28,285">
          <text:p/>
        </draw:polygon>
        <draw:path draw:style-name="gr4" draw:text-style-name="P2" draw:layer="layout" svg:width="0.182cm" svg:height="0.248cm" svg:x="3.685cm" svg:y="5.859cm" svg:viewBox="0 0 183 249" svg:d="M166 0h-70c72 7 60 74 17 111-39 39-109 78-113 138h183v-32h-134c16-26 22-28 45-47 17-14 34-32 53-46l4-5 2-4 2-2 6-6 9-13 2-6 4-7v-2c10-27 9-48-6-73z">
          <text:p/>
        </draw:path>
        <draw:path draw:style-name="gr4" draw:text-style-name="P2" draw:layer="layout" svg:width="0.159cm" svg:height="0.083cm" svg:x="3.691cm" svg:y="5.831cm" svg:viewBox="0 0 160 84" svg:d="M92 0c-53-1-84 27-92 80l37 4c5-76 67-52 123-56-19-19-32-25-60-28z">
          <text:p/>
        </draw:path>
        <draw:polygon draw:style-name="gr4" draw:text-style-name="P2" draw:layer="layout" svg:width="0.191cm" svg:height="0.276cm" svg:x="3.892cm" svg:y="5.831cm" svg:viewBox="0 0 192 277" draw:points="153,0 126,0 0,179 0,211 122,211 122,277 153,277 153,211 192,211 192,179 35,179 122,55">
          <text:p/>
        </draw:polygon>
        <draw:polygon draw:style-name="gr4" draw:text-style-name="P2" draw:layer="layout" svg:width="0.118cm" svg:height="0.178cm" svg:x="3.926cm" svg:y="5.831cm" svg:viewBox="0 0 119 179" draw:points="119,0 88,56 88,179 0,179 119,179">
          <text:p/>
        </draw:polygon>
        <draw:path draw:style-name="gr4" draw:text-style-name="P2" draw:layer="layout" svg:width="0.091cm" svg:height="0.085cm" svg:x="4.123cm" svg:y="5.846cm" svg:viewBox="0 0 92 86" svg:d="M12 0l-4 4-4 7-2 8v7l-2 9v4c10 27-2 13 20 34 24 19 50 18 72-4l-38-2h-2l-9-2-13-9v-2l-8-13v-11l4-13 4-6 3-2 6-5 6-2h9z">
          <text:p/>
        </draw:path>
        <draw:path draw:style-name="gr4" draw:text-style-name="P2" draw:layer="layout" svg:width="0.091cm" svg:height="0.087cm" svg:x="4.135cm" svg:y="5.827cm" svg:viewBox="0 0 92 88" svg:d="M42 0c-15 2-31 6-42 19l42 2h8l9 5 6 6 4 6 2 7 2 8v2l-4 13-6 6v3l-6 5-9 2-6 2 38 2 6-6 4-14 2-9v-19c-7-22-20-35-44-40z">
          <text:p/>
        </draw:path>
        <draw:path draw:style-name="gr4" draw:text-style-name="P2" draw:layer="layout" svg:width="0.199cm" svg:height="0.1cm" svg:x="4.315cm" svg:y="6.011cm" svg:viewBox="0 0 200 101" svg:d="M162 0c-19 87-88 69-162 73 23 27 88 34 119 24 48-13 66-44 81-88z">
          <text:p/>
        </draw:path>
        <draw:path draw:style-name="gr4" draw:text-style-name="P2" draw:layer="layout" svg:width="0.108cm" svg:height="0.057cm" svg:x="4.4cm" svg:y="5.859cm" svg:viewBox="0 0 109 58" svg:d="M81 0h-81c38-1 66 20 73 58l36-8v-5l-4-8-2-7-5-7-2-6-4-7-6-6z">
          <text:p/>
        </draw:path>
        <draw:path draw:style-name="gr4" draw:text-style-name="P2" draw:layer="layout" svg:width="0.209cm" svg:height="0.256cm" svg:x="4.271cm" svg:y="5.827cm" svg:viewBox="0 0 210 257" svg:d="M130 0c-66 4-110 36-126 102-8 27-3 55 0 83 2 12 13 33 18 45l13 19 6 4 4 4 81-2c-33-2-67-20-76-53h-2c-31-135 18-190 162-170-15-21-47-29-71-32z">
          <text:p/>
        </draw:path>
        <draw:path draw:style-name="gr4" draw:text-style-name="P2" draw:layer="layout" svg:width="0.155cm" svg:height="0.079cm" svg:x="3.28cm" svg:y="6.494cm" svg:viewBox="0 0 156 80" svg:d="M35 0l-35 2c4 81 108 102 156 49-43 0-107 15-119-43z">
          <text:p/>
        </draw:path>
        <draw:path draw:style-name="gr4" draw:text-style-name="P2" draw:layer="layout" svg:width="0.094cm" svg:height="0.134cm" svg:x="3.367cm" svg:y="6.411cm" svg:viewBox="0 0 95 135" svg:d="M71 0l-71 5c18-2 31 6 43 17 17 20 12 24 17 45-2 37-18 67-60 68h69l4-7h2c24-35 29-88 0-123z">
          <text:p/>
        </draw:path>
        <draw:path draw:style-name="gr4" draw:text-style-name="P2" draw:layer="layout" svg:width="0.106cm" svg:height="0.019cm" svg:x="3.325cm" svg:y="6.386cm" svg:viewBox="0 0 107 20" svg:d="M51 0h-9l-8 2-7 2-8 2-7 2-12 9 107 3c-23-15-25-16-48-20z">
          <text:p/>
        </draw:path>
        <draw:polygon draw:style-name="gr4" draw:text-style-name="P2" draw:layer="layout" svg:width="0.163cm" svg:height="0.146cm" svg:x="3.285cm" svg:y="6.297cm" svg:viewBox="0 0 164 147" draw:points="164,0 27,0 0,143 31,147 37,143 41,137 60,124 68,122 75,120 83,120 153,115 147,109 41,107 56,32 164,32">
          <text:p/>
        </draw:polygon>
        <draw:path draw:style-name="gr4" draw:text-style-name="P2" draw:layer="layout" svg:width="0.176cm" svg:height="0.271cm" svg:x="3.496cm" svg:y="6.297cm" svg:viewBox="0 0 177 272" svg:d="M177 0h-177v32h135c-28 33-51 70-67 110l-4 6-2 9-2 6-3 8c-3 16-8 21-10 34-4 22-10 45-9 67h34c6-92 49-176 105-247z">
          <text:p/>
        </draw:path>
        <draw:path draw:style-name="gr4" draw:text-style-name="P2" draw:layer="layout" svg:width="0.151cm" svg:height="0.254cm" svg:x="3.705cm" svg:y="6.32cm" svg:viewBox="0 0 152 255" svg:d="M28 0c-36 38-31 146-19 192 20 68 101 83 143 34h-73l-6-2-13-9-11-10v-3l-2-4c-10-14-13-57-12-74 0-40-3-123 55-124z">
          <text:p/>
        </draw:path>
        <draw:path draw:style-name="gr4" draw:text-style-name="P2" draw:layer="layout" svg:width="0.151cm" svg:height="0.252cm" svg:x="3.733cm" svg:y="6.293cm" svg:viewBox="0 0 152 253" svg:d="M62 0c-26-1-46 8-62 28 110-12 113 23 118 113-3 39 0 109-56 112h62c29-40 28-94 28-142-5-29-6-43-19-70-14-18-6-15-26-28-11-9-24-11-37-13z">
          <text:p/>
        </draw:path>
        <draw:polygon draw:style-name="gr4" draw:text-style-name="P2" draw:layer="layout" svg:width="0.032cm" svg:height="0.275cm" svg:x="4.034cm" svg:y="6.293cm" svg:viewBox="0 0 33 276" draw:points="0,276 33,276 33,0 0,0">
          <text:p/>
        </draw:polygon>
        <draw:polygon draw:style-name="gr4" draw:text-style-name="P2" draw:layer="layout" svg:width="0.106cm" svg:height="0.283cm" svg:x="4.095cm" svg:y="6.289cm" svg:viewBox="0 0 107 284" draw:points="0,284 82,0 107,0 28,284">
          <text:p/>
        </draw:polygon>
        <draw:path draw:style-name="gr4" draw:text-style-name="P2" draw:layer="layout" svg:width="0.127cm" svg:height="0.203cm" svg:x="4.26cm" svg:y="6.365cm" svg:viewBox="0 0 128 204" svg:d="M60 0c-17-2-52 12-60 27l53 2h13l6 3 7 4 6 6 2 4 4 7 2 6v145h35v-153l-2-7-2-6-3-6-2-3c-9-19-31-27-51-29z">
          <text:p/>
        </draw:path>
        <draw:polygon draw:style-name="gr4" draw:text-style-name="P2" draw:layer="layout" svg:width="0.087cm" svg:height="0.275cm" svg:x="4.226cm" svg:y="6.293cm" svg:viewBox="0 0 88 276" draw:points="35,0 0,0 0,276 35,276 35,151 37,142 40,135 40,129 44,125 52,112 59,108 65,106 73,104 80,101 88,101 35,99">
          <text:p/>
        </draw:polygon>
        <draw:path draw:style-name="gr3" draw:text-style-name="P1" draw:layer="layout" svg:width="8.183cm" svg:height="11.285cm" svg:x="1.769cm" svg:y="14.679cm" svg:viewBox="0 0 8184 11286" svg:d="M64 0v205M64 302v193M64 592v193M64 882v193M64 1170v195M64 1460v193M64 1750v193M64 2040v193M64 2331v193M64 2619v195M64 2909v193M64 3199v192M64 3489v192M64 3779v192M64 4067v194M64 4357v192M64 4647v192M64 4937v192M64 5227v192M64 5517v192M64 5804v195M64 6094v193M64 6384v193M64 6674v193M64 6964v193M64 7252v195M64 7542v193M64 7832v193M64 8122v193M64 8412v193M64 8700v195M64 8990v193M64 9280v193M64 9570v193M64 9860v193M64 10148v195M64 10438v192M64 10728v192M64 11018v205M127 11223l-4-21-9-17-14-15-17-8-19-2-22 2-10 6M0 11223c-2 48 51 78 95 55M127 11223h2M790 0h-170M523 0h-193M233 0h-169M7668 11060l516-1697M7280 11060l517-1697">
          <text:p/>
        </draw:path>
        <draw:line draw:style-name="gr7" draw:text-style-name="P1" draw:layer="layout" svg:x1="14.505cm" svg:y1="25.253cm" svg:x2="9.584cm" svg:y2="25.253cm">
          <text:p/>
        </draw:line>
        <draw:line draw:style-name="gr5" draw:text-style-name="P1" draw:layer="layout" svg:x1="14.505cm" svg:y1="24.608cm" svg:x2="9.781cm" svg:y2="24.608cm">
          <text:p/>
        </draw:line>
        <draw:path draw:style-name="gr6" draw:text-style-name="P1" draw:layer="layout" svg:width="0.373cm" svg:height="0.648cm" svg:x="3.043cm" svg:y="7.247cm" svg:viewBox="0 0 374 649" svg:d="M179 649l195-196M374 649l-195-196M0 0h276v552">
          <text:p/>
        </draw:path>
        <draw:line draw:style-name="gr3" draw:text-style-name="P1" draw:layer="layout" svg:x1="0.317cm" svg:y1="2.116cm" svg:x2="0.317cm" svg:y2="27.58cm">
          <text:p/>
        </draw:line>
        <draw:path draw:style-name="gr4" draw:text-style-name="P2" draw:layer="layout" svg:width="0.114cm" svg:height="0.087cm" svg:x="5.251cm" svg:y="12.799cm" svg:viewBox="0 0 115 88" svg:d="M44 0l-44 3c23 0 13-3 32 8 15 23 41 51 52 77h31l-34-54-4-4-2-6-19-19-4-2z">
          <text:p/>
        </draw:path>
        <draw:path draw:style-name="gr4" draw:text-style-name="P2" draw:layer="layout" svg:width="0.129cm" svg:height="0.069cm" svg:x="5.221cm" svg:y="12.711cm" svg:viewBox="0 0 130 70" svg:d="M118 0l-55 4c24 0 39 8 40 35 1 12-8 21-19 25l-2 2h-4l-5 2h-73l118 2c10-14 10-15 12-33-1-11-3-24-10-33z">
          <text:p/>
        </draw:path>
        <draw:path draw:style-name="gr4" draw:text-style-name="P2" draw:layer="layout" svg:width="0.142cm" svg:height="0.192cm" svg:x="5.196cm" svg:y="12.693cm" svg:viewBox="0 0 143 193" svg:d="M85 0h-85v193h25v-85c30-2 62 3 90-7l7-2 17-8 2-5h2l-118-2v-63h62l56-4-4-5-13-6-2-2c-11-1-21-6-33-4z">
          <text:p/>
        </draw:path>
        <draw:path draw:style-name="gr4" draw:text-style-name="P2" draw:layer="layout" svg:width="0.11cm" svg:height="0.046cm" svg:x="5.397cm" svg:y="12.842cm" svg:viewBox="0 0 111 47" svg:d="M86 0c-7 14-1 11-13 22l-2 2-4 2-7 2h-10l-50 2h2l2 5 17 8 7 2 4 2h35c27-10 34-16 44-45z">
          <text:p/>
        </draw:path>
        <draw:path draw:style-name="gr4" draw:text-style-name="P2" draw:layer="layout" svg:width="0.127cm" svg:height="0.108cm" svg:x="5.38cm" svg:y="12.763cm" svg:viewBox="0 0 128 109" svg:d="M17 0c-14 15-18 36-17 55-1 19 2 16 2 28 7 14 7 13 15 26l50-3c-20 2-17-3-30-10v-2l-2-5-4-4-2-4v-4l-3-5-2-6v-6h104v-19h-102c-1-11 5-16 9-26 11-11 14-16 32-15z">
          <text:p/>
        </draw:path>
        <draw:path draw:style-name="gr4" draw:text-style-name="P2" draw:layer="layout" svg:width="0.11cm" svg:height="0.06cm" svg:x="5.397cm" svg:y="12.744cm" svg:viewBox="0 0 111 61" svg:d="M47 0c-21-2-32 7-47 19 45 2 80-12 88 42h-80 103c-2-33-24-60-57-61z">
          <text:p/>
        </draw:path>
        <draw:path draw:style-name="gr4" draw:text-style-name="P2" draw:layer="layout" svg:width="0.06cm" svg:height="0.029cm" svg:x="5.528cm" svg:y="12.842cm" svg:viewBox="0 0 61 30" svg:d="M24 0l-24 2c0 7 7 22 11 28l50-2c-17 3-35-7-37-24z">
          <text:p/>
        </draw:path>
        <draw:path draw:style-name="gr4" draw:text-style-name="P2" draw:layer="layout" svg:width="0.112cm" svg:height="0.127cm" svg:x="5.532cm" svg:y="12.761cm" svg:viewBox="0 0 113 128" svg:d="M7 0l-2 5-2 2-3 6v4c1 15-3 10 5 24 8 15 28 19 44 23l19 6h8c9 7 14 5 12 18 0 7-5 13-10 17l-10 4h-12l-49 2c16 14 12 13 32 17h31l6-2h6l8-4 5-4 4-2 4-5 2-4c9-9 8-23 7-35l-5-8-10-11-5-2h-4c-8-6-30-8-41-13l-6-2h-5l-2-2-4-2-6-6v-7c-1-14 18-18 29-17z">
          <text:p/>
        </draw:path>
        <draw:path draw:style-name="gr4" draw:text-style-name="P2" draw:layer="layout" svg:width="0.099cm" svg:height="0.043cm" svg:x="5.539cm" svg:y="12.744cm" svg:viewBox="0 0 100 44" svg:d="M44 0c-16 0-21 1-36 9v2l-4 2-4 5 46 2h7l7 3 9 4 6 6 2 4v7l23-4v-3l-2-6-6-13v-2l-4-3-5-4-8-4h-2l-7-2-4-3h-11z">
          <text:p/>
        </draw:path>
        <draw:path draw:style-name="gr4" draw:text-style-name="P2" draw:layer="layout" svg:width="0.11cm" svg:height="0.046cm" svg:x="5.683cm" svg:y="12.842cm" svg:viewBox="0 0 111 47" svg:d="M84 0c-7 14 0 11-12 22l-2 2-5 2-6 2h-11l-48 2h2l2 5 17 8 6 2 5 2h33c29-10 36-16 46-45z">
          <text:p/>
        </draw:path>
        <draw:path draw:style-name="gr4" draw:text-style-name="P2" draw:layer="layout" svg:width="0.127cm" svg:height="0.108cm" svg:x="5.666cm" svg:y="12.763cm" svg:viewBox="0 0 128 109" svg:d="M17 0c-14 15-19 36-17 55-1 19 2 16 2 28 6 14 7 13 15 26l48-3c-19 2-16-3-29-10v-2l-2-5-5-4-2-4v-4l-2-5-2-6v-6h105v-19h-103c-1-11 5-16 9-26 11-11 14-16 31-15z">
          <text:p/>
        </draw:path>
        <draw:path draw:style-name="gr4" draw:text-style-name="P2" draw:layer="layout" svg:width="0.11cm" svg:height="0.06cm" svg:x="5.683cm" svg:y="12.744cm" svg:viewBox="0 0 111 61" svg:d="M46 0c-20-2-32 7-46 19 45 2 79-12 87 42h-79 103c-2-33-25-60-58-61z">
          <text:p/>
        </draw:path>
        <draw:polygon draw:style-name="gr4" draw:text-style-name="P2" draw:layer="layout" svg:width="0.051cm" svg:height="0.139cm" svg:x="5.822cm" svg:y="12.747cm" svg:viewBox="0 0 52 140" draw:points="23,0 0,0 0,140 25,140 25,65 27,59 27,48 29,44 29,38 31,33 35,29 37,25 46,21 52,21 23,21">
          <text:p/>
        </draw:polygon>
        <draw:path draw:style-name="gr4" draw:text-style-name="P2" draw:layer="layout" svg:width="0.055cm" svg:height="0.03cm" svg:x="5.844cm" svg:y="12.744cm" svg:viewBox="0 0 56 31" svg:d="M32 0c-15-1-26 11-32 24h32l5 2h6l4 5 9-24-9-4-6-3h-4z">
          <text:p/>
        </draw:path>
        <draw:path draw:style-name="gr4" draw:text-style-name="P2" draw:layer="layout" svg:width="0.074cm" svg:height="0.139cm" svg:x="5.952cm" svg:y="12.747cm" svg:viewBox="0 0 75 140" svg:d="M75 0h-24c-19 46-33 93-51 140h22z">
          <text:p/>
        </draw:path>
        <draw:polygon draw:style-name="gr4" draw:text-style-name="P2" draw:layer="layout" svg:width="0.063cm" svg:height="0.139cm" svg:x="5.899cm" svg:y="12.747cm" svg:viewBox="0 0 64 140" draw:points="23,0 0,0 53,140 64,112 62,110 62,103 60,99 58,93 56,88 56,84">
          <text:p/>
        </draw:polygon>
        <draw:path draw:style-name="gr4" draw:text-style-name="P2" draw:layer="layout" svg:width="0.11cm" svg:height="0.046cm" svg:x="6.055cm" svg:y="12.842cm" svg:viewBox="0 0 111 47" svg:d="M86 0c-7 14-1 11-13 22l-2 2-4 2-6 2h-12l-49 2h2l3 5 16 8 7 2 4 2h35c27-10 34-16 44-45z">
          <text:p/>
        </draw:path>
        <draw:path draw:style-name="gr4" draw:text-style-name="P2" draw:layer="layout" svg:width="0.127cm" svg:height="0.108cm" svg:x="6.038cm" svg:y="12.763cm" svg:viewBox="0 0 128 109" svg:d="M17 0c-13 15-18 36-17 55-1 19 2 16 2 28 7 14 7 13 15 26l49-3c-20 2-17-3-30-10v-2l-2-5-4-4-2-4v-4l-2-5-2-6v-6h104v-19h-102c-1-11 4-16 8-26 11-11 15-16 32-15z">
          <text:p/>
        </draw:path>
        <draw:path draw:style-name="gr4" draw:text-style-name="P2" draw:layer="layout" svg:width="0.11cm" svg:height="0.06cm" svg:x="6.055cm" svg:y="12.744cm" svg:viewBox="0 0 111 61" svg:d="M47 0c-21-2-32 7-47 19 45 2 80-12 88 42h-79 102c-1-33-24-60-57-61z">
          <text:p/>
        </draw:path>
        <draw:polygon draw:style-name="gr4" draw:text-style-name="P2" draw:layer="layout" svg:width="0.072cm" svg:height="0.025cm" svg:x="6.184cm" svg:y="12.804cm" svg:viewBox="0 0 73 26" draw:points="0,26 73,26 73,0 0,0">
          <text:p/>
        </draw:polygon>
        <draw:path draw:style-name="gr4" draw:text-style-name="P2" draw:layer="layout" svg:width="0.08cm" svg:height="0.044cm" svg:x="5.285cm" svg:y="13.147cm" svg:viewBox="0 0 81 45" svg:d="M23 0l-23 2c-1 9 2 16 4 25l2 4 4 5 3 5 4 4h64c-27-1-49-12-58-39z">
          <text:p/>
        </draw:path>
        <draw:path draw:style-name="gr4" draw:text-style-name="P2" draw:layer="layout" svg:width="0.07cm" svg:height="0.038cm" svg:x="5.361cm" svg:y="13.037cm" svg:viewBox="0 0 71 39" svg:d="M57 0h-57 11l4 2h6l9 4c17 16 11 11 17 33l24-3c1-21-3-14-10-32z">
          <text:p/>
        </draw:path>
        <draw:path draw:style-name="gr4" draw:text-style-name="P2" draw:layer="layout" svg:width="0.146cm" svg:height="0.199cm" svg:x="5.291cm" svg:y="13.015cm" svg:viewBox="0 0 147 200" svg:d="M68 0c-14 1-19-3-30 6l-7 2-13 6-4 4-2 5c-16 13-15 37-6 55h2l2 4 4 4 4 2 4 4 5 2v3h4l9 4 7 2h4l6 2 9 2 4 2c17 1 30 8 44 15l3 4 4 5v10c1 13-1 9-7 21l-4 2-4 5-6 2h-5l-4 2h-6l-4 2h-71l2 4 4 2 4 5 5 2 6 2h2l10 4h4l6 2h17l4 2h2l7-2h10l5-2h4c36-12 53-41 40-78-26-34-58-29-95-43l-4-2h-5l-5-2-4-4c-6-12-4-11-4-23l2-5 8-8 3-2 5-2h4l4-2h6l7-2h63c-5-12-40-25-53-23z">
          <text:p/>
        </draw:path>
        <draw:path draw:style-name="gr4" draw:text-style-name="P2" draw:layer="layout" svg:width="0.049cm" svg:height="0.023cm" svg:x="5.475cm" svg:y="13.189cm" svg:viewBox="0 0 50 24" svg:d="M48 0h-48v4l5 10 2 2 4 4 4 2c21 3 16 3 35 0z">
          <text:p/>
        </draw:path>
        <draw:polygon draw:style-name="gr4" draw:text-style-name="P2" draw:layer="layout" svg:width="0.066cm" svg:height="0.167cm" svg:x="5.456cm" svg:y="13.022cm" svg:viewBox="0 0 67 168" draw:points="44,0 17,15 17,48 0,48 0,67 17,67 17,156 19,164 19,168 56,168 48,168 48,166 44,161 44,67 67,67 67,48 44,48">
          <text:p/>
        </draw:polygon>
        <draw:polygon draw:style-name="gr4" draw:text-style-name="P2" draw:layer="layout" svg:width="0.04cm" svg:height="0.006cm" svg:x="5.596cm" svg:y="13.187cm" svg:viewBox="0 0 41 7" draw:points="19,0 11,5 4,7 0,7 37,7 41,2">
          <text:p/>
        </draw:polygon>
        <draw:path draw:style-name="gr4" draw:text-style-name="P2" draw:layer="layout" svg:width="0.09cm" svg:height="0.142cm" svg:x="5.542cm" svg:y="13.07cm" svg:viewBox="0 0 91 143" svg:d="M25 0h-24c-1 40-3 77 2 114 6 13 6 20 24 25 8 6 25 4 34 4 25-7 10 0 30-19h-40l-4-2h-7l-8-8-2-5-3-6v-4l-2-7v-12z">
          <text:p/>
        </draw:path>
        <draw:path draw:style-name="gr4" draw:text-style-name="P2" draw:layer="layout" svg:width="0.042cm" svg:height="0.14cm" svg:x="5.615cm" svg:y="13.07cm" svg:viewBox="0 0 43 141" svg:d="M43 0h-26c0 31 0 62 0 95-5 11 0 12-17 23l21 2v21h22z">
          <text:p/>
        </draw:path>
        <draw:path draw:style-name="gr4" draw:text-style-name="P2" draw:layer="layout" svg:width="0.048cm" svg:height="0.023cm" svg:x="5.7cm" svg:y="13.189cm" svg:viewBox="0 0 49 24" svg:d="M47 0h-47v4l4 10 2 2 4 4 5 2c19 3 14 3 34 0z">
          <text:p/>
        </draw:path>
        <draw:polygon draw:style-name="gr4" draw:text-style-name="P2" draw:layer="layout" svg:width="0.065cm" svg:height="0.167cm" svg:x="5.681cm" svg:y="13.022cm" svg:viewBox="0 0 66 168" draw:points="43,0 18,15 18,48 0,48 0,67 18,67 18,156 20,164 20,168 56,168 47,168 47,166 43,161 43,67 66,67 66,48 43,48">
          <text:p/>
        </draw:polygon>
        <draw:polygon draw:style-name="gr4" draw:text-style-name="P2" draw:layer="layout" svg:width="0.125cm" svg:height="0.021cm" svg:x="5.755cm" svg:y="13.189cm" svg:viewBox="0 0 126 22" draw:points="126,0 54,0 47,3 30,3 0,22 126,22">
          <text:p/>
        </draw:polygon>
        <draw:polygon draw:style-name="gr4" draw:text-style-name="P2" draw:layer="layout" svg:width="0.12cm" svg:height="0.123cm" svg:x="5.755cm" svg:y="13.087cm" svg:viewBox="0 0 121 124" draw:points="121,0 90,2 0,105 0,124 29,105 44,87">
          <text:p/>
        </draw:polygon>
        <draw:path draw:style-name="gr4" draw:text-style-name="P2" draw:layer="layout" svg:width="0.114cm" svg:height="0.02cm" svg:x="5.761cm" svg:y="13.07cm" svg:viewBox="0 0 115 21" svg:d="M115 0h-115v20c38-1 77 4 115-2z">
          <text:p/>
        </draw:path>
        <draw:path draw:style-name="gr4" draw:text-style-name="P2" draw:layer="layout" svg:width="0.111cm" svg:height="0.046cm" svg:x="5.913cm" svg:y="13.166cm" svg:viewBox="0 0 112 47" svg:d="M86 0c-8 13-1 11-14 22l-2 2-4 2-6 2h-11l-49 2h3l2 4 17 9 6 2 4 2h34c28-10 36-16 46-44z">
          <text:p/>
        </draw:path>
        <draw:path draw:style-name="gr4" draw:text-style-name="P2" draw:layer="layout" svg:width="0.128cm" svg:height="0.108cm" svg:x="5.896cm" svg:y="13.087cm" svg:viewBox="0 0 129 109" svg:d="M18 0c-14 15-19 36-17 55-2 19 1 15 2 28 6 14 6 13 15 26l49-3c-20 2-17-3-29-10v-3l-3-4-4-4-2-4v-4l-2-5-2-6v-6h104v-19h-102c-1-11 4-16 8-26 11-11 15-16 32-15z">
          <text:p/>
        </draw:path>
        <draw:path draw:style-name="gr4" draw:text-style-name="P2" draw:layer="layout" svg:width="0.111cm" svg:height="0.061cm" svg:x="5.913cm" svg:y="13.068cm" svg:viewBox="0 0 112 62" svg:d="M47 1c-20-3-32 7-47 19 46 2 79-12 88 42h-79 103c-2-33-25-60-59-61z">
          <text:p/>
        </draw:path>
        <draw:polygon draw:style-name="gr4" draw:text-style-name="P2" draw:layer="layout" svg:width="0.04cm" svg:height="0.007cm" svg:x="6.072cm" svg:y="13.085cm" svg:viewBox="0 0 41 8" draw:points="4,0 0,8 26,8 35,2 41,2">
          <text:p/>
        </draw:polygon>
        <draw:polygon draw:style-name="gr4" draw:text-style-name="P2" draw:layer="layout" svg:width="0.047cm" svg:height="0.14cm" svg:x="6.051cm" svg:y="13.07cm" svg:viewBox="0 0 48 141" draw:points="21,0 0,0 0,141 25,141 25,49 28,43 28,38 30,34 32,30 36,28 36,26 42,24 48,22 21,22">
          <text:p/>
        </draw:polygon>
        <draw:path draw:style-name="gr4" draw:text-style-name="P2" draw:layer="layout" svg:width="0.089cm" svg:height="0.142cm" svg:x="6.076cm" svg:y="13.068cm" svg:viewBox="0 0 90 143" svg:d="M42 0h-12l-4 2h-6c-9 3-13 11-20 15l36 2h3l5 2h6l4 3 5 4 2 4 2 4 2 4v6l2 6v91h23v-107l-2-2v-4l-2-4-2-7-2-4-6-6-5-2c-8-3-14-8-23-7z">
          <text:p/>
        </draw:path>
        <draw:path draw:style-name="gr4" draw:text-style-name="P2" draw:layer="layout" svg:width="0.047cm" svg:height="0.029cm" svg:x="5.513cm" svg:y="13.382cm" svg:viewBox="0 0 48 30" svg:d="M15 0l-6 2-4 2-5 4v22c8-5 18-8 26-11v-3c8-4 16-8 22-14z">
          <text:p/>
        </draw:path>
        <draw:path draw:style-name="gr4" draw:text-style-name="P2" draw:layer="layout" svg:width="0.055cm" svg:height="0.193cm" svg:x="5.528cm" svg:y="13.341cm" svg:viewBox="0 0 56 194" svg:d="M56 0h-16c-9 16-24 31-40 41l32 2v151h24z">
          <text:p/>
        </draw:path>
        <draw:polygon draw:style-name="gr4" draw:text-style-name="P2" draw:layer="layout" svg:width="0.074cm" svg:height="0.199cm" svg:x="5.634cm" svg:y="13.339cm" svg:viewBox="0 0 75 200" draw:points="0,200 56,0 75,0 19,200">
          <text:p/>
        </draw:polygon>
        <draw:path draw:style-name="gr4" draw:text-style-name="P2" draw:layer="layout" svg:width="0.128cm" svg:height="0.174cm" svg:x="5.716cm" svg:y="13.36cm" svg:viewBox="0 0 129 175" svg:d="M116 0h-49c10-1 19 5 28 9v2l2 2 4 6 2 5v4c-1 15 3 10-4 23-3 11-24 31-32 39-10 6-40 32-45 40l-2 3-5 2-2 6-4 4-2 5c-4 8-8 16-6 25h128v-23h-97c12-16 18-19 33-32 11-7 28-26 38-32l2-4 9-10 4-8 4-4 2-4v-3c6-14 7-40-6-50z">
          <text:p/>
        </draw:path>
        <draw:path draw:style-name="gr4" draw:text-style-name="P2" draw:layer="layout" svg:width="0.11cm" svg:height="0.057cm" svg:x="5.721cm" svg:y="13.341cm" svg:viewBox="0 0 111 58" svg:d="M62 0c-23-1-24 4-43 13-13 12-17 27-19 43l23 2 2-4v-6l2-4 2-5 5-8 4-2 2-4 6-3h5l5-2h55c-10-13-27-20-42-20z">
          <text:p/>
        </draw:path>
        <draw:polygon draw:style-name="gr4" draw:text-style-name="P2" draw:layer="layout" svg:width="0.028cm" svg:height="0.068cm" svg:x="5.911cm" svg:y="13.341cm" svg:viewBox="0 0 29 69" draw:points="29,0 0,0 0,32 7,69 23,69 29,32">
          <text:p/>
        </draw:polygon>
        <draw:polygon draw:style-name="gr4" draw:text-style-name="P2" draw:layer="layout" svg:width="0.028cm" svg:height="0.068cm" svg:x="5.869cm" svg:y="13.341cm" svg:viewBox="0 0 29 69" draw:points="29,0 0,0 0,32 7,69 22,69 29,32">
          <text:p/>
        </draw:polygon>
        <draw:line draw:style-name="gr7" draw:text-style-name="P1" draw:layer="layout" svg:x1="9.196cm" svg:y1="25.253cm" svg:x2="0.861cm" svg:y2="25.253cm">
          <text:p/>
        </draw:line>
        <draw:path draw:style-name="gr5" draw:text-style-name="P1" draw:layer="layout" svg:width="13.447cm" svg:height="0.131cm" svg:x="1.058cm" svg:y="24.608cm" svg:viewBox="0 0 13448 132" svg:d="M8336 0h-8336M13448 0v132">
          <text:p/>
        </draw:path>
        <draw:path draw:style-name="gr2" draw:text-style-name="P1" draw:layer="layout" svg:width="0.222cm" svg:height="0.385cm" svg:x="14.393cm" svg:y="24.739cm" svg:viewBox="0 0 223 386" svg:d="M112 194l-112 192h223l-111-192-112-194M112 194l111-194h-223">
          <text:p/>
        </draw:path>
        <draw:polygon draw:style-name="gr4" draw:text-style-name="P2" draw:layer="layout" svg:width="0.218cm" svg:height="0.275cm" svg:x="1.566cm" svg:y="7.722cm" svg:viewBox="0 0 219 276" draw:points="219,0 0,0 0,33 92,33 92,276 128,276 128,33 219,33">
          <text:p/>
        </draw:polygon>
        <draw:polygon draw:style-name="gr4" draw:text-style-name="P2" draw:layer="layout" svg:width="0.066cm" svg:height="0.007cm" svg:x="1.881cm" svg:y="7.971cm" svg:viewBox="0 0 67 8" draw:points="24,0 17,2 9,2 0,5 60,8 67,0">
          <text:p/>
        </draw:polygon>
        <draw:path draw:style-name="gr4" draw:text-style-name="P2" draw:layer="layout" svg:width="0.138cm" svg:height="0.107cm" svg:x="1.807cm" svg:y="7.895cm" svg:viewBox="0 0 139 108" svg:d="M30 0c-35 18-40 67-13 92 35 27 85 17 117-8l-59-2h-2l-8-3-14-4-6-4-3-2-4-6-2-7v-17l4-6v-2c23-16 21-11 48-15 21-7 32-4 51-14z">
          <text:p/>
        </draw:path>
        <draw:path draw:style-name="gr4" draw:text-style-name="P2" draw:layer="layout" svg:width="0.085cm" svg:height="0.038cm" svg:x="1.811cm" svg:y="7.821cm" svg:viewBox="0 0 86 39" svg:d="M15 0l-4 4-2 7-4 6-5 17 34 5c8-29 22-38 52-39z">
          <text:p/>
        </draw:path>
        <draw:path draw:style-name="gr4" draw:text-style-name="P2" draw:layer="layout" svg:width="0.163cm" svg:height="0.203cm" svg:x="1.826cm" svg:y="7.794cm" svg:viewBox="0 0 164 204" svg:d="M77 0c-26-1-61 4-77 27 35 5 131-20 120 50-31 14-81 8-109 25l109 2c1 33-4 66-40 74h42v5l2 8 4 13h36c-8-11-7-26-10-38 0-37 0-74 0-111-7-28 3-9-15-39-14-11-36-15-53-16z">
          <text:p/>
        </draw:path>
        <draw:path draw:style-name="gr4" draw:text-style-name="P2" draw:layer="layout" svg:width="0.148cm" svg:height="0.076cm" svg:x="2.046cm" svg:y="7.925cm" svg:viewBox="0 0 149 77" svg:d="M116 0c-9 63-65 49-116 48 45 54 142 30 149-44z">
          <text:p/>
        </draw:path>
        <draw:path draw:style-name="gr4" draw:text-style-name="P2" draw:layer="layout" svg:width="0.078cm" svg:height="0.042cm" svg:x="2.112cm" svg:y="7.819cm" svg:viewBox="0 0 79 43" svg:d="M64 0l-64 2c17-1 16 2 30 11l5 2 4 6 2 7 4 7 3 8 31-4c-2-22-6-19-10-33z">
          <text:p/>
        </draw:path>
        <draw:path draw:style-name="gr4" draw:text-style-name="P2" draw:layer="layout" svg:width="0.154cm" svg:height="0.179cm" svg:x="2.021cm" svg:y="7.794cm" svg:viewBox="0 0 155 180" svg:d="M92 0c-43 0-77 24-88 65-4 17-6 47-2 64l2 8v6l4 10 3 6 2 7 4 6 8 8h67-11l-12-4-14-8-4-7h-2c-7-12-14-25-13-39v-10l-2-9v-2l2-8v-9l2-8c6-56 74-55 117-51-27-21-18-20-55-25z">
          <text:p/>
        </draw:path>
        <draw:path draw:style-name="gr4" draw:text-style-name="P2" draw:layer="layout" svg:width="0.093cm" svg:height="0.152cm" svg:x="2.209cm" svg:y="7.821cm" svg:viewBox="0 0 94 153" svg:d="M26 0c-19 18-27 53-26 79-1 22 3 27 9 47l2 6 4 7 2 6 9 8h68c-42 1-61-39-60-76 3-42 12-72 60-77z">
          <text:p/>
        </draw:path>
        <draw:path draw:style-name="gr4" draw:text-style-name="P2" draw:layer="layout" svg:width="0.161cm" svg:height="0.207cm" svg:x="2.235cm" svg:y="7.794cm" svg:viewBox="0 0 162 208" svg:d="M67 0c-25 1-50 7-67 27 74-5 123-6 128 77-5 83-50 81-128 76 41 49 138 32 155-31 19-66 1-143-79-149z">
          <text:p/>
        </draw:path>
        <draw:path draw:style-name="gr4" draw:text-style-name="P2" draw:layer="layout" svg:width="0.172cm" svg:height="0.097cm" svg:x="1.409cm" svg:y="8.329cm" svg:viewBox="0 0 173 98" svg:d="M154 0h-89c34 1 68 3 70 47 2 17-7 31-19 41-37 14-78 6-116 8l156 2c21-25 24-68 2-94z">
          <text:p/>
        </draw:path>
        <draw:path draw:style-name="gr4" draw:text-style-name="P2" draw:layer="layout" svg:width="0.159cm" svg:height="0.088cm" svg:x="1.409cm" svg:y="8.215cm" svg:viewBox="0 0 160 89" svg:d="M147 1h-92c11 0 38-3 46 4l6 2 6 5 5 7v2l4 6 2 9v10l-2 9-4 12-2 2-13 9-7 2-5 2h-4l-8 2h-79l135 5 6-5 8-12 2-5 5-6 2-6c6-18 0-37-9-54z">
          <text:p/>
        </draw:path>
        <draw:path draw:style-name="gr4" draw:text-style-name="P2" draw:layer="layout" svg:width="0.191cm" svg:height="0.275cm" svg:x="1.373cm" svg:y="8.181cm" svg:viewBox="0 0 192 276" svg:d="M105 0h-105v276c65-11 94 8 145-4h7l2-2 8-2 6-3 13-8h2l4-6 5-5-156-2v-96h154c-6-6-24-18-32-19l13-8-135-5v-82h147c-13-26-43-33-70-32z">
          <text:p/>
        </draw:path>
        <draw:path draw:style-name="gr4" draw:text-style-name="P2" draw:layer="layout" svg:width="0.074cm" svg:height="0.037cm" svg:x="1.621cm" svg:y="8.5cm" svg:viewBox="0 0 75 38" svg:d="M0 0l4 33c30 11 57 2 71-28h-58l-9-2z">
          <text:p/>
        </draw:path>
        <draw:polygon draw:style-name="gr4" draw:text-style-name="P2" draw:layer="layout" svg:width="0.091cm" svg:height="0.199cm" svg:x="1.608cm" svg:y="8.257cm" svg:viewBox="0 0 92 200" draw:points="36,0 0,0 77,200 92,162 92,160 90,153 88,145 86,139 84,130 82,124 79,114">
          <text:p/>
        </draw:polygon>
        <draw:path draw:style-name="gr4" draw:text-style-name="P2" draw:layer="layout" svg:width="0.148cm" svg:height="0.248cm" svg:x="1.642cm" svg:y="8.257cm" svg:viewBox="0 0 149 249" svg:d="M149 0h-34l-42 116-2 10-4 6-2 9-3 6-3 9-2 6-15 38-2 2c-7 18-2 15-12 32l-5 6-6 4h-2l-6 3-9 2h53l2-2 2-5 2-6 3-6 5-9 2-8 4-9z">
          <text:p/>
        </draw:path>
        <draw:path draw:style-name="gr4" draw:text-style-name="P2" draw:layer="layout" svg:width="0.11cm" svg:height="0.025cm" svg:x="1.854cm" svg:y="8.435cm" svg:viewBox="0 0 111 26" svg:d="M111 0h-111l4 5 4 6 13 9h2l13 4 8 2h7c16 1 42-9 56-19z">
          <text:p/>
        </draw:path>
        <draw:polygon draw:style-name="gr4" draw:text-style-name="P2" draw:layer="layout" svg:width="0.056cm" svg:height="0.009cm" svg:x="1.849cm" svg:y="8.276cm" svg:viewBox="0 0 57 10" draw:points="7,0 0,6 36,10 57,2">
          <text:p/>
        </draw:polygon>
        <draw:path draw:style-name="gr4" draw:text-style-name="P2" draw:layer="layout" svg:width="0.144cm" svg:height="0.275cm" svg:x="1.82cm" svg:y="8.257cm" svg:viewBox="0 0 145 276" svg:d="M29 0h-29v276h34v-97h111l-63-2h-6l-13-4-12-9c-13-17-19-21-19-44-7-19 2-37 2-54 13-22 1-19 31-38l-36-3z">
          <text:p/>
        </draw:path>
        <draw:path draw:style-name="gr4" draw:text-style-name="P2" draw:layer="layout" svg:width="0.136cm" svg:height="0.182cm" svg:x="1.856cm" svg:y="8.253cm" svg:viewBox="0 0 137 183" svg:d="M53 0c-20-2-41 8-53 23 64-4 103 10 101 79 4 36-13 79-55 79l63 2 6-4 9-13 2-9 2-2 2-6 2-8c8-15 3-44 4-62-8-43-31-74-77-79z">
          <text:p/>
        </draw:path>
        <draw:polygon draw:style-name="gr4" draw:text-style-name="P2" draw:layer="layout" svg:width="0.066cm" svg:height="0.006cm" svg:x="2.097cm" svg:y="8.431cm" svg:viewBox="0 0 67 7" draw:points="24,0 18,3 9,3 0,5 60,7 67,0">
          <text:p/>
        </draw:polygon>
        <draw:path draw:style-name="gr4" draw:text-style-name="P2" draw:layer="layout" svg:width="0.138cm" svg:height="0.107cm" svg:x="2.023cm" svg:y="8.354cm" svg:viewBox="0 0 139 108" svg:d="M30 0c-35 17-40 66-13 92 35 26 84 18 117-8l-60-2h-2l-8-2-13-5-7-5-2-2-4-6-2-7v-16l4-7v-2c22-16 20-11 47-15 21-7 33-4 52-12z">
          <text:p/>
        </draw:path>
        <draw:path draw:style-name="gr4" draw:text-style-name="P2" draw:layer="layout" svg:width="0.085cm" svg:height="0.038cm" svg:x="2.027cm" svg:y="8.28cm" svg:viewBox="0 0 86 39" svg:d="M15 0l-4 5-2 6-4 6-3 9-2 9 35 4c8-29 22-38 51-39z">
          <text:p/>
        </draw:path>
        <draw:path draw:style-name="gr4" draw:text-style-name="P2" draw:layer="layout" svg:width="0.163cm" svg:height="0.203cm" svg:x="2.042cm" svg:y="8.253cm" svg:viewBox="0 0 164 204" svg:d="M76 0c-26-1-60 4-76 28 35 5 130-21 119 49-31 14-82 8-108 25l108 3c1 32-4 65-41 74h43v4l2 8 4 13h37c-8-11-7-26-11-38 0-37 0-73 0-110-6-27 4-8-15-39-14-12-36-16-53-17z">
          <text:p/>
        </draw:path>
        <draw:path draw:style-name="gr4" draw:text-style-name="P2" draw:layer="layout" svg:width="0.084cm" svg:height="0.042cm" svg:x="2.233cm" svg:y="8.393cm" svg:viewBox="0 0 85 43" svg:d="M31 0l-31 4c1 13 6 27 14 39l71-3c-23 2-47-11-52-34z">
          <text:p/>
        </draw:path>
        <draw:path draw:style-name="gr4" draw:text-style-name="P2" draw:layer="layout" svg:width="0.161cm" svg:height="0.182cm" svg:x="2.237cm" svg:y="8.278cm" svg:viewBox="0 0 162 183" svg:d="M10 0c-30 52 10 84 60 92l10 2 18 5 9 4 6 2 2 2 6 4 5 7v10l-2 7-9 12-4 2-13 5-8 2h-10l-70 2c24 27 65 28 99 23 20-14 21 1 42-29l2-3 2-6 5-8v-7l2-8-2-9v-6l-5-6c-7-32-71-35-96-47h-6l-2-2h-2l-7-4-8-10v-8c-4-19 29-27 42-26z">
          <text:p/>
        </draw:path>
        <draw:path draw:style-name="gr4" draw:text-style-name="P2" draw:layer="layout" svg:width="0.142cm" svg:height="0.059cm" svg:x="2.247cm" svg:y="8.253cm" svg:viewBox="0 0 143 60" svg:d="M64 0c-23-2-49 8-64 25l66 2h11l9 2 6 3 9 9 8 13v6l34-4c-3-39-36-53-71-56z">
          <text:p/>
        </draw:path>
        <draw:path draw:style-name="gr4" draw:text-style-name="P2" draw:layer="layout" svg:width="0.085cm" svg:height="0.042cm" svg:x="2.423cm" svg:y="8.393cm" svg:viewBox="0 0 86 43" svg:d="M32 0l-32 4c1 13 6 27 15 39l71-3c-23 2-48-11-52-34z">
          <text:p/>
        </draw:path>
        <draw:path draw:style-name="gr4" draw:text-style-name="P2" draw:layer="layout" svg:width="0.161cm" svg:height="0.182cm" svg:x="2.427cm" svg:y="8.278cm" svg:viewBox="0 0 162 183" svg:d="M11 0c-31 52 9 84 60 92l11 2 17 5 8 4 7 2 2 2 6 4 4 7v10l-2 7-8 12-5 2-12 5-9 2h-8l-71 2c23 27 65 28 98 23 20-14 21 1 43-29l2-3 2-6 4-8v-7l2-8-2-9v-6l-4-6c-7-32-72-35-95-47h-7l-3-2h-2l-6-4-9-10v-8c-3-19 30-27 44-26z">
          <text:p/>
        </draw:path>
        <draw:path draw:style-name="gr4" draw:text-style-name="P2" draw:layer="layout" svg:width="0.142cm" svg:height="0.059cm" svg:x="2.438cm" svg:y="8.253cm" svg:viewBox="0 0 143 60" svg:d="M64 0c-22-2-50 8-64 25l67 2h10l9 2 6 3 8 9 9 13v6l34-4c-3-39-37-53-70-56z">
          <text:p/>
        </draw:path>
        <draw:path draw:style-name="gr4" draw:text-style-name="P2" draw:layer="layout" svg:width="0.067cm" svg:height="0.046cm" svg:x="1.399cm" svg:y="8.697cm" svg:viewBox="0 0 68 47" svg:d="M21 0l-9 6-6 4-6 2v35c7-7 27-13 36-18v-2c14-6 22-14 32-21z">
          <text:p/>
        </draw:path>
        <draw:path draw:style-name="gr4" draw:text-style-name="P2" draw:layer="layout" svg:width="0.078cm" svg:height="0.275cm" svg:x="1.42cm" svg:y="8.64cm" svg:viewBox="0 0 79 276" svg:d="M79 0h-21v2l-4 5-13 19-6 4c-9 10-24 20-35 27l47 5v214h32z">
          <text:p/>
        </draw:path>
        <draw:polygon draw:style-name="gr4" draw:text-style-name="P2" draw:layer="layout" svg:width="0.038cm" svg:height="0.098cm" svg:x="1.651cm" svg:y="8.64cm" svg:viewBox="0 0 39 99" draw:points="39,0 0,0 0,48 9,99 30,99 39,48">
          <text:p/>
        </draw:polygon>
        <draw:polygon draw:style-name="gr4" draw:text-style-name="P2" draw:layer="layout" svg:width="0.038cm" svg:height="0.098cm" svg:x="1.587cm" svg:y="8.64cm" svg:viewBox="0 0 39 99" draw:points="39,0 0,0 0,48 11,99 31,99 39,48">
          <text:p/>
        </draw:polygon>
        <draw:path draw:style-name="gr4" draw:text-style-name="P2" draw:layer="layout" svg:width="0.088cm" svg:height="0.131cm" svg:x="1.921cm" svg:y="8.763cm" svg:viewBox="0 0 89 132" svg:d="M65 0l-65 4c74 1 71 125 3 126l62 2c28-34 34-92 4-128z">
          <text:p/>
        </draw:path>
        <draw:path draw:style-name="gr4" draw:text-style-name="P2" draw:layer="layout" svg:width="0.123cm" svg:height="0.038cm" svg:x="1.862cm" svg:y="8.738cm" svg:viewBox="0 0 124 39" svg:d="M67 0c-26-1-53 13-67 37l33 2 6-5 13-5h8l64-4-2-4-26-17-6-2h-8l-7-2z">
          <text:p/>
        </draw:path>
        <draw:path draw:style-name="gr4" draw:text-style-name="P2" draw:layer="layout" svg:width="0.157cm" svg:height="0.254cm" svg:x="1.828cm" svg:y="8.666cm" svg:viewBox="0 0 158 255" svg:d="M34 0c-22 26-6 7-21 33-7 21-7 25-11 44-1 19-3 26-2 46-1 30 2 30 5 53 4 16 6 25 14 38l5 5 2 6 2 2 6 4 11 11c31 16 63 18 96 2v-2l13-9 4-4c-51-5-97 13-115-44-11-27-3-61 23-74l-32-2c-4-39 13-108 62-107z">
          <text:p/>
        </draw:path>
        <draw:path draw:style-name="gr4" draw:text-style-name="P2" draw:layer="layout" svg:width="0.142cm" svg:height="0.07cm" svg:x="1.862cm" svg:y="8.64cm" svg:viewBox="0 0 143 71" svg:d="M65 0c-28 0-45 10-65 27l63 2h8l6 2 9 2 6 4 4 7h3l2 6 4 6 2 7 2 8 34-2c-2-36-33-69-70-69z">
          <text:p/>
        </draw:path>
        <draw:polygon draw:style-name="gr4" draw:text-style-name="P2" draw:layer="layout" svg:width="0.104cm" svg:height="0.034cm" svg:x="2.038cm" svg:y="8.799cm" svg:viewBox="0 0 105 35" draw:points="0,35 105,35 105,0 0,0">
          <text:p/>
        </draw:polygon>
        <draw:path draw:style-name="gr4" draw:text-style-name="P2" draw:layer="layout" svg:width="0.182cm" svg:height="0.247cm" svg:x="2.165cm" svg:y="8.668cm" svg:viewBox="0 0 183 248" svg:d="M166 0h-71c73 6 62 73 18 110-40 39-109 78-113 138h183v-31h-134c6-9 10-20 19-27l4-4 6-4 7-7 16-12v-2c25-22 53-41 69-68 15-31 19-56 0-87z">
          <text:p/>
        </draw:path>
        <draw:path draw:style-name="gr4" draw:text-style-name="P2" draw:layer="layout" svg:width="0.159cm" svg:height="0.083cm" svg:x="2.171cm" svg:y="8.64cm" svg:viewBox="0 0 160 84" svg:d="M91 0c-53-1-83 28-91 80l36 4c5-76 67-52 124-55-19-20-32-27-60-29z">
          <text:p/>
        </draw:path>
        <draw:path draw:style-name="gr4" draw:text-style-name="P2" draw:layer="layout" svg:width="0.151cm" svg:height="0.254cm" svg:x="2.382cm" svg:y="8.668cm" svg:viewBox="0 0 152 255" svg:d="M28 0c-36 39-31 145-19 191 20 70 102 84 143 34h-73l-6-2-13-9-10-10v-2l-3-4c-10-15-13-57-12-75 0-40-3-123 55-123z">
          <text:p/>
        </draw:path>
        <draw:path draw:style-name="gr4" draw:text-style-name="P2" draw:layer="layout" svg:width="0.151cm" svg:height="0.252cm" svg:x="2.41cm" svg:y="8.64cm" svg:viewBox="0 0 152 253" svg:d="M62 0c-26-1-45 8-62 28 110-11 113 22 118 112-3 39 0 110-56 113h62c29-40 28-95 28-143-5-29-6-42-19-70-14-18-6-15-26-27-11-8-23-11-36-13z">
          <text:p/>
        </draw:path>
        <draw:path draw:style-name="gr4" draw:text-style-name="P2" draw:layer="layout" svg:width="0.087cm" svg:height="0.055cm" svg:x="5.782cm" svg:y="19.234cm" svg:viewBox="0 0 88 56" svg:d="M35 0l-35 4c-3 17 13 36 22 52l66-2c-13 1-24-6-34-14h-2l-4-4-2-7-5-6-2-6-4-9z">
          <text:p/>
        </draw:path>
        <draw:path draw:style-name="gr4" draw:text-style-name="P2" draw:layer="layout" svg:width="0.157cm" svg:height="0.14cm" svg:x="5.803cm" svg:y="19.174cm" svg:viewBox="0 0 158 141" svg:d="M135 0l-67 3c24 3 22-2 39 14 18 21 12 17 17 38-7 71-69 60-124 61 19 16 5 6 28 19 19 5 18 7 38 6h13l9-2h7l8-4 13-4 6-5 11-10h2c14-19 22-28 23-54 2-25-3-38-17-57z">
          <text:p/>
        </draw:path>
        <draw:polygon draw:style-name="gr4" draw:text-style-name="P2" draw:layer="layout" svg:width="0.089cm" svg:height="0.03cm" svg:x="5.848cm" svg:y="19.151cm" svg:viewBox="0 0 90 31" draw:points="5,0 0,31 2,29 11,29 18,27 24,27 90,24 77,16 71,14 62,12 75,2 9,0">
          <text:p/>
        </draw:polygon>
        <draw:path draw:style-name="gr4" draw:text-style-name="P2" draw:layer="layout" svg:width="0.085cm" svg:height="0.053cm" svg:x="5.784cm" svg:y="19.058cm" svg:viewBox="0 0 86 54" svg:d="M24 0c-18 22-16 19-24 47l34 7c3-26 23-53 52-50z">
          <text:p/>
        </draw:path>
        <draw:path draw:style-name="gr4" draw:text-style-name="P2" draw:layer="layout" svg:width="0.14cm" svg:height="0.118cm" svg:x="5.808cm" svg:y="19.035cm" svg:viewBox="0 0 141 119" svg:d="M59 0c-23-2-43 7-59 24l61 4h4l9 2 6 2 13 9 2 2 4 6c13 23 7 39-10 58h-5l-6 4-13 4-8 2h-9l67 2 13-8 4-7 2-4 2-6c7-15 5-30 0-45-10-31-37-47-69-49z">
          <text:p/>
        </draw:path>
        <draw:polygon draw:style-name="gr4" draw:text-style-name="P2" draw:layer="layout" svg:width="0.106cm" svg:height="0.284cm" svg:x="5.979cm" svg:y="19.03cm" svg:viewBox="0 0 107 285" draw:points="0,285 82,0 107,0 28,285">
          <text:p/>
        </draw:polygon>
        <draw:polygon draw:style-name="gr4" draw:text-style-name="P2" draw:layer="layout" svg:width="0.191cm" svg:height="0.275cm" svg:x="6.089cm" svg:y="19.035cm" svg:viewBox="0 0 192 276" draw:points="154,0 126,0 0,178 0,210 122,210 122,276 154,276 154,210 192,210 192,178 34,178 122,55">
          <text:p/>
        </draw:polygon>
        <draw:polygon draw:style-name="gr4" draw:text-style-name="P2" draw:layer="layout" svg:width="0.119cm" svg:height="0.177cm" svg:x="6.123cm" svg:y="19.035cm" svg:viewBox="0 0 120 178" draw:points="120,0 88,55 88,178 0,178 120,178">
          <text:p/>
        </draw:polygon>
        <draw:polygon draw:style-name="gr4" draw:text-style-name="P2" draw:layer="layout" svg:width="0.038cm" svg:height="0.097cm" svg:x="6.377cm" svg:y="19.035cm" svg:viewBox="0 0 39 98" draw:points="39,0 0,0 0,47 8,98 31,98 39,47">
          <text:p/>
        </draw:polygon>
        <draw:polygon draw:style-name="gr4" draw:text-style-name="P2" draw:layer="layout" svg:width="0.038cm" svg:height="0.097cm" svg:x="6.314cm" svg:y="19.035cm" svg:viewBox="0 0 39 98" draw:points="39,0 0,0 0,47 10,98 30,98 39,47">
          <text:p/>
        </draw:polygon>
        <draw:path draw:style-name="gr2" draw:text-style-name="P1" draw:layer="layout" svg:width="1.608cm" svg:height="0.548cm" svg:x="2.885cm" svg:y="23.469cm" svg:viewBox="0 0 1609 549" svg:d="M0 549h317l-119-204M116 345l-116 204M198 203l119-203h-317l116 203M241 273c-8-111-161-107-165 0 3 109 158 113 165 0zM1292 549h317l-116-204M1410 345l-118 204M1493 203l116-203h-317l118 203M1533 273c-5-107-157-111-165 0 7 113 162 109 165 0z">
          <text:p/>
        </draw:path>
        <draw:line draw:style-name="gr5" draw:text-style-name="P1" draw:layer="layout" svg:x1="4.334cm" svg:y1="24.017cm" svg:x2="4.334cm" svg:y2="24.608cm">
          <text:p/>
        </draw:line>
        <draw:line draw:style-name="gr7" draw:text-style-name="P1" draw:layer="layout" svg:x1="3.043cm" svg:y1="24.017cm" svg:x2="3.043cm" svg:y2="24.415cm">
          <text:p/>
        </draw:line>
        <draw:path draw:style-name="gr3" draw:text-style-name="P1" draw:layer="layout" svg:width="0.302cm" svg:height="1.122cm" svg:x="3.397cm" svg:y="17.75cm" svg:viewBox="0 0 303 1123" svg:d="M0 1123l155-154M155 1123l-155-154M303 1045h-226M0 155l155-155M155 155l-155-155M303 79h-226">
          <text:p/>
        </draw:path>
        <draw:line draw:style-name="gr2" draw:text-style-name="P1" draw:layer="layout" svg:x1="14.583cm" svg:y1="24.932cm" svg:x2="14.427cm" svg:y2="24.932cm">
          <text:p/>
        </draw:line>
        <draw:line draw:style-name="gr7" draw:text-style-name="P1" draw:layer="layout" svg:x1="14.505cm" svg:y1="25.124cm" svg:x2="14.505cm" svg:y2="25.253cm">
          <text:p/>
        </draw:line>
        <draw:path draw:style-name="gr4" draw:text-style-name="P2" draw:layer="layout" svg:width="0.099cm" svg:height="0.057cm" svg:x="15.295cm" svg:y="24.595cm" svg:viewBox="0 0 100 58" svg:d="M89 0h-52c15 2 13-2 27 5l4 3 2 2 3 4 2 2 4 8v5c-7 43-48 22-79 27l92 2c4-8 7-16 8-25v-13l-2-4-2-4v-4l-4-3v-2z">
          <text:p/>
        </draw:path>
        <draw:path draw:style-name="gr4" draw:text-style-name="P2" draw:layer="layout" svg:width="0.091cm" svg:height="0.051cm" svg:x="15.295cm" svg:y="24.527cm" svg:viewBox="0 0 92 52" svg:d="M85 0h-54c19-1 43 3 39 26 1 13 2 13-10 20l-4 2h-3l-4 2h-49l79 2 8-8v-2l5-9c-1-20 3-15-7-33z">
          <text:p/>
        </draw:path>
        <draw:polygon draw:style-name="gr4" draw:text-style-name="P2" draw:layer="layout" svg:width="0.113cm" svg:height="0.161cm" svg:x="15.273cm" svg:y="24.508cm" svg:viewBox="0 0 114 162" draw:points="61,0 0,0 0,162 75,162 80,160 90,160 103,154 105,152 107,152 109,147 114,145 23,143 23,88 111,88 105,82 97,78 92,78 97,73 101,71 23,69 23,19 107,19 105,15 101,13 95,7 90,5 88,5 84,3 75,3 71,0 67,0">
          <text:p/>
        </draw:polygon>
        <draw:polygon draw:style-name="gr4" draw:text-style-name="P2" draw:layer="layout" svg:width="0.043cm" svg:height="0.021cm" svg:x="15.419cm" svg:y="24.695cm" svg:viewBox="0 0 44 22" draw:points="0,0 3,20 7,22 25,22 27,20 31,18 33,18 35,15 37,10 42,6 44,2 5,2">
          <text:p/>
        </draw:polygon>
        <draw:polygon draw:style-name="gr4" draw:text-style-name="P2" draw:layer="layout" svg:width="0.053cm" svg:height="0.116cm" svg:x="15.411cm" svg:y="24.553cm" svg:viewBox="0 0 54 117" draw:points="22,0 0,0 45,117 54,95 54,93 52,89 52,85 50,80 50,76 48,72 45,68">
          <text:p/>
        </draw:polygon>
        <draw:polygon draw:style-name="gr4" draw:text-style-name="P2" draw:layer="layout" svg:width="0.087cm" svg:height="0.144cm" svg:x="15.43cm" svg:y="24.553cm" svg:viewBox="0 0 88 145" draw:points="88,0 69,0 43,68 41,72 41,76 37,85 37,91 35,95 26,117 24,117 24,121 22,126 18,134 18,136 16,141 12,143 9,145 0,145 33,145 35,143 37,138 37,134 41,126 43,119">
          <text:p/>
        </draw:polygon>
        <draw:path draw:style-name="gr4" draw:text-style-name="P2" draw:layer="layout" svg:width="0.065cm" svg:height="0.014cm" svg:x="15.553cm" svg:y="24.657cm" svg:viewBox="0 0 66 15" svg:d="M66 0h-66l6 6 4 2 2 2h4l2 3 4 2h6c14 2 26-3 36-11z">
          <text:p/>
        </draw:path>
        <draw:polygon draw:style-name="gr4" draw:text-style-name="P2" draw:layer="layout" svg:width="0.034cm" svg:height="0.005cm" svg:x="15.551cm" svg:y="24.563cm" svg:viewBox="0 0 35 6" draw:points="4,0 0,6 26,6 30,4 35,4">
          <text:p/>
        </draw:polygon>
        <draw:path draw:style-name="gr4" draw:text-style-name="P2" draw:layer="layout" svg:width="0.084cm" svg:height="0.161cm" svg:x="15.534cm" svg:y="24.553cm" svg:viewBox="0 0 85 162" svg:d="M17 0h-17v162h19v-57h66-36l-5-3h-4l-2-2-9-4-2-2-2-4-2-2-4-9v-8l-2-7v-6l2-4v-11l2-4c-1-9 12-17 17-23h-21z">
          <text:p/>
        </draw:path>
        <draw:path draw:style-name="gr4" draw:text-style-name="P2" draw:layer="layout" svg:width="0.08cm" svg:height="0.106cm" svg:x="15.555cm" svg:y="24.551cm" svg:viewBox="0 0 81 107" svg:d="M31 0h-11l-9 4h-2l-9 8 31 3h2l4 2h4l4 2 2 4 5 2 2 4 2 2 2 5v4l2 4v29l-2 4v4l-2 4v3c-8 14-15 14-28 19h36l7-7 2-4 4-8v-5l2-4v-9l2-7v-8c-4-8 0-17-6-26v-2l-2-4-2-4-7-7-4-2-2-4h-2l-2-2-4-2h-5l-4-2h-4z">
          <text:p/>
        </draw:path>
        <draw:polygon draw:style-name="gr4" draw:text-style-name="P2" draw:layer="layout" svg:width="0.038cm" svg:height="0.005cm" svg:x="15.697cm" svg:y="24.654cm" svg:viewBox="0 0 39 6" draw:points="12,0 8,3 0,3 35,6 39,0">
          <text:p/>
        </draw:polygon>
        <draw:path draw:style-name="gr4" draw:text-style-name="P2" draw:layer="layout" svg:width="0.081cm" svg:height="0.063cm" svg:x="15.652cm" svg:y="24.61cm" svg:viewBox="0 0 82 64" svg:d="M17 0l-2 2h-2l-6 7-3 5-2 2-2 4v4c0 18-1 19 13 32 25 13 44 8 67-6l-35-2h-7l-8-5-2-2h-2l-2-4-3-4v-9l3-4v-2c8-5 16-10 27-9 5-2 28-4 31-9z">
          <text:p/>
        </draw:path>
        <draw:path draw:style-name="gr4" draw:text-style-name="P2" draw:layer="layout" svg:width="0.051cm" svg:height="0.023cm" svg:x="15.654cm" svg:y="24.566cm" svg:viewBox="0 0 52 24" svg:d="M11 0l-4 4v2l-2 5-3 4-2 7 23 2c1-18 13-25 29-22z">
          <text:p/>
        </draw:path>
        <draw:path draw:style-name="gr4" draw:text-style-name="P2" draw:layer="layout" svg:width="0.093cm" svg:height="0.118cm" svg:x="15.665cm" svg:y="24.551cm" svg:viewBox="0 0 94 119" svg:d="M43 0c-15 0-32 1-43 15l41 2h13l2 2 4 2 2 2h2l3 2 2 4v15l-2 2h-9l-4 2h-4l-5 3h-12c-8 5-14-1-29 9h65c1 24-1 35-24 44h26v7l4 8h19v-2l-2-4v-4l-2-5v-10c0-21-3-38-2-63 1-8-2-15-9-21l-2-4-8-4h-7l-4-2h-8z">
          <text:p/>
        </draw:path>
        <draw:path draw:style-name="gr4" draw:text-style-name="P2" draw:layer="layout" svg:width="0.051cm" svg:height="0.026cm" svg:x="15.773cm" svg:y="24.631cm" svg:viewBox="0 0 52 27" svg:d="M20 0l-20 4c1 9 8 16 11 23h41c-19-7-18 5-30-23z">
          <text:p/>
        </draw:path>
        <draw:path draw:style-name="gr4" draw:text-style-name="P2" draw:layer="layout" svg:width="0.093cm" svg:height="0.105cm" svg:x="15.777cm" svg:y="24.566cm" svg:viewBox="0 0 94 106" svg:d="M6 0l-2 4-2 2-2 2v6c1 14-2 6 4 19l2 3 3 4 8 4 2 2h4l3 2 4 2h6l4 2 7 3h4l6 3 5 2h4l4 4 2 4v5c0 10 2 3-8 14l-5 2h-8l-4 3h-41l3 4 2 2h2l2 2 8 4h5l4 2h21c21-1 41-13 41-36-1-26-18-28-37-34l-4-3h-6l-13-4h-2l-2-2h-2l-5-2-4-4v-9l2-4 5-2v-2l4-2h8l7-2z">
          <text:p/>
        </draw:path>
        <draw:path draw:style-name="gr4" draw:text-style-name="P2" draw:layer="layout" svg:width="0.083cm" svg:height="0.034cm" svg:x="15.783cm" svg:y="24.551cm" svg:viewBox="0 0 84 35" svg:d="M37 0h-12l-21 10-4 5h40l6 2h4l4 3c8 8 6 4 11 15l19-3v-2l-4-8v-5l-4-5-3-2-4-2-2-2-6-2v-2h-4l-5-2h-10z">
          <text:p/>
        </draw:path>
        <draw:path draw:style-name="gr4" draw:text-style-name="P2" draw:layer="layout" svg:width="0.051cm" svg:height="0.026cm" svg:x="15.885cm" svg:y="24.631cm" svg:viewBox="0 0 52 27" svg:d="M19 0l-19 4c1 9 7 16 11 23h41c-19-7-18 5-31-23z">
          <text:p/>
        </draw:path>
        <draw:path draw:style-name="gr4" draw:text-style-name="P2" draw:layer="layout" svg:width="0.093cm" svg:height="0.105cm" svg:x="15.889cm" svg:y="24.566cm" svg:viewBox="0 0 94 106" svg:d="M7 0l-2 4-3 2-2 2v6c1 14-2 6 5 19l2 3 2 4 8 4 2 2h5l2 2 4 2h6l5 2 6 3h4l6 3 6 2h4l4 4 2 4v5c0 10 2 3-8 14l-5 2h-9l-4 3h-40l2 4 2 2h2l2 2 9 4h4l4 2h21c22-1 41-13 41-36-1-26-16-28-37-34l-4-3h-6l-13-4h-2l-2-2h-2l-4-2-3-2-2-2v-9l2-4 5-2v-2l4-2h8l7-2z">
          <text:p/>
        </draw:path>
        <draw:path draw:style-name="gr4" draw:text-style-name="P2" draw:layer="layout" svg:width="0.082cm" svg:height="0.034cm" svg:x="15.896cm" svg:y="24.551cm" svg:viewBox="0 0 83 35" svg:d="M36 0h-13l-21 10-2 5h38l6 2h4l6 3c7 8 5 4 10 15l19-3v-2l-2-4-2-4v-5l-6-7-5-2-2-2-6-2v-2h-4l-6-2h-10z">
          <text:p/>
        </draw:path>
        <draw:polygon draw:style-name="gr4" draw:text-style-name="P2" draw:layer="layout" svg:width="0.086cm" svg:height="0.161cm" svg:x="15.043cm" svg:y="24.777cm" svg:viewBox="0 0 87 162" draw:points="87,0 60,0 21,113 19,120 14,128 14,132 12,137 12,139 0,162 21,162 68,26">
          <text:p/>
        </draw:polygon>
        <draw:polygon draw:style-name="gr4" draw:text-style-name="P2" draw:layer="layout" svg:width="0.019cm" svg:height="0.161cm" svg:x="15.11cm" svg:y="24.777cm" svg:viewBox="0 0 20 162" draw:points="20,0 0,26 0,162 20,162">
          <text:p/>
        </draw:polygon>
        <draw:polygon draw:style-name="gr4" draw:text-style-name="P2" draw:layer="layout" svg:width="0.032cm" svg:height="0.161cm" svg:x="14.977cm" svg:y="24.777cm" svg:viewBox="0 0 33 162" draw:points="33,0 0,0 0,162 22,162 22,23">
          <text:p/>
        </draw:polygon>
        <draw:polygon draw:style-name="gr4" draw:text-style-name="P2" draw:layer="layout" svg:width="0.057cm" svg:height="0.161cm" svg:x="14.998cm" svg:y="24.777cm" svg:viewBox="0 0 58 162" draw:points="11,0 0,23 46,162 58,139 56,137 56,135 54,130 54,126 52,120 50,116">
          <text:p/>
        </draw:polygon>
        <draw:polygon draw:style-name="gr4" draw:text-style-name="P2" draw:layer="layout" svg:width="0.019cm" svg:height="0.116cm" svg:x="15.163cm" svg:y="24.822cm" svg:viewBox="0 0 20 117" draw:points="0,117 20,117 20,0 0,0">
          <text:p/>
        </draw:polygon>
        <draw:polygon draw:style-name="gr4" draw:text-style-name="P2" draw:layer="layout" svg:width="0.019cm" svg:height="0.023cm" svg:x="15.163cm" svg:y="24.777cm" svg:viewBox="0 0 20 24" draw:points="0,24 20,24 20,0 0,0">
          <text:p/>
        </draw:polygon>
        <draw:polygon draw:style-name="gr4" draw:text-style-name="P2" draw:layer="layout" svg:width="0.035cm" svg:height="0.005cm" svg:x="15.229cm" svg:y="24.834cm" svg:viewBox="0 0 36 6" draw:points="5,0 0,6 22,6 26,2 36,2">
          <text:p/>
        </draw:polygon>
        <draw:polygon draw:style-name="gr4" draw:text-style-name="P2" draw:layer="layout" svg:width="0.038cm" svg:height="0.116cm" svg:x="15.212cm" svg:y="24.822cm" svg:viewBox="0 0 39 117" draw:points="18,0 0,0 0,117 20,117 20,44 22,40 22,36 24,31 26,27 31,23 31,21 39,17 18,17">
          <text:p/>
        </draw:polygon>
        <draw:path draw:style-name="gr4" draw:text-style-name="P2" draw:layer="layout" svg:width="0.074cm" svg:height="0.118cm" svg:x="15.233cm" svg:y="24.82cm" svg:viewBox="0 0 75 119" svg:d="M34 0h-11l-4 2h-4l-2 2-9 4-2 4-2 2 30 2h6l4 4 2 2 5 2 3 2 4 8v85h21v-85l-2-2v-6l-4-10-2-4-4-4-5-2c-5-4-13-6-20-6z">
          <text:p/>
        </draw:path>
        <draw:polygon draw:style-name="gr4" draw:text-style-name="P2" draw:layer="layout" svg:width="0.021cm" svg:height="0.023cm" svg:x="15.343cm" svg:y="24.915cm" svg:viewBox="0 0 22 24" draw:points="0,24 22,24 22,0 0,0">
          <text:p/>
        </draw:polygon>
        <draw:polygon draw:style-name="gr4" draw:text-style-name="P2" draw:layer="layout" svg:width="0.053cm" svg:height="0.161cm" svg:x="15.449cm" svg:y="24.777cm" svg:viewBox="0 0 54 162" draw:points="24,0 0,0 43,162 54,139 54,132 52,128 52,120 50,116 50,111 48,107">
          <text:p/>
        </draw:polygon>
        <draw:polygon draw:style-name="gr4" draw:text-style-name="P2" draw:layer="layout" svg:width="0.074cm" svg:height="0.161cm" svg:x="15.491cm" svg:y="24.777cm" svg:viewBox="0 0 75 162" draw:points="75,0 50,0 20,109 20,111 18,113 18,118 16,122 16,126 14,132 11,139 0,162 25,162 59,38 59,34 61,30 61,26 63,19">
          <text:p/>
        </draw:polygon>
        <draw:path draw:style-name="gr4" draw:text-style-name="P2" draw:layer="layout" svg:width="0.048cm" svg:height="0.161cm" svg:x="15.553cm" svg:y="24.777cm" svg:viewBox="0 0 49 162" svg:d="M12 0l-12 19v4l2 5 2 4v6l35 124 10-23v-4l-2-3v-8l-2-6v-5c-4-9-4-21-8-30z">
          <text:p/>
        </draw:path>
        <draw:polygon draw:style-name="gr4" draw:text-style-name="P2" draw:layer="layout" svg:width="0.065cm" svg:height="0.161cm" svg:x="15.591cm" svg:y="24.777cm" svg:viewBox="0 0 66 162" draw:points="66,0 45,0 19,105 17,109 17,113 15,120 15,124 13,128 13,132 10,137 10,139 0,162 21,162">
          <text:p/>
        </draw:polygon>
        <draw:polygon draw:style-name="gr4" draw:text-style-name="P2" draw:layer="layout" svg:width="0.038cm" svg:height="0.004cm" svg:x="15.712cm" svg:y="24.923cm" svg:viewBox="0 0 39 5" draw:points="13,0 9,2 0,2 34,5 39,0">
          <text:p/>
        </draw:polygon>
        <draw:path draw:style-name="gr4" draw:text-style-name="P2" draw:layer="layout" svg:width="0.081cm" svg:height="0.062cm" svg:x="15.667cm" svg:y="24.879cm" svg:viewBox="0 0 82 63" svg:d="M17 0l-2 2h-2l-7 6-2 5-2 2-2 4v4c0 19-1 20 13 33 25 12 44 8 66-7l-34-2h-7l-8-4-2-2h-3l-2-5-2-4v-9l2-4v-2c9-5 17-10 28-9 6-2 28-5 31-8z">
          <text:p/>
        </draw:path>
        <draw:path draw:style-name="gr4" draw:text-style-name="P2" draw:layer="layout" svg:width="0.051cm" svg:height="0.024cm" svg:x="15.669cm" svg:y="24.834cm" svg:viewBox="0 0 52 25" svg:d="M12 0l-4 5v2l-6 8-2 8 22 2c2-18 14-25 30-23z">
          <text:p/>
        </draw:path>
        <draw:path draw:style-name="gr4" draw:text-style-name="P2" draw:layer="layout" svg:width="0.093cm" svg:height="0.118cm" svg:x="15.68cm" svg:y="24.82cm" svg:viewBox="0 0 94 119" svg:d="M42 0c-15 0-32 1-42 14l40 2h13l2 4 4 2 2 2h2l2 2 3 4v15l-3 2h-8l-4 2h-5l-4 2h-12c-9 5-14 0-28 9h64c1 23-1 35-24 44h26v7l2 4 2 4h20v-2l-2-4v-5l-2-4v-10c-1-21-3-39-2-62 1-9-2-16-10-22l-2-4-8-4h-7l-4-2h-9z">
          <text:p/>
        </draw:path>
        <draw:path draw:style-name="gr4" draw:text-style-name="P2" draw:layer="layout" svg:width="0.051cm" svg:height="0.025cm" svg:x="15.79cm" svg:y="24.9cm" svg:viewBox="0 0 52 26" svg:d="M19 0l-19 4c1 8 7 16 10 22h42c-20-6-19 6-31-22z">
          <text:p/>
        </draw:path>
        <draw:path draw:style-name="gr4" draw:text-style-name="P2" draw:layer="layout" svg:width="0.093cm" svg:height="0.106cm" svg:x="15.794cm" svg:y="24.834cm" svg:viewBox="0 0 94 107" svg:d="M6 0l-2 5-4 4v6c0 13-2 6 4 19l2 2 3 5 8 4 2 2h4l2 2 5 2h6l4 2 7 2h4l6 3 4 2h6l4 4 2 4v4c0 11 2 4-8 15l-6 2h-8l-4 2h-41l3 5 2 2h2l2 2 8 5h5l4 2h21c22-1 41-14 41-37-1-25-17-27-37-34l-4-2h-6l-13-4h-2l-2-2h-2l-5-2-2-2-2-2v-9l2-4 4-2v-2l5-3h8l7-2z">
          <text:p/>
        </draw:path>
        <draw:path draw:style-name="gr4" draw:text-style-name="P2" draw:layer="layout" svg:width="0.083cm" svg:height="0.033cm" svg:x="15.8cm" svg:y="24.82cm" svg:viewBox="0 0 84 34" svg:d="M36 0h-12l-21 10-3 5h39l6 2h4l4 3c8 7 6 4 11 14l20-2v-2l-4-8v-5l-2-2-5-5-4-2-3-2-6-2v-2h-5l-4-2h-10z">
          <text:p/>
        </draw:path>
        <draw:path draw:style-name="gr4" draw:text-style-name="P2" draw:layer="layout" svg:width="0.051cm" svg:height="0.025cm" svg:x="15.902cm" svg:y="24.9cm" svg:viewBox="0 0 52 26" svg:d="M19 0l-19 4c1 8 7 16 11 22h41c-18-6-17 6-31-22z">
          <text:p/>
        </draw:path>
        <draw:path draw:style-name="gr4" draw:text-style-name="P2" draw:layer="layout" svg:width="0.093cm" svg:height="0.106cm" svg:x="15.906cm" svg:y="24.834cm" svg:viewBox="0 0 94 107" svg:d="M7 0l-3 5-2 2-2 2v6c1 13-2 6 4 19l3 2 2 5 8 4 2 2h5l2 2 4 2h6l4 2 8 2h4l6 3 5 2h4l2 2 2 2 2 4v4c0 11 2 4-8 15l-4 2h-9l-4 2h-41l2 5 2 2h2l2 2 9 5h4l4 2h22c21-1 40-14 40-37-1-25-16-27-36-34l-4-2h-6l-14-4h-2l-2-2h-2l-4-2-5-4v-9l2-4 5-2v-2l4-3h8l8-2z">
          <text:p/>
        </draw:path>
        <draw:path draw:style-name="gr4" draw:text-style-name="P2" draw:layer="layout" svg:width="0.082cm" svg:height="0.033cm" svg:x="15.913cm" svg:y="24.82cm" svg:viewBox="0 0 83 34" svg:d="M37 0h-14l-21 10-2 5h39l6 2h4l5 3c7 7 5 4 10 14l19-2v-2l-4-8v-5l-2-2-4-5-5-2-2-2-6-2v-2h-4l-5-2h-10z">
          <text:p/>
        </draw:path>
        <draw:path draw:style-name="gr4" draw:text-style-name="P2" draw:layer="layout" svg:width="0.091cm" svg:height="0.04cm" svg:x="16.033cm" svg:y="24.9cm" svg:viewBox="0 0 92 41" svg:d="M73 0c-4 14-4 11-12 20h-3l-8 4h-4l-5 2h-41c12 7 0 6 21 13l5 2h30c15-9 7 2 21-10 6-8 17-16 15-28z">
          <text:p/>
        </draw:path>
        <draw:path draw:style-name="gr4" draw:text-style-name="P2" draw:layer="layout" svg:width="0.108cm" svg:height="0.091cm" svg:x="16.018cm" svg:y="24.834cm" svg:viewBox="0 0 109 92" svg:d="M15 0v2l-6 7v2l-6 13v4l-3 4v11c-1 23 3 32 15 49h41c-8-3-18-4-25-12-7-6-9-19-8-29h86v-6l-2-4v-5l-84-2c1-7 4-19 10-23l2-2 9-4 2-3h4l6-2z">
          <text:p/>
        </draw:path>
        <draw:path draw:style-name="gr4" draw:text-style-name="P2" draw:layer="layout" svg:width="0.091cm" svg:height="0.051cm" svg:x="16.033cm" svg:y="24.819cm" svg:viewBox="0 0 92 52" svg:d="M41 1c-16 0-10-3-24 4l-4 2-2 2-9 4-2 2h44l4 2h4l2 3 9 4 2 4h2c4 7 3 15 6 22h-66l85 2v-11l-2-4-2-5c0-6-6-11-8-17-15-8-15-12-34-14z">
          <text:p/>
        </draw:path>
        <draw:polygon draw:style-name="gr4" draw:text-style-name="P2" draw:layer="layout" svg:width="0.042cm" svg:height="0.116cm" svg:x="16.148cm" svg:y="24.822cm" svg:viewBox="0 0 43 117" draw:points="17,0 0,0 0,117 20,117 20,44 22,40 22,36 26,27 28,25 30,21 34,19 39,19 43,17 17,17">
          <text:p/>
        </draw:polygon>
        <draw:polygon draw:style-name="gr4" draw:text-style-name="P2" draw:layer="layout" svg:width="0.047cm" svg:height="0.023cm" svg:x="16.164cm" svg:y="24.82cm" svg:viewBox="0 0 48 24" draw:points="27,0 23,0 14,4 12,4 10,6 6,15 0,20 29,20 33,22 37,22 42,24 48,6 35,0 31,0">
          <text:p/>
        </draw:polygon>
        <draw:polygon draw:style-name="gr4" draw:text-style-name="P2" draw:layer="layout" svg:width="0.062cm" svg:height="0.019cm" svg:x="16.213cm" svg:y="24.87cm" svg:viewBox="0 0 63 20" draw:points="0,20 63,20 63,0 0,0">
          <text:p/>
        </draw:polygon>
        <draw:polygon draw:style-name="gr4" draw:text-style-name="P2" draw:layer="layout" svg:width="0.055cm" svg:height="0.102cm" svg:x="15.358cm" svg:y="25.107cm" svg:viewBox="0 0 56 103" draw:points="29,0 26,3 0,5 4,9 6,13 6,17 9,22 9,103 29,103 29,28 31,22 31,17 33,15 35,11 37,9 37,7 41,5 43,3 48,0 56,0">
          <text:p/>
        </draw:polygon>
        <draw:polygon draw:style-name="gr4" draw:text-style-name="P2" draw:layer="layout" svg:width="0.031cm" svg:height="0.006cm" svg:x="15.314cm" svg:y="25.105cm" svg:viewBox="0 0 32 7" draw:points="4,0 0,7 20,7 24,3 32,3">
          <text:p/>
        </draw:polygon>
        <draw:polygon draw:style-name="gr4" draw:text-style-name="P2" draw:layer="layout" svg:width="0.036cm" svg:height="0.116cm" svg:x="15.297cm" svg:y="25.093cm" svg:viewBox="0 0 37 117" draw:points="18,0 0,0 0,117 20,117 20,49 22,43 22,37 24,32 26,28 28,26 30,22 35,19 37,17 18,17">
          <text:p/>
        </draw:polygon>
        <draw:path draw:style-name="gr4" draw:text-style-name="P2" draw:layer="layout" svg:width="0.067cm" svg:height="0.119cm" svg:x="15.386cm" svg:y="25.09cm" svg:viewBox="0 0 68 120" svg:d="M31 0c-13 0-25 6-31 17h36l4 3 2 2 2 4 2 2 2 4v88h20v-96l-4-9-2-2c-5-11-14-11-24-13z">
          <text:p/>
        </draw:path>
        <draw:path draw:style-name="gr4" draw:text-style-name="P2" draw:layer="layout" svg:width="0.065cm" svg:height="0.022cm" svg:x="15.318cm" svg:y="25.09cm" svg:viewBox="0 0 66 23" svg:d="M32 0h-9l-4 3h-4l-5 2-2 2-4 2-2 2-2 4 27 3h5l8 5 26-2h-2c-5-15-15-21-28-21z">
          <text:p/>
        </draw:path>
        <draw:path draw:style-name="gr4" draw:text-style-name="P2" draw:layer="layout" svg:width="0.091cm" svg:height="0.04cm" svg:x="15.494cm" svg:y="25.171cm" svg:viewBox="0 0 92 41" svg:d="M72 0c-3 14-4 11-12 20h-2l-9 4h-4l-4 2h-41c11 7-1 6 21 13l5 2h30c15-9 6 1 21-10 5-9 16-16 15-29z">
          <text:p/>
        </draw:path>
        <draw:path draw:style-name="gr4" draw:text-style-name="P2" draw:layer="layout" svg:width="0.108cm" svg:height="0.091cm" svg:x="15.478cm" svg:y="25.105cm" svg:viewBox="0 0 109 92" svg:d="M15 0v2l-7 7v2l-2 4-2 4-2 5v4l-2 4v11c-2 23 2 32 15 49h41c-9-3-19-4-26-12-6-6-9-19-8-29h87v-6l-2-4v-5l-85-2c1-7 4-19 10-23l3-2 8-4 2-3h4l7-2z">
          <text:p/>
        </draw:path>
        <draw:path draw:style-name="gr4" draw:text-style-name="P2" draw:layer="layout" svg:width="0.091cm" svg:height="0.051cm" svg:x="15.494cm" svg:y="25.09cm" svg:viewBox="0 0 92 52" svg:d="M41 0c-15 1-11-2-25 5l-4 2-2 2-8 4-2 2h43l4 2h4l2 3 9 4 2 5h2c4 7 3 15 6 21h-66l86 2v-10l-3-5-2-4c0-7-6-12-8-18-15-8-15-12-34-15z">
          <text:p/>
        </draw:path>
        <draw:polygon draw:style-name="gr4" draw:text-style-name="P2" draw:layer="layout" svg:width="0.034cm" svg:height="0.006cm" svg:x="15.627cm" svg:y="25.105cm" svg:viewBox="0 0 35 7" draw:points="4,0 0,7 21,7 25,3 35,3">
          <text:p/>
        </draw:polygon>
        <draw:polygon draw:style-name="gr4" draw:text-style-name="P2" draw:layer="layout" svg:width="0.038cm" svg:height="0.116cm" svg:x="15.61cm" svg:y="25.093cm" svg:viewBox="0 0 39 117" draw:points="17,0 0,0 0,117 19,117 19,45 21,41 21,37 23,32 25,28 31,24 31,22 39,17 17,17">
          <text:p/>
        </draw:polygon>
        <draw:path draw:style-name="gr4" draw:text-style-name="P2" draw:layer="layout" svg:width="0.074cm" svg:height="0.119cm" svg:x="15.631cm" svg:y="25.09cm" svg:viewBox="0 0 75 120" svg:d="M35 0h-11l-5 3h-4l-2 2-9 4-2 4-2 2 31 2h6l4 3 2 2 5 2 2 2 4 8v86h21v-86l-2-2v-6l-4-9-2-4-2-2-3-2-4-2c-5-4-12-6-19-7z">
          <text:p/>
        </draw:path>
        <draw:path draw:style-name="gr4" draw:text-style-name="P2" draw:layer="layout" svg:width="0.046cm" svg:height="0.021cm" svg:x="15.731cm" svg:y="25.22cm" svg:viewBox="0 0 47 22" svg:d="M0 0v6l2 4v5l2 5 2 2h41c-16-3-21-2-28-20z">
          <text:p/>
        </draw:path>
        <draw:path draw:style-name="gr4" draw:text-style-name="P2" draw:layer="layout" svg:width="0.093cm" svg:height="0.062cm" svg:x="15.737cm" svg:y="25.194cm" svg:viewBox="0 0 94 63" svg:d="M94 0h-21c-1 14 3 23-4 35l-7 6-4 3-2 2h-11l-4 2h-41c10 10 13 11 25 15h29l6-3h2c14-8 19-7 26-21l2-2v-4l2-2v-10l2-6v-11z">
          <text:p/>
        </draw:path>
        <draw:path draw:style-name="gr4" draw:text-style-name="P2" draw:layer="layout" svg:width="0.104cm" svg:height="0.104cm" svg:x="15.726cm" svg:y="25.105cm" svg:viewBox="0 0 105 105" svg:d="M17 0c-9 9-6 8-12 19v5l-3 4v8l-2 5c-1 21 3 4 2 23l5 8v4l2 4 2 4c10 13 19 20 36 21s9-3 19-2l8-4 9-9h22c-47-6-79 14-83-41-2-20 5-49 31-47z">
          <text:p/>
        </draw:path>
        <draw:path draw:style-name="gr4" draw:text-style-name="P2" draw:layer="layout" svg:width="0.051cm" svg:height="0.101cm" svg:x="15.779cm" svg:y="25.093cm" svg:viewBox="0 0 52 102" svg:d="M52 0h-20v15h-23c11 5 10 7 19 15 3 19 5 5 4 32 2 16-12 41-32 38l52 2z">
          <text:p/>
        </draw:path>
        <draw:path draw:style-name="gr4" draw:text-style-name="P2" draw:layer="layout" svg:width="0.068cm" svg:height="0.017cm" svg:x="15.743cm" svg:y="25.09cm" svg:viewBox="0 0 69 18" svg:d="M34 0c-14 1-6-2-19 5h-4l-2 2-2 2-5 3-2 4 37 2h32c-10-14-13-15-30-18z">
          <text:p/>
        </draw:path>
        <draw:path draw:style-name="gr4" draw:text-style-name="P2" draw:layer="layout" svg:width="0.091cm" svg:height="0.04cm" svg:x="15.868cm" svg:y="25.171cm" svg:viewBox="0 0 92 41" svg:d="M73 0c-4 14-4 11-13 20h-2l-8 4h-4l-5 2h-41c13 7 0 6 22 13l5 2h29c15-9 7 1 21-10 6-9 17-16 15-29z">
          <text:p/>
        </draw:path>
        <draw:path draw:style-name="gr4" draw:text-style-name="P2" draw:layer="layout" svg:width="0.108cm" svg:height="0.091cm" svg:x="15.853cm" svg:y="25.105cm" svg:viewBox="0 0 109 92" svg:d="M15 0v2l-6 7v2l-4 8-3 5v4l-2 4v11c-1 23 3 32 15 49h40c-8-3-18-4-25-12-7-6-9-19-8-29h87v-6l-2-4v-5l-85-2c0-7 4-19 10-23l2-2 9-4 2-3h4l6-2z">
          <text:p/>
        </draw:path>
        <draw:path draw:style-name="gr4" draw:text-style-name="P2" draw:layer="layout" svg:width="0.091cm" svg:height="0.051cm" svg:x="15.868cm" svg:y="25.09cm" svg:viewBox="0 0 92 52" svg:d="M41 0c-15 1-10-2-23 5l-4 2-3 2-9 4-2 2h43l5 2h4l2 3 9 4 2 5h2c3 7 2 15 6 21h-66l85 2v-10l-2-5-2-4c0-7-6-12-9-18-14-8-14-12-33-15z">
          <text:p/>
        </draw:path>
        <draw:path draw:style-name="gr5" draw:text-style-name="P1" draw:layer="layout" svg:width="0.735cm" svg:height="0.159cm" svg:x="4.334cm" svg:y="22.813cm" svg:viewBox="0 0 736 160" svg:d="M333 81l138-81v160l-138-79-138-81M333 81l-138 79v-160M195 81h-195M471 81h193M736 160v-160h-72M736 160h-66">
          <text:p/>
        </draw:path>
        <draw:path draw:style-name="gr7" draw:text-style-name="P1" draw:layer="layout" svg:width="0.733cm" svg:height="0.159cm" svg:x="3.043cm" svg:y="22.813cm" svg:viewBox="0 0 734 160" svg:d="M331 81l138-81v160l-138-79-138-81M331 81l-138 79v-160M193 81h-193M469 81h195M734 160v-160h-70M734 160h-64">
          <text:p/>
        </draw:path>
        <draw:path draw:style-name="gr4" draw:text-style-name="P2" draw:layer="layout" svg:width="0.055cm" svg:height="0.036cm" svg:x="6.089cm" svg:y="23.058cm" svg:viewBox="0 0 56 37" svg:d="M17 0l-4 5-6 2-7 4v26c11-1 20-9 30-13l2-2 4-2 6-5 10-8 4-2z">
          <text:p/>
        </draw:path>
        <draw:path draw:style-name="gr4" draw:text-style-name="P2" draw:layer="layout" svg:width="0.068cm" svg:height="0.226cm" svg:x="6.106cm" svg:y="23.012cm" svg:viewBox="0 0 69 227" svg:d="M69 0h-19c-9 17-33 40-50 46l39 5v176h30z">
          <text:p/>
        </draw:path>
        <draw:polygon draw:style-name="gr4" draw:text-style-name="P2" draw:layer="layout" svg:width="0.087cm" svg:height="0.233cm" svg:x="6.231cm" svg:y="23.01cm" svg:viewBox="0 0 88 234" draw:points="0,234 67,0 88,0 24,234">
          <text:p/>
        </draw:polygon>
        <draw:path draw:style-name="gr4" draw:text-style-name="P2" draw:layer="layout" svg:width="0.149cm" svg:height="0.203cm" svg:x="6.33cm" svg:y="23.035cm" svg:viewBox="0 0 150 204" svg:d="M135 0h-58c61 1 50 65 12 92-26 29-93 67-89 112h150v-27h-111l2-4 4-5 4-6 2-2c8-5 14-14 24-19 14-15 32-27 47-42 24-27 39-60 17-95z">
          <text:p/>
        </draw:path>
        <draw:path draw:style-name="gr4" draw:text-style-name="P2" draw:layer="layout" svg:width="0.129cm" svg:height="0.068cm" svg:x="6.335cm" svg:y="23.012cm" svg:viewBox="0 0 130 69" svg:d="M75 0c-41-4-74 26-75 67l27 2c4-12 3-26 13-34l8-4 6-5 6-2h70c-6-13-36-24-49-24z">
          <text:p/>
        </draw:path>
        <draw:polygon draw:style-name="gr4" draw:text-style-name="P2" draw:layer="layout" svg:width="0.032cm" svg:height="0.08cm" svg:x="6.561cm" svg:y="23.012cm" svg:viewBox="0 0 33 81" draw:points="33,0 0,0 0,38 9,81 23,81 33,38">
          <text:p/>
        </draw:polygon>
        <draw:polygon draw:style-name="gr4" draw:text-style-name="P2" draw:layer="layout" svg:width="0.032cm" svg:height="0.08cm" svg:x="6.51cm" svg:y="23.012cm" svg:viewBox="0 0 33 81" draw:points="33,0 0,0 0,38 7,81 25,81 33,38">
          <text:p/>
        </draw:polygon>
        <draw:polygon draw:style-name="gr4" draw:text-style-name="P2" draw:layer="layout" svg:width="0.179cm" svg:height="0.226cm" svg:x="4.972cm" svg:y="23.393cm" svg:viewBox="0 0 180 227" draw:points="180,0 0,0 0,27 76,27 76,227 105,227 105,27 180,27">
          <text:p/>
        </draw:polygon>
        <draw:polygon draw:style-name="gr4" draw:text-style-name="P2" draw:layer="layout" svg:width="0.053cm" svg:height="0.007cm" svg:x="5.234cm" svg:y="23.598cm" svg:viewBox="0 0 54 8" draw:points="19,0 13,2 0,2 50,8 54,0">
          <text:p/>
        </draw:polygon>
        <draw:path draw:style-name="gr4" draw:text-style-name="P2" draw:layer="layout" svg:width="0.114cm" svg:height="0.089cm" svg:x="5.171cm" svg:y="23.535cm" svg:viewBox="0 0 115 90" svg:d="M25 0c-10 11-25 20-23 37-5 14 3 30 14 40l5 2 4 4 6 2 5 3h6l6 2h15c32-6 24-7 50-19l-50-5h-15l-6-4-4-2c-8-10-12-24-2-34 21-19 55-10 79-24z">
          <text:p/>
        </draw:path>
        <draw:path draw:style-name="gr4" draw:text-style-name="P2" draw:layer="layout" svg:width="0.07cm" svg:height="0.034cm" svg:x="5.177cm" svg:y="23.473cm" svg:viewBox="0 0 71 35" svg:d="M10 0c-2 15-12 16-10 31l25 4c7-23 21-35 46-33z">
          <text:p/>
        </draw:path>
        <draw:path draw:style-name="gr4" draw:text-style-name="P2" draw:layer="layout" svg:width="0.136cm" svg:height="0.167cm" svg:x="5.187cm" svg:y="23.452cm" svg:viewBox="0 0 137 168" svg:d="M63 0c-22 0-45 7-63 22l61 2h10l7 3 4 2 6 2 4 2v2l5 9 2 6v15c-29 9-61 6-90 19l90 2c1 28-1 52-32 61h34v4l2 7 2 4 2 6h30c-16-14-9-105-11-120 2-34-25-47-55-48z">
          <text:p/>
        </draw:path>
        <draw:path draw:style-name="gr4" draw:text-style-name="P2" draw:layer="layout" svg:width="0.123cm" svg:height="0.064cm" svg:x="5.367cm" svg:y="23.56cm" svg:viewBox="0 0 124 65" svg:d="M97 0c-1 15-7 20-13 30l-4 5-7 2-4 2-7 2h-62c8 9 19 16 30 19 24 6 21 5 45 3 21-7 17-8 32-20l2-4 5-7 2-4 4-7 2-4 2-6v-9z">
          <text:p/>
        </draw:path>
        <draw:path draw:style-name="gr4" draw:text-style-name="P2" draw:layer="layout" svg:width="0.063cm" svg:height="0.034cm" svg:x="5.425cm" svg:y="23.473cm" svg:viewBox="0 0 64 35" svg:d="M51 0l-51 2c18 0 33 15 37 33l27-4-2-8-2-5-2-6-5-4z">
          <text:p/>
        </draw:path>
        <draw:path draw:style-name="gr4" draw:text-style-name="P2" draw:layer="layout" svg:width="0.128cm" svg:height="0.148cm" svg:x="5.348cm" svg:y="23.452cm" svg:viewBox="0 0 129 149" svg:d="M76 0c-81-1-92 100-56 149h56c-38-1-45-32-47-63 6-72 35-62 100-64l-8-8h-2l-7-4-4-2-19-8h-6z">
          <text:p/>
        </draw:path>
        <draw:path draw:style-name="gr4" draw:text-style-name="P2" draw:layer="layout" svg:width="0.076cm" svg:height="0.125cm" svg:x="5.505cm" svg:y="23.475cm" svg:viewBox="0 0 77 126" svg:d="M22 0c-18 17-23 42-22 65-1 12 1 27 7 38l2 6 3 5 4 4 2 4 4 4h55c-63 3-65-129 0-126z">
          <text:p/>
        </draw:path>
        <draw:path draw:style-name="gr4" draw:text-style-name="P2" draw:layer="layout" svg:width="0.132cm" svg:height="0.171cm" svg:x="5.526cm" svg:y="23.452cm" svg:viewBox="0 0 133 172" svg:d="M55 0c-14-1-17 1-29 7-13 3-17 7-26 16 62-2 101-8 105 63-2 67-43 68-105 63 33 39 109 26 126-21 18-54 3-122-64-128z">
          <text:p/>
        </draw:path>
        <draw:path draw:style-name="gr4" draw:text-style-name="P2" draw:layer="layout" svg:width="0.095cm" svg:height="0.051cm" svg:x="5.774cm" svg:y="23.545cm" svg:viewBox="0 0 96 52" svg:d="M27 0l-27 2c-1 16 2 15 6 31l2 4 4 7 3 4 4 4h77c-26 1-67-12-67-45z">
          <text:p/>
        </draw:path>
        <draw:path draw:style-name="gr4" draw:text-style-name="P2" draw:layer="layout" svg:width="0.082cm" svg:height="0.043cm" svg:x="5.863cm" svg:y="23.416cm" svg:viewBox="0 0 83 44" svg:d="M67 0h-67c18-1 20 4 36 9l4 2 2 4 4 4 2 4 5 7v6l2 8 28-4v-12l-3-7-2-4-2-6-4-4v-3z">
          <text:p/>
        </draw:path>
        <draw:path draw:style-name="gr4" draw:text-style-name="P2" draw:layer="layout" svg:width="0.171cm" svg:height="0.233cm" svg:x="5.782cm" svg:y="23.391cm" svg:viewBox="0 0 172 234" svg:d="M79 0c-34-2-63 11-77 43l-2 6v24l2 6 2 6 5 5c1 13 26 23 38 27 22 9 35 7 56 15l6 2h4l3 2 6 2 6 5 4 2 5 4v2l4 4 2 7v14l-2 7-13 13-4 2-6 4-7 2h-4l-6 2h-90c11 13 13 11 25 19h2l5 2 6 2h6l5 3c29 4 32 2 60-3 39-11 64-51 46-91-28-40-74-35-117-53l-9-4-2-2-4-2-2-4-2-7-2-6v-4l2-4 2-7c15-15 4-7 21-15l13-5h83c-14-17-39-26-61-25z">
          <text:p/>
        </draw:path>
        <draw:path draw:style-name="gr4" draw:text-style-name="P2" draw:layer="layout" svg:width="0.129cm" svg:height="0.057cm" svg:x="6.002cm" svg:y="23.566cm" svg:viewBox="0 0 130 58" svg:d="M102 0l-4 7-2 6-5 4-2 7-4 2c-22 17-64 5-85 8 38 40 117 30 130-29z">
          <text:p/>
        </draw:path>
        <draw:path draw:style-name="gr4" draw:text-style-name="P2" draw:layer="layout" svg:width="0.153cm" svg:height="0.125cm" svg:x="5.981cm" svg:y="23.475cm" svg:viewBox="0 0 154 126" svg:d="M21 0l-4 5-2 4-2 6-4 5-2 6-3 4v6l-2 7v15l-2 6c7 36-2 30 21 62h59c-34-1-46-25-49-56h123v-15l-3-6-118-2v-8l2-7 2-4 2-6 5-5c8-11 20-19 36-17z">
          <text:p/>
        </draw:path>
        <draw:path draw:style-name="gr4" draw:text-style-name="P2" draw:layer="layout" svg:width="0.129cm" svg:height="0.072cm" svg:x="6.002cm" svg:y="23.452cm" svg:viewBox="0 0 130 73" svg:d="M58 0c-22-2-42 9-58 23 52 3 94-15 102 48h-91l119 2c1-37-29-70-66-73z">
          <text:p/>
        </draw:path>
        <draw:path draw:style-name="gr4" draw:text-style-name="P2" draw:layer="layout" svg:width="0.057cm" svg:height="0.027cm" svg:x="6.174cm" svg:y="23.594cm" svg:viewBox="0 0 58 28" svg:d="M54 0l-7 2h-47c2 30 37 28 58 24z">
          <text:p/>
        </draw:path>
        <draw:path draw:style-name="gr4" draw:text-style-name="P2" draw:layer="layout" svg:width="0.074cm" svg:height="0.197cm" svg:x="6.153cm" svg:y="23.399cm" svg:viewBox="0 0 75 198" svg:d="M47 0l-28 17v41h-19v22h19c2 40-4 79 2 118h43-4l-6-2-5-6-2-7v-103h28v-22h-28z">
          <text:p/>
        </draw:path>
        <draw:path draw:style-name="gr4" draw:text-style-name="P2" draw:layer="layout" svg:width="0.057cm" svg:height="0.027cm" svg:x="6.263cm" svg:y="23.594cm" svg:viewBox="0 0 58 28" svg:d="M54 0l-7 2h-47c2 30 37 28 58 24z">
          <text:p/>
        </draw:path>
        <draw:path draw:style-name="gr4" draw:text-style-name="P2" draw:layer="layout" svg:width="0.074cm" svg:height="0.197cm" svg:x="6.242cm" svg:y="23.399cm" svg:viewBox="0 0 75 198" svg:d="M47 0l-27 17v41h-20v22h20c2 40-4 79 2 118h42-4l-7-2-4-6-2-7v-103h28v-22h-28z">
          <text:p/>
        </draw:path>
        <draw:path draw:style-name="gr4" draw:text-style-name="P2" draw:layer="layout" svg:width="0.129cm" svg:height="0.057cm" svg:x="6.356cm" svg:y="23.566cm" svg:viewBox="0 0 130 58" svg:d="M102 0l-4 7-2 6-4 4-2 7-4 2c-23 17-66 5-86 8 38 40 118 30 130-29z">
          <text:p/>
        </draw:path>
        <draw:path draw:style-name="gr4" draw:text-style-name="P2" draw:layer="layout" svg:width="0.152cm" svg:height="0.125cm" svg:x="6.335cm" svg:y="23.475cm" svg:viewBox="0 0 153 126" svg:d="M21 0l-4 5-2 4-3 6-4 5-2 6-2 4v6l-2 7v15l-2 6c7 36-2 30 21 62h57c-33-1-45-25-49-56h124v-15l-2-6-120-2v-8l3-7 2-4 2-6 4-5c8-11 21-19 36-17z">
          <text:p/>
        </draw:path>
        <draw:path draw:style-name="gr4" draw:text-style-name="P2" draw:layer="layout" svg:width="0.129cm" svg:height="0.072cm" svg:x="6.356cm" svg:y="23.452cm" svg:viewBox="0 0 130 73" svg:d="M58 0c-22-2-43 9-58 23 52 3 95-15 102 48h-92l120 2c1-37-29-70-66-73z">
          <text:p/>
        </draw:path>
        <draw:path draw:style-name="gr4" draw:text-style-name="P2" draw:layer="layout" svg:width="0.059cm" svg:height="0.163cm" svg:x="6.521cm" svg:y="23.456cm" svg:viewBox="0 0 60 164" svg:d="M23 0h-23v164h27c8-72-4-67 3-113 2-14 14-27 30-25l-37-2z">
          <text:p/>
        </draw:path>
        <draw:polygon draw:style-name="gr4" draw:text-style-name="P2" draw:layer="layout" svg:width="0.066cm" svg:height="0.034cm" svg:x="6.544cm" svg:y="23.452cm" svg:viewBox="0 0 67 35" draw:points="36,0 30,0 24,2 19,7 17,7 9,15 0,29 36,31 45,31 49,33 56,35 67,9 53,4 49,2 43,0">
          <text:p/>
        </draw:polygon>
        <draw:polygon draw:style-name="gr4" draw:text-style-name="P2" draw:layer="layout" svg:width="0.085cm" svg:height="0.028cm" svg:x="6.616cm" svg:y="23.524cm" svg:viewBox="0 0 86 29" draw:points="0,29 86,29 86,0 0,0">
          <text:p/>
        </draw:polygon>
        <draw:path draw:style-name="gr4" draw:text-style-name="P2" draw:layer="layout" svg:width="0.135cm" svg:height="0.103cm" svg:x="6.885cm" svg:y="23.516cm" svg:viewBox="0 0 136 104" svg:d="M53 0l-53 4c31 0 9-2 32 6v2c9 4 14 16 21 23l2 4 14 19 29 46h38l-40-61v-2l-4-4-4-7-17-18v-2l-5-2-7-4z">
          <text:p/>
        </draw:path>
        <draw:path draw:style-name="gr4" draw:text-style-name="P2" draw:layer="layout" svg:width="0.15cm" svg:height="0.081cm" svg:x="6.851cm" svg:y="23.414cm" svg:viewBox="0 0 151 82" svg:d="M137 0l-65 4c24 1 35 4 47 26 2 22-2 35-24 45v2h-4l-6 2h-85l137 3 4-5 2-6 4-4 2-8v-6l2-4v-19l-2-7-2-4-4-13-2-2z">
          <text:p/>
        </draw:path>
        <draw:path draw:style-name="gr4" draw:text-style-name="P2" draw:layer="layout" svg:width="0.165cm" svg:height="0.226cm" svg:x="6.822cm" svg:y="23.393cm" svg:viewBox="0 0 166 227" svg:d="M100 0h-100v227h30v-100c36 1 71-2 106-6 17-7 17-9 30-17v-2l-136-3v-74h72l64-4c-19-22-34-15-58-21z">
          <text:p/>
        </draw:path>
        <draw:path draw:style-name="gr4" draw:text-style-name="P2" draw:layer="layout" svg:width="0.076cm" svg:height="0.125cm" svg:x="7.033cm" svg:y="23.475cm" svg:viewBox="0 0 77 126" svg:d="M21 0c-16 17-22 42-21 65-1 12 2 27 7 38l2 6 2 5 4 4 2 4 4 4h56c-64 3-66-129 0-126z">
          <text:p/>
        </draw:path>
        <draw:path draw:style-name="gr4" draw:text-style-name="P2" draw:layer="layout" svg:width="0.133cm" svg:height="0.171cm" svg:x="7.054cm" svg:y="23.452cm" svg:viewBox="0 0 134 172" svg:d="M56 0c-14-1-16 1-29 7-13 3-17 7-27 16 63-2 101-8 105 63-2 67-42 68-105 63 35 39 109 26 126-21 20-54 3-122-63-128z">
          <text:p/>
        </draw:path>
        <draw:polygon draw:style-name="gr4" draw:text-style-name="P2" draw:layer="layout" svg:width="0.044cm" svg:height="0.007cm" svg:x="7.243cm" svg:y="23.473cm" svg:viewBox="0 0 45 8" draw:points="2,0 0,8 27,8 34,6 38,6 45,3">
          <text:p/>
        </draw:polygon>
        <draw:polygon draw:style-name="gr4" draw:text-style-name="P2" draw:layer="layout" svg:width="0.053cm" svg:height="0.163cm" svg:x="7.217cm" svg:y="23.456cm" svg:viewBox="0 0 54 164" draw:points="26,0 0,0 0,164 28,164 28,62 30,55 30,49 32,43 34,39 48,26 54,24 26,24">
          <text:p/>
        </draw:polygon>
        <draw:path draw:style-name="gr4" draw:text-style-name="P2" draw:layer="layout" svg:width="0.106cm" svg:height="0.167cm" svg:x="7.245cm" svg:y="23.452cm" svg:viewBox="0 0 107 168" svg:d="M49 0h-7l-6 2h-7l-6 2-4 3-4 4-7 3-8 8c22 4 48-3 69 11l4 4 2 7 2 4v12l2 9v99h28v-110l-2-8v-9l-3-4v-6l-4-7-2-4-2-2-6-4-5-5-6-5h-2l-13-4h-6z">
          <text:p/>
        </draw:path>
        <draw:path draw:style-name="gr4" draw:text-style-name="P2" draw:layer="layout" svg:width="0.096cm" svg:height="0.026cm" svg:x="7.401cm" svg:y="23.598cm" svg:viewBox="0 0 97 27" svg:d="M65 0l-6 2h-59l13 14h2c21 13 11 5 28 11 23 0 42-6 54-27z">
          <text:p/>
        </draw:path>
        <draw:path draw:style-name="gr4" draw:text-style-name="P2" draw:layer="layout" svg:width="0.115cm" svg:height="0.148cm" svg:x="7.38cm" svg:y="23.452cm" svg:viewBox="0 0 116 149" svg:d="M70 0c-14 0-27 3-38 14l-6 2-5 4-4 7-2 4c-9 10-4 12-10 23-6 22-5 33-3 55l3 4v7l2 6 6 13 4 6 4 4h53c-34-1-47-33-44-63-2-59 29-68 86-62l-5-6-8-8-6-2-3-4-4-2h-7l-6-2z">
          <text:p/>
        </draw:path>
        <draw:path draw:style-name="gr4" draw:text-style-name="P2" draw:layer="layout" svg:width="0.07cm" svg:height="0.226cm" svg:x="7.452cm" svg:y="23.393cm" svg:viewBox="0 0 71 227" svg:d="M71 0h-27v82h-44c57-3 62 112 13 123h33v22h25z">
          <text:p/>
        </draw:path>
        <draw:path draw:style-name="gr4" draw:text-style-name="P2" draw:layer="layout" svg:width="0.076cm" svg:height="0.125cm" svg:x="7.554cm" svg:y="23.475cm" svg:viewBox="0 0 77 126" svg:d="M22 0c-18 17-23 42-22 65-1 12 1 27 6 38l2 6 3 5 5 4 2 4 4 4h55c-63 3-65-129 0-126z">
          <text:p/>
        </draw:path>
        <draw:path draw:style-name="gr4" draw:text-style-name="P2" draw:layer="layout" svg:width="0.132cm" svg:height="0.171cm" svg:x="7.575cm" svg:y="23.452cm" svg:viewBox="0 0 133 172" svg:d="M56 0c-14-1-17 1-30 7-13 3-17 7-26 16 63-2 101-8 105 63-2 67-42 68-105 63 34 39 109 26 126-21 18-54 3-122-64-128z">
          <text:p/>
        </draw:path>
        <draw:path draw:style-name="gr4" draw:text-style-name="P2" draw:layer="layout" svg:width="0.157cm" svg:height="0.178cm" svg:x="5.274cm" svg:y="23.795cm" svg:viewBox="0 0 158 179" svg:d="M126 0l-79 4c19-1 17 3 29 2h5l4 3h2l4 5 7 2 4 4c20 14 25 48 24 70-1 90-45 91-126 87l128 2 4-4 5-7 4-8 2-4 4-7 2-6c7-17 5-31 9-47-1-29-5-68-28-90z">
          <text:p/>
        </draw:path>
        <draw:path draw:style-name="gr4" draw:text-style-name="P2" draw:layer="layout" svg:width="0.159cm" svg:height="0.226cm" svg:x="5.242cm" svg:y="23.772cm" svg:viewBox="0 0 160 227" svg:d="M80 0h-80v227h103l6-2h5l6-2c18-1 28-12 40-21l-128-2v-173h48l78-4c-15-10-11-11-32-17-12-5-24-5-38-6z">
          <text:p/>
        </draw:path>
        <draw:path draw:style-name="gr4" draw:text-style-name="P2" draw:layer="layout" svg:width="0.171cm" svg:height="0.119cm" svg:x="5.503cm" svg:y="23.884cm" svg:viewBox="0 0 172 120" svg:d="M172 0h-97v26h68v43h-2l-3 4-6 2-4 4-7 2-6 5h-2l-13 4h-6l-6 2h-11l-77 2c50 41 125 30 172-10z">
          <text:p/>
        </draw:path>
        <draw:path draw:style-name="gr4" draw:text-style-name="P2" draw:layer="layout" svg:width="0.093cm" svg:height="0.051cm" svg:x="5.577cm" svg:y="23.793cm" svg:viewBox="0 0 94 52" svg:d="M73 0l-73 2c32-3 61 17 67 50l27-9-2-4v-6l-4-8-2-4-3-6-4-4-2-5v-2z">
          <text:p/>
        </draw:path>
        <draw:path draw:style-name="gr4" draw:text-style-name="P2" draw:layer="layout" svg:width="0.185cm" svg:height="0.207cm" svg:x="5.464cm" svg:y="23.77cm" svg:viewBox="0 0 186 208" svg:d="M113 0c-50-2-93 24-106 74-8 26-9 48-2 75v6l2 7 2 4 2 6 2 6 3 3 4 6 2 4 17 17 76-2c-60-1-83-38-85-94 6-15-2-14 9-36 3-13 8-18 15-30 22-15-1-5 29-17l5-2 6-2h19l73-2c-20-15-41-24-67-23z">
          <text:p/>
        </draw:path>
        <draw:polygon draw:style-name="gr4" draw:text-style-name="P2" draw:layer="layout" svg:width="0.078cm" svg:height="0.144cm" svg:x="5.888cm" svg:y="23.854cm" svg:viewBox="0 0 79 145" draw:points="39,0 35,7 0,7 5,11 5,13 7,17 12,30 12,145 39,145 39,38 41,32 41,26 43,22 48,17 50,13 52,11 56,9 60,5 67,2 73,2 79,0">
          <text:p/>
        </draw:polygon>
        <draw:polygon draw:style-name="gr4" draw:text-style-name="P2" draw:layer="layout" svg:width="0.042cm" svg:height="0.008cm" svg:x="5.827cm" svg:y="23.852cm" svg:viewBox="0 0 43 9" draw:points="2,0 0,9 25,9 29,5 37,5 43,3">
          <text:p/>
        </draw:polygon>
        <draw:path draw:style-name="gr4" draw:text-style-name="P2" draw:layer="layout" svg:width="0.051cm" svg:height="0.163cm" svg:x="5.801cm" svg:y="23.835cm" svg:viewBox="0 0 52 164" svg:d="M27 0h-27v164h29v-103l2-8v-4c4-10 11-21 21-25h-25z">
          <text:p/>
        </draw:path>
        <draw:path draw:style-name="gr4" draw:text-style-name="P2" draw:layer="layout" svg:width="0.098cm" svg:height="0.167cm" svg:x="5.926cm" svg:y="23.831cm" svg:viewBox="0 0 99 168" svg:d="M48 0c-30 3-28 3-48 23h41l5 2h6l6 3 7 6 2 6 2 5v123h30v-115l-3-6v-9l-2-6-2-4-2-7c-9-15-20-18-36-21z">
          <text:p/>
        </draw:path>
        <draw:path draw:style-name="gr4" draw:text-style-name="P2" draw:layer="layout" svg:width="0.093cm" svg:height="0.03cm" svg:x="5.829cm" svg:y="23.831cm" svg:viewBox="0 0 94 31" svg:d="M46 0c-18-2-35 8-46 21l40 3 8 2h5l6 5h35l-2-5-2-5-5-6-4-4-5-2-4-5-7-2h-6l-6-2z">
          <text:p/>
        </draw:path>
        <draw:polygon draw:style-name="gr4" draw:text-style-name="P2" draw:layer="layout" svg:width="0.027cm" svg:height="0.163cm" svg:x="6.064cm" svg:y="23.835cm" svg:viewBox="0 0 28 164" draw:points="0,164 28,164 28,0 0,0">
          <text:p/>
        </draw:polygon>
        <draw:polygon draw:style-name="gr4" draw:text-style-name="P2" draw:layer="layout" svg:width="0.027cm" svg:height="0.032cm" svg:x="6.064cm" svg:y="23.772cm" svg:viewBox="0 0 28 33" draw:points="0,33 28,33 28,0 0,0">
          <text:p/>
        </draw:polygon>
        <draw:path draw:style-name="gr4" draw:text-style-name="P2" draw:layer="layout" svg:width="0.057cm" svg:height="0.027cm" svg:x="6.142cm" svg:y="23.973cm" svg:viewBox="0 0 58 28" svg:d="M54 0l-6 2h-48c3 30 36 28 58 24z">
          <text:p/>
        </draw:path>
        <draw:path draw:style-name="gr4" draw:text-style-name="P2" draw:layer="layout" svg:width="0.074cm" svg:height="0.197cm" svg:x="6.121cm" svg:y="23.778cm" svg:viewBox="0 0 75 198" svg:d="M46 0l-27 17v41h-19v21h19c3 40-4 80 2 119h43-4l-7-2-4-6-3-7v-104h29v-21h-29z">
          <text:p/>
        </draw:path>
        <draw:polygon draw:style-name="gr4" draw:text-style-name="P2" draw:layer="layout" svg:width="0.119cm" svg:height="0.226cm" svg:x="6.379cm" svg:y="23.772cm" svg:viewBox="0 0 120 227" draw:points="120,0 90,0 28,166 26,172 23,179 19,191 17,196 15,202 0,227 30,227">
          <text:p/>
        </draw:polygon>
        <draw:polygon draw:style-name="gr4" draw:text-style-name="P2" draw:layer="layout" svg:width="0.102cm" svg:height="0.226cm" svg:x="6.292cm" svg:y="23.772cm" svg:viewBox="0 0 103 227" draw:points="33,0 0,0 88,227 103,202 101,196 101,189 99,185 92,166">
          <text:p/>
        </draw:polygon>
        <draw:path draw:style-name="gr4" draw:text-style-name="P2" draw:layer="layout" svg:width="0.129cm" svg:height="0.057cm" svg:x="6.532cm" svg:y="23.945cm" svg:viewBox="0 0 130 58" svg:d="M101 0l-4 7-2 6-4 4-3 7-4 2c-22 16-64 5-84 8 37 40 118 30 130-29z">
          <text:p/>
        </draw:path>
        <draw:path draw:style-name="gr4" draw:text-style-name="P2" draw:layer="layout" svg:width="0.153cm" svg:height="0.125cm" svg:x="6.51cm" svg:y="23.854cm" svg:viewBox="0 0 154 126" svg:d="M22 0l-5 5-2 4-2 6-4 4-2 7-2 4v6l-3 7v14l-2 7c7 36-2 30 22 62h57c-34-1-46-25-49-56h124v-15l-2-6-120-2v-9l2-6 2-4 2-6 5-5c8-11 21-19 36-17z">
          <text:p/>
        </draw:path>
        <draw:path draw:style-name="gr4" draw:text-style-name="P2" draw:layer="layout" svg:width="0.129cm" svg:height="0.072cm" svg:x="6.532cm" svg:y="23.831cm" svg:viewBox="0 0 130 73" svg:d="M57 0c-22-2-42 9-57 23 51 3 93-15 101 48h-91l120 2c0-37-30-70-67-73z">
          <text:p/>
        </draw:path>
        <draw:path draw:style-name="gr4" draw:text-style-name="P2" draw:layer="layout" svg:width="0.059cm" svg:height="0.163cm" svg:x="6.697cm" svg:y="23.835cm" svg:viewBox="0 0 60 164" svg:d="M23 0h-23v164h27c8-71-5-66 2-113 2-14 15-27 31-25l-37-2z">
          <text:p/>
        </draw:path>
        <draw:polygon draw:style-name="gr4" draw:text-style-name="P2" draw:layer="layout" svg:width="0.066cm" svg:height="0.034cm" svg:x="6.72cm" svg:y="23.831cm" svg:viewBox="0 0 67 35" draw:points="37,0 31,0 24,2 20,6 18,6 9,16 0,29 37,31 45,31 50,33 56,35 67,9 54,4 50,2 43,0">
          <text:p/>
        </draw:polygon>
        <draw:path draw:style-name="gr4" draw:text-style-name="P2" draw:layer="layout" svg:width="0.07cm" svg:height="0.036cm" svg:x="6.79cm" svg:y="23.945cm" svg:viewBox="0 0 71 37" svg:d="M28 0l-28 5v2l6 20 3 4 4 6 58-2c-9 1-18-2-26-6l-8-4-2-7-5-4-2-7z">
          <text:p/>
        </draw:path>
        <draw:path draw:style-name="gr4" draw:text-style-name="P2" draw:layer="layout" svg:width="0.132cm" svg:height="0.15cm" svg:x="6.793cm" svg:y="23.852cm" svg:viewBox="0 0 133 151" svg:d="M9 0c-25 47 8 67 49 75l9 2 6 3 8 2 8 2 4 2 2 2 4 2 5 6v15l-9 9-4 2-4 4h-8l-6 2h-6l-58 2 5 5 4 2v2c47 29 139 5 109-64-12-14-17-14-32-20-17-6-30-8-45-12-41-10-21-46 12-41z">
          <text:p/>
        </draw:path>
        <draw:path draw:style-name="gr4" draw:text-style-name="P2" draw:layer="layout" svg:width="0.117cm" svg:height="0.05cm" svg:x="6.802cm" svg:y="23.831cm" svg:viewBox="0 0 118 51" svg:d="M51 0c-16-1-15 5-31 7-12 6-10 6-20 15l53 2h9l13 5 4 2 2 2 4 6 2 4 2 8 29-3c-3-33-31-47-60-48z">
          <text:p/>
        </draw:path>
        <draw:path draw:style-name="gr4" draw:text-style-name="P2" draw:layer="layout" svg:width="0.122cm" svg:height="0.063cm" svg:x="6.97cm" svg:y="23.939cm" svg:viewBox="0 0 123 64" svg:d="M96 0c-1 15-6 20-13 30l-4 5-6 2-5 2-6 2h-62c7 9 18 16 29 19 25 6 23 5 46 2 20-6 17-7 32-19l2-4 4-7 2-4 4-7 2-4 2-6v-9z">
          <text:p/>
        </draw:path>
        <draw:path draw:style-name="gr4" draw:text-style-name="P2" draw:layer="layout" svg:width="0.063cm" svg:height="0.034cm" svg:x="7.027cm" svg:y="23.852cm" svg:viewBox="0 0 64 35" svg:d="M51 0l-51 2c18 0 33 14 36 33l28-4-2-10-3-4-2-6-4-4z">
          <text:p/>
        </draw:path>
        <draw:path draw:style-name="gr4" draw:text-style-name="P2" draw:layer="layout" svg:width="0.128cm" svg:height="0.148cm" svg:x="6.95cm" svg:y="23.831cm" svg:viewBox="0 0 129 149" svg:d="M75 0c-81-1-92 99-55 149h55c-38-1-45-32-47-63 6-73 35-63 101-65l-9-8h-2l-6-4-5-3-20-6h-6z">
          <text:p/>
        </draw:path>
        <draw:path draw:style-name="gr4" draw:text-style-name="P2" draw:layer="layout" svg:width="0.106cm" svg:height="0.167cm" svg:x="7.143cm" svg:y="23.831cm" svg:viewBox="0 0 107 168" svg:d="M49 0c-18 1-39 6-49 23h47l14 5 4 2 4 4h2l2 4 2 7 2 4 3 6v113h27v-111l-2-8v-13l-2-4-2-4-2-5c-6-14-29-23-43-23z">
          <text:p/>
        </draw:path>
        <draw:path draw:style-name="gr4" draw:text-style-name="P2" draw:layer="layout" svg:width="0.07cm" svg:height="0.226cm" svg:x="7.116cm" svg:y="23.772cm" svg:viewBox="0 0 71 227" svg:d="M28 0h-28v227h28v-103l2-7v-4l2-6 3-5c10-12 19-18 36-19h-43z">
          <text:p/>
        </draw:path>
        <draw:path draw:style-name="gr4" draw:text-style-name="P2" draw:layer="layout" svg:width="0.06cm" svg:height="0.163cm" svg:x="7.291cm" svg:y="23.835cm" svg:viewBox="0 0 61 164" svg:d="M24 0h-24v164h28c8-71-5-66 2-113 2-14 14-27 31-25l-37-2z">
          <text:p/>
        </draw:path>
        <draw:polygon draw:style-name="gr4" draw:text-style-name="P2" draw:layer="layout" svg:width="0.065cm" svg:height="0.034cm" svg:x="7.315cm" svg:y="23.831cm" svg:viewBox="0 0 66 35" draw:points="36,0 29,0 23,2 19,6 17,6 8,16 0,29 36,31 44,31 48,33 55,35 66,9 53,4 48,2 42,0">
          <text:p/>
        </draw:polygon>
        <draw:polygon draw:style-name="gr4" draw:text-style-name="P2" draw:layer="layout" svg:width="0.029cm" svg:height="0.031cm" svg:x="7.404cm" svg:y="23.967cm" svg:viewBox="0 0 30 32" draw:points="0,32 30,32 30,0 0,0">
          <text:p/>
        </draw:polygon>
        <draw:path draw:style-name="gr4" draw:text-style-name="P2" draw:layer="layout" svg:width="0.125cm" svg:height="0.207cm" svg:x="5.492cm" svg:y="24.176cm" svg:viewBox="0 0 126 208" svg:d="M24 0c-6 9-14 19-15 30-3 7-8 32-7 40-5 24 0 63 7 88 6 22 23 41 46 48 34 5 49 2 71-21h-60l-4-2-7-2-8-8-4-7-3-2c-8-14-11-46-10-62 0-18-1-55 6-70l2-4v-5l5-8 8-9 6-2 5-2 6-2h7z">
          <text:p/>
        </draw:path>
        <draw:path draw:style-name="gr4" draw:text-style-name="P2" draw:layer="layout" svg:width="0.125cm" svg:height="0.207cm" svg:x="5.516cm" svg:y="24.152cm" svg:viewBox="0 0 126 208" svg:d="M51 0c-18-3-43 10-51 23h60l4 2 6 2 13 13v2l2 2c9 13 12 47 11 62 0 35 4 98-45 102h51c13-22 17-25 19-52 4-14 7-53 2-67 0-39-20-87-65-89z">
          <text:p/>
        </draw:path>
        <draw:polygon draw:style-name="gr4" draw:text-style-name="P2" draw:layer="layout" svg:width="0.03cm" svg:height="0.031cm" svg:x="5.685cm" svg:y="24.348cm" svg:viewBox="0 0 31 32" draw:points="0,32 31,32 31,0 0,0">
          <text:p/>
        </draw:polygon>
        <draw:path draw:style-name="gr4" draw:text-style-name="P2" draw:layer="layout" svg:width="0.072cm" svg:height="0.11cm" svg:x="5.831cm" svg:y="24.252cm" svg:viewBox="0 0 73 111" svg:d="M54 0l-54 6c34 4 40 21 45 50 0 26-16 54-45 53l54 2c10-13 18-34 19-50 1-15-2-17-2-28-6-16-4-13-13-25z">
          <text:p/>
        </draw:path>
        <draw:path draw:style-name="gr4" draw:text-style-name="P2" draw:layer="layout" svg:width="0.102cm" svg:height="0.03cm" svg:x="5.782cm" svg:y="24.233cm" svg:viewBox="0 0 103 31" svg:d="M56 0c-18-2-50 12-56 31h27l4-2 6-2h7l6-3 53-5c-11-8-27-19-40-19z">
          <text:p/>
        </draw:path>
        <draw:path draw:style-name="gr4" draw:text-style-name="P2" draw:layer="layout" svg:width="0.13cm" svg:height="0.21cm" svg:x="5.754cm" svg:y="24.174cm" svg:viewBox="0 0 131 211" svg:d="M28 0c-34 32-31 114-21 157 17 55 82 71 124 32l-54-2h-4l-13-4-4-2-2-2-5-2-4-6-4-6-2-6-2-2c-10-31-8-47 17-68h-26v-26l2-6v-6l2-4 3-7v-4c13-14-1-8 17-23l4-5 6-2 4-2 7-2h6z">
          <text:p/>
        </draw:path>
        <draw:path draw:style-name="gr4" draw:text-style-name="P2" draw:layer="layout" svg:width="0.117cm" svg:height="0.057cm" svg:x="5.782cm" svg:y="24.153cm" svg:viewBox="0 0 118 58" svg:d="M53 0c-20-1-39 6-53 21l51 2h6l13 4 4 2c11 13 11 11 16 29l28-2c-6-34-24-53-58-56z">
          <text:p/>
        </draw:path>
        <draw:polygon draw:style-name="gr4" draw:text-style-name="P2" draw:layer="layout" svg:width="0.085cm" svg:height="0.028cm" svg:x="6.015cm" svg:y="24.284cm" svg:viewBox="0 0 86 29" draw:points="0,29 86,29 86,0 0,0">
          <text:p/>
        </draw:polygon>
        <draw:path draw:style-name="gr4" draw:text-style-name="P2" draw:layer="layout" svg:width="0.128cm" svg:height="0.115cm" svg:x="6.231cm" svg:y="24.269cm" svg:viewBox="0 0 129 116" svg:d="M109 0h-56c26-1 48 21 47 47-7 59-54 42-100 47 63 59 169-13 113-90z">
          <text:p/>
        </draw:path>
        <draw:path draw:style-name="gr4" draw:text-style-name="P2" draw:layer="layout" svg:width="0.066cm" svg:height="0.074cm" svg:x="6.284cm" svg:y="24.174cm" svg:viewBox="0 0 67 75" svg:d="M53 0l-53 2h10l7 2 4 4 6 5c9 11 10 11 9 25 3 21-17 35-36 35l49 2 9-8 2-5 2-5 2-6 3-7c0-13-1-28-11-38z">
          <text:p/>
        </draw:path>
        <draw:path draw:style-name="gr4" draw:text-style-name="P2" draw:layer="layout" svg:width="0.129cm" svg:height="0.209cm" svg:x="6.21cm" svg:y="24.153cm" svg:viewBox="0 0 130 210" svg:d="M75 0c-65-5-94 81-33 104-12 2-18 8-27 16-15 15-11 20-15 34 1 13-3 19 4 30l4 14 13 12 54-2h-6l-5-2-12-4-6-2-4-5c-15-15-10-20-15-34 5-11 0-18 15-32l2-4 8-2 4-5h6l7-2h61l-4-4-7-2-6-4-6-2 6-3 6-4 5-2-49-2h-4l-7-2h-6l-4-4c-13-9-15-14-16-30-1-20 3-11 11-25l3-3 6-2 4-2 7-2h6l53-2-7-4v-2c-10-7-27-16-40-15z">
          <text:p/>
        </draw:path>
        <draw:polygon draw:style-name="gr4" draw:text-style-name="P2" draw:layer="layout" svg:width="0.027cm" svg:height="0.226cm" svg:x="6.481cm" svg:y="24.153cm" svg:viewBox="0 0 28 227" draw:points="0,227 28,227 28,0 0,0">
          <text:p/>
        </draw:polygon>
        <draw:polygon draw:style-name="gr4" draw:text-style-name="P2" draw:layer="layout" svg:width="0.086cm" svg:height="0.233cm" svg:x="6.532cm" svg:y="24.151cm" svg:viewBox="0 0 87 234" draw:points="0,234 66,0 87,0 23,234">
          <text:p/>
        </draw:polygon>
        <draw:polygon draw:style-name="gr4" draw:text-style-name="P2" draw:layer="layout" svg:width="0.079cm" svg:height="0.144cm" svg:x="6.726cm" svg:y="24.235cm" svg:viewBox="0 0 80 145" draw:points="39,0 35,8 0,8 5,12 5,14 7,18 9,25 11,31 11,145 39,145 39,39 41,33 41,27 44,23 48,18 50,14 52,12 56,10 61,6 67,2 73,2 80,0">
          <text:p/>
        </draw:polygon>
        <draw:polygon draw:style-name="gr4" draw:text-style-name="P2" draw:layer="layout" svg:width="0.042cm" svg:height="0.007cm" svg:x="6.665cm" svg:y="24.233cm" svg:viewBox="0 0 43 8" draw:points="2,0 0,8 25,8 30,5 37,5 43,2">
          <text:p/>
        </draw:polygon>
        <draw:path draw:style-name="gr4" draw:text-style-name="P2" draw:layer="layout" svg:width="0.051cm" svg:height="0.163cm" svg:x="6.639cm" svg:y="24.216cm" svg:viewBox="0 0 52 164" svg:d="M26 0h-26v164h28v-103l2-7v-4c5-10 12-21 22-25h-26z">
          <text:p/>
        </draw:path>
        <draw:path draw:style-name="gr4" draw:text-style-name="P2" draw:layer="layout" svg:width="0.098cm" svg:height="0.167cm" svg:x="6.764cm" svg:y="24.212cm" svg:viewBox="0 0 99 168" svg:d="M47 0c-29 3-27 3-47 23h41l4 2h6l7 3 6 6 2 6 2 5v123h31v-115l-2-6v-9l-2-6-3-4-2-7c-9-15-21-18-37-21z">
          <text:p/>
        </draw:path>
        <draw:path draw:style-name="gr4" draw:text-style-name="P2" draw:layer="layout" svg:width="0.093cm" svg:height="0.03cm" svg:x="6.667cm" svg:y="24.212cm" svg:viewBox="0 0 94 31" svg:d="M47 0c-18-2-36 8-47 22l40 2 9 2h4l6 5h35l-4-9-4-7-5-4-4-2-5-5-6-2h-7l-6-2z">
          <text:p/>
        </draw:path>
        <draw:polygon draw:style-name="gr4" draw:text-style-name="P2" draw:layer="layout" svg:width="0.028cm" svg:height="0.163cm" svg:x="6.904cm" svg:y="24.216cm" svg:viewBox="0 0 29 164" draw:points="0,164 29,164 29,0 0,0">
          <text:p/>
        </draw:polygon>
        <draw:polygon draw:style-name="gr4" draw:text-style-name="P2" draw:layer="layout" svg:width="0.028cm" svg:height="0.032cm" svg:x="6.904cm" svg:y="24.153cm" svg:viewBox="0 0 29 33" draw:points="0,33 29,33 29,0 0,0">
          <text:p/>
        </draw:polygon>
        <draw:polygon draw:style-name="gr4" draw:text-style-name="P2" draw:layer="layout" svg:width="0.045cm" svg:height="0.007cm" svg:x="6.999cm" svg:y="24.233cm" svg:viewBox="0 0 46 8" draw:points="2,0 0,8 29,8 35,5 39,5 46,2">
          <text:p/>
        </draw:polygon>
        <draw:polygon draw:style-name="gr4" draw:text-style-name="P2" draw:layer="layout" svg:width="0.053cm" svg:height="0.163cm" svg:x="6.974cm" svg:y="24.216cm" svg:viewBox="0 0 54 164" draw:points="26,0 0,0 0,164 28,164 28,63 31,56 31,50 33,44 35,39 47,27 54,25 26,25">
          <text:p/>
        </draw:polygon>
        <draw:path draw:style-name="gr4" draw:text-style-name="P2" draw:layer="layout" svg:width="0.106cm" svg:height="0.167cm" svg:x="7.001cm" svg:y="24.212cm" svg:viewBox="0 0 107 168" svg:d="M49 0h-6l-7 2h-6l-6 2-5 2-4 5-6 2-9 8c22 4 49-3 68 11l4 4 3 6 2 5v12l2 9v100h28v-111l-2-8v-9l-2-4v-6l-4-7-2-4-2-2-7-4-5-4-6-5h-2l-13-4h-7z">
          <text:p/>
        </draw:path>
        <draw:polygon draw:style-name="gr4" draw:text-style-name="P2" draw:layer="layout" svg:width="0.03cm" svg:height="0.031cm" svg:x="7.156cm" svg:y="24.348cm" svg:viewBox="0 0 31 32" draw:points="0,32 31,32 31,0 0,0">
          <text:p/>
        </draw:polygon>
        <draw:path draw:style-name="gr2" draw:text-style-name="P1" draw:layer="layout" svg:width="0.083cm" svg:height="1.336cm" svg:x="5.295cm" svg:y="17.612cm" svg:viewBox="0 0 84 1337" svg:d="M43 1049v288M84 1009l-2-17-10-13-14-8-15-5-17 5-13 8-8 13-5 17c10 60 84 48 84 0zM43 81v290M84 41l-2-15-10-15-14-9-15-2-17 2-13 9-8 15-5 15 5 14 8 15 13 9 17 2 15-2 14-9 10-15z">
          <text:p/>
        </draw:path>
        <draw:path draw:style-name="gr4" draw:text-style-name="P2" draw:layer="layout" svg:width="0.117cm" svg:height="0.064cm" svg:x="9.844cm" svg:y="13.785cm" svg:viewBox="0 0 118 65" svg:d="M34 0l-34 2c2 22 8 47 23 63h95c-35-1-77-16-82-56z">
          <text:p/>
        </draw:path>
        <draw:path draw:style-name="gr4" draw:text-style-name="P2" draw:layer="layout" svg:width="0.102cm" svg:height="0.053cm" svg:x="9.952cm" svg:y="13.629cm" svg:viewBox="0 0 103 54" svg:d="M85 0h-85c39 0 60 12 68 54l35-2v-9l-2-6v-9l-6-7-2-6-4-7v-2z">
          <text:p/>
        </draw:path>
        <draw:path draw:style-name="gr4" draw:text-style-name="P2" draw:layer="layout" svg:width="0.208cm" svg:height="0.284cm" svg:x="9.855cm" svg:y="13.597cm" svg:viewBox="0 0 209 285" svg:d="M98 0c-41 2-76 12-93 53-8 19-5 40 6 57v2l5 4 4 7 6 4c13 10 15 7 26 15 33 12 93 15 116 43l2 6 2 7 2 8v2l-2 7-2 8-4 7-9 8-8 4-6 5-7 2c-39 9-83 0-123 4 26 18 1 6 32 21 8 8 20 5 30 8 23 6 48 2 72-2 12-10 13-1 29-14l7-5 5-6 4-4 9-13c7-20 9-7 8-36 1-14-2-19-6-33-31-48-96-45-143-63l-6-2-5-5-2-2-4-2-4-6-2-9v-19l4-6c20-22 7-6 25-19 38-10 79 0 117-4-11-8-19-22-34-21l-6-5-7-2h-6l-9-2h-8l-6-2z">
          <text:p/>
        </draw:path>
        <draw:polygon draw:style-name="gr4" draw:text-style-name="P2" draw:layer="layout" svg:width="0.144cm" svg:height="0.275cm" svg:x="10.191cm" svg:y="13.601cm" svg:viewBox="0 0 145 276" draw:points="145,0 109,0 35,202 30,211 28,217 26,223 24,232 21,238 19,247 0,276 39,276">
          <text:p/>
        </draw:polygon>
        <draw:polygon draw:style-name="gr4" draw:text-style-name="P2" draw:layer="layout" svg:width="0.125cm" svg:height="0.275cm" svg:x="10.085cm" svg:y="13.601cm" svg:viewBox="0 0 126 276" draw:points="40,0 0,0 107,276 126,247 126,245 124,238 122,232 120,223 118,217 114,209 111,202">
          <text:p/>
        </draw:polygon>
        <draw:path draw:style-name="gr3" draw:text-style-name="P1" draw:layer="layout" svg:width="1.084cm" svg:height="0.574cm" svg:x="11.247cm" svg:y="15.068cm" svg:viewBox="0 0 1085 575" svg:d="M211 0l275 139-275 137zM761 0l-275 139 275 137zM624 412l-138-273-137 273zM486 412v163M761 139h324M0 139h211">
          <text:p/>
        </draw:path>
        <draw:polygon draw:style-name="gr4" draw:text-style-name="P2" draw:layer="layout" svg:width="0.18cm" svg:height="0.227cm" svg:x="10.847cm" svg:y="14.234cm" svg:viewBox="0 0 181 228" draw:points="181,0 0,0 0,28 77,28 77,228 106,228 106,28 181,28">
          <text:p/>
        </draw:polygon>
        <draw:path draw:style-name="gr4" draw:text-style-name="P2" draw:layer="layout" svg:width="0.106cm" svg:height="0.168cm" svg:x="11.084cm" svg:y="14.293cm" svg:viewBox="0 0 107 169" svg:d="M49 0c-18 1-39 6-49 24h47l13 4 4 2 4 4h2l2 4 3 7 2 4 2 6v114h28v-111l-2-9v-13l-7-12c-6-14-28-24-42-24z">
          <text:p/>
        </draw:path>
        <draw:path draw:style-name="gr4" draw:text-style-name="P2" draw:layer="layout" svg:width="0.07cm" svg:height="0.227cm" svg:x="11.057cm" svg:y="14.234cm" svg:viewBox="0 0 71 228" svg:d="M28 0h-28v228h28v-104l3-7v-5l2-6 2-4c10-13 19-18 36-19h-43z">
          <text:p/>
        </draw:path>
        <draw:path draw:style-name="gr4" draw:text-style-name="P2" draw:layer="layout" svg:width="0.129cm" svg:height="0.057cm" svg:x="11.241cm" svg:y="14.408cm" svg:viewBox="0 0 130 58" svg:d="M103 0l-5 6-2 6-4 6-2 6-4 2c-22 16-66 6-86 9 37 39 118 28 130-31z">
          <text:p/>
        </draw:path>
        <draw:path draw:style-name="gr4" draw:text-style-name="P2" draw:layer="layout" svg:width="0.152cm" svg:height="0.126cm" svg:x="11.22cm" svg:y="14.316cm" svg:viewBox="0 0 153 127" svg:d="M21 1l-4 4-2 4-2 6-5 5-2 6-2 4v7l-2 6v15l-2 6c7 36-2 29 21 63h57c-33-2-45-27-48-57h123v-14l-2-7-119-2v-8l2-7 2-4 2-6 4-4c9-11 21-20 36-17z">
          <text:p/>
        </draw:path>
        <draw:path draw:style-name="gr4" draw:text-style-name="P2" draw:layer="layout" svg:width="0.129cm" svg:height="0.072cm" svg:x="11.241cm" svg:y="14.293cm" svg:viewBox="0 0 130 73" svg:d="M58 0c-23-1-42 9-58 24 53 2 95-16 103 46h-92l119 3c1-37-29-70-65-73z">
          <text:p/>
        </draw:path>
        <draw:path draw:style-name="gr4" draw:text-style-name="P2" draw:layer="layout" svg:width="0.059cm" svg:height="0.163cm" svg:x="11.406cm" svg:y="14.298cm" svg:viewBox="0 0 60 164" svg:d="M25 0h-25v164h29c8-72-5-67 2-113 2-15 14-28 29-26l-35-2z">
          <text:p/>
        </draw:path>
        <draw:polygon draw:style-name="gr4" draw:text-style-name="P2" draw:layer="layout" svg:width="0.065cm" svg:height="0.034cm" svg:x="11.43cm" svg:y="14.293cm" svg:viewBox="0 0 66 35" draw:points="35,0 29,0 23,2 19,7 16,7 8,16 4,23 0,29 35,31 45,31 49,33 56,35 66,9 53,5 49,2 42,0">
          <text:p/>
        </draw:polygon>
        <draw:polygon draw:style-name="gr4" draw:text-style-name="P2" draw:layer="layout" svg:width="0.078cm" svg:height="0.144cm" svg:x="11.597cm" svg:y="14.317cm" svg:viewBox="0 0 79 145" draw:points="38,0 34,6 0,6 4,10 4,12 6,17 8,23 10,29 10,145 38,145 38,38 40,31 40,25 42,21 46,17 48,12 51,10 55,8 59,4 66,2 73,2 79,0">
          <text:p/>
        </draw:polygon>
        <draw:polygon draw:style-name="gr4" draw:text-style-name="P2" draw:layer="layout" svg:width="0.043cm" svg:height="0.006cm" svg:x="11.535cm" svg:y="14.315cm" svg:viewBox="0 0 44 7" draw:points="2,0 0,7 26,7 30,5 36,5 44,2">
          <text:p/>
        </draw:polygon>
        <draw:path draw:style-name="gr4" draw:text-style-name="P2" draw:layer="layout" svg:width="0.051cm" svg:height="0.163cm" svg:x="11.51cm" svg:y="14.298cm" svg:viewBox="0 0 52 164" svg:d="M26 0h-26v164h28v-104l3-6v-5c4-11 10-21 21-26h-26z">
          <text:p/>
        </draw:path>
        <draw:path draw:style-name="gr4" draw:text-style-name="P2" draw:layer="layout" svg:width="0.097cm" svg:height="0.168cm" svg:x="11.635cm" svg:y="14.293cm" svg:viewBox="0 0 98 169" svg:d="M46 0c-28 3-27 4-46 24h40l4 2h7l7 2 6 6 2 7 3 4v124h29v-116l-2-6v-9l-2-6-2-4-2-6c-10-16-20-19-37-22z">
          <text:p/>
        </draw:path>
        <draw:path draw:style-name="gr4" draw:text-style-name="P2" draw:layer="layout" svg:width="0.094cm" svg:height="0.03cm" svg:x="11.537cm" svg:y="14.293cm" svg:viewBox="0 0 95 31" svg:d="M48 0c-19-2-36 8-48 23l41 2 9 2h4l7 4h34l-3-4-2-4-4-8-4-4-4-2-5-4-6-3h-6l-7-2z">
          <text:p/>
        </draw:path>
        <draw:path draw:style-name="gr4" draw:text-style-name="P2" draw:layer="layout" svg:width="0.076cm" svg:height="0.125cm" svg:x="11.764cm" svg:y="14.317cm" svg:viewBox="0 0 77 126" svg:d="M21 0c-17 17-22 41-21 64-1 12 1 27 6 38l2 7 3 4 4 4 2 4 4 5h56c-64 3-66-130 0-126z">
          <text:p/>
        </draw:path>
        <draw:path draw:style-name="gr4" draw:text-style-name="P2" draw:layer="layout" svg:width="0.132cm" svg:height="0.171cm" svg:x="11.785cm" svg:y="14.293cm" svg:viewBox="0 0 133 172" svg:d="M56 0c-14 0-17 1-30 7-13 3-17 8-26 17 63-3 101-8 105 61-2 68-42 68-105 64 34 39 109 27 126-22 18-54 3-121-64-127z">
          <text:p/>
        </draw:path>
        <draw:polygon draw:style-name="gr4" draw:text-style-name="P2" draw:layer="layout" svg:width="0.084cm" svg:height="0.028cm" svg:x="11.938cm" svg:y="14.365cm" svg:viewBox="0 0 85 29" draw:points="0,29 85,29 85,0 0,0">
          <text:p/>
        </draw:polygon>
        <draw:polygon draw:style-name="gr4" draw:text-style-name="P2" draw:layer="layout" svg:width="0.078cm" svg:height="0.144cm" svg:x="10.979cm" svg:y="14.693cm" svg:viewBox="0 0 79 145" draw:points="38,0 34,7 0,7 4,11 4,13 6,17 8,24 10,30 10,145 38,145 38,39 40,32 40,26 42,22 46,17 48,13 50,11 55,9 60,5 66,3 73,3 79,0">
          <text:p/>
        </draw:polygon>
        <draw:polygon draw:style-name="gr4" draw:text-style-name="P2" draw:layer="layout" svg:width="0.043cm" svg:height="0.007cm" svg:x="10.917cm" svg:y="14.691cm" svg:viewBox="0 0 44 8" draw:points="2,0 0,8 27,8 31,5 37,5 44,2">
          <text:p/>
        </draw:polygon>
        <draw:path draw:style-name="gr4" draw:text-style-name="P2" draw:layer="layout" svg:width="0.051cm" svg:height="0.163cm" svg:x="10.892cm" svg:y="14.674cm" svg:viewBox="0 0 52 164" svg:d="M25 0h-25v164h27v-104l3-7v-4c5-10 11-21 22-25h-27z">
          <text:p/>
        </draw:path>
        <draw:path draw:style-name="gr4" draw:text-style-name="P2" draw:layer="layout" svg:width="0.097cm" svg:height="0.167cm" svg:x="11.017cm" svg:y="14.67cm" svg:viewBox="0 0 98 168" svg:d="M46 0c-28 3-27 3-46 23h40l4 3h7l6 2 6 6 2 6 2 5v123h31v-115l-2-6v-9l-2-6-2-4-3-7c-10-15-20-18-36-21z">
          <text:p/>
        </draw:path>
        <draw:path draw:style-name="gr4" draw:text-style-name="P2" draw:layer="layout" svg:width="0.094cm" svg:height="0.03cm" svg:x="10.919cm" svg:y="14.67cm" svg:viewBox="0 0 95 31" svg:d="M48 0c-18-2-35 8-48 22l42 2 8 3h4l7 4h34l-3-4-2-5-4-7-4-4-4-2-5-5-6-2h-6l-7-2z">
          <text:p/>
        </draw:path>
        <draw:polygon draw:style-name="gr4" draw:text-style-name="P2" draw:layer="layout" svg:width="0.028cm" svg:height="0.163cm" svg:x="11.156cm" svg:y="14.674cm" svg:viewBox="0 0 29 164" draw:points="0,164 29,164 29,0 0,0">
          <text:p/>
        </draw:polygon>
        <draw:polygon draw:style-name="gr4" draw:text-style-name="P2" draw:layer="layout" svg:width="0.028cm" svg:height="0.032cm" svg:x="11.156cm" svg:y="14.611cm" svg:viewBox="0 0 29 33" draw:points="0,33 29,33 29,0 0,0">
          <text:p/>
        </draw:polygon>
        <draw:path draw:style-name="gr4" draw:text-style-name="P2" draw:layer="layout" svg:width="0.07cm" svg:height="0.036cm" svg:x="11.216cm" svg:y="14.784cm" svg:viewBox="0 0 71 37" svg:d="M27 0l-27 6v2l2 6 4 13 2 4 4 6 59-2c-10 1-19-2-27-6l-8-4-2-7-5-4-2-6z">
          <text:p/>
        </draw:path>
        <draw:path draw:style-name="gr4" draw:text-style-name="P2" draw:layer="layout" svg:width="0.132cm" svg:height="0.15cm" svg:x="11.219cm" svg:y="14.691cm" svg:viewBox="0 0 133 151" svg:d="M9 0c-25 47 8 66 49 74l9 2 6 3 8 2 7 2 4 2 2 2 4 2 5 7v14l-9 9-4 2-4 4h-7l-6 2h-6l-58 2 5 5 4 3v2c47 29 139 5 109-65-12-13-18-13-33-19-16-6-29-7-44-12-41-10-21-46 12-41z">
          <text:p/>
        </draw:path>
        <draw:path draw:style-name="gr4" draw:text-style-name="P2" draw:layer="layout" svg:width="0.117cm" svg:height="0.049cm" svg:x="11.228cm" svg:y="14.67cm" svg:viewBox="0 0 118 50" svg:d="M51 0c-16-1-15 4-32 6-11 6-9 6-19 15l53 2h9l13 5 4 2 2 2 5 6 2 4 2 8 28-2c-3-34-30-47-60-48z">
          <text:p/>
        </draw:path>
        <draw:path draw:style-name="gr4" draw:text-style-name="P2" draw:layer="layout" svg:width="0.122cm" svg:height="0.063cm" svg:x="11.396cm" svg:y="14.778cm" svg:viewBox="0 0 123 64" svg:d="M96 0c-1 15-7 20-13 30l-4 4-6 2-5 2-6 2h-62c7 9 19 16 30 20 24 6 22 5 45 2 20-7 17-8 31-20l3-4 4-6 2-4 4-7 2-4 2-6v-9z">
          <text:p/>
        </draw:path>
        <draw:path draw:style-name="gr4" draw:text-style-name="P2" draw:layer="layout" svg:width="0.063cm" svg:height="0.034cm" svg:x="11.453cm" svg:y="14.691cm" svg:viewBox="0 0 64 35" svg:d="M52 0l-52 2c18 0 33 15 36 33l28-4-2-9-2-4-2-6-4-5z">
          <text:p/>
        </draw:path>
        <draw:path draw:style-name="gr4" draw:text-style-name="P2" draw:layer="layout" svg:width="0.129cm" svg:height="0.148cm" svg:x="11.376cm" svg:y="14.67cm" svg:viewBox="0 0 130 149" svg:d="M76 0c-81-1-93 100-55 149h55c-38-1-45-32-47-63 6-73 35-63 101-65l-9-8h-3l-6-4-5-3-19-6h-6z">
          <text:p/>
        </draw:path>
        <draw:path draw:style-name="gr4" draw:text-style-name="P2" draw:layer="layout" svg:width="0.106cm" svg:height="0.167cm" svg:x="11.569cm" svg:y="14.67cm" svg:viewBox="0 0 107 168" svg:d="M50 0c-19 1-40 6-50 23h48l12 5 5 2 4 4h2l2 4 2 7 2 4 3 6v113h27v-111l-2-8v-13l-6-13c-6-14-29-23-43-23z">
          <text:p/>
        </draw:path>
        <draw:path draw:style-name="gr4" draw:text-style-name="P2" draw:layer="layout" svg:width="0.07cm" svg:height="0.226cm" svg:x="11.542cm" svg:y="14.611cm" svg:viewBox="0 0 71 227" svg:d="M28 0h-28v227h28v-104l2-7v-4l2-6 3-5c10-12 19-17 36-19h-43z">
          <text:p/>
        </draw:path>
        <draw:path draw:style-name="gr4" draw:text-style-name="P2" draw:layer="layout" svg:width="0.129cm" svg:height="0.057cm" svg:x="11.728cm" svg:y="14.784cm" svg:viewBox="0 0 130 58" svg:d="M103 0l-5 7-2 6-4 4-2 7-4 2c-24 17-66 6-86 9 37 39 118 29 130-30z">
          <text:p/>
        </draw:path>
        <draw:path draw:style-name="gr4" draw:text-style-name="P2" draw:layer="layout" svg:width="0.152cm" svg:height="0.125cm" svg:x="11.707cm" svg:y="14.693cm" svg:viewBox="0 0 153 126" svg:d="M21 0l-4 5-2 4-3 6-4 4-2 7-2 4v6l-2 7v15l-2 6c7 35-2 29 21 62h58c-34-1-46-26-50-56h124v-15l-2-6-119-2v-8l2-7 2-4 2-6 4-5c9-11 21-19 37-17z">
          <text:p/>
        </draw:path>
        <draw:path draw:style-name="gr4" draw:text-style-name="P2" draw:layer="layout" svg:width="0.129cm" svg:height="0.072cm" svg:x="11.728cm" svg:y="14.67cm" svg:viewBox="0 0 130 73" svg:d="M57 0c-22-2-41 9-57 23 51 3 95-15 103 48h-92l119 2c1-37-29-70-67-73z">
          <text:p/>
        </draw:path>
        <draw:path draw:style-name="gr4" draw:text-style-name="P2" draw:layer="layout" svg:width="0.059cm" svg:height="0.163cm" svg:x="11.891cm" svg:y="14.674cm" svg:viewBox="0 0 60 164" svg:d="M23 0h-23v164h27c8-72-4-67 3-113 2-14 14-27 30-25l-37-2z">
          <text:p/>
        </draw:path>
        <draw:polygon draw:style-name="gr4" draw:text-style-name="P2" draw:layer="layout" svg:width="0.066cm" svg:height="0.034cm" svg:x="11.914cm" svg:y="14.67cm" svg:viewBox="0 0 67 35" draw:points="37,0 31,0 25,2 20,6 18,6 9,15 0,28 37,30 46,30 50,33 56,35 67,9 54,4 50,2 44,0">
          <text:p/>
        </draw:polygon>
        <draw:path draw:style-name="gr7" draw:text-style-name="P1" draw:layer="layout" svg:width="0.265cm" svg:height="0.158cm" svg:x="3.043cm" svg:y="12.387cm" svg:viewBox="0 0 266 159" svg:d="M0 78h193M266 159v-159h-73M266 159h-67">
          <text:p/>
        </draw:path>
        <draw:path draw:style-name="gr5" draw:text-style-name="P1" draw:layer="layout" svg:width="0.265cm" svg:height="0.158cm" svg:x="4.334cm" svg:y="12.787cm" svg:viewBox="0 0 266 159" svg:d="M0 78h196M266 159v-159h-70M266 159h-63">
          <text:p/>
        </draw:path>
        <draw:path draw:style-name="gr4" draw:text-style-name="P2" draw:layer="layout" svg:width="0.068cm" svg:height="0.044cm" svg:x="2.319cm" svg:y="12.696cm" svg:viewBox="0 0 69 45" svg:d="M22 0l-9 5-6 4-7 2v34c8-6 28-11 36-17v-2c14-5 21-14 33-21z">
          <text:p/>
        </draw:path>
        <draw:path draw:style-name="gr4" draw:text-style-name="P2" draw:layer="layout" svg:width="0.078cm" svg:height="0.275cm" svg:x="2.341cm" svg:y="12.639cm" svg:viewBox="0 0 79 276" svg:d="M79 0h-21v2l-5 4-12 19-8 4c-8 10-22 21-33 28l47 4v215h32z">
          <text:p/>
        </draw:path>
        <draw:polygon draw:style-name="gr4" draw:text-style-name="P2" draw:layer="layout" svg:width="0.106cm" svg:height="0.284cm" svg:x="2.491cm" svg:y="12.634cm" svg:viewBox="0 0 107 285" draw:points="0,285 80,0 107,0 27,285">
          <text:p/>
        </draw:polygon>
        <draw:path draw:style-name="gr4" draw:text-style-name="P2" draw:layer="layout" svg:width="0.182cm" svg:height="0.248cm" svg:x="2.607cm" svg:y="12.666cm" svg:viewBox="0 0 183 249" svg:d="M166 0h-70c73 8 61 74 17 111-38 39-109 79-113 138h183v-32h-133c12-23 33-38 53-53v-2l8-6 13-13 6-4 7-7c11-9 20-20 29-31 19-28 24-65 5-95z">
          <text:p/>
        </draw:path>
        <draw:path draw:style-name="gr4" draw:text-style-name="P2" draw:layer="layout" svg:width="0.158cm" svg:height="0.082cm" svg:x="2.614cm" svg:y="12.639cm" svg:viewBox="0 0 159 83" svg:d="M91 0c-53-2-84 26-91 79l36 4c4-75 66-52 123-56-20-19-33-25-60-27z">
          <text:p/>
        </draw:path>
        <draw:polygon draw:style-name="gr4" draw:text-style-name="P2" draw:layer="layout" svg:width="0.038cm" svg:height="0.097cm" svg:x="2.889cm" svg:y="12.639cm" svg:viewBox="0 0 39 98" draw:points="39,0 0,0 0,46 8,98 30,98 39,46">
          <text:p/>
        </draw:polygon>
        <draw:polygon draw:style-name="gr4" draw:text-style-name="P2" draw:layer="layout" svg:width="0.038cm" svg:height="0.097cm" svg:x="2.825cm" svg:y="12.639cm" svg:viewBox="0 0 39 98" draw:points="39,0 0,0 0,46 12,98 31,98 39,46">
          <text:p/>
        </draw:polygon>
        <draw:path draw:style-name="gr4" draw:text-style-name="P2" draw:layer="layout" svg:width="0.055cm" svg:height="0.036cm" svg:x="4.536cm" svg:y="11.883cm" svg:viewBox="0 0 56 37" svg:d="M17 0l-4 4-6 3-7 5v25c11-1 20-10 30-13l2-2 5-2 6-4 8-9 5-3z">
          <text:p/>
        </draw:path>
        <draw:path draw:style-name="gr4" draw:text-style-name="P2" draw:layer="layout" svg:width="0.068cm" svg:height="0.227cm" svg:x="4.552cm" svg:y="11.836cm" svg:viewBox="0 0 69 228" svg:d="M69 0h-19c-9 17-32 40-50 48l40 4v176h29z">
          <text:p/>
        </draw:path>
        <draw:path draw:style-name="gr4" draw:text-style-name="P2" draw:layer="layout" svg:width="0.129cm" svg:height="0.066cm" svg:x="4.69cm" svg:y="12.001cm" svg:viewBox="0 0 130 67" svg:d="M31 0l-31 3c8 69 90 82 130 41-32 3-92 10-97-37z">
          <text:p/>
        </draw:path>
        <draw:path draw:style-name="gr4" draw:text-style-name="P2" draw:layer="layout" svg:width="0.078cm" svg:height="0.11cm" svg:x="4.762cm" svg:y="11.934cm" svg:viewBox="0 0 79 111" svg:d="M58 0l-58 4c12-2 21 5 32 8l5 5 2 4 2 4 4 4 3 8v6l2 6c1 33-14 59-50 62h58c14-21 16-25 21-51 2-20-3-41-17-56z">
          <text:p/>
        </draw:path>
        <draw:path draw:style-name="gr4" draw:text-style-name="P2" draw:layer="layout" svg:width="0.087cm" svg:height="0.016cm" svg:x="4.728cm" svg:y="11.913cm" svg:viewBox="0 0 88 17" svg:d="M42 0h-8l-13 4-4 2-13 4-4 4 88 3c-17-13-18-13-38-17z">
          <text:p/>
        </draw:path>
        <draw:polygon draw:style-name="gr4" draw:text-style-name="P2" draw:layer="layout" svg:width="0.134cm" svg:height="0.118cm" svg:x="4.696cm" svg:y="11.841cm" svg:viewBox="0 0 135 119" draw:points="135,0 22,0 0,117 27,119 29,115 37,106 44,104 48,100 54,100 61,98 67,98 124,94 120,89 33,87 44,25 135,25">
          <text:p/>
        </draw:polygon>
        <draw:path draw:style-name="gr4" draw:text-style-name="P2" draw:layer="layout" svg:width="0.149cm" svg:height="0.203cm" svg:x="5.041cm" svg:y="11.86cm" svg:viewBox="0 0 150 204" svg:d="M135 0h-57c60 1 48 63 12 92-27 29-95 67-90 112h150v-28h-111l2-4 4-4 4-6 2-3c8-5 15-14 24-19 15-14 33-27 47-42 24-26 39-61 17-94z">
          <text:p/>
        </draw:path>
        <draw:path draw:style-name="gr4" draw:text-style-name="P2" draw:layer="layout" svg:width="0.129cm" svg:height="0.068cm" svg:x="5.046cm" svg:y="11.836cm" svg:viewBox="0 0 130 69" svg:d="M75 0c-42-3-74 25-75 67l27 2c4-11 3-25 13-34l8-5 6-4 6-2h70c-6-13-36-23-49-24z">
          <text:p/>
        </draw:path>
        <draw:path draw:style-name="gr4" draw:text-style-name="P2" draw:layer="layout" svg:width="0.055cm" svg:height="0.036cm" svg:x="5.329cm" svg:y="11.883cm" svg:viewBox="0 0 56 37" svg:d="M17 0l-4 4-6 3-7 5v25c11-1 20-10 30-13l2-2 5-2 7-4 8-9 4-3z">
          <text:p/>
        </draw:path>
        <draw:path draw:style-name="gr4" draw:text-style-name="P2" draw:layer="layout" svg:width="0.068cm" svg:height="0.227cm" svg:x="5.346cm" svg:y="11.836cm" svg:viewBox="0 0 69 228" svg:d="M69 0h-19c-10 17-32 40-50 48l38 4v176h31z">
          <text:p/>
        </draw:path>
        <draw:polygon draw:style-name="gr4" draw:text-style-name="P2" draw:layer="layout" svg:width="0.087cm" svg:height="0.233cm" svg:x="5.469cm" svg:y="11.834cm" svg:viewBox="0 0 88 234" draw:points="0,234 66,0 88,0 23,234">
          <text:p/>
        </draw:polygon>
        <draw:path draw:style-name="gr4" draw:text-style-name="P2" draw:layer="layout" svg:width="0.149cm" svg:height="0.203cm" svg:x="5.566cm" svg:y="11.86cm" svg:viewBox="0 0 150 204" svg:d="M135 0h-58c61 1 48 63 12 92-26 29-94 67-89 112h150v-28h-112l3-4 4-4 4-6 2-3c8-5 14-14 23-19 15-14 33-27 47-42 25-26 40-61 18-94z">
          <text:p/>
        </draw:path>
        <draw:path draw:style-name="gr4" draw:text-style-name="P2" draw:layer="layout" svg:width="0.129cm" svg:height="0.068cm" svg:x="5.571cm" svg:y="11.836cm" svg:viewBox="0 0 130 69" svg:d="M75 0c-42-3-74 25-75 67l27 2c3-11 3-25 13-34l9-5 4-4 7-2h70c-6-13-36-23-49-24z">
          <text:p/>
        </draw:path>
        <draw:polygon draw:style-name="gr4" draw:text-style-name="P2" draw:layer="layout" svg:width="0.032cm" svg:height="0.081cm" svg:x="5.795cm" svg:y="11.836cm" svg:viewBox="0 0 33 82" draw:points="33,0 0,0 0,38 8,82 24,82 33,38">
          <text:p/>
        </draw:polygon>
        <draw:polygon draw:style-name="gr4" draw:text-style-name="P2" draw:layer="layout" svg:width="0.032cm" svg:height="0.081cm" svg:x="5.744cm" svg:y="11.836cm" svg:viewBox="0 0 33 82" draw:points="33,0 0,0 0,38 6,82 24,82 33,38">
          <text:p/>
        </draw:polygon>
        <draw:path draw:style-name="gr4" draw:text-style-name="P2" draw:layer="layout" svg:width="0.174cm" svg:height="0.103cm" svg:x="5.024cm" svg:y="10.808cm" svg:viewBox="0 0 175 104" svg:d="M160 0l-90 2c35-5 67 9 67 46 3 75-97 45-137 52l156 4c23-29 24-65 8-98z">
          <text:p/>
        </draw:path>
        <draw:path draw:style-name="gr4" draw:text-style-name="P2" draw:layer="layout" svg:width="0.195cm" svg:height="0.275cm" svg:x="4.988cm" svg:y="10.776cm" svg:viewBox="0 0 196 276" svg:d="M104 0h-104v276h36v-112c55-9 113 18 156-28l-156-4v-98h70l90-2c-26-32-49-27-83-32z">
          <text:p/>
        </draw:path>
        <draw:path draw:style-name="gr4" draw:text-style-name="P2" draw:layer="layout" svg:width="0.087cm" svg:height="0.055cm" svg:x="5.232cm" svg:y="10.975cm" svg:viewBox="0 0 88 56" svg:d="M35 0l-35 4c-3 18 12 38 21 52l67-2c-13 1-24-6-34-13h-2l-5-4-2-6-4-8-2-6-4-9z">
          <text:p/>
        </draw:path>
        <draw:path draw:style-name="gr4" draw:text-style-name="P2" draw:layer="layout" svg:width="0.157cm" svg:height="0.139cm" svg:x="5.253cm" svg:y="10.916cm" svg:viewBox="0 0 158 140" svg:d="M134 0l-65 2c22 3 20-2 38 16 18 20 12 17 17 38-7 69-68 58-124 59 20 16 5 6 29 19 18 5 18 7 38 6h12l9-2h6l9-4 12-4 7-5 10-10h2c15-19 23-28 24-53 2-25-3-37-17-58z">
          <text:p/>
        </draw:path>
        <draw:polygon draw:style-name="gr4" draw:text-style-name="P2" draw:layer="layout" svg:width="0.088cm" svg:height="0.03cm" svg:x="5.298cm" svg:y="10.892cm" svg:viewBox="0 0 89 31" draw:points="4,0 0,31 2,29 10,29 16,27 23,27 89,25 77,15 70,13 62,11 75,2 8,0">
          <text:p/>
        </draw:polygon>
        <draw:path draw:style-name="gr4" draw:text-style-name="P2" draw:layer="layout" svg:width="0.085cm" svg:height="0.053cm" svg:x="5.234cm" svg:y="10.799cm" svg:viewBox="0 0 86 54" svg:d="M24 0c-18 23-16 19-24 48l35 6c2-26 22-53 51-50z">
          <text:p/>
        </draw:path>
        <draw:path draw:style-name="gr4" draw:text-style-name="P2" draw:layer="layout" svg:width="0.14cm" svg:height="0.118cm" svg:x="5.257cm" svg:y="10.776cm" svg:viewBox="0 0 141 119" svg:d="M60 0c-24-2-43 7-60 23l62 4h4l8 3 7 2 12 8 4 2 4 7c12 22 6 39-12 58h-4l-6 4-13 4-9 2h-8l67 2 12-8 5-6 2-5 2-6c6-15 5-31 0-45-10-31-36-47-69-49z">
          <text:p/>
        </draw:path>
        <draw:polygon draw:style-name="gr4" draw:text-style-name="P2" draw:layer="layout" svg:width="0.182cm" svg:height="0.275cm" svg:x="4.976cm" svg:y="11.191cm" svg:viewBox="0 0 183 276" draw:points="145,0 105,0 0,276 39,276 69,192 183,192 79,163 109,82 111,80 113,74 115,65 117,59 119,51 124,38 124,29">
          <text:p/>
        </draw:polygon>
        <draw:path draw:style-name="gr4" draw:text-style-name="P2" draw:layer="layout" svg:width="0.178cm" svg:height="0.275cm" svg:x="5.054cm" svg:y="11.191cm" svg:viewBox="0 0 179 276" svg:d="M66 0l-21 29c15 46 32 86 48 134h-93l104 29 32 84h43z">
          <text:p/>
        </draw:path>
        <draw:polygon draw:style-name="gr4" draw:text-style-name="P2" draw:layer="layout" svg:width="0.032cm" svg:height="0.275cm" svg:x="5.257cm" svg:y="11.191cm" svg:viewBox="0 0 33 276" draw:points="0,276 33,276 33,0 0,0">
          <text:p/>
        </draw:polygon>
        <draw:path draw:style-name="gr4" draw:text-style-name="P2" draw:layer="layout" svg:width="0.11cm" svg:height="0.025cm" svg:x="5.376cm" svg:y="11.445cm" svg:viewBox="0 0 111 26" svg:d="M111 0h-111l4 4 4 6 13 10h2l13 4 8 2h7c16 1 42-10 56-20z">
          <text:p/>
        </draw:path>
        <draw:polygon draw:style-name="gr4" draw:text-style-name="P2" draw:layer="layout" svg:width="0.055cm" svg:height="0.008cm" svg:x="5.372cm" svg:y="11.286cm" svg:viewBox="0 0 56 9" draw:points="6,0 0,7 36,9 56,2">
          <text:p/>
        </draw:polygon>
        <draw:path draw:style-name="gr4" draw:text-style-name="P2" draw:layer="layout" svg:width="0.144cm" svg:height="0.275cm" svg:x="5.342cm" svg:y="11.267cm" svg:viewBox="0 0 145 276" svg:d="M31 0h-31v276h35v-97h110l-61-2h-7l-13-5-12-8c-13-17-19-21-19-45-7-18 2-36 2-53 13-22 1-19 32-39l-36-2z">
          <text:p/>
        </draw:path>
        <draw:path draw:style-name="gr4" draw:text-style-name="P2" draw:layer="layout" svg:width="0.136cm" svg:height="0.182cm" svg:x="5.378cm" svg:y="11.262cm" svg:viewBox="0 0 137 183" svg:d="M53 0c-20-3-40 8-53 23 64-4 104 10 103 78 2 35-15 80-56 80l62 2 6-4 9-13 2-9 2-2 2-7 2-9c8-14 3-43 4-61-8-42-31-73-77-78z">
          <text:p/>
        </draw:path>
        <draw:path draw:style-name="gr4" draw:text-style-name="P2" draw:layer="layout" svg:width="0.127cm" svg:height="0.203cm" svg:x="5.59cm" svg:y="11.263cm" svg:viewBox="0 0 128 204" svg:d="M59 0c-17-2-51 12-59 27l53 2h13l7 2 6 5 6 6 2 4 5 7 2 7v144h34v-153l-5-13-2-7-2-2c-9-19-31-27-51-29z">
          <text:p/>
        </draw:path>
        <draw:polygon draw:style-name="gr4" draw:text-style-name="P2" draw:layer="layout" svg:width="0.087cm" svg:height="0.275cm" svg:x="5.556cm" svg:y="11.191cm" svg:viewBox="0 0 88 276" draw:points="34,0 0,0 0,276 34,276 34,150 36,142 38,135 38,129 42,125 51,112 57,108 63,106 72,103 79,101 88,101 34,99">
          <text:p/>
        </draw:polygon>
        <draw:polygon draw:style-name="gr4" draw:text-style-name="P2" draw:layer="layout" svg:width="0.066cm" svg:height="0.006cm" svg:x="5.831cm" svg:y="11.441cm" svg:viewBox="0 0 67 7" draw:points="23,0 17,2 8,2 0,5 60,7 67,0">
          <text:p/>
        </draw:polygon>
        <draw:path draw:style-name="gr4" draw:text-style-name="P2" draw:layer="layout" svg:width="0.137cm" svg:height="0.107cm" svg:x="5.756cm" svg:y="11.364cm" svg:viewBox="0 0 138 108" svg:d="M29 0c-34 17-39 67-12 92 34 26 84 18 117-8l-60-2h-2l-9-2-12-5-7-4-2-2-4-6-2-7v-17l4-7v-2c22-16 20-11 47-15 22-7 33-4 51-13z">
          <text:p/>
        </draw:path>
        <draw:path draw:style-name="gr4" draw:text-style-name="P2" draw:layer="layout" svg:width="0.085cm" svg:height="0.038cm" svg:x="5.761cm" svg:y="11.29cm" svg:viewBox="0 0 86 39" svg:d="M15 0l-4 4-2 7-5 6-2 10-2 8 34 4c8-29 22-38 52-39z">
          <text:p/>
        </draw:path>
        <draw:path draw:style-name="gr4" draw:text-style-name="P2" draw:layer="layout" svg:width="0.163cm" svg:height="0.203cm" svg:x="5.776cm" svg:y="11.263cm" svg:viewBox="0 0 164 204" svg:d="M76 0c-26-1-60 4-76 27 35 5 129-20 118 50-30 14-81 8-108 25l108 2c2 33-3 66-40 75h43v4l2 8 2 7 2 6h37c-8-11-7-26-11-38 0-37 0-74 0-111-6-27 4-9-15-38-14-12-36-16-53-17z">
          <text:p/>
        </draw:path>
        <draw:path draw:style-name="gr3" draw:text-style-name="P1" draw:layer="layout" svg:width="20.358cm" svg:height="8.391cm" svg:x="0.317cm" svg:y="19.189cm" svg:viewBox="0 0 20359 8392" svg:d="M20359 8392h-20359M430 6827l228-228M9523 0h-2695M9523 963h-2695M6828 0l2310 193M9138 578l-2310-193 2310-192M9138 578l-2310 385">
          <text:p/>
        </draw:path>
        <draw:line draw:style-name="gr7" draw:text-style-name="P1" draw:layer="layout" svg:x1="9.84cm" svg:y1="20.152cm" svg:x2="15.69cm" svg:y2="20.152cm">
          <text:p/>
        </draw:line>
        <draw:polyline draw:style-name="gr5" draw:text-style-name="P1" draw:layer="layout" svg:width="8.804cm" svg:height="3.984cm" draw:transform="skewX (1.06165181165704E-016) rotate (1.00635684669993) translate (9.83999092973778cm 19.1889942571515cm)" svg:viewBox="0 0 8805 3985" draw:points="0,0 2510,3985 8805,0">
          <text:p/>
        </draw:polyline>
        <draw:polygon draw:style-name="gr4" draw:text-style-name="P2" draw:layer="layout" svg:width="0.18cm" svg:height="0.226cm" svg:x="5.7cm" svg:y="17.892cm" svg:viewBox="0 0 181 227" draw:points="181,0 0,0 0,27 76,27 76,227 106,227 106,27 181,27">
          <text:p/>
        </draw:polygon>
        <draw:polygon draw:style-name="gr4" draw:text-style-name="P2" draw:layer="layout" svg:width="0.153cm" svg:height="0.226cm" svg:x="5.911cm" svg:y="17.892cm" svg:viewBox="0 0 154 227" draw:points="154,0 0,0 0,227 30,227 30,126 137,126 137,98 30,98 30,27 154,27">
          <text:p/>
        </draw:polygon>
        <draw:path draw:style-name="gr4" draw:text-style-name="P2" draw:layer="layout" svg:width="0.055cm" svg:height="0.036cm" svg:x="6.112cm" svg:y="17.938cm" svg:viewBox="0 0 56 37" svg:d="M17 0l-4 4-6 3-7 4v26c11-1 20-10 31-13l2-3 4-2 7-4 8-8 4-3z">
          <text:p/>
        </draw:path>
        <draw:path draw:style-name="gr4" draw:text-style-name="P2" draw:layer="layout" svg:width="0.068cm" svg:height="0.226cm" svg:x="6.129cm" svg:y="17.892cm" svg:viewBox="0 0 69 227" svg:d="M69 0h-19c-9 17-31 39-50 46l39 4v177h30z">
          <text:p/>
        </draw:path>
        <draw:polygon draw:style-name="gr4" draw:text-style-name="P2" draw:layer="layout" svg:width="0.18cm" svg:height="0.226cm" svg:x="5.7cm" svg:y="18.349cm" svg:viewBox="0 0 181 227" draw:points="181,0 0,0 0,27 76,27 76,227 106,227 106,27 181,27">
          <text:p/>
        </draw:polygon>
        <draw:polygon draw:style-name="gr4" draw:text-style-name="P2" draw:layer="layout" svg:width="0.153cm" svg:height="0.226cm" svg:x="5.911cm" svg:y="18.349cm" svg:viewBox="0 0 154 227" draw:points="154,0 0,0 0,227 30,227 30,126 137,126 137,98 30,98 30,27 154,27">
          <text:p/>
        </draw:polygon>
        <draw:path draw:style-name="gr4" draw:text-style-name="P2" draw:layer="layout" svg:width="0.149cm" svg:height="0.203cm" svg:x="6.089cm" svg:y="18.372cm" svg:viewBox="0 0 150 204" svg:d="M135 0h-58c61 1 49 64 13 91-26 29-95 67-90 113h149v-28h-111l2-4 5-5 4-6 2-2c9-5 15-14 24-19 15-15 33-27 47-42 24-27 39-60 17-94z">
          <text:p/>
        </draw:path>
        <draw:path draw:style-name="gr4" draw:text-style-name="P2" draw:layer="layout" svg:width="0.13cm" svg:height="0.068cm" svg:x="6.093cm" svg:y="18.349cm" svg:viewBox="0 0 131 69" svg:d="M75 0c-41-4-73 25-75 67l28 2c3-12 3-27 14-35l8-4 4-5 7-2h70c-6-13-36-23-49-23z">
          <text:p/>
        </draw:path>
        <draw:polyline draw:style-name="gr3" draw:text-style-name="P1" draw:layer="layout" svg:width="2.695cm" svg:height="0.385cm" svg:x="7.145cm" svg:y="16.982cm" svg:viewBox="0 0 2696 386" draw:points="2696,386 0,386 2311,0">
          <text:p/>
        </draw:polyline>
        <draw:polyline draw:style-name="gr3" draw:text-style-name="P1" draw:layer="layout" svg:width="2.695cm" svg:height="0.384cm" svg:x="7.145cm" svg:y="16.598cm" svg:viewBox="0 0 2696 385" draw:points="2696,0 0,0 2311,385">
          <text:p/>
        </draw:polyline>
        <draw:polygon draw:style-name="gr4" draw:text-style-name="P2" draw:layer="layout" svg:width="0.317cm" svg:height="0.276cm" svg:x="14.374cm" svg:y="16.037cm" svg:viewBox="0 0 318 277" draw:points="160,0 0,277 318,277">
          <text:p/>
        </draw:polygon>
        <draw:path draw:style-name="gr2" draw:text-style-name="P1" draw:layer="layout" svg:width="0.317cm" svg:height="0.551cm" svg:x="14.374cm" svg:y="15.762cm" svg:viewBox="0 0 318 552" svg:d="M160 275l-160 277h318l-318-552M160 275l158-275h-318">
          <text:p/>
        </draw:path>
        <draw:path draw:style-name="gr7" draw:text-style-name="P1" draw:layer="layout" svg:width="0cm" svg:height="2.448cm" svg:x="15.69cm" svg:y="17.703cm" svg:viewBox="0 0 0 2449" svg:d="M0 0v339M0 887v610M0 2047v402">
          <text:p/>
        </draw:path>
        <draw:path draw:style-name="gr2" draw:text-style-name="P1" draw:layer="layout" svg:width="3.725cm" svg:height="11.129cm" svg:x="15.532cm" svg:y="8.621cm" svg:viewBox="0 0 3726 11130" svg:d="M188 1930l193 335 3345-1931-193-334zM317 9422h-317l118 203M201 9625l116-203M118 9767l-118 203h317l-116-203M241 9695c-8-110-155-110-165 0 7 111 159 112 165 0zM317 11130h-317v-550h317zM317 10580c-90 169-90 381 0 550M0 11130c90-169 90-381 0-550">
          <text:p/>
        </draw:path>
        <draw:path draw:style-name="gr6" draw:text-style-name="P1" draw:layer="layout" svg:width="1.021cm" svg:height="0.881cm" svg:x="15.69cm" svg:y="18.014cm" svg:viewBox="0 0 1022 882" svg:d="M856 744v-275M967 469h-221l110-165zM1022 414v-220l-166 110zM856 304v-137h-82l165-111h-83v-56M719 882h-719">
          <text:p/>
        </draw:path>
        <draw:polygon draw:style-name="gr4" draw:text-style-name="P2" draw:layer="layout" svg:width="0.18cm" svg:height="0.239cm" svg:x="17.737cm" svg:y="19.759cm" svg:viewBox="0 0 181 240" draw:points="175,0 0,0 0,240 181,240 181,212 32,212 32,129 166,129 166,101 32,101 32,27 175,27">
          <text:p/>
        </draw:polygon>
        <draw:polygon draw:style-name="gr4" draw:text-style-name="P2" draw:layer="layout" svg:width="0.083cm" svg:height="0.091cm" svg:x="17.938cm" svg:y="19.907cm" svg:viewBox="0 0 84 92" draw:points="65,0 0,92 36,92 84,23">
          <text:p/>
        </draw:polygon>
        <draw:polygon draw:style-name="gr4" draw:text-style-name="P2" draw:layer="layout" svg:width="0.159cm" svg:height="0.174cm" svg:x="17.942cm" svg:y="19.824cm" svg:viewBox="0 0 160 175" draw:points="39,0 0,0 60,83 79,106 87,121 123,175 160,175 94,83 77,59 75,59 72,53 64,40">
          <text:p/>
        </draw:polygon>
        <draw:polygon draw:style-name="gr4" draw:text-style-name="P2" draw:layer="layout" svg:width="0.078cm" svg:height="0.083cm" svg:x="18.019cm" svg:y="19.824cm" svg:viewBox="0 0 79 84" draw:points="79,0 43,0 12,40 12,45 8,49 4,55 0,59 17,84">
          <text:p/>
        </draw:polygon>
        <draw:path draw:style-name="gr4" draw:text-style-name="P2" draw:layer="layout" svg:width="0.098cm" svg:height="0.023cm" svg:x="18.156cm" svg:y="19.979cm" svg:viewBox="0 0 99 24" svg:d="M99 0l-99 2 5 2 4 4 6 4 4 5h2l7 2 5 3 8 2c20 2 37-9 53-18z">
          <text:p/>
        </draw:path>
        <draw:polygon draw:style-name="gr4" draw:text-style-name="P2" draw:layer="layout" svg:width="0.049cm" svg:height="0.006cm" svg:x="18.154cm" svg:y="19.841cm" svg:viewBox="0 0 50 7" draw:points="4,0 0,7 31,7 43,2 50,2">
          <text:p/>
        </draw:polygon>
        <draw:path draw:style-name="gr4" draw:text-style-name="P2" draw:layer="layout" svg:width="0.127cm" svg:height="0.239cm" svg:x="18.127cm" svg:y="19.824cm" svg:viewBox="0 0 128 240" svg:d="M27 0h-27v240h29v-82l99-2-54-2h-13l-4-3-7-4-4-4c-14-8-14-26-19-39 0-16 0-31 4-47 9-25 7-16 26-34h-30z">
          <text:p/>
        </draw:path>
        <draw:path draw:style-name="gr4" draw:text-style-name="P2" draw:layer="layout" svg:width="0.121cm" svg:height="0.159cm" svg:x="18.158cm" svg:y="19.82cm" svg:viewBox="0 0 122 160" svg:d="M48 0c-31 4-24 2-48 22 58-5 92 9 90 68 4 30-12 69-46 68l53 2 8-9 4-6 2-6 3-3c7-16 4-32 8-46-4-15-2-32-11-45v-2l-2-6-4-6-4-5-4-6-5-4-6-2v-2c-23-12-6-7-32-12z">
          <text:p/>
        </draw:path>
        <draw:polygon draw:style-name="gr4" draw:text-style-name="P2" draw:layer="layout" svg:width="0.034cm" svg:height="0.034cm" svg:x="18.319cm" svg:y="19.964cm" svg:viewBox="0 0 35 35" draw:points="0,35 35,35 35,0 0,0">
          <text:p/>
        </draw:polygon>
        <draw:path draw:style-name="gr6" draw:text-style-name="P1" draw:layer="layout" svg:width="3.327cm" svg:height="2.923cm" svg:x="16.351cm" svg:y="18.317cm" svg:viewBox="0 0 3328 2924" svg:d="M2395 2581h-1375v-1246h1375zM1020 1335c40-456 1333-457 1375 0M1020 2581c36 457 1337 458 1375 0M1706 1959c21-182 669-184 689 0M1706 1959c-15 181-672 181-686 0M194 911v-194M332 578c-9-182-264-182-275 0 10 186 269 182 275 0zM389 383l-389 391M461 311l-101 43 59 59zM360 0h2968M1706 578v297M194 1049l81 135h-159l78-135 81-138M194 1049l-78-138h159M194 1184v195M116 1451h159v-72M116 1451v-66M332 578h387">
          <text:p/>
        </draw:path>
        <draw:path draw:style-name="gr4" draw:text-style-name="P2" draw:layer="layout" svg:width="0.059cm" svg:height="0.039cm" svg:x="17.657cm" svg:y="20.59cm" svg:viewBox="0 0 60 40" svg:d="M20 0l-8 5-6 2-6 4v29c9-1 17-9 26-11 12-8 23-17 34-24z">
          <text:p/>
        </draw:path>
        <draw:polygon draw:style-name="gr4" draw:text-style-name="P2" draw:layer="layout" svg:width="0.07cm" svg:height="0.241cm" svg:x="17.676cm" svg:y="20.54cm" svg:viewBox="0 0 71 242" draw:points="71,0 52,0 52,2 47,6 45,12 41,17 37,23 30,27 26,34 21,36 15,40 10,44 4,48 0,50 41,55 41,242 71,242">
          <text:p/>
        </draw:polygon>
        <draw:path draw:style-name="gr4" draw:text-style-name="P2" draw:layer="layout" svg:width="0.059cm" svg:height="0.039cm" svg:x="17.843cm" svg:y="20.59cm" svg:viewBox="0 0 60 40" svg:d="M20 0l-6 5-7 2-7 4v29c10-1 17-9 26-11 12-8 23-17 34-24z">
          <text:p/>
        </draw:path>
        <draw:polygon draw:style-name="gr4" draw:text-style-name="P2" draw:layer="layout" svg:width="0.07cm" svg:height="0.241cm" svg:x="17.862cm" svg:y="20.54cm" svg:viewBox="0 0 71 242" draw:points="71,0 52,0 52,2 48,6 46,12 40,17 36,23 30,27 25,34 21,36 15,40 11,44 4,48 0,50 40,55 40,242 71,242">
          <text:p/>
        </draw:polygon>
        <draw:path draw:style-name="gr4" draw:text-style-name="P2" draw:layer="layout" svg:width="0.132cm" svg:height="0.22cm" svg:x="18.007cm" svg:y="20.565cm" svg:viewBox="0 0 133 221" svg:d="M25 0c-30 33-30 130-15 168 9 25 23 44 49 51 24 3 16 3 40 0 11-4 27-12 34-21-83 7-100-13-101-89-1-34-3-107 46-109z">
          <text:p/>
        </draw:path>
        <draw:path draw:style-name="gr4" draw:text-style-name="P2" draw:layer="layout" svg:width="0.133cm" svg:height="0.222cm" svg:x="18.031cm" svg:y="20.54cm" svg:viewBox="0 0 134 223" svg:d="M53 0c-26 6-35 4-53 25 94-11 99 16 102 97 1 21-1 49-8 68v4l-3 5-4 4-4 6c-23 15-8 9-30 14h55c37-46 44-220-46-221z">
          <text:p/>
        </draw:path>
        <draw:polygon draw:style-name="gr4" draw:text-style-name="P2" draw:layer="layout" svg:width="0.029cm" svg:height="0.239cm" svg:x="18.294cm" svg:y="20.542cm" svg:viewBox="0 0 30 240" draw:points="0,240 30,240 30,0 0,0">
          <text:p/>
        </draw:polygon>
        <draw:path draw:style-name="gr4" draw:text-style-name="P2" draw:layer="layout" svg:width="0.061cm" svg:height="0.027cm" svg:x="18.379cm" svg:y="20.756cm" svg:viewBox="0 0 62 28" svg:d="M58 0h-58c1 33 39 29 62 26z">
          <text:p/>
        </draw:path>
        <draw:polygon draw:style-name="gr4" draw:text-style-name="P2" draw:layer="layout" svg:width="0.081cm" svg:height="0.21cm" svg:x="18.355cm" svg:y="20.546cm" svg:viewBox="0 0 82 211" draw:points="52,0 22,19 22,62 0,62 0,86 22,86 22,204 25,211 69,211 65,211 58,208 56,208 54,202 52,202 52,86 82,86 82,62 52,62">
          <text:p/>
        </draw:polygon>
        <draw:path draw:style-name="gr4" draw:text-style-name="P2" draw:layer="layout" svg:width="0.064cm" svg:height="0.174cm" svg:x="18.463cm" svg:y="20.607cm" svg:viewBox="0 0 65 175" svg:d="M29 0h-29v175h31v-100l2-6v-7l2-7c-1-14 13-29 30-27l-36-2z">
          <text:p/>
        </draw:path>
        <draw:path draw:style-name="gr4" draw:text-style-name="P2" draw:layer="layout" svg:width="0.067cm" svg:height="0.038cm" svg:x="18.491cm" svg:y="20.603cm" svg:viewBox="0 0 68 39" svg:d="M39 0c-23 1-28 14-39 31l37 2h8l7 2 6 4 10-28-6-5-19-6z">
          <text:p/>
        </draw:path>
        <draw:polygon draw:style-name="gr4" draw:text-style-name="P2" draw:layer="layout" svg:width="0.034cm" svg:height="0.034cm" svg:x="18.582cm" svg:y="20.747cm" svg:viewBox="0 0 35 35" draw:points="0,35 35,35 35,0 0,0">
          <text:p/>
        </draw:polygon>
        <draw:polyline draw:style-name="gr6" draw:text-style-name="P1" draw:layer="layout" svg:width="0.078cm" svg:height="0.117cm" svg:x="18.019cm" svg:y="19.191cm" svg:viewBox="0 0 79 118" draw:points="0,118 0,0 79,0 79,118">
          <text:p/>
        </draw:polyline>
        <draw:path draw:style-name="gr3" draw:text-style-name="P1" draw:layer="layout" svg:width="0.396cm" svg:height="0.276cm" svg:x="17.07cm" svg:y="18.757cm" svg:viewBox="0 0 397 277" svg:d="M0 0l397 277M397 0l-397 277v-277M397 0v277">
          <text:p/>
        </draw:path>
        <draw:line draw:style-name="gr6" draw:text-style-name="P1" draw:layer="layout" svg:x1="17.466cm" svg:y1="18.895cm" svg:x2="18.057cm" svg:y2="18.895cm">
          <text:p/>
        </draw:line>
        <draw:path draw:style-name="gr4" draw:text-style-name="P2" draw:layer="layout" svg:width="0.159cm" svg:height="0.239cm" svg:x="19.047cm" svg:y="19.913cm" svg:viewBox="0 0 160 240" svg:d="M125 0h-34l-91 240h34l26-72h100l-92-25c12-40 33-76 40-117z">
          <text:p/>
        </draw:path>
        <draw:polygon draw:style-name="gr4" draw:text-style-name="P2" draw:layer="layout" svg:width="0.157cm" svg:height="0.239cm" svg:x="19.115cm" svg:y="19.913cm" svg:viewBox="0 0 158 240" draw:points="57,0 40,26 42,30 42,34 45,40 47,48 49,54 51,60 55,69 57,75 83,143 0,143 91,168 121,240 158,240">
          <text:p/>
        </draw:polygon>
        <draw:polygon draw:style-name="gr4" draw:text-style-name="P2" draw:layer="layout" svg:width="0.048cm" svg:height="0.008cm" svg:x="19.359cm" svg:y="20.125cm" svg:viewBox="0 0 49 9" draw:points="26,0 6,6 0,6 45,9 49,2">
          <text:p/>
        </draw:polygon>
        <draw:path draw:style-name="gr4" draw:text-style-name="P2" draw:layer="layout" svg:width="0.111cm" svg:height="0.178cm" svg:x="19.292cm" svg:y="19.979cm" svg:viewBox="0 0 112 179" svg:d="M32 0h-31c0 47-3 93 2 140l2 7 4 6 3 4 13 13 9 2 2 2 6 2h6l7 3h15l6-3h6l5-2 6-4 4-2 7-4 8-9c-45-4-37 3-68-8v-2l-6-5-2-6-2-6v-2l-2-5v-24z">
          <text:p/>
        </draw:path>
        <draw:path draw:style-name="gr4" draw:text-style-name="P2" draw:layer="layout" svg:width="0.051cm" svg:height="0.173cm" svg:x="19.384cm" svg:y="19.979cm" svg:viewBox="0 0 52 174" svg:d="M52 0h-31c6 40 2 79-2 117-4 13-9 21-19 30l23 2v25h29z">
          <text:p/>
        </draw:path>
        <draw:path draw:style-name="gr4" draw:text-style-name="P2" draw:layer="layout" svg:width="0.091cm" svg:height="0.218cm" svg:x="19.46cm" svg:y="19.934cm" svg:viewBox="0 0 92 219" svg:d="M30 0v5l-2 6v35h-28v23h28v150h29v-150h35v-23h-35c2-21-8-46 25-44z">
          <text:p/>
        </draw:path>
        <draw:path draw:style-name="gr4" draw:text-style-name="P2" draw:layer="layout" svg:width="0.072cm" svg:height="0.027cm" svg:x="19.49cm" svg:y="19.909cm" svg:viewBox="0 0 73 28" svg:d="M44 0c-20-2-35 9-44 26l51 2h17l5-26h-8l-8-2h-6z">
          <text:p/>
        </draw:path>
        <draw:path draw:style-name="gr4" draw:text-style-name="P2" draw:layer="layout" svg:width="0.091cm" svg:height="0.218cm" svg:x="19.553cm" svg:y="19.934cm" svg:viewBox="0 0 92 219" svg:d="M30 0v5l-2 6v35h-28v23h28v150h29v-150h35v-23h-35c3-21-8-46 25-44z">
          <text:p/>
        </draw:path>
        <draw:path draw:style-name="gr4" draw:text-style-name="P2" draw:layer="layout" svg:width="0.072cm" svg:height="0.027cm" svg:x="19.583cm" svg:y="19.909cm" svg:viewBox="0 0 73 28" svg:d="M44 0c-20-2-35 9-44 26l52 2h17l4-26h-6l-9-2h-6z">
          <text:p/>
        </draw:path>
        <draw:polygon draw:style-name="gr4" draw:text-style-name="P2" draw:layer="layout" svg:width="0.057cm" svg:height="0.004cm" svg:x="19.723cm" svg:y="20.131cm" svg:viewBox="0 0 58 5" draw:points="19,0 12,0 6,2 0,2 51,5 58,0">
          <text:p/>
        </draw:polygon>
        <draw:path draw:style-name="gr4" draw:text-style-name="P2" draw:layer="layout" svg:width="0.121cm" svg:height="0.094cm" svg:x="19.657cm" svg:y="20.063cm" svg:viewBox="0 0 122 95" svg:d="M25 0c-15 6-22 21-25 36v15l2 7 2 6 2 6 9 10v2l6 2 4 4 13 4h6l7 3h15c27-6 29-4 51-22-31-5-99 12-83-45h2l4-4 7-5 4-2 6-2h6l9-2h4l10-2h6l19-6h6l5-2z">
          <text:p/>
        </draw:path>
        <draw:path draw:style-name="gr4" draw:text-style-name="P2" draw:layer="layout" svg:width="0.074cm" svg:height="0.034cm" svg:x="19.661cm" svg:y="19.998cm" svg:viewBox="0 0 75 35" svg:d="M13 0c-6 13-7 8-13 30l30 5v-5l4-6 2-6 9-10c7-7 20-7 30-6z">
          <text:p/>
        </draw:path>
        <draw:path draw:style-name="gr4" draw:text-style-name="P2" draw:layer="layout" svg:width="0.142cm" svg:height="0.178cm" svg:x="19.674cm" svg:y="19.974cm" svg:viewBox="0 0 143 179" svg:d="M66 0c-28 3-45 3-66 24 62 13 53-9 95 10v2l4 5 3 4 2 8v15l-5 2h-6l-6 2-5 3h-8l-6 2h-9c-17 4-36 2-51 12l96 3c-1 34-4 51-36 66h38v2l6 19h31v-2l-4-6-4-7v-8l-2-4v-4c0-34 0-66 0-99-5-17 1-16-15-34-23-14-20-8-44-15z">
          <text:p/>
        </draw:path>
        <draw:polygon draw:style-name="gr4" draw:text-style-name="P2" draw:layer="layout" svg:width="0.049cm" svg:height="0.006cm" svg:x="19.879cm" svg:y="19.998cm" svg:viewBox="0 0 50 7" draw:points="4,0 0,7 31,7 44,2 50,2">
          <text:p/>
        </draw:polygon>
        <draw:path draw:style-name="gr4" draw:text-style-name="P2" draw:layer="layout" svg:width="0.057cm" svg:height="0.173cm" svg:x="19.852cm" svg:y="19.979cm" svg:viewBox="0 0 58 174" svg:d="M28 0h-28v174h30c3-18-7-92 7-127l2-4 2-4 4-4 2-3 5-4 6-2h-30z">
          <text:p/>
        </draw:path>
        <draw:path draw:style-name="gr4" draw:text-style-name="P2" draw:layer="layout" svg:width="0.111cm" svg:height="0.178cm" svg:x="19.883cm" svg:y="19.974cm" svg:viewBox="0 0 112 179" svg:d="M51 0c-20 0-38 8-51 24l45 2h2l6 2h7l6 4 4 2 5 7 2 4 2 2v4l2 7v121h31v-132l-3-4v-4l-2-7-4-6c-7-18-29-22-45-26z">
          <text:p/>
        </draw:path>
        <draw:path draw:style-name="gr4" draw:text-style-name="P2" draw:layer="layout" svg:width="0.067cm" svg:height="0.034cm" svg:x="20.033cm" svg:y="20.167cm" svg:viewBox="0 0 68 35" svg:d="M0 0c-2 16 4 22 8 35l60-2h-6l-20-6c-13-7-10-10-15-23z">
          <text:p/>
        </draw:path>
        <draw:path draw:style-name="gr4" draw:text-style-name="P2" draw:layer="layout" svg:width="0.138cm" svg:height="0.094cm" svg:x="20.042cm" svg:y="20.129cm" svg:viewBox="0 0 139 95" svg:d="M139 0h-30c7 82-39 70-109 73 50 43 147 25 139-65z">
          <text:p/>
        </draw:path>
        <draw:path draw:style-name="gr4" draw:text-style-name="P2" draw:layer="layout" svg:width="0.153cm" svg:height="0.157cm" svg:x="20.027cm" svg:y="19.996cm" svg:viewBox="0 0 154 158" svg:d="M24 0c-28 31-33 93-7 126 17 37 84 44 107 8h30c-70-3-114 18-124-59 0-35 8-70 49-71z">
          <text:p/>
        </draw:path>
        <draw:path draw:style-name="gr4" draw:text-style-name="P2" draw:layer="layout" svg:width="0.074cm" svg:height="0.15cm" svg:x="20.106cm" svg:y="19.979cm" svg:viewBox="0 0 75 151" svg:d="M75 0h-29v21l-34 2c10 4 22 10 26 21l4 8 2 6v6l2 7v29l-2 7v8l-2 4-2 7-4 4c-10 16-20 18-36 21h75z">
          <text:p/>
        </draw:path>
        <draw:path draw:style-name="gr4" draw:text-style-name="P2" draw:layer="layout" svg:width="0.101cm" svg:height="0.028cm" svg:x="20.051cm" svg:y="19.974cm" svg:viewBox="0 0 102 29" svg:d="M53 0c-20 0-39 9-53 23l55 4h6l6 2 35-2c-12-20-23-18-43-27z">
          <text:p/>
        </draw:path>
        <draw:polygon draw:style-name="gr4" draw:text-style-name="P2" draw:layer="layout" svg:width="0.091cm" svg:height="0.029cm" svg:x="20.212cm" svg:y="20.051cm" svg:viewBox="0 0 92 30" draw:points="0,30 92,30 92,0 0,0">
          <text:p/>
        </draw:polygon>
        <draw:polygon draw:style-name="gr4" draw:text-style-name="P2" draw:layer="layout" svg:width="0.046cm" svg:height="0.007cm" svg:x="19.075cm" svg:y="20.533cm" svg:viewBox="0 0 47 8" draw:points="32,0 0,3 4,8 47,3 39,3">
          <text:p/>
        </draw:polygon>
        <draw:path draw:style-name="gr4" draw:text-style-name="P2" draw:layer="layout" svg:width="0.121cm" svg:height="0.181cm" svg:x="19.077cm" svg:y="20.379cm" svg:viewBox="0 0 122 182" svg:d="M49 0c-30 3-26 4-49 23l44 2h13l7 2 4 5 6 4 4 4 2 4 5 7 2 4 2 6v7l2 6v32l-2 8v6l-2 7-4 4-3 4-2 4-10 11-7 2-4 4h-13l-42 5c27 33 75 25 98-5h3c17-27 23-59 17-91v-6l-3-6-2-5-2-6-4-6-2-7-7-6c-9-15-29-20-45-23z">
          <text:p/>
        </draw:path>
        <draw:path draw:style-name="gr4" draw:text-style-name="P2" draw:layer="layout" svg:width="0.074cm" svg:height="0.24cm" svg:x="19.047cm" svg:y="20.317cm" svg:viewBox="0 0 75 241" svg:d="M31 0h-31v241h29v-22l32-2c-30-9-34-45-32-72 2-26 16-58 46-58l-44-2z">
          <text:p/>
        </draw:path>
        <draw:path draw:style-name="gr4" draw:text-style-name="P2" draw:layer="layout" svg:width="0.138cm" svg:height="0.059cm" svg:x="19.246cm" svg:y="20.502cm" svg:viewBox="0 0 139 60" svg:d="M109 0h-2l-4 13-4 4-5 7-4 2-2 2-6 4-7 2h-12l-63 3h2l10 8 6 4 5 2 19 7h6l6 2h15l9-2c31-2 54-26 61-55z">
          <text:p/>
        </draw:path>
        <draw:path draw:style-name="gr4" draw:text-style-name="P2" draw:layer="layout" svg:width="0.159cm" svg:height="0.134cm" svg:x="19.225cm" svg:y="20.404cm" svg:viewBox="0 0 160 135" svg:d="M21 0c-16 19-21 45-21 69-1 8 2 27 4 34 8 23 8 14 17 32l62-3h-15l-6-2-5-4-6-4-4-4h-2c-8-13-16-28-15-43h130v-23l-128-2c-2-14 7-26 15-36 11-11 18-15 34-14z">
          <text:p/>
        </draw:path>
        <draw:path draw:style-name="gr4" draw:text-style-name="P2" draw:layer="layout" svg:width="0.138cm" svg:height="0.076cm" svg:x="19.246cm" svg:y="20.379cm" svg:viewBox="0 0 139 77" svg:d="M61 0c-29 2-38 5-61 25h71l7 3 4 2 6 3 4 4 5 6h2l2 6 4 5v6l2 6 2 9h-97l127 2c0-20-10-37-21-54l-4-2-9-9-6-4c-21-8-12-4-32-8z">
          <text:p/>
        </draw:path>
        <draw:path draw:style-name="gr4" draw:text-style-name="P2" draw:layer="layout" svg:width="0.112cm" svg:height="0.178cm" svg:x="19.45cm" svg:y="20.379cm" svg:viewBox="0 0 113 179" svg:d="M52 0c-20 0-38 10-52 23 6 0 62-2 74 13l4 4 2 6 2 7v126h31v-126l-2-7v-6l-2-6-3-5v-4c-16-19-25-21-47-25z">
          <text:p/>
        </draw:path>
        <draw:path draw:style-name="gr4" draw:text-style-name="P2" draw:layer="layout" svg:width="0.076cm" svg:height="0.24cm" svg:x="19.42cm" svg:y="20.317cm" svg:viewBox="0 0 77 241" svg:d="M30 0h-30v241h30v-102l2-8v-7l2-7 2-4 2-5c7-14 23-20 39-21l-47-2z">
          <text:p/>
        </draw:path>
        <draw:polygon draw:style-name="gr4" draw:text-style-name="P2" draw:layer="layout" svg:width="0.057cm" svg:height="0.005cm" svg:x="19.663cm" svg:y="20.535cm" svg:viewBox="0 0 58 6" draw:points="19,0 13,0 7,4 0,4 52,6 58,0">
          <text:p/>
        </draw:polygon>
        <draw:path draw:style-name="gr4" draw:text-style-name="P2" draw:layer="layout" svg:width="0.12cm" svg:height="0.093cm" svg:x="19.598cm" svg:y="20.468cm" svg:viewBox="0 0 121 94" svg:d="M26 0c-20 11-21 17-26 36v15l2 7 2 6 2 7 9 8v2l6 2 5 4 13 5h6l7 2h14c24-5 31-6 51-21-31-5-99 11-82-46h2l4-4 6-4 5-2 6-3h6l9-2h2l8-2h9l19-6h6l4-2z">
          <text:p/>
        </draw:path>
        <draw:path draw:style-name="gr4" draw:text-style-name="P2" draw:layer="layout" svg:width="0.074cm" svg:height="0.034cm" svg:x="19.602cm" svg:y="20.402cm" svg:viewBox="0 0 75 35" svg:d="M13 0c-10 16-7 14-13 31l30 4v-4l4-7 2-6 8-8c9-8 21-8 31-8z">
          <text:p/>
        </draw:path>
        <draw:path draw:style-name="gr4" draw:text-style-name="P2" draw:layer="layout" svg:width="0.141cm" svg:height="0.178cm" svg:x="19.615cm" svg:y="20.379cm" svg:viewBox="0 0 142 179" svg:d="M66 0c-28 2-45 3-66 23 63 13 52-9 96 11v2l4 4 2 4 2 9v16c-30 12-67 5-96 21l96 2c0 34-3 51-36 65h38v3l3 6v6l4 7h29v-3l-4-6-2-6v-9l-2-4v-4c0-33 0-65 0-99l-2-6v-6l-2-7-4-6-3-4-4-2c-14-16-28-12-44-17z">
          <text:p/>
        </draw:path>
        <draw:polygon draw:style-name="gr4" draw:text-style-name="P2" draw:layer="layout" svg:width="0.029cm" svg:height="0.034cm" svg:x="19.632cm" svg:y="20.315cm" svg:viewBox="0 0 30 35" draw:points="0,35 30,35 30,0 0,0">
          <text:p/>
        </draw:polygon>
        <draw:polygon draw:style-name="gr4" draw:text-style-name="P2" draw:layer="layout" svg:width="0.03cm" svg:height="0.034cm" svg:x="19.693cm" svg:y="20.315cm" svg:viewBox="0 0 31 35" draw:points="0,35 31,35 31,0 0,0">
          <text:p/>
        </draw:polygon>
        <draw:polygon draw:style-name="gr4" draw:text-style-name="P2" draw:layer="layout" svg:width="0.031cm" svg:height="0.24cm" svg:x="19.792cm" svg:y="20.317cm" svg:viewBox="0 0 32 241" draw:points="0,241 32,241 32,0 0,0">
          <text:p/>
        </draw:polygon>
        <draw:path draw:style-name="gr4" draw:text-style-name="P2" draw:layer="layout" svg:width="0.062cm" svg:height="0.028cm" svg:x="19.877cm" svg:y="20.531cm" svg:viewBox="0 0 63 29" svg:d="M58 0h-58c2 34 39 30 63 27z">
          <text:p/>
        </draw:path>
        <draw:polygon draw:style-name="gr4" draw:text-style-name="P2" draw:layer="layout" svg:width="0.08cm" svg:height="0.209cm" svg:x="19.854cm" svg:y="20.322cm" svg:viewBox="0 0 81 210" draw:points="52,0 21,19 21,62 0,62 0,85 21,85 21,204 23,210 69,210 64,210 58,208 56,208 54,202 52,202 52,85 81,85 81,62 52,62">
          <text:p/>
        </draw:polygon>
        <draw:path draw:style-name="gr4" draw:text-style-name="P2" draw:layer="layout" svg:width="0.138cm" svg:height="0.059cm" svg:x="19.972cm" svg:y="20.502cm" svg:viewBox="0 0 139 60" svg:d="M109 0h-2l-2 7-2 6-5 4-4 7-5 2-2 2-6 4-7 2h-12l-62 3h2l9 8 6 4 5 2 19 7h6l6 2h15l9-2c32-2 55-26 62-55z">
          <text:p/>
        </draw:path>
        <draw:path draw:style-name="gr4" draw:text-style-name="P2" draw:layer="layout" svg:width="0.159cm" svg:height="0.134cm" svg:x="19.951cm" svg:y="20.404cm" svg:viewBox="0 0 160 135" svg:d="M21 0c-16 19-21 45-21 69-1 8 2 27 4 34 8 23 8 14 17 32l63-3h-15l-6-2-5-4-6-4-4-4h-2c-8-13-16-28-16-43h130v-23l-128-2c-2-14 8-26 16-36 11-11 18-15 34-14z">
          <text:p/>
        </draw:path>
        <draw:path draw:style-name="gr4" draw:text-style-name="P2" draw:layer="layout" svg:width="0.138cm" svg:height="0.076cm" svg:x="19.972cm" svg:y="20.379cm" svg:viewBox="0 0 139 77" svg:d="M60 0c-29 2-38 5-60 25h70l7 3 4 2 6 3 4 4 5 6h2l3 6 4 5v6l2 6 2 9h-98l128 2c0-20-10-37-21-54l-4-2-9-9-7-4c-21-8-12-4-32-8z">
          <text:p/>
        </draw:path>
        <draw:path draw:style-name="gr4" draw:text-style-name="P2" draw:layer="layout" svg:width="0.063cm" svg:height="0.174cm" svg:x="20.144cm" svg:y="20.383cm" svg:viewBox="0 0 64 175" svg:d="M27 0h-27v175h29v-101l3-6v-7l2-6c-1-14 13-29 30-27l-37-3z">
          <text:p/>
        </draw:path>
        <draw:path draw:style-name="gr4" draw:text-style-name="P2" draw:layer="layout" svg:width="0.068cm" svg:height="0.038cm" svg:x="20.171cm" svg:y="20.379cm" svg:viewBox="0 0 69 39" svg:d="M39 0c-22 1-27 14-39 30l37 3h9l6 2 6 4 11-28-6-5-19-6z">
          <text:p/>
        </draw:path>
        <draw:path draw:style-name="gr6" draw:text-style-name="P1" draw:layer="layout" svg:width="1.374cm" svg:height="2.58cm" svg:x="18.992cm" svg:y="18.317cm" svg:viewBox="0 0 1375 2581" svg:d="M1375 2581h-1375v-1246M1375 1335v1246M0 1335c40-457 1333-458 1375 0M686 0v874M648 991v-117h78v117">
          <text:p/>
        </draw:path>
        <draw:path draw:style-name="gr2" draw:text-style-name="P1" draw:layer="layout" svg:width="0.743cm" svg:height="2.755cm" svg:x="9.55cm" svg:y="16.929cm" svg:viewBox="0 0 744 2756" svg:d="M579 82h-579M744 82c-7-111-162-108-165 0 8 110 155 110 165 0zM579 2674h-579M744 2674c-8-111-161-108-165 0 3 108 158 111 165 0z">
          <text:p/>
        </draw:path>
        <draw:path draw:style-name="gr4" draw:text-style-name="P2" draw:layer="layout" svg:width="0.095cm" svg:height="0.051cm" svg:x="10.363cm" svg:y="17.047cm" svg:viewBox="0 0 96 52" svg:d="M27 0l-27 2c-1 15 2 15 6 31l2 4 4 6 3 5 4 4h77c-26 1-67-12-67-46z">
          <text:p/>
        </draw:path>
        <draw:path draw:style-name="gr4" draw:text-style-name="P2" draw:layer="layout" svg:width="0.082cm" svg:height="0.042cm" svg:x="10.452cm" svg:y="16.918cm" svg:viewBox="0 0 83 43" svg:d="M68 0h-68c19-1 21 3 37 8l4 3 2 4 4 4 2 4 5 8v6l2 6 27-2v-13l-2-7-2-4-2-6-4-5v-2z">
          <text:p/>
        </draw:path>
        <draw:path draw:style-name="gr4" draw:text-style-name="P2" draw:layer="layout" svg:width="0.171cm" svg:height="0.232cm" svg:x="10.371cm" svg:y="16.892cm" svg:viewBox="0 0 172 233" svg:d="M78 0c-33-3-62 11-76 42l-2 6v24l4 12 5 5c1 13 26 23 38 27 22 9 35 7 56 15l6 2h4l2 2 7 2 6 4 4 3 5 4v2l4 4 2 6v15l-2 7-13 12-4 2-6 5-7 2h-4l-6 2h-90c11 12 13 10 25 19h2l5 2 6 2h6l4 2c30 5 33 2 61-2 39-11 63-52 46-91-28-40-74-35-117-53l-9-4-2-2-4-2-2-4-2-7-2-6v-4l2-5 2-6c15-15 4-7 21-15l13-4h83c-14-18-39-27-61-25z">
          <text:p/>
        </draw:path>
        <draw:path draw:style-name="gr4" draw:text-style-name="P2" draw:layer="layout" svg:width="0.072cm" svg:height="0.044cm" svg:x="10.572cm" svg:y="17.058cm" svg:viewBox="0 0 73 45" svg:d="M28 0l-28 4v2l2 6 5 13 2 6 2 6 8 8h54c-23 0-36-16-43-37z">
          <text:p/>
        </draw:path>
        <draw:path draw:style-name="gr4" draw:text-style-name="P2" draw:layer="layout" svg:width="0.13cm" svg:height="0.116cm" svg:x="10.591cm" svg:y="17.009cm" svg:viewBox="0 0 131 117" svg:d="M111 0l-55 2c26 1 46 18 45 45-1 55-60 49-101 46l5 7 2 3 6 2 4 4c10 5 20 6 30 8h20l4-2c28-5 9-1 30-10 31-27 41-69 15-101z">
          <text:p/>
        </draw:path>
        <draw:polygon draw:style-name="gr4" draw:text-style-name="P2" draw:layer="layout" svg:width="0.074cm" svg:height="0.025cm" svg:x="10.627cm" svg:y="16.99cm" svg:viewBox="0 0 75 26" draw:points="5,0 0,26 2,24 9,24 15,21 19,21 75,19 71,17 64,13 51,8 57,6 62,2 9,0">
          <text:p/>
        </draw:polygon>
        <draw:path draw:style-name="gr4" draw:text-style-name="P2" draw:layer="layout" svg:width="0.068cm" svg:height="0.044cm" svg:x="10.576cm" svg:y="16.914cm" svg:viewBox="0 0 69 45" svg:d="M17 0c-8 11-18 27-17 41l28 4c4-27 11-38 41-40z">
          <text:p/>
        </draw:path>
        <draw:path draw:style-name="gr4" draw:text-style-name="P2" draw:layer="layout" svg:width="0.117cm" svg:height="0.097cm" svg:x="10.593cm" svg:y="16.895cm" svg:viewBox="0 0 118 98" svg:d="M52 0h-12l-13 4c-12 5-17 4-27 15l52 4h11l6 2 4 4 7 2 2 6 2 4 2 6 2 5v6c1 16-1 19-12 30h-3l-6 4-6 2-5 2h-12l53 2 6-4 2-4 6-7 3-6c8-20 2-20 2-36l-5-4-2-8v-2l-12-12-7-5-8-4-6-2-5-2-6-2h-6z">
          <text:p/>
        </draw:path>
        <draw:path draw:style-name="gr4" draw:text-style-name="P2" draw:layer="layout" svg:width="0.095cm" svg:height="0.051cm" svg:x="10.363cm" svg:y="19.64cm" svg:viewBox="0 0 96 52" svg:d="M27 0l-27 2c-1 15 2 15 6 30l2 5 4 6 3 5 4 4h77c-26 1-67-13-67-46z">
          <text:p/>
        </draw:path>
        <draw:path draw:style-name="gr4" draw:text-style-name="P2" draw:layer="layout" svg:width="0.082cm" svg:height="0.042cm" svg:x="10.452cm" svg:y="19.511cm" svg:viewBox="0 0 83 43" svg:d="M68 0h-68c19-2 21 3 37 8l4 3 2 4 4 4 2 4 5 7v6l2 7 27-2v-14l-2-6-2-4-2-6-4-5v-2z">
          <text:p/>
        </draw:path>
        <draw:path draw:style-name="gr4" draw:text-style-name="P2" draw:layer="layout" svg:width="0.171cm" svg:height="0.232cm" svg:x="10.371cm" svg:y="19.485cm" svg:viewBox="0 0 172 233" svg:d="M78 0c-33-2-62 11-76 42l-2 6v24l4 12 5 4c1 14 26 24 38 28 22 9 35 7 56 15l6 2h4l2 2 7 2 6 4 4 2 5 5v2l4 4 2 6v15l-2 7-13 12-4 2-6 5-7 3h-4l-6 2h-90c11 12 13 10 25 19h2l5 2 6 2h6l4 2c30 4 33 2 61-2 39-11 63-53 46-92-28-40-74-35-117-53l-9-4-2-2-4-2-2-4-4-13v-4l2-5 2-6c15-15 4-7 21-15l13-4h83c-14-18-39-27-61-25z">
          <text:p/>
        </draw:path>
        <draw:path draw:style-name="gr4" draw:text-style-name="P2" draw:layer="layout" svg:width="0.149cm" svg:height="0.203cm" svg:x="10.57cm" svg:y="19.511cm" svg:viewBox="0 0 150 204" svg:d="M134 0h-57c61 1 49 64 13 92-26 29-95 67-90 112h149v-27h-110l2-5 5-4 4-6 2-2c8-6 14-14 23-19 15-15 33-27 47-43 24-27 40-60 17-94z">
          <text:p/>
        </draw:path>
        <draw:path draw:style-name="gr4" draw:text-style-name="P2" draw:layer="layout" svg:width="0.129cm" svg:height="0.067cm" svg:x="10.574cm" svg:y="19.487cm" svg:viewBox="0 0 130 68" svg:d="M75 0c-41-4-73 25-75 66l28 2c3-12 3-26 13-34l8-5 4-4 7-2h70c-5-13-35-23-48-23z">
          <text:p/>
        </draw:path>
        <draw:path draw:style-name="gr2" draw:text-style-name="P1" draw:layer="layout" svg:width="0.825cm" svg:height="0.822cm" svg:x="15.278cm" svg:y="16.88cm" svg:viewBox="0 0 826 823" svg:d="M826 413c-27-550-800-549-826 0 28 546 797 547 826 0zM412 0l358 618h-715z">
          <text:p/>
        </draw:path>
        <draw:path draw:style-name="gr7" draw:text-style-name="P1" draw:layer="layout" svg:width="0cm" svg:height="2.268cm" svg:x="15.69cm" svg:y="14.611cm" svg:viewBox="0 0 0 2269" svg:d="M0 2269v-337M0 1382v-1382">
          <text:p/>
        </draw:path>
        <draw:path draw:style-name="gr2" draw:text-style-name="P1" draw:layer="layout" svg:width="0.317cm" svg:height="0.55cm" svg:x="15.532cm" svg:y="15.993cm" svg:viewBox="0 0 318 551" svg:d="M318 551h-318l118-205M202 346l116 205M118 203l-118-203h318l-116 203M242 276c-3-109-159-112-166 0 8 111 161 108 166 0z">
          <text:p/>
        </draw:path>
        <draw:path draw:style-name="gr3" draw:text-style-name="P1" draw:layer="layout" svg:width="0.967cm" svg:height="4.248cm" svg:x="15.208cm" svg:y="15.688cm" svg:viewBox="0 0 968 4249" svg:d="M966 0v193M966 290v193M966 580v193M966 868v195M966 1158v193M966 1448v193M966 1738v193M966 2028v193M966 2316v195M966 2606v192M966 2896v192M966 3186v192M966 3477v192M966 3767v192M966 4055v194M871 4249h-196M580 4249h-193M290 4249h-193M0 4249v-194M0 3959v-192M0 3669v-192M0 3378v-192M0 3088v-192M0 2798v-192M0 2511v-195M0 2221v-193M0 1931v-193M0 1641v-193M0 1351v-193M0 1063v-195M0 773v-193M0 483v-193M0 193v-193M97 0h193M387 0h193M675 0h196M966 0h2">
          <text:p/>
        </draw:path>
        <draw:path draw:style-name="gr4" draw:text-style-name="P2" draw:layer="layout" svg:width="0.095cm" svg:height="0.05cm" svg:x="12.854cm" svg:y="20.521cm" svg:viewBox="0 0 96 51" svg:d="M29 0l-29 2c-1 16 2 16 6 30l2 5 5 6 2 4 5 4h76c-26 1-66-12-65-44z">
          <text:p/>
        </draw:path>
        <draw:path draw:style-name="gr4" draw:text-style-name="P2" draw:layer="layout" svg:width="0.082cm" svg:height="0.043cm" svg:x="12.943cm" svg:y="20.391cm" svg:viewBox="0 0 83 44" svg:d="M69 0h-69c18-2 20 4 36 9l4 2 2 4 4 5 3 4 4 6v6l3 8 27-3v-13l-2-6-2-5-2-6-4-4v-2z">
          <text:p/>
        </draw:path>
        <draw:path draw:style-name="gr4" draw:text-style-name="P2" draw:layer="layout" svg:width="0.172cm" svg:height="0.233cm" svg:x="12.862cm" svg:y="20.366cm" svg:viewBox="0 0 173 234" svg:d="M79 0c-34-2-63 11-76 43l-3 7v23l3 6 2 7 4 4c2 14 26 23 38 27 22 9 35 7 55 15l6 2h5l2 3 6 2 6 4 5 2 4 4v2l4 5 2 6v15l-2 6-13 13-4 2-6 4-6 2h-5l-6 2h-89c11 13 13 11 25 19h3l4 3 6 2h7l4 2c29 4 32 2 59-2 41-12 65-52 48-91-30-41-75-35-118-53l-8-4-2-3-5-2-2-4-2-6-2-7v-4l2-4 2-6c16-15 4-7 21-15l13-5h84c-15-18-41-27-63-26z">
          <text:p/>
        </draw:path>
        <draw:path draw:style-name="gr4" draw:text-style-name="P2" draw:layer="layout" svg:width="0.077cm" svg:height="0.125cm" svg:x="13.061cm" svg:y="20.451cm" svg:viewBox="0 0 78 126" svg:d="M22 0c-17 16-22 40-22 63 0 13 2 28 7 39l2 7 2 4 4 4 2 4 5 5h56c-65 3-67-130 0-126z">
          <text:p/>
        </draw:path>
        <draw:path draw:style-name="gr4" draw:text-style-name="P2" draw:layer="layout" svg:width="0.132cm" svg:height="0.172cm" svg:x="13.083cm" svg:y="20.427cm" svg:viewBox="0 0 133 173" svg:d="M56 0c-15 0-18 1-31 7-12 4-17 9-25 18 62-3 100-8 104 61-2 68-42 69-104 64 33 39 108 26 126-22 18-53 2-122-64-128z">
          <text:p/>
        </draw:path>
        <draw:polygon draw:style-name="gr4" draw:text-style-name="P2" draw:layer="layout" svg:width="0.027cm" svg:height="0.227cm" svg:x="13.248cm" svg:y="20.368cm" svg:viewBox="0 0 28 228" draw:points="0,228 28,228 28,0 0,0">
          <text:p/>
        </draw:polygon>
        <draw:polygon draw:style-name="gr4" draw:text-style-name="P2" draw:layer="layout" svg:width="0.053cm" svg:height="0.006cm" svg:x="13.373cm" svg:y="20.574cm" svg:viewBox="0 0 54 7" draw:points="20,0 12,2 0,2 49,7 54,0">
          <text:p/>
        </draw:polygon>
        <draw:path draw:style-name="gr4" draw:text-style-name="P2" draw:layer="layout" svg:width="0.113cm" svg:height="0.089cm" svg:x="13.31cm" svg:y="20.51cm" svg:viewBox="0 0 114 90" svg:d="M25 0c-11 10-26 19-24 36-5 16 4 31 15 41l4 2 5 5 6 2 4 2h6l7 2h15c31-6 24-7 49-19l-49-4h-15l-7-5-4-2c-8-9-11-24-2-35 21-18 55-10 79-23z">
          <text:p/>
        </draw:path>
        <draw:path draw:style-name="gr4" draw:text-style-name="P2" draw:layer="layout" svg:width="0.07cm" svg:height="0.033cm" svg:x="13.315cm" svg:y="20.449cm" svg:viewBox="0 0 71 34" svg:d="M11 0c-3 13-12 15-11 30l27 4c6-23 20-35 44-32z">
          <text:p/>
        </draw:path>
        <draw:path draw:style-name="gr4" draw:text-style-name="P2" draw:layer="layout" svg:width="0.136cm" svg:height="0.168cm" svg:x="13.326cm" svg:y="20.427cm" svg:viewBox="0 0 137 169" svg:d="M61 0c-21 0-44 7-61 22l59 2h11l6 2 4 2 7 2 4 3v2l2 5 2 4 2 6v15c-28 10-61 6-88 19l88 2c1 28-1 52-31 62h34v4l2 6 2 4 2 7h31c-16-15-9-106-11-121 2-34-27-46-56-48z">
          <text:p/>
        </draw:path>
        <draw:path draw:style-name="gr4" draw:text-style-name="P2" draw:layer="layout" svg:width="0.06cm" svg:height="0.163cm" svg:x="13.495cm" svg:y="20.432cm" svg:viewBox="0 0 61 164" svg:d="M24 0h-24v164h28c8-71-5-67 2-114 2-14 14-27 31-25l-37-2z">
          <text:p/>
        </draw:path>
        <draw:polygon draw:style-name="gr4" draw:text-style-name="P2" draw:layer="layout" svg:width="0.065cm" svg:height="0.034cm" svg:x="13.519cm" svg:y="20.427cm" svg:viewBox="0 0 66 35" draw:points="37,0 29,0 23,3 19,7 17,7 8,15 0,29 37,31 45,31 49,33 56,35 66,9 54,5 49,3 43,0">
          <text:p/>
        </draw:polygon>
        <draw:path draw:style-name="gr4" draw:text-style-name="P2" draw:layer="layout" svg:width="0.065cm" svg:height="0.032cm" svg:x="13.595cm" svg:y="20.607cm" svg:viewBox="0 0 66 33" svg:d="M0 0v5l2 6v6l2 8 2 4 4 4h56c-18-4-33-4-38-28z">
          <text:p/>
        </draw:path>
        <draw:path draw:style-name="gr4" draw:text-style-name="P2" draw:layer="layout" svg:width="0.13cm" svg:height="0.086cm" svg:x="13.605cm" svg:y="20.574cm" svg:viewBox="0 0 131 87" svg:d="M131 0h-28c1 21-3 14-2 36h-2c-3 12-6 18-17 24l-13 4h-6l-7 2h-56c13 12 18 18 35 19l7 2h34l12-4 4-2 7-2 4-2 17-17 2-7 2-2 2-4v-6l2-5v-12l3-10v-6z">
          <text:p/>
        </draw:path>
        <draw:path draw:style-name="gr4" draw:text-style-name="P2" draw:layer="layout" svg:width="0.145cm" svg:height="0.148cm" svg:x="13.59cm" svg:y="20.447cm" svg:viewBox="0 0 146 149" svg:d="M23 0c-26 30-31 88-8 119 13 18 29 29 50 30 17-1 11 1 28-5l6-2 4-2 9-8 6-4h28c-67-8-106 17-117-56 0-31 8-67 45-68z">
          <text:p/>
        </draw:path>
        <draw:path draw:style-name="gr4" draw:text-style-name="P2" draw:layer="layout" svg:width="0.072cm" svg:height="0.142cm" svg:x="13.663cm" svg:y="20.432cm" svg:viewBox="0 0 73 143" svg:d="M73 0h-26v19l-34 2c29 9 34 39 34 66-6 30-11 51-47 53l73 3z">
          <text:p/>
        </draw:path>
        <draw:path draw:style-name="gr4" draw:text-style-name="P2" draw:layer="layout" svg:width="0.097cm" svg:height="0.026cm" svg:x="13.612cm" svg:y="20.427cm" svg:viewBox="0 0 98 27" svg:d="M49 0c-24 2-19 2-39 12v2l-6 2-4 5 52 4h6l6 2 34-2c-19-20-18-20-42-25z">
          <text:p/>
        </draw:path>
        <draw:path draw:style-name="gr4" draw:text-style-name="P2" draw:layer="layout" svg:width="0.059cm" svg:height="0.163cm" svg:x="13.777cm" svg:y="20.432cm" svg:viewBox="0 0 60 164" svg:d="M23 0h-23v164h27c8-71-5-67 3-114 2-14 14-27 30-25l-37-2z">
          <text:p/>
        </draw:path>
        <draw:polygon draw:style-name="gr4" draw:text-style-name="P2" draw:layer="layout" svg:width="0.066cm" svg:height="0.034cm" svg:x="13.8cm" svg:y="20.427cm" svg:viewBox="0 0 67 35" draw:points="37,0 31,0 24,3 20,7 18,7 9,15 0,29 37,31 46,31 50,33 56,35 67,9 54,5 50,3 44,0">
          <text:p/>
        </draw:polygon>
        <draw:polygon draw:style-name="gr4" draw:text-style-name="P2" draw:layer="layout" svg:width="0.045cm" svg:height="0.009cm" svg:x="13.944cm" svg:y="20.567cm" svg:viewBox="0 0 46 10" draw:points="23,0 17,4 11,8 0,8 43,10 46,4">
          <text:p/>
        </draw:polygon>
        <draw:polygon draw:style-name="gr4" draw:text-style-name="P2" draw:layer="layout" svg:width="0.103cm" svg:height="0.167cm" svg:x="13.883cm" svg:y="20.432cm" svg:viewBox="0 0 104 168" draw:points="27,0 0,0 0,128 2,132 4,138 6,143 8,149 12,151 21,159 27,162 29,164 36,166 42,166 48,168 61,168 67,166 75,166 79,164 85,159 90,157 96,153 104,145 61,143 51,143 44,140 40,136 38,136 34,132 29,126 27,119 27,92">
          <text:p/>
        </draw:polygon>
        <draw:polygon draw:style-name="gr4" draw:text-style-name="P2" draw:layer="layout" svg:width="0.047cm" svg:height="0.163cm" svg:x="13.967cm" svg:y="20.432cm" svg:viewBox="0 0 48 164" draw:points="48,0 19,0 19,104 17,109 17,115 13,123 9,130 5,134 0,136 22,140 22,164 48,164">
          <text:p/>
        </draw:polygon>
        <draw:path draw:style-name="gr4" draw:text-style-name="P2" draw:layer="layout" svg:width="0.091cm" svg:height="0.021cm" svg:x="14.084cm" svg:y="20.578cm" svg:viewBox="0 0 92 22" svg:d="M92 0h-92c8 14 27 21 42 22h9l4-2 6-2c10-4 20-6 27-14z">
          <text:p/>
        </draw:path>
        <draw:polygon draw:style-name="gr4" draw:text-style-name="P2" draw:layer="layout" svg:width="0.044cm" svg:height="0.006cm" svg:x="14.082cm" svg:y="20.447cm" svg:viewBox="0 0 45 7" draw:points="4,0 0,7 28,7 35,5 39,2 45,2">
          <text:p/>
        </draw:polygon>
        <draw:path draw:style-name="gr4" draw:text-style-name="P2" draw:layer="layout" svg:width="0.119cm" svg:height="0.226cm" svg:x="14.056cm" svg:y="20.432cm" svg:viewBox="0 0 120 227" svg:d="M26 0h-26v227h28v-80h92c-17-3-59 5-77-13-13-9-14-22-17-36 0-34-4-54 28-77h-28z">
          <text:p/>
        </draw:path>
        <draw:path draw:style-name="gr4" draw:text-style-name="P2" draw:layer="layout" svg:width="0.112cm" svg:height="0.151cm" svg:x="14.086cm" svg:y="20.427cm" svg:viewBox="0 0 113 152" svg:d="M42 0c-14-2-33 8-42 20 59-3 80 8 86 66-4 32-10 60-48 64l52 2 4-4 4-7 2-4 5-6v-3l2-6 2-4c3-11 7-41 2-51v-6l-2-7-2-7-2-6v-2l-5-5-2-6-4-4c-17-18-23-19-45-24z">
          <text:p/>
        </draw:path>
        <draw:path draw:style-name="gr4" draw:text-style-name="P2" draw:layer="layout" svg:width="0.091cm" svg:height="0.021cm" svg:x="14.257cm" svg:y="20.578cm" svg:viewBox="0 0 92 22" svg:d="M92 0h-92c8 14 28 21 43 22h8l4-2 7-2c8-4 20-6 26-14z">
          <text:p/>
        </draw:path>
        <draw:polygon draw:style-name="gr4" draw:text-style-name="P2" draw:layer="layout" svg:width="0.045cm" svg:height="0.006cm" svg:x="14.255cm" svg:y="20.447cm" svg:viewBox="0 0 46 7" draw:points="4,0 0,7 29,7 35,5 39,2 46,2">
          <text:p/>
        </draw:polygon>
        <draw:path draw:style-name="gr4" draw:text-style-name="P2" draw:layer="layout" svg:width="0.118cm" svg:height="0.226cm" svg:x="14.23cm" svg:y="20.432cm" svg:viewBox="0 0 119 227" svg:d="M25 0h-25v227h27v-80h92c-18-3-59 5-77-13-13-9-13-22-17-36 0-34-3-54 28-77h-28z">
          <text:p/>
        </draw:path>
        <draw:path draw:style-name="gr4" draw:text-style-name="P2" draw:layer="layout" svg:width="0.113cm" svg:height="0.151cm" svg:x="14.259cm" svg:y="20.427cm" svg:viewBox="0 0 114 152" svg:d="M44 0c-14-2-35 8-44 20 61-3 81 8 86 66-2 32-8 60-46 64l50 2 5-4 4-7 2-4 4-6v-3l2-6 2-4c4-11 8-41 3-51v-6l-3-7-2-7-2-6v-2l-4-5-2-6-4-4c-17-18-22-19-45-24z">
          <text:p/>
        </draw:path>
        <draw:path draw:style-name="gr4" draw:text-style-name="P2" draw:layer="layout" svg:width="0.129cm" svg:height="0.056cm" svg:x="14.414cm" svg:y="20.542cm" svg:viewBox="0 0 130 57" svg:d="M103 0l-6 6-2 6-4 5-2 6-4 2c-22 17-65 6-85 9 37 39 118 29 130-30z">
          <text:p/>
        </draw:path>
        <draw:path draw:style-name="gr4" draw:text-style-name="P2" draw:layer="layout" svg:width="0.152cm" svg:height="0.126cm" svg:x="14.393cm" svg:y="20.45cm" svg:viewBox="0 0 153 127" svg:d="M21 1l-4 4-2 4-2 7-5 4-2 6-2 4v7l-2 6v15l-2 6c7 36-2 29 21 63h57c-33-2-45-27-49-56h124v-15l-2-7-119-2v-8l2-7 2-4 2-6 4-4c9-11 21-20 36-17z">
          <text:p/>
        </draw:path>
        <draw:path draw:style-name="gr4" draw:text-style-name="P2" draw:layer="layout" svg:width="0.129cm" svg:height="0.072cm" svg:x="14.414cm" svg:y="20.427cm" svg:viewBox="0 0 130 73" svg:d="M57 0c-22-1-41 9-57 24 51 2 94-16 103 47h-92l119 2c1-37-29-70-66-73z">
          <text:p/>
        </draw:path>
        <draw:path draw:style-name="gr4" draw:text-style-name="P2" draw:layer="layout" svg:width="0.095cm" svg:height="0.05cm" svg:x="12.809cm" svg:y="20.902cm" svg:viewBox="0 0 96 51" svg:d="M27 0l-27 2c-1 15 2 15 6 30l2 5 4 6 2 4 5 4h77c-27 1-67-12-67-45z">
          <text:p/>
        </draw:path>
        <draw:path draw:style-name="gr4" draw:text-style-name="P2" draw:layer="layout" svg:width="0.083cm" svg:height="0.043cm" svg:x="12.898cm" svg:y="20.772cm" svg:viewBox="0 0 84 44" svg:d="M69 0h-69c20-1 22 4 37 9l5 2 2 4 4 5 2 4 4 6v6l3 8 27-2v-14l-2-6-2-5-2-6-5-4v-2z">
          <text:p/>
        </draw:path>
        <draw:path draw:style-name="gr4" draw:text-style-name="P2" draw:layer="layout" svg:width="0.171cm" svg:height="0.233cm" svg:x="12.818cm" svg:y="20.747cm" svg:viewBox="0 0 172 234" svg:d="M79 0c-33-2-63 11-77 42l-2 7v23l4 13 5 4c1 14 27 24 39 28 21 9 34 7 55 15l6 2h4l2 3 7 2 6 4 4 2 5 4v2l4 5 2 6v15l-2 6-13 13-4 2-7 4-6 2h-4l-6 2h-90c12 13 14 11 26 19h2l4 3 7 2h6l4 2c29 4 32 2 60-2 39-12 63-52 46-91-28-42-74-36-116-54l-9-4-2-3-4-2-2-4-4-13v-4l2-4 2-6c15-15 4-7 21-15l13-5h82c-14-17-39-26-61-25z">
          <text:p/>
        </draw:path>
        <draw:path draw:style-name="gr4" draw:text-style-name="P2" draw:layer="layout" svg:width="0.057cm" svg:height="0.028cm" svg:x="13.034cm" svg:y="20.95cm" svg:viewBox="0 0 58 29" svg:d="M54 0l-7 2h-47c3 31 36 28 58 25z">
          <text:p/>
        </draw:path>
        <draw:path draw:style-name="gr4" draw:text-style-name="P2" draw:layer="layout" svg:width="0.074cm" svg:height="0.196cm" svg:x="13.013cm" svg:y="20.756cm" svg:viewBox="0 0 75 197" svg:d="M46 0l-27 16v41h-19v21h19c3 40-4 80 2 119h43-4l-6-2-5-6-3-6v-105h29v-21h-29z">
          <text:p/>
        </draw:path>
        <draw:path draw:style-name="gr4" draw:text-style-name="P2" draw:layer="layout" svg:width="0.06cm" svg:height="0.163cm" svg:x="13.116cm" svg:y="20.813cm" svg:viewBox="0 0 61 164" svg:d="M25 0h-25v164h29c8-71-5-67 2-113 2-14 15-27 30-25l-36-2z">
          <text:p/>
        </draw:path>
        <draw:polygon draw:style-name="gr4" draw:text-style-name="P2" draw:layer="layout" svg:width="0.065cm" svg:height="0.034cm" svg:x="13.14cm" svg:y="20.808cm" svg:viewBox="0 0 66 35" draw:points="37,0 30,0 24,3 19,7 17,7 8,15 0,28 37,30 45,30 49,33 56,35 66,9 54,5 49,3 43,0">
          <text:p/>
        </draw:polygon>
        <draw:polygon draw:style-name="gr4" draw:text-style-name="P2" draw:layer="layout" svg:width="0.053cm" svg:height="0.006cm" svg:x="13.275cm" svg:y="20.955cm" svg:viewBox="0 0 54 7" draw:points="20,0 14,2 0,2 50,7 54,0">
          <text:p/>
        </draw:polygon>
        <draw:path draw:style-name="gr4" draw:text-style-name="P2" draw:layer="layout" svg:width="0.114cm" svg:height="0.089cm" svg:x="13.212cm" svg:y="20.891cm" svg:viewBox="0 0 115 90" svg:d="M25 0c-10 11-25 20-23 37-5 15 3 30 15 40l4 2 4 5 6 2 5 2h6l6 2h15c32-6 25-7 50-19l-50-4h-15l-6-5-4-2c-8-9-12-23-2-34 21-19 55-10 79-24z">
          <text:p/>
        </draw:path>
        <draw:path draw:style-name="gr4" draw:text-style-name="P2" draw:layer="layout" svg:width="0.07cm" svg:height="0.033cm" svg:x="13.218cm" svg:y="20.83cm" svg:viewBox="0 0 71 34" svg:d="M11 0c-3 14-13 16-11 30l25 4c7-22 20-35 46-32z">
          <text:p/>
        </draw:path>
        <draw:path draw:style-name="gr4" draw:text-style-name="P2" draw:layer="layout" svg:width="0.135cm" svg:height="0.168cm" svg:x="13.229cm" svg:y="20.808cm" svg:viewBox="0 0 136 169" svg:d="M61 0c-22 0-45 7-61 22l59 2h12l6 2 4 2 6 2 5 2v2l4 9 2 6v15c-30 10-62 6-90 19l90 2c1 28-1 52-33 62h35v5l2 6 2 4 3 7h29c-15-15-9-107-10-122 1-33-26-45-55-47z">
          <text:p/>
        </draw:path>
        <draw:path draw:style-name="gr4" draw:text-style-name="P2" draw:layer="layout" svg:width="0.105cm" svg:height="0.168cm" svg:x="13.426cm" svg:y="20.808cm" svg:viewBox="0 0 106 169" svg:d="M48 0c-18 1-39 7-48 24h46l13 4 4 2 5 4h2l2 5 3 6 2 4 2 6v114h27v-111l-2-9v-13l-2-4-2-4-2-4c-6-14-28-24-43-24z">
          <text:p/>
        </draw:path>
        <draw:path draw:style-name="gr4" draw:text-style-name="P2" draw:layer="layout" svg:width="0.07cm" svg:height="0.227cm" svg:x="13.398cm" svg:y="20.749cm" svg:viewBox="0 0 71 228" svg:d="M29 0h-29v228h29v-105l2-6v-5l2-6 2-4c10-12 19-18 36-19h-42z">
          <text:p/>
        </draw:path>
        <draw:polygon draw:style-name="gr4" draw:text-style-name="P2" draw:layer="layout" svg:width="0.027cm" svg:height="0.227cm" svg:x="13.574cm" svg:y="20.749cm" svg:viewBox="0 0 28 228" draw:points="0,228 28,228 28,0 0,0">
          <text:p/>
        </draw:polygon>
        <draw:path draw:style-name="gr4" draw:text-style-name="P2" draw:layer="layout" svg:width="0.096cm" svg:height="0.05cm" svg:x="13.728cm" svg:y="20.902cm" svg:viewBox="0 0 97 51" svg:d="M29 0l-28 2c-2 15 2 15 7 30l2 5 4 6 2 4 4 4h77c-27 1-67-12-66-45z">
          <text:p/>
        </draw:path>
        <draw:path draw:style-name="gr4" draw:text-style-name="P2" draw:layer="layout" svg:width="0.083cm" svg:height="0.043cm" svg:x="13.817cm" svg:y="20.772cm" svg:viewBox="0 0 84 44" svg:d="M68 0h-68c18-1 20 4 36 9l4 2 2 4 5 5 2 4 4 6v6l2 8 29-2v-14l-3-6-3-5-2-6-4-4v-2z">
          <text:p/>
        </draw:path>
        <draw:path draw:style-name="gr4" draw:text-style-name="P2" draw:layer="layout" svg:width="0.171cm" svg:height="0.233cm" svg:x="13.737cm" svg:y="20.747cm" svg:viewBox="0 0 172 234" svg:d="M78 0c-34-2-63 11-76 42l-2 7v23l2 6 2 7 4 4c2 14 27 24 38 28 22 9 35 7 55 15l7 2h4l2 3 7 2 7 4 4 2 4 4v2l4 5 2 6v15l-2 6-12 13-5 2-7 4-6 2h-4l-7 2h-89c12 13 13 11 26 19h2l4 3 6 2h7l4 2c29 4 32 2 60-2 40-12 64-52 47-91-29-42-75-36-118-54l-8-4-2-3-4-2-3-4-4-13v-4l2-4 2-6c16-15 4-7 22-15l12-5h84c-14-17-41-26-63-25z">
          <text:p/>
        </draw:path>
        <draw:path draw:style-name="gr4" draw:text-style-name="P2" draw:layer="layout" svg:width="0.076cm" svg:height="0.125cm" svg:x="13.933cm" svg:y="20.832cm" svg:viewBox="0 0 77 126" svg:d="M22 0c-18 16-23 40-22 64-1 12 1 27 6 38l2 7 2 4 5 4 2 4 5 5h55c-65 3-67-130 0-126z">
          <text:p/>
        </draw:path>
        <draw:path draw:style-name="gr4" draw:text-style-name="P2" draw:layer="layout" svg:width="0.132cm" svg:height="0.171cm" svg:x="13.955cm" svg:y="20.808cm" svg:viewBox="0 0 133 172" svg:d="M55 0c-14 0-17 1-30 7-12 3-17 8-25 17 61-3 100-8 104 61-3 69-43 70-104 65 33 38 108 26 126-23 18-53 2-121-65-127z">
          <text:p/>
        </draw:path>
        <draw:polygon draw:style-name="gr4" draw:text-style-name="P2" draw:layer="layout" svg:width="0.027cm" svg:height="0.227cm" svg:x="14.118cm" svg:y="20.749cm" svg:viewBox="0 0 28 228" draw:points="0,228 28,228 28,0 0,0">
          <text:p/>
        </draw:polygon>
        <draw:path draw:style-name="gr4" draw:text-style-name="P2" draw:layer="layout" svg:width="0.057cm" svg:height="0.028cm" svg:x="14.194cm" svg:y="20.95cm" svg:viewBox="0 0 58 29" svg:d="M54 0l-7 2h-47c3 31 37 28 58 25z">
          <text:p/>
        </draw:path>
        <draw:path draw:style-name="gr4" draw:text-style-name="P2" draw:layer="layout" svg:width="0.074cm" svg:height="0.196cm" svg:x="14.173cm" svg:y="20.756cm" svg:viewBox="0 0 75 197" svg:d="M46 0l-27 16v41h-19v21h19c3 40-4 80 2 119h42-4l-6-2-5-6-2-6v-105h29v-21h-29z">
          <text:p/>
        </draw:path>
        <draw:path draw:style-name="gr4" draw:text-style-name="P2" draw:layer="layout" svg:width="0.076cm" svg:height="0.125cm" svg:x="14.264cm" svg:y="20.832cm" svg:viewBox="0 0 77 126" svg:d="M21 0c-17 16-22 40-21 64-1 12 1 27 6 38l2 7 2 4 5 4 2 4 4 5h56c-64 3-67-130 0-126z">
          <text:p/>
        </draw:path>
        <draw:path draw:style-name="gr4" draw:text-style-name="P2" draw:layer="layout" svg:width="0.132cm" svg:height="0.171cm" svg:x="14.285cm" svg:y="20.808cm" svg:viewBox="0 0 133 172" svg:d="M56 0c-14 0-17 1-31 7-12 3-17 8-25 17 63-3 101-8 105 61-3 69-42 70-105 65 33 38 109 26 126-23 18-53 3-121-64-127z">
          <text:p/>
        </draw:path>
        <draw:path draw:style-name="gr4" draw:text-style-name="P2" draw:layer="layout" svg:width="0.091cm" svg:height="0.021cm" svg:x="14.475cm" svg:y="20.959cm" svg:viewBox="0 0 92 22" svg:d="M92 0h-92c8 14 28 21 44 22h8l4-2 7-2c8-4 19-5 25-14z">
          <text:p/>
        </draw:path>
        <draw:polygon draw:style-name="gr4" draw:text-style-name="P2" draw:layer="layout" svg:width="0.045cm" svg:height="0.006cm" svg:x="14.473cm" svg:y="20.828cm" svg:viewBox="0 0 46 7" draw:points="5,0 0,7 29,7 35,5 39,3 46,3">
          <text:p/>
        </draw:polygon>
        <draw:path draw:style-name="gr4" draw:text-style-name="P2" draw:layer="layout" svg:width="0.118cm" svg:height="0.226cm" svg:x="14.448cm" svg:y="20.813cm" svg:viewBox="0 0 119 227" svg:d="M26 0h-26v227h28v-80h91c-17-3-58 5-76-13-13-9-13-22-17-36 0-35-3-55 28-77h-28z">
          <text:p/>
        </draw:path>
        <draw:path draw:style-name="gr4" draw:text-style-name="P2" draw:layer="layout" svg:width="0.112cm" svg:height="0.151cm" svg:x="14.478cm" svg:y="20.808cm" svg:viewBox="0 0 113 152" svg:d="M43 0c-14-2-35 8-43 20 60-3 80 8 85 65-2 33-8 61-46 65l50 2 5-4 4-7 2-4 4-6v-3l2-6 2-4c4-12 8-42 3-52v-6l-3-7-2-6-2-6v-2l-4-5-2-6-4-4c-17-18-22-19-45-24z">
          <text:p/>
        </draw:path>
        <draw:line draw:style-name="gr3" draw:text-style-name="P1" draw:layer="layout" svg:x1="15.209cm" svg:y1="19.936cm" svg:x2="14.628cm" svg:y2="20.517cm">
          <text:p/>
        </draw:line>
        <draw:path draw:style-name="gr6" draw:text-style-name="P1" draw:layer="layout" svg:width="1.406cm" svg:height="1.475cm" svg:x="15.69cm" svg:y="14.679cm" svg:viewBox="0 0 1407 1476" svg:d="M856 740v-273M967 467h-221l110-165zM1022 412v-220l-166 110zM856 302v-137h-82l165-110h-83v-55M0 740h856v196M856 1074l81 137h-159l78-137 81-138M856 1074l-78-138h159M856 1211v193M778 1476h159v-72M778 1476v-66M1022 302h385v386">
          <text:p/>
        </draw:path>
        <draw:line draw:style-name="gr7" draw:text-style-name="P1" draw:layer="layout" svg:x1="15.69cm" svg:y1="13.61cm" svg:x2="15.69cm" svg:y2="14.063cm">
          <text:p/>
        </draw:line>
        <draw:path draw:style-name="gr2" draw:text-style-name="P1" draw:layer="layout" svg:width="0.317cm" svg:height="1.552cm" svg:x="15.532cm" svg:y="13.059cm" svg:viewBox="0 0 318 1553" svg:d="M0 1553h318M318 1005h-318v548M318 1553v-548M0 552h318l-116-206M118 346l-118 206M202 205l116-205h-318l118 205M242 277c-3-109-159-112-166 0 8 111 161 107 166 0zM0 1553h318l-318-548z">
          <text:p/>
        </draw:path>
        <draw:polygon draw:style-name="gr4" draw:text-style-name="P2" draw:layer="layout" svg:width="0.317cm" svg:height="0.548cm" svg:x="15.532cm" svg:y="14.063cm" svg:viewBox="0 0 318 549" draw:points="0,0 0,549 318,549">
          <text:p/>
        </draw:polygon>
        <draw:path draw:style-name="gr2" draw:text-style-name="P1" draw:layer="layout" svg:width="1.528cm" svg:height="0.083cm" svg:x="14.306cm" svg:y="14.894cm" svg:viewBox="0 0 1529 84" svg:d="M1529 42h-288c-6-56-78-54-82 0l2 17 11 12 12 9 15 4 17-4 13-9 8-12 4-17M371 42h-288c-10-62-83-49-83 0l2 17 9 12 14 9 15 4 17-4 13-9 8-12 5-17">
          <text:p/>
        </draw:path>
        <draw:polyline draw:style-name="gr7" draw:text-style-name="P1" draw:layer="layout" svg:width="0.127cm" svg:height="2.341cm" svg:x="15.69cm" svg:y="10.718cm" svg:viewBox="0 0 128 2342" draw:points="128,0 0,72 0,2342">
          <text:p/>
        </draw:polyline>
        <draw:path draw:style-name="gr5" draw:text-style-name="P1" draw:layer="layout" svg:width="5.073cm" svg:height="3.111cm" svg:x="14.533cm" svg:y="8.64cm" svg:viewBox="0 0 5074 3112" svg:d="M4628 148l254-148 192 334v2778h-3838M1081 3112h-1081">
          <text:p/>
        </draw:path>
        <draw:path draw:style-name="gr4" draw:text-style-name="P2" draw:layer="layout" svg:width="0.18cm" svg:height="0.21cm" svg:x="14.653cm" svg:y="8.398cm" svg:viewBox="0 0 181 211" svg:d="M41 0l-4 3-6 4-2 2-2 6-5 4-2 5-5 4c-7 20-9 18-13 41-1 14-5 29 0 43 0 14 6 28 11 42h2c28 63 117 73 166 32-40-2-96 10-127-24v-2l-8-8-2-7-3-4-2-6c-9-19-6-19-6-38-2-26 4-44 15-67 15-8 1-7 27-21l5-2 6-2h6l4-2h13z">
          <text:p/>
        </draw:path>
        <draw:path draw:style-name="gr4" draw:text-style-name="P2" draw:layer="layout" svg:width="0.177cm" svg:height="0.21cm" svg:x="14.693cm" svg:y="8.373cm" svg:viewBox="0 0 178 211" svg:d="M68 0c-12 4-26 2-38 6-9 4-24 12-30 19 40 8 92-11 124 24 7 7 11 16 15 25 11 28 3 16 8 39 0 53-20 94-79 98h73l9-9 4-6 4-4c7-13 8-16 13-30 9-17 7-56 4-75-2-8-10-26-11-32l-4-4-2-7-13-12-4-4c-21-18-38-26-67-26z">
          <text:p/>
        </draw:path>
        <draw:path draw:style-name="gr4" draw:text-style-name="P2" draw:layer="layout" svg:width="0.142cm" svg:height="0.086cm" svg:x="14.939cm" svg:y="8.403cm" svg:viewBox="0 0 143 87" svg:d="M130 0l-73 2c26-5 59 9 54 40 4 58-83 37-111 41l126 4c16-21 11-16 17-41 0-11-2-31-9-40z">
          <text:p/>
        </draw:path>
        <draw:path draw:style-name="gr4" draw:text-style-name="P2" draw:layer="layout" svg:width="0.161cm" svg:height="0.227cm" svg:x="14.907cm" svg:y="8.377cm" svg:viewBox="0 0 162 228" svg:d="M88 0h-88v228h32v-91h62l9-2h15l6-2 4-3h7l6-2 4-4 4-2 5-2 2-4 2-3-126-4v-81h58l72-2c-19-24-40-23-68-26z">
          <text:p/>
        </draw:path>
        <draw:path draw:style-name="gr4" draw:text-style-name="P2" draw:layer="layout" svg:width="0.163cm" svg:height="0.083cm" svg:x="15.148cm" svg:y="8.525cm" svg:viewBox="0 0 164 84" svg:d="M134 0l-7 19-4 5-2 6-4 4-4 5-5 4v3l-6 2-4 4-13 4h-4l-6 3h-9l-66 2c25 22 67 28 98 19l4-2 13-5 4-2 4-4 7-2 2-4 4-2c14-14 22-34 28-52z">
          <text:p/>
        </draw:path>
        <draw:path draw:style-name="gr4" draw:text-style-name="P2" draw:layer="layout" svg:width="0.091cm" svg:height="0.049cm" svg:x="15.216cm" svg:y="8.398cm" svg:viewBox="0 0 92 50" svg:d="M69 0l-69 3c33-4 55 17 63 47l29-6c-7-20-7-21-19-39z">
          <text:p/>
        </draw:path>
        <draw:path draw:style-name="gr4" draw:text-style-name="P2" draw:layer="layout" svg:width="0.173cm" svg:height="0.21cm" svg:x="15.111cm" svg:y="8.375cm" svg:viewBox="0 0 174 211" svg:d="M107 0c-19 1-14-3-31 4h-7l-6 3-4 4-13 4-4 4c-11 11-16 16-26 28l-2 6-4 6-2 5-2 6v6l-2 5c-7 24-4 48 0 70 3 10 8 29 14 36l3 7 16 17 66-2c-58-6-70-42-72-94-1-7 2-24 4-32 0-12 6-25 15-32l2-6 7-5 4-4h2l4-2 7-4 4-2h6l7-2h12l69-3c-16-13-37-24-59-23z">
          <text:p/>
        </draw:path>
        <draw:path draw:style-name="gr4" draw:text-style-name="P2" draw:layer="layout" svg:width="0.055cm" svg:height="0.036cm" svg:x="15.358cm" svg:y="8.424cm" svg:viewBox="0 0 56 37" svg:d="M18 0l-5 4-7 2-6 4v27c11-1 20-11 31-14l2-2 4-2 6-4 9-9 4-2z">
          <text:p/>
        </draw:path>
        <draw:path draw:style-name="gr4" draw:text-style-name="P2" draw:layer="layout" svg:width="0.068cm" svg:height="0.227cm" svg:x="15.375cm" svg:y="8.377cm" svg:viewBox="0 0 69 228" svg:d="M69 0h-19c-9 17-32 40-50 47l39 4v177h30z">
          <text:p/>
        </draw:path>
        <draw:path draw:style-name="gr4" draw:text-style-name="P2" draw:layer="layout" svg:width="0.129cm" svg:height="0.067cm" svg:x="15.513cm" svg:y="8.542cm" svg:viewBox="0 0 130 68" svg:d="M29 0l-29 2c7 71 89 84 130 42-32 3-93 10-99-36z">
          <text:p/>
        </draw:path>
        <draw:path draw:style-name="gr4" draw:text-style-name="P2" draw:layer="layout" svg:width="0.078cm" svg:height="0.11cm" svg:x="15.585cm" svg:y="8.475cm" svg:viewBox="0 0 79 111" svg:d="M58 0l-58 4c12-2 20 5 31 8l5 5 2 4 2 4 4 4 2 7v6l2 6c2 34-14 60-48 63h58c14-21 16-25 21-51 1-21-4-41-17-56z">
          <text:p/>
        </draw:path>
        <draw:path draw:style-name="gr4" draw:text-style-name="P2" draw:layer="layout" svg:width="0.086cm" svg:height="0.017cm" svg:x="15.551cm" svg:y="8.453cm" svg:viewBox="0 0 87 18" svg:d="M42 0h-8l-13 6-4 2-13 4-4 4 87 2c-17-13-18-12-39-18z">
          <text:p/>
        </draw:path>
        <draw:polygon draw:style-name="gr4" draw:text-style-name="P2" draw:layer="layout" svg:width="0.133cm" svg:height="0.118cm" svg:x="15.519cm" svg:y="8.382cm" svg:viewBox="0 0 134 119" draw:points="134,0 21,0 0,117 25,119 27,115 32,111 36,106 42,104 46,100 53,100 59,98 66,98 124,94 119,89 32,87 42,25 134,25">
          <text:p/>
        </draw:polygon>
        <draw:polygon draw:style-name="gr4" draw:text-style-name="P2" draw:layer="layout" svg:width="0.119cm" svg:height="0.227cm" svg:x="15.853cm" svg:y="8.377cm" svg:viewBox="0 0 120 228" draw:points="120,0 90,0 29,166 27,173 25,179 23,185 20,192 17,196 15,202 0,228 31,228">
          <text:p/>
        </draw:polygon>
        <draw:polygon draw:style-name="gr4" draw:text-style-name="P2" draw:layer="layout" svg:width="0.101cm" svg:height="0.227cm" svg:x="15.767cm" svg:y="8.377cm" svg:viewBox="0 0 102 228" draw:points="31,0 0,0 87,228 102,202 100,196 100,190 98,185 96,179 94,173 92,166">
          <text:p/>
        </draw:polygon>
        <draw:polygon draw:style-name="gr4" draw:text-style-name="P2" draw:layer="layout" svg:width="0.053cm" svg:height="0.006cm" svg:x="16.05cm" svg:y="8.583cm" svg:viewBox="0 0 54 7" draw:points="19,0 13,2 0,2 50,7 54,0">
          <text:p/>
        </draw:polygon>
        <draw:path draw:style-name="gr4" draw:text-style-name="P2" draw:layer="layout" svg:width="0.113cm" svg:height="0.089cm" svg:x="15.987cm" svg:y="8.519cm" svg:viewBox="0 0 114 90" svg:d="M25 0c-10 10-26 20-24 36-5 15 4 31 16 41l4 2 4 5 6 2 5 2h6l6 2h15c31-6 24-7 49-19l-49-4h-15l-6-5-4-3c-8-9-12-23-2-34 21-18 54-10 78-23z">
          <text:p/>
        </draw:path>
        <draw:path draw:style-name="gr4" draw:text-style-name="P2" draw:layer="layout" svg:width="0.07cm" svg:height="0.034cm" svg:x="15.993cm" svg:y="8.458cm" svg:viewBox="0 0 71 35" svg:d="M12 0c-3 14-14 16-12 30l26 5c7-23 20-36 45-33z">
          <text:p/>
        </draw:path>
        <draw:path draw:style-name="gr4" draw:text-style-name="P2" draw:layer="layout" svg:width="0.135cm" svg:height="0.167cm" svg:x="16.004cm" svg:y="8.437cm" svg:viewBox="0 0 136 168" svg:d="M61 0c-22-1-45 6-61 21l59 2h10l7 2 4 2 6 2 5 2v2l4 9 2 6v15c-29 10-61 6-89 19l89 2c1 28-1 52-32 62h34v4l2 6 2 4 2 8h31c-16-16-10-107-11-122 1-33-26-45-56-46z">
          <text:p/>
        </draw:path>
        <draw:polygon draw:style-name="gr4" draw:text-style-name="P2" draw:layer="layout" svg:width="0.108cm" svg:height="0.163cm" svg:x="16.198cm" svg:y="8.441cm" svg:viewBox="0 0 109 164" draw:points="103,0 67,0 0,66 20,79 75,164 109,164 39,59">
          <text:p/>
        </draw:polygon>
        <draw:polygon draw:style-name="gr4" draw:text-style-name="P2" draw:layer="layout" svg:width="0.046cm" svg:height="0.227cm" svg:x="16.171cm" svg:y="8.377cm" svg:viewBox="0 0 47 228" draw:points="27,0 0,0 0,228 27,228 27,162 47,143 27,130">
          <text:p/>
        </draw:polygon>
        <draw:polygon draw:style-name="gr4" draw:text-style-name="P2" draw:layer="layout" svg:width="0.044cm" svg:height="0.009cm" svg:x="16.389cm" svg:y="8.576cm" svg:viewBox="0 0 45 10" draw:points="24,0 18,5 11,8 0,8 43,10 45,5">
          <text:p/>
        </draw:polygon>
        <draw:polygon draw:style-name="gr4" draw:text-style-name="P2" draw:layer="layout" svg:width="0.104cm" svg:height="0.167cm" svg:x="16.327cm" svg:y="8.441cm" svg:viewBox="0 0 105 168" draw:points="28,0 0,0 0,127 3,131 5,137 7,142 9,148 13,150 22,159 28,162 30,164 36,166 43,166 49,168 62,168 68,166 75,166 79,164 85,159 89,156 96,152 105,144 62,142 51,142 45,139 41,135 39,135 34,131 30,125 28,118 28,91">
          <text:p/>
        </draw:polygon>
        <draw:polygon draw:style-name="gr4" draw:text-style-name="P2" draw:layer="layout" svg:width="0.047cm" svg:height="0.163cm" svg:x="16.412cm" svg:y="8.441cm" svg:viewBox="0 0 48 164" draw:points="48,0 19,0 19,104 17,109 17,115 15,119 13,124 9,130 4,134 0,136 21,140 21,164 48,164">
          <text:p/>
        </draw:polygon>
        <draw:polygon draw:style-name="gr4" draw:text-style-name="P2" draw:layer="layout" svg:width="0.045cm" svg:height="0.009cm" svg:x="16.562cm" svg:y="8.576cm" svg:viewBox="0 0 46 10" draw:points="25,0 18,5 12,8 0,8 44,10 46,5">
          <text:p/>
        </draw:polygon>
        <draw:polygon draw:style-name="gr4" draw:text-style-name="P2" draw:layer="layout" svg:width="0.104cm" svg:height="0.167cm" svg:x="16.501cm" svg:y="8.441cm" svg:viewBox="0 0 105 168" draw:points="28,0 0,0 0,127 2,131 4,137 6,142 9,148 13,150 21,159 28,162 30,164 37,166 43,166 50,168 62,168 69,166 75,166 79,164 86,159 90,156 96,152 105,144 62,142 52,142 45,139 41,135 39,135 35,131 30,125 28,118 28,91">
          <text:p/>
        </draw:polygon>
        <draw:polygon draw:style-name="gr4" draw:text-style-name="P2" draw:layer="layout" svg:width="0.046cm" svg:height="0.163cm" svg:x="16.586cm" svg:y="8.441cm" svg:viewBox="0 0 47 164" draw:points="47,0 19,0 19,104 17,109 17,115 15,119 12,124 8,130 4,134 0,136 21,140 21,164 47,164">
          <text:p/>
        </draw:polygon>
        <draw:polygon draw:style-name="gr4" draw:text-style-name="P2" draw:layer="layout" svg:width="0.079cm" svg:height="0.144cm" svg:x="16.761cm" svg:y="8.46cm" svg:viewBox="0 0 80 145" draw:points="38,0 34,6 0,6 5,10 5,13 7,17 9,23 11,29 11,145 38,145 38,38 41,32 41,25 43,21 47,17 50,13 52,10 56,8 61,4 67,2 73,2 80,0">
          <text:p/>
        </draw:polygon>
        <draw:polygon draw:style-name="gr4" draw:text-style-name="P2" draw:layer="layout" svg:width="0.042cm" svg:height="0.006cm" svg:x="16.7cm" svg:y="8.458cm" svg:viewBox="0 0 43 7" draw:points="2,0 0,7 25,7 30,4 36,4 43,2">
          <text:p/>
        </draw:polygon>
        <draw:path draw:style-name="gr4" draw:text-style-name="P2" draw:layer="layout" svg:width="0.05cm" svg:height="0.163cm" svg:x="16.675cm" svg:y="8.441cm" svg:viewBox="0 0 51 164" svg:d="M25 0h-25v164h27v-105l2-6v-5c5-10 11-20 22-25h-26z">
          <text:p/>
        </draw:path>
        <draw:path draw:style-name="gr4" draw:text-style-name="P2" draw:layer="layout" svg:width="0.098cm" svg:height="0.167cm" svg:x="16.799cm" svg:y="8.437cm" svg:viewBox="0 0 99 168" svg:d="M48 0c-30 2-28 3-48 23h42l4 2h6l7 2 6 6 2 7 2 4v124h30v-116l-2-6v-8l-2-7-2-4-3-6c-9-16-20-19-36-21z">
          <text:p/>
        </draw:path>
        <draw:path draw:style-name="gr4" draw:text-style-name="P2" draw:layer="layout" svg:width="0.093cm" svg:height="0.03cm" svg:x="16.702cm" svg:y="8.436cm" svg:viewBox="0 0 94 31" svg:d="M47 1c-18-3-35 7-47 22l40 2 9 2h4l6 4h35l-4-8-4-8-5-4-5-2-4-4-6-2h-7l-6-2z">
          <text:p/>
        </draw:path>
        <draw:path draw:style-name="gr4" draw:text-style-name="P2" draw:layer="layout" svg:width="0.136cm" svg:height="0.104cm" svg:x="14.744cm" svg:y="8.877cm" svg:viewBox="0 0 137 105" svg:d="M54 0l-54 4c31 0 9-1 32 6v3c11 3 15 14 22 22l2 4 13 19 30 47h38l-41-62v-2l-4-4-4-8-17-16v-3l-4-2-7-4z">
          <text:p/>
        </draw:path>
        <draw:path draw:style-name="gr4" draw:text-style-name="P2" draw:layer="layout" svg:width="0.151cm" svg:height="0.081cm" svg:x="14.71cm" svg:y="8.775cm" svg:viewBox="0 0 152 82" svg:d="M137 0l-64 4c24 1 35 4 47 26 2 22-2 36-23 45v2h-5l-6 3h-86l137 2 4-5 2-6 4-4 3-8v-6l2-4v-19l-2-7-3-4-4-12-2-3z">
          <text:p/>
        </draw:path>
        <draw:path draw:style-name="gr4" draw:text-style-name="P2" draw:layer="layout" svg:width="0.165cm" svg:height="0.227cm" svg:x="14.681cm" svg:y="8.754cm" svg:viewBox="0 0 166 228" svg:d="M100 0h-100v228h29v-101c36 2 72-2 107-6 17-7 17-9 30-17v-2l-137-2v-75h73l64-4c-19-22-34-15-57-21z">
          <text:p/>
        </draw:path>
        <draw:path draw:style-name="gr4" draw:text-style-name="P2" draw:layer="layout" svg:width="0.077cm" svg:height="0.124cm" svg:x="14.894cm" svg:y="8.837cm" svg:viewBox="0 0 78 125" svg:d="M22 0c-17 16-22 41-22 64 0 12 2 27 7 38l2 7 2 4 4 4 2 4 5 4h56c-65 4-67-129 0-125z">
          <text:p/>
        </draw:path>
        <draw:path draw:style-name="gr4" draw:text-style-name="P2" draw:layer="layout" svg:width="0.132cm" svg:height="0.171cm" svg:x="14.916cm" svg:y="8.813cm" svg:viewBox="0 0 133 172" svg:d="M55 0c-14 0-17 1-30 7-12 3-17 8-25 17 61-3 101-8 104 61-2 67-43 68-104 63 33 40 108 28 126-21 18-54 2-121-65-127z">
          <text:p/>
        </draw:path>
        <draw:polygon draw:style-name="gr4" draw:text-style-name="P2" draw:layer="layout" svg:width="0.029cm" svg:height="0.032cm" svg:x="14.986cm" svg:y="8.754cm" svg:viewBox="0 0 30 33" draw:points="0,33 30,33 30,0 0,0">
          <text:p/>
        </draw:polygon>
        <draw:polygon draw:style-name="gr4" draw:text-style-name="P2" draw:layer="layout" svg:width="0.028cm" svg:height="0.032cm" svg:x="14.928cm" svg:y="8.754cm" svg:viewBox="0 0 29 33" draw:points="0,33 29,33 29,0 0,0">
          <text:p/>
        </draw:polygon>
        <draw:path draw:style-name="gr4" draw:text-style-name="P2" draw:layer="layout" svg:width="0.106cm" svg:height="0.168cm" svg:x="15.108cm" svg:y="8.813cm" svg:viewBox="0 0 107 169" svg:d="M49 0c-18 1-39 6-49 24h47l13 4 4 2 5 4h2l2 4 2 7 2 4 3 6v114h27v-112l-2-8v-13l-4-8-2-4c-6-14-29-24-44-24z">
          <text:p/>
        </draw:path>
        <draw:path draw:style-name="gr4" draw:text-style-name="P2" draw:layer="layout" svg:width="0.07cm" svg:height="0.227cm" svg:x="15.081cm" svg:y="8.754cm" svg:viewBox="0 0 71 228" svg:d="M27 0h-27v228h27v-105l2-7v-4l3-6 2-4c10-13 19-18 37-19h-44z">
          <text:p/>
        </draw:path>
        <draw:path draw:style-name="gr4" draw:text-style-name="P2" draw:layer="layout" svg:width="0.06cm" svg:height="0.163cm" svg:x="15.256cm" svg:y="8.818cm" svg:viewBox="0 0 61 164" svg:d="M24 0h-24v164h28c8-72-5-67 2-113 2-14 14-27 31-25l-37-2z">
          <text:p/>
        </draw:path>
        <draw:polygon draw:style-name="gr4" draw:text-style-name="P2" draw:layer="layout" svg:width="0.065cm" svg:height="0.034cm" svg:x="15.28cm" svg:y="8.813cm" svg:viewBox="0 0 66 35" draw:points="37,0 30,0 23,2 19,7 17,7 8,16 0,29 37,31 45,31 49,33 56,35 66,9 54,5 49,2 43,0">
          <text:p/>
        </draw:polygon>
        <draw:path draw:style-name="gr4" draw:text-style-name="P2" draw:layer="layout" svg:width="0.129cm" svg:height="0.057cm" svg:x="15.373cm" svg:y="8.928cm" svg:viewBox="0 0 130 58" svg:d="M102 0l-4 7-2 6-4 5-2 6-4 2c-23 16-66 6-86 8 37 40 118 30 130-29z">
          <text:p/>
        </draw:path>
        <draw:path draw:style-name="gr4" draw:text-style-name="P2" draw:layer="layout" svg:width="0.152cm" svg:height="0.125cm" svg:x="15.352cm" svg:y="8.836cm" svg:viewBox="0 0 153 126" svg:d="M21 1l-4 4-2 4-3 6-4 5-2 6-2 4v7l-2 6v15l-2 6c7 36-2 29 21 62h58c-34-1-46-26-50-56h124v-14l-2-7-120-2v-8l3-7 2-4 2-6 4-4c8-11 21-20 37-17z">
          <text:p/>
        </draw:path>
        <draw:path draw:style-name="gr4" draw:text-style-name="P2" draw:layer="layout" svg:width="0.129cm" svg:height="0.072cm" svg:x="15.373cm" svg:y="8.813cm" svg:viewBox="0 0 130 73" svg:d="M58 0c-23-1-43 10-58 25 52 2 95-16 102 46h-92l120 2c1-36-29-70-66-73z">
          <text:p/>
        </draw:path>
        <draw:polygon draw:style-name="gr4" draw:text-style-name="P2" draw:layer="layout" svg:width="0.045cm" svg:height="0.008cm" svg:x="15.563cm" svg:y="8.834cm" svg:viewBox="0 0 46 9" draw:points="2,0 0,9 28,9 34,6 39,6 46,4">
          <text:p/>
        </draw:polygon>
        <draw:polygon draw:style-name="gr4" draw:text-style-name="P2" draw:layer="layout" svg:width="0.053cm" svg:height="0.163cm" svg:x="15.538cm" svg:y="8.818cm" svg:viewBox="0 0 54 164" draw:points="25,0 0,0 0,164 27,164 27,62 30,56 30,49 32,43 34,39 48,26 54,24 25,24">
          <text:p/>
        </draw:polygon>
        <draw:path draw:style-name="gr4" draw:text-style-name="P2" draw:layer="layout" svg:width="0.106cm" svg:height="0.168cm" svg:x="15.565cm" svg:y="8.813cm" svg:viewBox="0 0 107 169" svg:d="M50 0h-6l-7 2h-6l-7 3-4 2-5 4-6 2-9 8c22 5 50-3 69 11l4 4 3 7 2 4v13l2 8v101h27v-112l-2-8v-8l-2-5v-6l-4-6-2-5-2-2-7-4-4-4-6-4h-2l-13-5h-6z">
          <text:p/>
        </draw:path>
        <draw:polygon draw:style-name="gr4" draw:text-style-name="P2" draw:layer="layout" svg:width="0.108cm" svg:height="0.163cm" svg:x="15.741cm" svg:y="8.818cm" svg:viewBox="0 0 109 164" draw:points="103,0 67,0 0,66 19,79 75,164 109,164 38,60">
          <text:p/>
        </draw:polygon>
        <draw:polygon draw:style-name="gr4" draw:text-style-name="P2" draw:layer="layout" svg:width="0.046cm" svg:height="0.227cm" svg:x="15.714cm" svg:y="8.754cm" svg:viewBox="0 0 47 228" draw:points="27,0 0,0 0,228 27,228 27,161 47,142 27,129">
          <text:p/>
        </draw:polygon>
        <draw:path draw:style-name="gr4" draw:text-style-name="P2" draw:layer="layout" svg:width="0.076cm" svg:height="0.124cm" svg:x="15.862cm" svg:y="8.837cm" svg:viewBox="0 0 77 125" svg:d="M21 0c-15 10-23 45-21 64-1 12 1 27 6 38l2 7 2 4 5 4 2 4 4 4h56c-64 4-66-129 0-125z">
          <text:p/>
        </draw:path>
        <draw:path draw:style-name="gr4" draw:text-style-name="P2" draw:layer="layout" svg:width="0.132cm" svg:height="0.171cm" svg:x="15.883cm" svg:y="8.813cm" svg:viewBox="0 0 133 172" svg:d="M56 0c-14 0-17 1-30 7-13 3-17 8-26 17 63-3 101-8 105 61-3 67-42 68-105 63 34 40 109 28 126-21 18-54 3-121-64-127z">
          <text:p/>
        </draw:path>
        <draw:polygon draw:style-name="gr4" draw:text-style-name="P2" draw:layer="layout" svg:width="0.028cm" svg:height="0.227cm" svg:x="16.048cm" svg:y="8.754cm" svg:viewBox="0 0 29 228" draw:points="0,228 29,228 29,0 0,0">
          <text:p/>
        </draw:polygon>
        <draw:polygon draw:style-name="gr4" draw:text-style-name="P2" draw:layer="layout" svg:width="0.028cm" svg:height="0.227cm" svg:x="16.12cm" svg:y="8.754cm" svg:viewBox="0 0 29 228" draw:points="0,228 29,228 29,0 0,0">
          <text:p/>
        </draw:polygon>
        <draw:path draw:style-name="gr4" draw:text-style-name="P2" draw:layer="layout" svg:width="0.13cm" svg:height="0.057cm" svg:x="16.2cm" svg:y="8.928cm" svg:viewBox="0 0 131 58" svg:d="M102 0l-4 7-2 6-5 5-2 6-4 2c-22 16-64 6-85 8 38 40 117 30 131-29z">
          <text:p/>
        </draw:path>
        <draw:path draw:style-name="gr4" draw:text-style-name="P2" draw:layer="layout" svg:width="0.153cm" svg:height="0.125cm" svg:x="16.179cm" svg:y="8.836cm" svg:viewBox="0 0 154 126" svg:d="M22 1l-4 4-2 4-2 6-4 5-3 6-2 4v7l-3 6v15l-2 6c7 36-2 29 22 62h58c-34-1-46-26-49-56h123v-14l-2-7-119-2v-8l2-7 2-4 2-6 5-4c8-11 21-20 36-17z">
          <text:p/>
        </draw:path>
        <draw:path draw:style-name="gr4" draw:text-style-name="P2" draw:layer="layout" svg:width="0.13cm" svg:height="0.072cm" svg:x="16.2cm" svg:y="8.813cm" svg:viewBox="0 0 131 73" svg:d="M58 0c-22-1-42 10-58 25 52 2 94-16 102 46h-91l120 2c0-36-30-70-67-73z">
          <text:p/>
        </draw:path>
        <draw:polygon draw:style-name="gr4" draw:text-style-name="P2" draw:layer="layout" svg:width="0.108cm" svg:height="0.163cm" svg:x="16.391cm" svg:y="8.818cm" svg:viewBox="0 0 109 164" draw:points="103,0 67,0 0,66 19,79 75,164 109,164 39,60">
          <text:p/>
        </draw:polygon>
        <draw:polygon draw:style-name="gr4" draw:text-style-name="P2" draw:layer="layout" svg:width="0.047cm" svg:height="0.227cm" svg:x="16.363cm" svg:y="8.754cm" svg:viewBox="0 0 48 228" draw:points="28,0 0,0 0,228 28,228 28,161 48,142 28,129">
          <text:p/>
        </draw:polygon>
        <draw:path draw:style-name="gr4" draw:text-style-name="P2" draw:layer="layout" svg:width="0.058cm" svg:height="0.028cm" svg:x="16.526cm" svg:y="8.955cm" svg:viewBox="0 0 59 29" svg:d="M54 0l-6 2h-48c3 30 37 28 59 25z">
          <text:p/>
        </draw:path>
        <draw:path draw:style-name="gr4" draw:text-style-name="P2" draw:layer="layout" svg:width="0.074cm" svg:height="0.197cm" svg:x="16.505cm" svg:y="8.76cm" svg:viewBox="0 0 75 198" svg:d="M48 0l-29 17v41h-19v21h19c3 40-3 80 2 119h44-4l-7-2-4-6-2-7v-104h27v-21h-27z">
          <text:p/>
        </draw:path>
        <draw:path draw:style-name="gr4" draw:text-style-name="P2" draw:layer="layout" svg:width="0.076cm" svg:height="0.124cm" svg:x="16.596cm" svg:y="8.837cm" svg:viewBox="0 0 77 125" svg:d="M22 0c-15 10-24 45-22 64 0 12 2 27 7 38l2 7 3 4 4 4 2 4 4 4h55c-63 4-65-129 0-125z">
          <text:p/>
        </draw:path>
        <draw:path draw:style-name="gr4" draw:text-style-name="P2" draw:layer="layout" svg:width="0.132cm" svg:height="0.171cm" svg:x="16.617cm" svg:y="8.813cm" svg:viewBox="0 0 133 172" svg:d="M55 0c-13 0-16 1-29 7-13 3-17 8-26 17 62-3 101-8 105 61-2 67-43 68-105 63 34 40 109 28 126-21 19-54 3-121-64-127z">
          <text:p/>
        </draw:path>
        <draw:path draw:style-name="gr4" draw:text-style-name="P2" draw:layer="layout" svg:width="0.06cm" svg:height="0.163cm" svg:x="16.78cm" svg:y="8.818cm" svg:viewBox="0 0 61 164" svg:d="M25 0h-25v164h29c8-72-5-67 2-113 2-14 14-27 30-25l-36-2z">
          <text:p/>
        </draw:path>
        <draw:polygon draw:style-name="gr4" draw:text-style-name="P2" draw:layer="layout" svg:width="0.065cm" svg:height="0.034cm" svg:x="16.804cm" svg:y="8.813cm" svg:viewBox="0 0 66 35" draw:points="36,0 29,0 23,2 19,7 17,7 8,16 4,22 0,29 36,31 44,31 48,33 55,35 66,9 53,5 48,2 42,0">
          <text:p/>
        </draw:polygon>
        <draw:path draw:style-name="gr4" draw:text-style-name="P2" draw:layer="layout" svg:width="0.129cm" svg:height="0.065cm" svg:x="15.14cm" svg:y="9.296cm" svg:viewBox="0 0 130 66" svg:d="M31 0l-31 2c8 69 90 82 130 41-32 3-92 10-97-37z">
          <text:p/>
        </draw:path>
        <draw:path draw:style-name="gr4" draw:text-style-name="P2" draw:layer="layout" svg:width="0.078cm" svg:height="0.11cm" svg:x="15.212cm" svg:y="9.228cm" svg:viewBox="0 0 79 111" svg:d="M58 0l-58 4c12-1 21 6 32 9l4 4 3 4 2 5 4 4 3 6v7l2 6c1 34-15 60-50 62h58c14-21 16-25 21-52 2-20-3-40-17-55z">
          <text:p/>
        </draw:path>
        <draw:path draw:style-name="gr4" draw:text-style-name="P2" draw:layer="layout" svg:width="0.088cm" svg:height="0.018cm" svg:x="15.178cm" svg:y="9.207cm" svg:viewBox="0 0 89 19" svg:d="M43 0h-8l-13 5-4 2-13 5-5 4 89 3c-18-14-19-14-39-19z">
          <text:p/>
        </draw:path>
        <draw:polygon draw:style-name="gr4" draw:text-style-name="P2" draw:layer="layout" svg:width="0.134cm" svg:height="0.119cm" svg:x="15.146cm" svg:y="9.135cm" svg:viewBox="0 0 135 120" draw:points="135,0 22,0 0,117 26,120 28,115 32,111 36,107 43,105 47,101 53,101 60,98 66,98 124,94 120,90 32,88 43,26 135,26">
          <text:p/>
        </draw:polygon>
        <draw:polygon draw:style-name="gr4" draw:text-style-name="P2" draw:layer="layout" svg:width="0.121cm" svg:height="0.226cm" svg:x="15.51cm" svg:y="9.131cm" svg:viewBox="0 0 122 227" draw:points="122,0 82,0 26,160 24,166 22,172 19,179 17,185 15,191 15,196 0,227 26,227 92,39">
          <text:p/>
        </draw:polygon>
        <draw:polygon draw:style-name="gr4" draw:text-style-name="P2" draw:layer="layout" svg:width="0.03cm" svg:height="0.226cm" svg:x="15.601cm" svg:y="9.131cm" svg:viewBox="0 0 31 227" draw:points="31,0 0,39 0,227 31,227">
          <text:p/>
        </draw:polygon>
        <draw:polygon draw:style-name="gr4" draw:text-style-name="P2" draw:layer="layout" svg:width="0.045cm" svg:height="0.226cm" svg:x="15.415cm" svg:y="9.131cm" svg:viewBox="0 0 46 227" draw:points="46,0 0,0 0,227 31,227 31,35">
          <text:p/>
        </draw:polygon>
        <draw:polygon draw:style-name="gr4" draw:text-style-name="P2" draw:layer="layout" svg:width="0.08cm" svg:height="0.226cm" svg:x="15.445cm" svg:y="9.131cm" svg:viewBox="0 0 81 227" draw:points="15,0 0,35 66,227 81,196 79,193 79,187 77,183 75,176 73,168 71,162">
          <text:p/>
        </draw:polygon>
        <draw:path draw:style-name="gr4" draw:text-style-name="P2" draw:layer="layout" svg:width="0.076cm" svg:height="0.125cm" svg:x="15.667cm" svg:y="9.213cm" svg:viewBox="0 0 77 126" svg:d="M21 0c-15 11-23 46-21 65-1 12 2 27 6 38l3 6 2 5 4 4 2 4 4 4h56c-64 3-66-129 0-126z">
          <text:p/>
        </draw:path>
        <draw:path draw:style-name="gr4" draw:text-style-name="P2" draw:layer="layout" svg:width="0.132cm" svg:height="0.171cm" svg:x="15.688cm" svg:y="9.19cm" svg:viewBox="0 0 133 172" svg:d="M55 0c-14-1-16 0-29 6-13 4-17 8-26 17 62-3 101-8 105 62-2 68-43 69-105 64 34 39 109 26 126-22 18-54 3-122-64-127z">
          <text:p/>
        </draw:path>
        <draw:path draw:style-name="gr4" draw:text-style-name="P2" draw:layer="layout" svg:width="0.095cm" svg:height="0.026cm" svg:x="15.864cm" svg:y="9.336cm" svg:viewBox="0 0 96 27" svg:d="M64 0l-6 3h-58l13 13h2c21 14 10 5 27 11 23 0 43-6 54-27z">
          <text:p/>
        </draw:path>
        <draw:path draw:style-name="gr4" draw:text-style-name="P2" draw:layer="layout" svg:width="0.114cm" svg:height="0.148cm" svg:x="15.843cm" svg:y="9.19cm" svg:viewBox="0 0 115 149" svg:d="M71 0c-15 0-29 3-39 13l-7 2-4 4-4 6-2 5c-9 10-5 12-11 23-6 23-5 34-2 56l2 4v7l2 6 6 13 5 6 4 4h54c-36-1-48-33-46-63-2-60 30-69 86-63l-4-6-9-8-6-3-2-2-4-2h-7l-6-2z">
          <text:p/>
        </draw:path>
        <draw:path draw:style-name="gr4" draw:text-style-name="P2" draw:layer="layout" svg:width="0.07cm" svg:height="0.226cm" svg:x="15.915cm" svg:y="9.131cm" svg:viewBox="0 0 71 227" svg:d="M71 0h-29v83h-42c56-3 61 112 12 123h32v21h27z">
          <text:p/>
        </draw:path>
        <draw:polygon draw:style-name="gr4" draw:text-style-name="P2" draw:layer="layout" svg:width="0.045cm" svg:height="0.008cm" svg:x="16.088cm" svg:y="9.33cm" svg:viewBox="0 0 46 9" draw:points="24,0 17,5 11,7 0,7 44,9 46,5">
          <text:p/>
        </draw:polygon>
        <draw:polygon draw:style-name="gr4" draw:text-style-name="P2" draw:layer="layout" svg:width="0.104cm" svg:height="0.168cm" svg:x="16.027cm" svg:y="9.194cm" svg:viewBox="0 0 105 169" draw:points="27,0 0,0 0,128 2,133 4,139 6,143 8,149 13,152 21,160 27,162 30,164 36,166 42,166 49,169 61,169 68,166 74,166 78,164 85,160 89,158 96,154 105,145 61,143 51,143 44,141 40,137 38,137 34,133 30,126 27,120 27,92">
          <text:p/>
        </draw:polygon>
        <draw:polygon draw:style-name="gr4" draw:text-style-name="P2" draw:layer="layout" svg:width="0.046cm" svg:height="0.163cm" svg:x="16.112cm" svg:y="9.194cm" svg:viewBox="0 0 47 164" draw:points="47,0 20,0 20,104 18,108 18,115 15,119 13,124 8,130 4,135 0,137 22,141 22,164 47,164">
          <text:p/>
        </draw:polygon>
        <draw:polygon draw:style-name="gr4" draw:text-style-name="P2" draw:layer="layout" svg:width="0.028cm" svg:height="0.226cm" svg:x="16.2cm" svg:y="9.131cm" svg:viewBox="0 0 29 227" draw:points="0,227 29,227 29,0 0,0">
          <text:p/>
        </draw:polygon>
        <draw:path draw:style-name="gr4" draw:text-style-name="P2" draw:layer="layout" svg:width="0.129cm" svg:height="0.057cm" svg:x="16.281cm" svg:y="9.304cm" svg:viewBox="0 0 130 58" svg:d="M103 0l-5 7-2 6-4 4-2 8-4 2c-23 16-66 5-86 8 37 39 118 29 130-30z">
          <text:p/>
        </draw:path>
        <draw:path draw:style-name="gr4" draw:text-style-name="P2" draw:layer="layout" svg:width="0.152cm" svg:height="0.125cm" svg:x="16.26cm" svg:y="9.213cm" svg:viewBox="0 0 153 126" svg:d="M21 0l-4 5-2 4-3 6-4 4-2 7-2 4v6l-2 7v15l-2 6c7 35-2 29 21 62h57c-33-1-45-25-49-56h124v-15l-2-6-120-2v-9l3-6 2-4 2-6 4-5c8-11 21-19 36-17z">
          <text:p/>
        </draw:path>
        <draw:path draw:style-name="gr4" draw:text-style-name="P2" draw:layer="layout" svg:width="0.129cm" svg:height="0.072cm" svg:x="16.281cm" svg:y="9.19cm" svg:viewBox="0 0 130 73" svg:d="M58 0c-23-2-43 9-58 23 52 3 95-15 103 48h-93l120 2c1-37-29-70-66-73z">
          <text:p/>
        </draw:path>
        <draw:path draw:style-name="gr4" draw:text-style-name="P2" draw:layer="layout" svg:width="0.129cm" svg:height="0.115cm" svg:x="15.328cm" svg:y="9.626cm" svg:viewBox="0 0 130 116" svg:d="M109 0h-56c26-2 47 22 47 48-7 58-54 41-100 46 63 60 170-13 114-90z">
          <text:p/>
        </draw:path>
        <draw:path draw:style-name="gr4" draw:text-style-name="P2" draw:layer="layout" svg:width="0.066cm" svg:height="0.074cm" svg:x="15.381cm" svg:y="9.531cm" svg:viewBox="0 0 67 75" svg:d="M53 0l-53 2h11l6 2 4 4 7 5c8 11 9 11 8 25 3 22-17 35-36 35l49 2 9-9 5-8 2-7 2-7c1-13-1-28-12-38z">
          <text:p/>
        </draw:path>
        <draw:path draw:style-name="gr4" draw:text-style-name="P2" draw:layer="layout" svg:width="0.129cm" svg:height="0.209cm" svg:x="15.307cm" svg:y="9.51cm" svg:viewBox="0 0 130 210" svg:d="M74 0c-63-6-93 81-31 103-13 3-19 9-28 17-15 15-10 20-15 34 1 12-2 19 4 30l5 13 12 13 53-3h-6l-4-2-13-4-4-2-4-5c-15-14-11-19-15-33 4-12 0-19 15-32l2-4 6-3 4-4h7l6-2h62l-4-4-6-2-7-4-7-3 7-2 7-4 4-2-50-2h-4l-6-2h-7l-4-5c-11-8-14-13-15-29 0-20 3-11 11-26l2-2 6-2 5-2 6-2h6l54-2-6-4v-2c-11-7-29-17-41-15z">
          <text:p/>
        </draw:path>
        <draw:polygon draw:style-name="gr4" draw:text-style-name="P2" draw:layer="layout" svg:width="0.029cm" svg:height="0.032cm" svg:x="15.5cm" svg:y="9.704cm" svg:viewBox="0 0 30 33" draw:points="0,33 30,33 30,0 0,0">
          <text:p/>
        </draw:polygon>
        <draw:path draw:style-name="gr4" draw:text-style-name="P2" draw:layer="layout" svg:width="0.129cm" svg:height="0.065cm" svg:x="15.572cm" svg:y="9.675cm" svg:viewBox="0 0 130 66" svg:d="M29 0l-29 2c8 69 89 82 130 40-33 4-93 11-98-36z">
          <text:p/>
        </draw:path>
        <draw:path draw:style-name="gr4" draw:text-style-name="P2" draw:layer="layout" svg:width="0.078cm" svg:height="0.11cm" svg:x="15.644cm" svg:y="9.607cm" svg:viewBox="0 0 79 111" svg:d="M57 0l-57 4c12-1 21 6 32 9l4 4 4 9 4 5 2 6v6l2 7c2 33-13 59-48 61h57c14-21 16-25 22-51 1-20-3-40-18-56z">
          <text:p/>
        </draw:path>
        <draw:path draw:style-name="gr4" draw:text-style-name="P2" draw:layer="layout" svg:width="0.087cm" svg:height="0.017cm" svg:x="15.61cm" svg:y="9.586cm" svg:viewBox="0 0 88 18" svg:d="M42 0h-8l-13 4-4 3-13 4-4 5 88 2c-19-14-20-14-39-18z">
          <text:p/>
        </draw:path>
        <draw:polygon draw:style-name="gr4" draw:text-style-name="P2" draw:layer="layout" svg:width="0.134cm" svg:height="0.118cm" svg:x="15.578cm" svg:y="9.514cm" svg:viewBox="0 0 135 119" draw:points="135,0 21,0 0,117 26,119 28,115 36,107 43,105 47,99 54,99 60,97 67,97 124,93 120,89 32,87 43,25 135,25">
          <text:p/>
        </draw:polygon>
        <draw:polygon draw:style-name="gr4" draw:text-style-name="P2" draw:layer="layout" svg:width="0.078cm" svg:height="0.144cm" svg:x="15.93cm" svg:y="9.592cm" svg:viewBox="0 0 79 145" draw:points="39,0 34,7 0,7 4,11 4,13 6,17 10,30 10,145 39,145 39,38 41,32 41,26 43,21 47,17 49,13 51,11 56,9 60,4 66,2 73,2 79,0">
          <text:p/>
        </draw:polygon>
        <draw:polygon draw:style-name="gr4" draw:text-style-name="P2" draw:layer="layout" svg:width="0.042cm" svg:height="0.006cm" svg:x="15.868cm" svg:y="9.59cm" svg:viewBox="0 0 43 7" draw:points="2,0 0,7 26,7 31,5 37,5 43,3">
          <text:p/>
        </draw:polygon>
        <draw:path draw:style-name="gr4" draw:text-style-name="P2" draw:layer="layout" svg:width="0.051cm" svg:height="0.163cm" svg:x="15.843cm" svg:y="9.573cm" svg:viewBox="0 0 52 164" svg:d="M25 0h-25v164h27v-105l2-6v-4c6-10 12-21 23-26h-27z">
          <text:p/>
        </draw:path>
        <draw:path draw:style-name="gr4" draw:text-style-name="P2" draw:layer="layout" svg:width="0.097cm" svg:height="0.167cm" svg:x="15.968cm" svg:y="9.569cm" svg:viewBox="0 0 98 168" svg:d="M46 0c-29 3-27 3-46 23h40l4 2h6l7 2 6 8 2 6 2 4v123h31v-114l-2-6v-9l-2-7-2-5-2-6c-11-16-22-18-37-21z">
          <text:p/>
        </draw:path>
        <draw:path draw:style-name="gr4" draw:text-style-name="P2" draw:layer="layout" svg:width="0.093cm" svg:height="0.03cm" svg:x="15.87cm" svg:y="9.569cm" svg:viewBox="0 0 94 31" svg:d="M47 0c-18-2-35 8-47 22l40 2 9 2h4l7 5h34l-2-5-2-4-4-7-4-4-6-3-4-4-6-2h-6l-7-2z">
          <text:p/>
        </draw:path>
        <draw:path draw:style-name="gr4" draw:text-style-name="P2" draw:layer="layout" svg:width="0.148cm" svg:height="0.203cm" svg:x="16.094cm" svg:y="9.533cm" svg:viewBox="0 0 149 204" svg:d="M134 0h-58c61 1 50 64 13 91-27 30-94 68-89 113h149v-27h-111l2-5 4-4 4-6 2-2c8-6 15-14 24-19 14-15 32-27 47-44 24-26 39-59 17-93z">
          <text:p/>
        </draw:path>
        <draw:path draw:style-name="gr4" draw:text-style-name="P2" draw:layer="layout" svg:width="0.129cm" svg:height="0.067cm" svg:x="16.099cm" svg:y="9.509cm" svg:viewBox="0 0 130 68" svg:d="M74 0c-40-4-73 25-74 66l27 2c4-11 4-26 13-34l9-5 4-4 6-2h71c-6-13-35-23-50-23z">
          <text:p/>
        </draw:path>
        <draw:path draw:style-name="gr4" draw:text-style-name="P2" draw:layer="layout" svg:width="0.096cm" svg:height="0.051cm" svg:x="16.071cm" svg:y="11.446cm" svg:viewBox="0 0 97 52" svg:d="M28 0l-28 3c-1 15 3 15 7 30l2 4 4 7 2 4 4 4h78c-27 1-67-12-67-45z">
          <text:p/>
        </draw:path>
        <draw:path draw:style-name="gr4" draw:text-style-name="P2" draw:layer="layout" svg:width="0.083cm" svg:height="0.043cm" svg:x="16.16cm" svg:y="11.317cm" svg:viewBox="0 0 84 44" svg:d="M69 0h-69c18-1 21 5 37 10l4 2 3 4 4 4 2 5 4 6v6l2 7 28-2v-13l-2-7-2-4-3-6-4-4v-2z">
          <text:p/>
        </draw:path>
        <draw:path draw:style-name="gr4" draw:text-style-name="P2" draw:layer="layout" svg:width="0.171cm" svg:height="0.233cm" svg:x="16.08cm" svg:y="11.292cm" svg:viewBox="0 0 172 234" svg:d="M78 0c-33-2-62 12-76 43l-2 7v23l2 6 2 7 4 4c2 13 27 23 38 27 22 9 35 7 55 15l7 2h4l2 2 6 3 7 4 4 2 4 4v2l5 4 2 7v15l-2 6-5 4-8 9-4 2-7 4-6 2h-4l-7 2h-89c12 13 13 11 26 19h2l4 2 7 3h6l4 2c29 4 32 2 59-2 41-12 65-52 48-91-29-41-75-35-117-53l-9-5-2-2-4-2-2-4-5-13v-4l2-4 3-7c15-15 4-6 21-14l12-5h83c-14-18-39-27-61-26z">
          <text:p/>
        </draw:path>
        <draw:path draw:style-name="gr4" draw:text-style-name="P2" draw:layer="layout" svg:width="0.076cm" svg:height="0.124cm" svg:x="16.279cm" svg:y="11.377cm" svg:viewBox="0 0 77 125" svg:d="M21 0c-15 10-23 44-21 63-1 12 1 27 6 39l2 7 2 4 5 4 2 4 4 4h56c-64 4-66-129 0-125z">
          <text:p/>
        </draw:path>
        <draw:path draw:style-name="gr4" draw:text-style-name="P2" draw:layer="layout" svg:width="0.132cm" svg:height="0.171cm" svg:x="16.3cm" svg:y="11.353cm" svg:viewBox="0 0 133 172" svg:d="M56 0c-14 0-17 1-30 7-12 3-16 8-26 18 63-3 101-9 105 61-3 67-42 68-105 63 34 39 109 27 126-21 19-54 3-122-64-128z">
          <text:p/>
        </draw:path>
        <draw:polygon draw:style-name="gr4" draw:text-style-name="P2" draw:layer="layout" svg:width="0.028cm" svg:height="0.227cm" svg:x="16.465cm" svg:y="11.294cm" svg:viewBox="0 0 29 228" draw:points="0,228 29,228 29,0 0,0">
          <text:p/>
        </draw:polygon>
        <draw:path draw:style-name="gr4" draw:text-style-name="P2" draw:layer="layout" svg:width="0.058cm" svg:height="0.028cm" svg:x="16.543cm" svg:y="11.495cm" svg:viewBox="0 0 59 29" svg:d="M54 0l-6 2h-48c3 30 37 28 59 25z">
          <text:p/>
        </draw:path>
        <draw:path draw:style-name="gr4" draw:text-style-name="P2" draw:layer="layout" svg:width="0.074cm" svg:height="0.197cm" svg:x="16.522cm" svg:y="11.3cm" svg:viewBox="0 0 75 198" svg:d="M48 0l-28 17v41h-20v21h20c3 40-4 79 2 119h43-5l-6-2-4-6-2-7v-104h27v-21h-27z">
          <text:p/>
        </draw:path>
        <draw:path draw:style-name="gr4" draw:text-style-name="P2" draw:layer="layout" svg:width="0.091cm" svg:height="0.021cm" svg:x="16.653cm" svg:y="11.504cm" svg:viewBox="0 0 92 22" svg:d="M92 0h-92c8 12 28 21 43 22h9l4-2 7-2c9-5 19-6 25-14z">
          <text:p/>
        </draw:path>
        <draw:polygon draw:style-name="gr4" draw:text-style-name="P2" draw:layer="layout" svg:width="0.045cm" svg:height="0.008cm" svg:x="16.651cm" svg:y="11.372cm" svg:viewBox="0 0 46 9" draw:points="6,0 0,9 29,9 35,6 39,3 46,3">
          <text:p/>
        </draw:polygon>
        <draw:path draw:style-name="gr4" draw:text-style-name="P2" draw:layer="layout" svg:width="0.118cm" svg:height="0.226cm" svg:x="16.626cm" svg:y="11.358cm" svg:viewBox="0 0 119 227" svg:d="M25 0h-25v227h27v-80h92c-17-4-59 5-77-13-13-9-13-22-17-36 0-34-3-56 28-77h-28z">
          <text:p/>
        </draw:path>
        <draw:path draw:style-name="gr4" draw:text-style-name="P2" draw:layer="layout" svg:width="0.112cm" svg:height="0.151cm" svg:x="16.656cm" svg:y="11.353cm" svg:viewBox="0 0 113 152" svg:d="M42 0c-14-2-34 8-42 19 59-3 79 9 84 66-2 31-8 61-46 64l51 3 5-5 4-6 2-4 4-7v-2l2-7 3-4c3-11 7-41 2-51v-6l-7-19v-3l-4-4-2-6-4-4c-18-18-23-19-46-24z">
          <text:p/>
        </draw:path>
        <draw:polygon draw:style-name="gr4" draw:text-style-name="P2" draw:layer="layout" svg:width="0.044cm" svg:height="0.008cm" svg:x="16.863cm" svg:y="11.493cm" svg:viewBox="0 0 45 9" draw:points="24,0 18,4 12,6 0,6 43,9 45,4">
          <text:p/>
        </draw:polygon>
        <draw:polygon draw:style-name="gr4" draw:text-style-name="P2" draw:layer="layout" svg:width="0.103cm" svg:height="0.167cm" svg:x="16.802cm" svg:y="11.358cm" svg:viewBox="0 0 104 168" draw:points="27,0 0,0 0,128 2,132 4,138 6,142 8,149 12,151 21,159 27,161 29,164 36,166 43,166 49,168 62,168 68,166 75,166 79,164 85,159 90,157 96,153 104,144 62,142 51,142 45,140 41,136 38,136 33,132 29,125 27,119 27,92">
          <text:p/>
        </draw:polygon>
        <draw:polygon draw:style-name="gr4" draw:text-style-name="P2" draw:layer="layout" svg:width="0.047cm" svg:height="0.163cm" svg:x="16.886cm" svg:y="11.358cm" svg:viewBox="0 0 48 164" draw:points="48,0 20,0 20,104 17,108 17,115 13,123 9,130 5,134 0,136 22,140 22,164 48,164">
          <text:p/>
        </draw:polygon>
        <draw:polygon draw:style-name="gr4" draw:text-style-name="P2" draw:layer="layout" svg:width="0.042cm" svg:height="0.005cm" svg:x="17.003cm" svg:y="11.499cm" svg:viewBox="0 0 43 6" draw:points="30,0 0,0 2,6 43,2 37,2">
          <text:p/>
        </draw:polygon>
        <draw:path draw:style-name="gr4" draw:text-style-name="P2" draw:layer="layout" svg:width="0.114cm" svg:height="0.171cm" svg:x="17.005cm" svg:y="11.353cm" svg:viewBox="0 0 115 172" svg:d="M45 0c-18 0-35 8-45 21l43 3h11l6 2 13 12c12 12 14 31 12 47 1 15-2 30-8 45l-4 3-4 6-5 4-6 2-4 2-7 2h-6l-41 3c36 42 98 14 111-35l2-7v-12l2-7v-10c0-13-5-24-6-36-13-18 0-10-19-28-14-14-22-13-38-17z">
          <text:p/>
        </draw:path>
        <draw:path draw:style-name="gr4" draw:text-style-name="P2" draw:layer="layout" svg:width="0.07cm" svg:height="0.227cm" svg:x="16.977cm" svg:y="11.294cm" svg:viewBox="0 0 71 228" svg:d="M28 0h-28v228h26v-22h30c-46-14-42-127 15-123l-43-3z">
          <text:p/>
        </draw:path>
        <draw:path draw:style-name="gr4" draw:text-style-name="P2" draw:layer="layout" svg:width="0.129cm" svg:height="0.056cm" svg:x="17.164cm" svg:y="11.468cm" svg:viewBox="0 0 130 57" svg:d="M102 0l-4 6-2 6-4 5-3 6-4 2c-22 17-65 6-85 8 37 40 117 30 130-29z">
          <text:p/>
        </draw:path>
        <draw:path draw:style-name="gr4" draw:text-style-name="P2" draw:layer="layout" svg:width="0.153cm" svg:height="0.125cm" svg:x="17.142cm" svg:y="11.376cm" svg:viewBox="0 0 154 126" svg:d="M22 1l-5 4-2 4-2 6-4 5-2 6-2 4v7l-2 6v15l-3 7c8 36-2 29 22 61h57c-34-1-46-25-49-55h124v-15l-2-7-120-2v-8l2-7 2-4 2-6 5-4c8-11 21-20 36-17z">
          <text:p/>
        </draw:path>
        <draw:path draw:style-name="gr4" draw:text-style-name="P2" draw:layer="layout" svg:width="0.129cm" svg:height="0.072cm" svg:x="17.164cm" svg:y="11.353cm" svg:viewBox="0 0 130 73" svg:d="M57 0c-22-1-42 9-57 24 51 2 94-16 102 47h-92l120 2c0-37-29-70-66-73z">
          <text:p/>
        </draw:path>
        <draw:path draw:style-name="gr4" draw:text-style-name="P2" draw:layer="layout" svg:width="0.057cm" svg:height="0.027cm" svg:x="17.572cm" svg:y="11.51cm" svg:viewBox="0 0 58 28" svg:d="M43 0h-43c21 17 26 19 50 28l8-21h-4l-4-5z">
          <text:p/>
        </draw:path>
        <draw:path draw:style-name="gr4" draw:text-style-name="P2" draw:layer="layout" svg:width="0.087cm" svg:height="0.04cm" svg:x="17.519cm" svg:y="11.459cm" svg:viewBox="0 0 88 41" svg:d="M7 0l-7 22c11 4 21 6 30 13l-13 4h-4l-6 2h-7 79l-6-2 2-2 4-6 9-9h-39l-2-2-5-4-6-4-4-2-13-5-6-5z">
          <text:p/>
        </draw:path>
        <draw:path draw:style-name="gr4" draw:text-style-name="P2" draw:layer="layout" svg:width="0.205cm" svg:height="0.212cm" svg:x="17.409cm" svg:y="11.313cm" svg:viewBox="0 0 206 213" svg:d="M42 0l-6 4-8 9-3 4-4 6-4 5-2 6c-6 12-10 26-13 40-5 32 0 21 0 47l2 6 2 6 3 5v6l4 6 2 5v2l4 4c11 27 38 41 64 50 13-2 26 6 41 0h6l7-2h6l4-3 13-4 4-4h42l-4-2-13-10h-87c-12-3-26-3-34-12-12-5-16-13-23-24l-3-6-2-4-2-7-2-4-2-6v-6c-10-54 12-116 76-113z">
          <text:p/>
        </draw:path>
        <draw:path draw:style-name="gr4" draw:text-style-name="P2" draw:layer="layout" svg:width="0.174cm" svg:height="0.19cm" svg:x="17.451cm" svg:y="11.29cm" svg:viewBox="0 0 175 191" svg:d="M66 0c-23 2-48 7-66 24 69 11 116-16 141 61 10 30 4 86-23 106h38l4-6 2-4 5-13h2v-6l2-5 2-6v-6l2-7v-25c1-19-6-37-13-55-16-32-50-58-87-56z">
          <text:p/>
        </draw:path>
        <draw:polygon draw:style-name="gr4" draw:text-style-name="P2" draw:layer="layout" svg:width="0.045cm" svg:height="0.008cm" svg:x="17.724cm" svg:y="11.493cm" svg:viewBox="0 0 46 9" draw:points="24,0 17,4 11,6 0,6 44,9 46,4">
          <text:p/>
        </draw:polygon>
        <draw:polygon draw:style-name="gr4" draw:text-style-name="P2" draw:layer="layout" svg:width="0.104cm" svg:height="0.167cm" svg:x="17.663cm" svg:y="11.358cm" svg:viewBox="0 0 105 168" draw:points="29,0 0,0 0,128 3,132 5,138 7,142 10,149 14,151 22,159 29,161 31,164 37,166 43,166 50,168 62,168 69,166 75,166 79,164 86,159 90,157 96,153 105,144 62,142 52,142 46,140 41,136 39,136 35,132 31,125 29,119 29,92">
          <text:p/>
        </draw:polygon>
        <draw:polygon draw:style-name="gr4" draw:text-style-name="P2" draw:layer="layout" svg:width="0.046cm" svg:height="0.163cm" svg:x="17.748cm" svg:y="11.358cm" svg:viewBox="0 0 47 164" draw:points="47,0 19,0 19,104 17,108 17,115 12,123 8,130 4,134 0,136 21,140 21,164 47,164">
          <text:p/>
        </draw:polygon>
        <draw:polygon draw:style-name="gr4" draw:text-style-name="P2" draw:layer="layout" svg:width="0.027cm" svg:height="0.163cm" svg:x="17.837cm" svg:y="11.358cm" svg:viewBox="0 0 28 164" draw:points="0,164 28,164 28,0 0,0">
          <text:p/>
        </draw:polygon>
        <draw:polygon draw:style-name="gr4" draw:text-style-name="P2" draw:layer="layout" svg:width="0.027cm" svg:height="0.032cm" svg:x="17.837cm" svg:y="11.294cm" svg:viewBox="0 0 28 33" draw:points="0,33 28,33 28,0 0,0">
          <text:p/>
        </draw:polygon>
        <draw:polygon draw:style-name="gr4" draw:text-style-name="P2" draw:layer="layout" svg:width="0.108cm" svg:height="0.163cm" svg:x="17.934cm" svg:y="11.358cm" svg:viewBox="0 0 109 164" draw:points="103,0 66,0 0,66 19,79 74,164 109,164 38,59">
          <text:p/>
        </draw:polygon>
        <draw:polygon draw:style-name="gr4" draw:text-style-name="P2" draw:layer="layout" svg:width="0.046cm" svg:height="0.227cm" svg:x="17.907cm" svg:y="11.294cm" svg:viewBox="0 0 47 228" draw:points="28,0 0,0 0,228 28,228 28,162 47,143 28,130">
          <text:p/>
        </draw:polygon>
        <draw:path draw:style-name="gr4" draw:text-style-name="P2" draw:layer="layout" svg:width="0.055cm" svg:height="0.036cm" svg:x="18.163cm" svg:y="11.341cm" svg:viewBox="0 0 56 37" svg:d="M18 0l-6 4-6 2-6 4v27c10-2 20-10 30-13l2-2 5-2 6-6 8-8 5-2z">
          <text:p/>
        </draw:path>
        <draw:path draw:style-name="gr4" draw:text-style-name="P2" draw:layer="layout" svg:width="0.067cm" svg:height="0.227cm" svg:x="18.18cm" svg:y="11.294cm" svg:viewBox="0 0 68 228" svg:d="M68 0h-19c-9 17-31 40-49 47l39 4v177h29z">
          <text:p/>
        </draw:path>
        <draw:path draw:style-name="gr4" draw:text-style-name="P2" draw:layer="layout" svg:width="0.129cm" svg:height="0.066cm" svg:x="18.315cm" svg:y="11.459cm" svg:viewBox="0 0 130 67" svg:d="M30 0l-30 2c7 68 88 85 130 41-32 3-93 10-98-37z">
          <text:p/>
        </draw:path>
        <draw:path draw:style-name="gr4" draw:text-style-name="P2" draw:layer="layout" svg:width="0.078cm" svg:height="0.11cm" svg:x="18.387cm" svg:y="11.391cm" svg:viewBox="0 0 79 111" svg:d="M57 0l-57 5c12-2 21 5 32 8l4 4 2 5 2 4 4 4 3 6v7l2 6c1 33-14 60-49 62h57c15-22 17-26 22-51 2-20-3-41-17-55z">
          <text:p/>
        </draw:path>
        <draw:path draw:style-name="gr4" draw:text-style-name="P2" draw:layer="layout" svg:width="0.087cm" svg:height="0.017cm" svg:x="18.353cm" svg:y="11.37cm" svg:viewBox="0 0 88 18" svg:d="M43 0h-8l-13 4-4 3-14 4-4 5 88 2c-17-14-18-14-38-18z">
          <text:p/>
        </draw:path>
        <draw:polygon draw:style-name="gr4" draw:text-style-name="P2" draw:layer="layout" svg:width="0.134cm" svg:height="0.119cm" svg:x="18.321cm" svg:y="11.298cm" svg:viewBox="0 0 135 120" draw:points="135,0 22,0 0,118 26,120 28,116 36,107 43,105 47,101 53,101 60,99 66,99 124,94 120,90 32,87 43,26 135,26">
          <text:p/>
        </draw:polygon>
        <draw:polygon draw:style-name="gr4" draw:text-style-name="P2" draw:layer="layout" svg:width="0.078cm" svg:height="0.144cm" svg:x="18.584cm" svg:y="11.377cm" svg:viewBox="0 0 79 145" draw:points="39,0 35,6 0,6 4,10 4,12 6,17 10,29 10,145 39,145 39,38 41,31 41,25 43,21 47,17 50,12 52,10 56,8 60,4 66,2 73,2 79,0">
          <text:p/>
        </draw:polygon>
        <draw:polygon draw:style-name="gr4" draw:text-style-name="P2" draw:layer="layout" svg:width="0.043cm" svg:height="0.007cm" svg:x="18.522cm" svg:y="11.374cm" svg:viewBox="0 0 44 8" draw:points="3,0 0,8 27,8 31,6 37,6 44,3">
          <text:p/>
        </draw:polygon>
        <draw:path draw:style-name="gr4" draw:text-style-name="P2" draw:layer="layout" svg:width="0.051cm" svg:height="0.163cm" svg:x="18.497cm" svg:y="11.358cm" svg:viewBox="0 0 52 164" svg:d="M25 0h-25v164h29v-105l2-7v-4c4-10 11-20 21-25h-27z">
          <text:p/>
        </draw:path>
        <draw:path draw:style-name="gr4" draw:text-style-name="P2" draw:layer="layout" svg:width="0.097cm" svg:height="0.168cm" svg:x="18.622cm" svg:y="11.353cm" svg:viewBox="0 0 98 169" svg:d="M47 0c-29 3-27 3-47 24h40l4 2h8l6 2 6 6 3 7 2 4v124h29v-116l-2-6v-9l-2-6-2-4-2-7c-10-15-20-18-36-21z">
          <text:p/>
        </draw:path>
        <draw:path draw:style-name="gr4" draw:text-style-name="P2" draw:layer="layout" svg:width="0.093cm" svg:height="0.031cm" svg:x="18.525cm" svg:y="11.353cm" svg:viewBox="0 0 94 32" svg:d="M47 0c-19-2-36 9-47 22l41 3 8 2h4l7 5h34l-5-10-4-6-4-4-4-2-4-4-7-3h-6l-7-3z">
          <text:p/>
        </draw:path>
        <draw:polygon draw:style-name="gr4" draw:text-style-name="P2" draw:layer="layout" svg:width="0.079cm" svg:height="0.144cm" svg:x="18.846cm" svg:y="11.377cm" svg:viewBox="0 0 80 145" draw:points="38,0 34,6 0,6 5,10 5,12 7,17 9,23 11,29 11,145 38,145 38,38 41,31 41,25 43,21 47,17 49,12 51,10 55,8 60,4 66,2 73,2 80,0">
          <text:p/>
        </draw:polygon>
        <draw:polygon draw:style-name="gr4" draw:text-style-name="P2" draw:layer="layout" svg:width="0.042cm" svg:height="0.007cm" svg:x="18.785cm" svg:y="11.374cm" svg:viewBox="0 0 43 8" draw:points="2,0 0,8 26,8 31,6 37,6 43,3">
          <text:p/>
        </draw:polygon>
        <draw:path draw:style-name="gr4" draw:text-style-name="P2" draw:layer="layout" svg:width="0.05cm" svg:height="0.163cm" svg:x="18.76cm" svg:y="11.358cm" svg:viewBox="0 0 51 164" svg:d="M26 0h-26v164h28v-105l2-7v-4c5-10 11-20 21-25h-25z">
          <text:p/>
        </draw:path>
        <draw:path draw:style-name="gr4" draw:text-style-name="P2" draw:layer="layout" svg:width="0.098cm" svg:height="0.168cm" svg:x="18.884cm" svg:y="11.353cm" svg:viewBox="0 0 99 169" svg:d="M47 0c-29 3-27 3-47 24h41l4 2h6l7 2 2 2 4 4 2 7 2 4v124h31v-116l-2-6v-9l-2-6-3-4-2-7c-9-15-21-18-37-21z">
          <text:p/>
        </draw:path>
        <draw:path draw:style-name="gr4" draw:text-style-name="P2" draw:layer="layout" svg:width="0.093cm" svg:height="0.031cm" svg:x="18.787cm" svg:y="11.353cm" svg:viewBox="0 0 94 32" svg:d="M48 0c-19-2-37 9-48 22l40 3 10 2h4l6 5h34l-4-10-4-6-5-4-4-2-4-4-6-3h-7l-6-3z">
          <text:p/>
        </draw:path>
        <draw:path draw:style-name="gr2" draw:text-style-name="P1" draw:layer="layout" svg:width="0.741cm" svg:height="0.165cm" svg:x="19.126cm" svg:y="8.558cm" svg:viewBox="0 0 742 166" svg:d="M576 83h-576M742 83c-6-108-156-112-166 0 7 113 162 109 166 0z">
          <text:p/>
        </draw:path>
        <draw:path draw:style-name="gr4" draw:text-style-name="P2" draw:layer="layout" svg:width="0.096cm" svg:height="0.051cm" svg:x="19.938cm" svg:y="8.678cm" svg:viewBox="0 0 97 52" svg:d="M28 0l-27 2c-2 15 2 15 6 30l2 4 4 6 2 4 5 6h77c-27 1-67-14-67-46z">
          <text:p/>
        </draw:path>
        <draw:path draw:style-name="gr4" draw:text-style-name="P2" draw:layer="layout" svg:width="0.083cm" svg:height="0.042cm" svg:x="20.027cm" svg:y="8.548cm" svg:viewBox="0 0 84 43" svg:d="M69 0h-69c18-2 21 3 37 8l5 2 2 5 4 4 2 4 4 6v7l2 7 28-2v-14l-2-6-2-4-2-7-5-4v-2z">
          <text:p/>
        </draw:path>
        <draw:path draw:style-name="gr4" draw:text-style-name="P2" draw:layer="layout" svg:width="0.171cm" svg:height="0.233cm" svg:x="19.947cm" svg:y="8.523cm" svg:viewBox="0 0 172 234" svg:d="M79 0c-33-2-63 11-77 43l-2 6v23l2 7 2 6 4 4c2 14 28 24 40 28 21 9 34 7 55 15l6 2h4l2 2 7 2 6 4 4 2 4 4v3l5 4 2 6v15l-2 6-9 9-4 4-4 2-7 4-6 3h-4l-7 2h-89c11 13 13 11 26 20h2l4 2 7 2h6l4 2c29 4 32 2 60-2 39-12 63-53 46-92-28-40-74-35-116-53l-5-2-4-2-2-2-4-2-2-5-6-12v-5l4-4 2-6c15-15 4-7 21-15l13-4h82c-14-18-39-27-61-26z">
          <text:p/>
        </draw:path>
        <draw:path draw:style-name="gr4" draw:text-style-name="P2" draw:layer="layout" svg:width="0.055cm" svg:height="0.036cm" svg:x="20.169cm" svg:y="8.572cm" svg:viewBox="0 0 56 37" svg:d="M17 0l-4 4-6 2-7 5v26c11-1 20-10 30-13l2-2 4-3 7-4 9-9 4-2z">
          <text:p/>
        </draw:path>
        <draw:path draw:style-name="gr4" draw:text-style-name="P2" draw:layer="layout" svg:width="0.068cm" svg:height="0.227cm" svg:x="20.186cm" svg:y="8.525cm" svg:viewBox="0 0 69 228" svg:d="M69 0h-19c-9 17-31 40-50 47l39 4v177h30z">
          <text:p/>
        </draw:path>
        <draw:polygon draw:style-name="gr4" draw:text-style-name="P2" draw:layer="layout" svg:width="0.074cm" svg:height="0.226cm" svg:x="15.97cm" svg:y="13.94cm" svg:viewBox="0 0 75 227" draw:points="29,0 0,0 60,227 75,196 75,193 73,187 73,180 71,173 71,167 68,161 66,154 66,148">
          <text:p/>
        </draw:polygon>
        <draw:polygon draw:style-name="gr4" draw:text-style-name="P2" draw:layer="layout" svg:width="0.104cm" svg:height="0.226cm" svg:x="16.029cm" svg:y="13.94cm" svg:viewBox="0 0 105 227" draw:points="105,0 68,0 25,152 25,154 23,159 23,163 21,169 19,176 17,184 15,196 0,227 32,227 78,55 78,53 80,46 83,42 85,34 85,27">
          <text:p/>
        </draw:polygon>
        <draw:path draw:style-name="gr4" draw:text-style-name="P2" draw:layer="layout" svg:width="0.07cm" svg:height="0.226cm" svg:x="16.114cm" svg:y="13.94cm" svg:viewBox="0 0 71 227" svg:d="M19 0l-19 27v3l2 2 2 6v6l4 11 47 172 16-31-3-7v-5l-3-6v-7l-2-6v-6c-5-17-5-26-13-45z">
          <text:p/>
        </draw:path>
        <draw:polygon draw:style-name="gr4" draw:text-style-name="P2" draw:layer="layout" svg:width="0.091cm" svg:height="0.226cm" svg:x="16.169cm" svg:y="13.94cm" svg:viewBox="0 0 92 227" draw:points="92,0 61,0 25,146 21,159 21,165 19,171 17,178 17,184 15,191 15,196 0,227 29,227">
          <text:p/>
        </draw:polygon>
        <draw:polygon draw:style-name="gr4" draw:text-style-name="P2" draw:layer="layout" svg:width="0.053cm" svg:height="0.007cm" svg:x="16.338cm" svg:y="14.145cm" svg:viewBox="0 0 54 8" draw:points="20,0 13,2 0,2 50,8 54,0">
          <text:p/>
        </draw:polygon>
        <draw:path draw:style-name="gr4" draw:text-style-name="P2" draw:layer="layout" svg:width="0.113cm" svg:height="0.089cm" svg:x="16.275cm" svg:y="14.082cm" svg:viewBox="0 0 114 90" svg:d="M24 0c-10 7-26 22-23 36-4 15 1 31 14 41l5 2 4 4 4 2 7 2h6l6 3h16c31-6 24-7 49-19l-49-5h-16l-6-4-4-2c-8-10-12-25-2-35 22-19 55-10 79-23z">
          <text:p/>
        </draw:path>
        <draw:path draw:style-name="gr4" draw:text-style-name="P2" draw:layer="layout" svg:width="0.07cm" svg:height="0.034cm" svg:x="16.281cm" svg:y="14.02cm" svg:viewBox="0 0 71 35" svg:d="M10 0c-5 16-11 17-10 31l25 4c7-24 20-35 46-33z">
          <text:p/>
        </draw:path>
        <draw:path draw:style-name="gr4" draw:text-style-name="P2" draw:layer="layout" svg:width="0.136cm" svg:height="0.167cm" svg:x="16.291cm" svg:y="13.999cm" svg:viewBox="0 0 137 168" svg:d="M62 0c-22 0-45 7-62 21 72 13 46-8 92 11v2l2 4 2 4 2 7v15c-29 10-61 6-89 19l89 2c1 30-1 51-32 62h34v4l2 7 2 4 2 6h31c-16-14-9-106-11-121 2-34-26-46-56-47z">
          <text:p/>
        </draw:path>
        <draw:polygon draw:style-name="gr4" draw:text-style-name="P2" draw:layer="layout" svg:width="0.028cm" svg:height="0.032cm" svg:x="16.308cm" svg:y="13.94cm" svg:viewBox="0 0 29 33" draw:points="0,33 29,33 29,0 0,0">
          <text:p/>
        </draw:polygon>
        <draw:polygon draw:style-name="gr4" draw:text-style-name="P2" draw:layer="layout" svg:width="0.027cm" svg:height="0.032cm" svg:x="16.366cm" svg:y="13.94cm" svg:viewBox="0 0 28 33" draw:points="0,33 28,33 28,0 0,0">
          <text:p/>
        </draw:polygon>
        <draw:path draw:style-name="gr4" draw:text-style-name="P2" draw:layer="layout" svg:width="0.059cm" svg:height="0.163cm" svg:x="16.461cm" svg:y="14.003cm" svg:viewBox="0 0 60 164" svg:d="M23 0h-23v164h27c9-71-5-66 2-112 4-14 16-27 31-25l-37-2z">
          <text:p/>
        </draw:path>
        <draw:polygon draw:style-name="gr4" draw:text-style-name="P2" draw:layer="layout" svg:width="0.066cm" svg:height="0.034cm" svg:x="16.484cm" svg:y="13.999cm" svg:viewBox="0 0 67 35" draw:points="36,0 30,0 23,2 19,6 17,6 9,16 4,22 0,29 36,31 45,31 49,33 55,35 67,9 53,4 49,2 42,0">
          <text:p/>
        </draw:polygon>
        <draw:polygon draw:style-name="gr4" draw:text-style-name="P2" draw:layer="layout" svg:width="0.079cm" svg:height="0.144cm" svg:x="16.653cm" svg:y="14.022cm" svg:viewBox="0 0 80 145" draw:points="39,0 34,7 0,7 5,11 5,13 7,17 9,24 11,30 11,145 39,145 39,39 41,32 41,26 43,22 47,17 49,13 51,11 55,9 60,5 66,3 72,3 80,0">
          <text:p/>
        </draw:polygon>
        <draw:polygon draw:style-name="gr4" draw:text-style-name="P2" draw:layer="layout" svg:width="0.042cm" svg:height="0.007cm" svg:x="16.592cm" svg:y="14.02cm" svg:viewBox="0 0 43 8" draw:points="2,0 0,8 26,8 31,6 37,6 43,2">
          <text:p/>
        </draw:polygon>
        <draw:path draw:style-name="gr4" draw:text-style-name="P2" draw:layer="layout" svg:width="0.05cm" svg:height="0.163cm" svg:x="16.567cm" svg:y="14.003cm" svg:viewBox="0 0 51 164" svg:d="M26 0h-26v164h28v-103l2-7v-4c5-10 11-21 21-25h-25z">
          <text:p/>
        </draw:path>
        <draw:path draw:style-name="gr4" draw:text-style-name="P2" draw:layer="layout" svg:width="0.097cm" svg:height="0.167cm" svg:x="16.692cm" svg:y="13.999cm" svg:viewBox="0 0 98 168" svg:d="M47 0c-30 3-28 3-47 23h40l5 3h6l7 2 6 6 2 6 2 5v123h30v-115l-2-6v-9l-2-6-2-4-3-7c-9-15-20-18-36-21z">
          <text:p/>
        </draw:path>
        <draw:path draw:style-name="gr4" draw:text-style-name="P2" draw:layer="layout" svg:width="0.093cm" svg:height="0.03cm" svg:x="16.594cm" svg:y="13.999cm" svg:viewBox="0 0 94 31" svg:d="M48 0c-18-2-35 8-48 21l41 3 9 3h4l6 4h34l-2-4-2-6-4-6-4-4-5-2-4-5-6-2h-7l-6-2z">
          <text:p/>
        </draw:path>
        <draw:path draw:style-name="gr4" draw:text-style-name="P2" draw:layer="layout" svg:width="0.129cm" svg:height="0.057cm" svg:x="16.842cm" svg:y="14.113cm" svg:viewBox="0 0 130 58" svg:d="M101 0l-4 7-2 6-4 4-2 7-5 2c-22 17-64 6-84 9 37 39 117 29 130-30z">
          <text:p/>
        </draw:path>
        <draw:path draw:style-name="gr4" draw:text-style-name="P2" draw:layer="layout" svg:width="0.152cm" svg:height="0.125cm" svg:x="16.821cm" svg:y="14.022cm" svg:viewBox="0 0 153 126" svg:d="M21 0l-4 5-3 4-2 6-4 4-2 7-2 4v6l-2 8v15l-2 6c7 35-3 29 21 61h57c-33-1-45-25-49-55h124v-15l-2-6-120-2v-9l3-7 2-4 2-6 4-5c8-11 21-19 36-17z">
          <text:p/>
        </draw:path>
        <draw:path draw:style-name="gr4" draw:text-style-name="P2" draw:layer="layout" svg:width="0.129cm" svg:height="0.072cm" svg:x="16.842cm" svg:y="13.999cm" svg:viewBox="0 0 130 73" svg:d="M57 0c-22-2-42 10-57 24 51 3 94-15 101 47h-91l120 2c1-36-30-70-67-73z">
          <text:p/>
        </draw:path>
        <draw:polygon draw:style-name="gr4" draw:text-style-name="P2" draw:layer="layout" svg:width="0.144cm" svg:height="0.023cm" svg:x="16.992cm" svg:y="14.143cm" svg:viewBox="0 0 145 24" draw:points="145,0 34,0 0,24 145,24">
          <text:p/>
        </draw:polygon>
        <draw:polygon draw:style-name="gr4" draw:text-style-name="P2" draw:layer="layout" svg:width="0.14cm" svg:height="0.146cm" svg:x="16.992cm" svg:y="14.02cm" svg:viewBox="0 0 141 147" draw:points="141,0 105,5 0,124 0,147 34,124 52,105">
          <text:p/>
        </draw:polygon>
        <draw:path draw:style-name="gr4" draw:text-style-name="P2" draw:layer="layout" svg:width="0.134cm" svg:height="0.022cm" svg:x="16.998cm" svg:y="14.003cm" svg:viewBox="0 0 135 23" svg:d="M135 0h-135v23c43-4 91 4 135-5z">
          <text:p/>
        </draw:path>
        <draw:polygon draw:style-name="gr4" draw:text-style-name="P2" draw:layer="layout" svg:width="0.053cm" svg:height="0.007cm" svg:x="17.219cm" svg:y="14.145cm" svg:viewBox="0 0 54 8" draw:points="20,0 12,2 0,2 49,8 54,0">
          <text:p/>
        </draw:polygon>
        <draw:path draw:style-name="gr4" draw:text-style-name="P2" draw:layer="layout" svg:width="0.113cm" svg:height="0.089cm" svg:x="17.156cm" svg:y="14.082cm" svg:viewBox="0 0 114 90" svg:d="M24 0c-9 7-25 22-23 36-4 15 2 31 15 41l4 2 4 4 5 2 6 2h6l7 3h15c31-6 24-7 49-19l-49-5h-15l-7-4-4-2c-8-10-11-25-2-35 21-19 55-10 79-23z">
          <text:p/>
        </draw:path>
        <draw:path draw:style-name="gr4" draw:text-style-name="P2" draw:layer="layout" svg:width="0.07cm" svg:height="0.034cm" svg:x="17.161cm" svg:y="14.02cm" svg:viewBox="0 0 71 35" svg:d="M11 0c-5 16-12 17-11 31l27 4c7-24 19-35 44-33z">
          <text:p/>
        </draw:path>
        <draw:path draw:style-name="gr4" draw:text-style-name="P2" draw:layer="layout" svg:width="0.135cm" svg:height="0.167cm" svg:x="17.172cm" svg:y="13.999cm" svg:viewBox="0 0 136 168" svg:d="M62 0c-22 0-45 7-62 21 73 13 46-8 92 11v2l4 8 2 7v15c-28 10-62 6-90 19l90 2c1 30-1 51-31 62h34v4l2 7 2 4 2 6h29c-15-14-8-106-10-121 2-34-26-46-55-47z">
          <text:p/>
        </draw:path>
        <draw:polygon draw:style-name="gr4" draw:text-style-name="P2" draw:layer="layout" svg:width="0.027cm" svg:height="0.032cm" svg:x="17.189cm" svg:y="13.94cm" svg:viewBox="0 0 28 33" draw:points="0,33 28,33 28,0 0,0">
          <text:p/>
        </draw:polygon>
        <draw:polygon draw:style-name="gr4" draw:text-style-name="P2" draw:layer="layout" svg:width="0.028cm" svg:height="0.032cm" svg:x="17.246cm" svg:y="13.94cm" svg:viewBox="0 0 29 33" draw:points="0,33 29,33 29,0 0,0">
          <text:p/>
        </draw:polygon>
        <draw:path draw:style-name="gr4" draw:text-style-name="P2" draw:layer="layout" svg:width="0.106cm" svg:height="0.167cm" svg:x="17.367cm" svg:y="13.999cm" svg:viewBox="0 0 107 168" svg:d="M49 0c-18 1-40 6-49 23h47l13 5 4 2 4 4h3l2 4 2 7 2 4 2 6v113h28v-111l-3-8v-13l-2-4-2-4-2-5c-6-14-28-23-42-23z">
          <text:p/>
        </draw:path>
        <draw:path draw:style-name="gr4" draw:text-style-name="P2" draw:layer="layout" svg:width="0.07cm" svg:height="0.226cm" svg:x="17.339cm" svg:y="13.94cm" svg:viewBox="0 0 71 227" svg:d="M29 0h-29v227h29v-104l2-7v-4l2-6 2-5c11-12 20-17 36-19h-42z">
          <text:p/>
        </draw:path>
        <draw:polygon draw:style-name="gr4" draw:text-style-name="P2" draw:layer="layout" svg:width="0.027cm" svg:height="0.226cm" svg:x="17.513cm" svg:y="13.94cm" svg:viewBox="0 0 28 227" draw:points="0,227 28,227 28,0 0,0">
          <text:p/>
        </draw:polygon>
        <draw:path draw:style-name="gr4" draw:text-style-name="P2" draw:layer="layout" svg:width="0.129cm" svg:height="0.057cm" svg:x="17.593cm" svg:y="14.113cm" svg:viewBox="0 0 130 58" svg:d="M103 0l-4 7-3 6-4 4-2 7-4 2c-22 17-65 6-86 9 39 39 118 29 130-30z">
          <text:p/>
        </draw:path>
        <draw:path draw:style-name="gr4" draw:text-style-name="P2" draw:layer="layout" svg:width="0.152cm" svg:height="0.125cm" svg:x="17.572cm" svg:y="14.022cm" svg:viewBox="0 0 153 126" svg:d="M21 0l-4 5-2 4-2 6-4 4-3 7-2 4v6l-2 8v15l-2 6c7 35-2 29 21 61h57c-33-1-45-25-48-55h123v-15l-2-6-119-2v-9l2-7 2-4 2-6 4-5c9-11 21-19 36-17z">
          <text:p/>
        </draw:path>
        <draw:path draw:style-name="gr4" draw:text-style-name="P2" draw:layer="layout" svg:width="0.129cm" svg:height="0.072cm" svg:x="17.593cm" svg:y="13.999cm" svg:viewBox="0 0 130 73" svg:d="M58 0c-22-2-41 10-58 24 53 3 95-15 103 47h-92l119 2c1-36-28-70-65-73z">
          <text:p/>
        </draw:path>
        <draw:path draw:style-name="gr4" draw:text-style-name="P2" draw:layer="layout" svg:width="0.059cm" svg:height="0.163cm" svg:x="17.756cm" svg:y="14.003cm" svg:viewBox="0 0 60 164" svg:d="M24 0h-24v164h28c9-71-5-66 2-112 2-14 15-27 30-25l-36-2z">
          <text:p/>
        </draw:path>
        <draw:polygon draw:style-name="gr4" draw:text-style-name="P2" draw:layer="layout" svg:width="0.065cm" svg:height="0.034cm" svg:x="17.78cm" svg:y="13.999cm" svg:viewBox="0 0 66 35" draw:points="35,0 29,0 23,2 19,6 16,6 8,16 4,22 0,29 35,31 44,31 48,33 55,35 66,9 52,4 48,2 42,0">
          <text:p/>
        </draw:polygon>
        <draw:polygon draw:style-name="gr4" draw:text-style-name="P2" draw:layer="layout" svg:width="0.042cm" svg:height="0.004cm" svg:x="15.995cm" svg:y="14.522cm" svg:viewBox="0 0 43 5" draw:points="31,0 0,0 2,5 43,2 37,2">
          <text:p/>
        </draw:polygon>
        <draw:path draw:style-name="gr4" draw:text-style-name="P2" draw:layer="layout" svg:width="0.115cm" svg:height="0.171cm" svg:x="15.997cm" svg:y="14.376cm" svg:viewBox="0 0 116 172" svg:d="M46 0c-17 0-35 8-46 21l44 2h10l7 2 12 13c12 12 14 30 13 47 1 15-2 30-9 44l-4 2-4 6-4 5-7 2-4 2-6 2h-7l-41 2c37 44 99 16 111-34l2-6v-13l3-6v-11c0-12-6-24-7-36-13-18 0-9-19-27-14-14-22-13-38-17z">
          <text:p/>
        </draw:path>
        <draw:path draw:style-name="gr4" draw:text-style-name="P2" draw:layer="layout" svg:width="0.07cm" svg:height="0.226cm" svg:x="15.97cm" svg:y="14.317cm" svg:viewBox="0 0 71 227" svg:d="M28 0h-28v227h26v-21h30c-45-14-41-126 15-123l-43-2z">
          <text:p/>
        </draw:path>
        <draw:polygon draw:style-name="gr4" draw:text-style-name="P2" draw:layer="layout" svg:width="0.053cm" svg:height="0.006cm" svg:x="16.198cm" svg:y="14.522cm" svg:viewBox="0 0 54 7" draw:points="19,0 13,3 0,3 49,7 54,0">
          <text:p/>
        </draw:polygon>
        <draw:path draw:style-name="gr4" draw:text-style-name="P2" draw:layer="layout" svg:width="0.114cm" svg:height="0.089cm" svg:x="16.136cm" svg:y="14.458cm" svg:viewBox="0 0 115 90" svg:d="M25 0c-10 10-25 21-23 37-5 15 3 31 15 41l4 2 4 4 7 2 4 2h6l7 2h14c32-5 25-6 50-19l-50-4h-14l-7-4-4-2c-8-10-12-24-2-34 21-20 55-11 79-24z">
          <text:p/>
        </draw:path>
        <draw:path draw:style-name="gr4" draw:text-style-name="P2" draw:layer="layout" svg:width="0.07cm" svg:height="0.034cm" svg:x="16.141cm" svg:y="14.397cm" svg:viewBox="0 0 71 35" svg:d="M11 0c-3 15-13 16-11 31l26 4c6-23 19-35 45-33z">
          <text:p/>
        </draw:path>
        <draw:path draw:style-name="gr4" draw:text-style-name="P2" draw:layer="layout" svg:width="0.135cm" svg:height="0.167cm" svg:x="16.152cm" svg:y="14.376cm" svg:viewBox="0 0 136 168" svg:d="M61 0c-22-1-45 7-61 21l59 2h11l6 2 4 2 7 3 4 2v2l4 8 2 7v14c-29 11-61 6-89 20l89 3c1 27-1 51-32 61h34v4l2 7 3 4 2 6h30c-15-15-9-106-10-122 1-33-27-45-56-46z">
          <text:p/>
        </draw:path>
        <draw:polygon draw:style-name="gr4" draw:text-style-name="P2" draw:layer="layout" svg:width="0.044cm" svg:height="0.008cm" svg:x="16.383cm" svg:y="14.516cm" svg:viewBox="0 0 45 9" draw:points="24,0 17,4 11,6 0,6 43,9 45,4">
          <text:p/>
        </draw:polygon>
        <draw:polygon draw:style-name="gr4" draw:text-style-name="P2" draw:layer="layout" svg:width="0.104cm" svg:height="0.167cm" svg:x="16.321cm" svg:y="14.38cm" svg:viewBox="0 0 105 168" draw:points="29,0 0,0 0,128 2,132 4,139 7,143 10,149 14,151 22,160 29,162 31,164 37,166 43,166 50,168 63,168 69,166 75,166 79,164 86,160 90,158 96,154 105,145 63,143 52,143 46,141 41,137 39,137 35,132 31,126 29,120 29,92">
          <text:p/>
        </draw:polygon>
        <draw:polygon draw:style-name="gr4" draw:text-style-name="P2" draw:layer="layout" svg:width="0.046cm" svg:height="0.163cm" svg:x="16.406cm" svg:y="14.38cm" svg:viewBox="0 0 47 164" draw:points="47,0 19,0 19,104 17,108 17,114 15,120 12,124 8,130 4,134 0,137 21,141 21,164 47,164">
          <text:p/>
        </draw:polygon>
        <draw:path draw:style-name="gr4" draw:text-style-name="P2" draw:layer="layout" svg:width="0.07cm" svg:height="0.036cm" svg:x="16.486cm" svg:y="14.49cm" svg:viewBox="0 0 71 37" svg:d="M28 0l-28 4v3l2 6 2 7 3 7 2 4 4 6 58-2c-9 1-17-3-25-6l-10-5-2-7-4-4-2-6z">
          <text:p/>
        </draw:path>
        <draw:path draw:style-name="gr4" draw:text-style-name="P2" draw:layer="layout" svg:width="0.131cm" svg:height="0.15cm" svg:x="16.49cm" svg:y="14.397cm" svg:viewBox="0 0 132 151" svg:d="M9 0c-26 46 7 66 49 74l8 2 6 2 9 3 7 2 4 2 3 2 4 2 4 6v15l-8 9-5 2-4 4h-7l-7 2h-6l-57 2 4 5 4 3v2c48 29 139 5 109-65-12-13-17-13-31-19-18-6-30-8-46-13-41-9-20-45 13-40z">
          <text:p/>
        </draw:path>
        <draw:path draw:style-name="gr4" draw:text-style-name="P2" draw:layer="layout" svg:width="0.116cm" svg:height="0.05cm" svg:x="16.499cm" svg:y="14.376cm" svg:viewBox="0 0 117 51" svg:d="M52 0c-17-1-16 4-33 7-12 6-10 6-19 15l54 2h8l13 4 4 3 2 2 5 6 2 4 2 8 27-4c-2-32-30-45-59-47z">
          <text:p/>
        </draw:path>
        <draw:path draw:style-name="gr4" draw:text-style-name="P2" draw:layer="layout" svg:width="0.129cm" svg:height="0.057cm" svg:x="16.666cm" svg:y="14.49cm" svg:viewBox="0 0 130 58" svg:d="M103 0l-4 7-3 6-4 4-2 6-4 3c-22 16-66 5-86 8 37 40 118 30 130-30z">
          <text:p/>
        </draw:path>
        <draw:path draw:style-name="gr4" draw:text-style-name="P2" draw:layer="layout" svg:width="0.152cm" svg:height="0.125cm" svg:x="16.645cm" svg:y="14.399cm" svg:viewBox="0 0 153 126" svg:d="M21 0l-4 4-2 5-2 6-5 4-2 7-2 4v6l-2 8v14l-2 7c7 35-3 29 21 61h57c-33-1-45-25-48-55h123v-15l-3-6-118-2v-10l2-6 2-4 2-7 4-4c9-11 21-19 36-17z">
          <text:p/>
        </draw:path>
        <draw:path draw:style-name="gr4" draw:text-style-name="P2" draw:layer="layout" svg:width="0.129cm" svg:height="0.072cm" svg:x="16.666cm" svg:y="14.376cm" svg:viewBox="0 0 130 73" svg:d="M58 0c-23-2-42 9-58 23 53 3 95-15 103 48h-92l119 2c1-38-29-70-65-73z">
          <text:p/>
        </draw:path>
        <draw:polygon draw:style-name="gr4" draw:text-style-name="P2" draw:layer="layout" svg:width="0.028cm" svg:height="0.163cm" svg:x="16.829cm" svg:y="14.38cm" svg:viewBox="0 0 29 164" draw:points="0,164 29,164 29,0 0,0">
          <text:p/>
        </draw:polygon>
        <draw:polygon draw:style-name="gr4" draw:text-style-name="P2" draw:layer="layout" svg:width="0.028cm" svg:height="0.031cm" svg:x="16.829cm" svg:y="14.317cm" svg:viewBox="0 0 29 32" draw:points="0,32 29,32 29,0 0,0">
          <text:p/>
        </draw:polygon>
        <draw:path draw:style-name="gr4" draw:text-style-name="P2" draw:layer="layout" svg:width="0.057cm" svg:height="0.027cm" svg:x="16.905cm" svg:y="14.518cm" svg:viewBox="0 0 58 28" svg:d="M54 0l-7 2h-47c3 30 36 28 58 24z">
          <text:p/>
        </draw:path>
        <draw:path draw:style-name="gr4" draw:text-style-name="P2" draw:layer="layout" svg:width="0.074cm" svg:height="0.197cm" svg:x="16.884cm" svg:y="14.323cm" svg:viewBox="0 0 75 198" svg:d="M48 0l-29 17v40h-19v21h19c3 41-3 81 2 120h44-5l-6-2-4-7-2-6v-105h27v-21h-27z">
          <text:p/>
        </draw:path>
        <draw:path draw:style-name="gr4" draw:text-style-name="P2" draw:layer="layout" svg:width="0.07cm" svg:height="0.036cm" svg:x="16.975cm" svg:y="14.49cm" svg:viewBox="0 0 71 37" svg:d="M28 0l-28 4v3l2 6 2 7 3 7 2 4 4 6 58-2c-9 1-17-3-25-6l-9-5-2-7-5-4-2-6z">
          <text:p/>
        </draw:path>
        <draw:path draw:style-name="gr4" draw:text-style-name="P2" draw:layer="layout" svg:width="0.132cm" svg:height="0.15cm" svg:x="16.979cm" svg:y="14.397cm" svg:viewBox="0 0 133 151" svg:d="M10 0c-27 46 7 66 49 74l8 2 6 2 9 3 6 2 4 2 3 2 4 2 4 6v15l-8 9-5 2-4 4h-6l-7 2h-6l-57 2 4 5 4 3v2c48 29 139 5 109-65-13-13-18-13-32-19-17-6-29-8-45-13-41-9-20-45 13-40z">
          <text:p/>
        </draw:path>
        <draw:path draw:style-name="gr4" draw:text-style-name="P2" draw:layer="layout" svg:width="0.116cm" svg:height="0.05cm" svg:x="16.988cm" svg:y="14.376cm" svg:viewBox="0 0 117 51" svg:d="M52 0c-17-1-16 4-32 7-12 6-10 6-20 15l54 2h8l13 4 4 3 2 2 5 6 2 4 2 8 27-4c-2-32-30-45-59-47z">
          <text:p/>
        </draw:path>
        <draw:path draw:style-name="gr3" draw:text-style-name="P1" draw:layer="layout" svg:width="1.546cm" svg:height="0.772cm" svg:x="17.978cm" svg:y="15.153cm" svg:viewBox="0 0 1547 773" svg:d="M0 773h193M290 773h193M580 773h193M868 773h195M1158 773h194M1449 773h98v-97M1547 578v-193M1547 290v-195M1547 0h-195M1256 0h-193M966 0h-193M676 0h-193M386 0h-193M98 0h-98v95M0 192v193M0 482v194M0 773h3">
          <text:p/>
        </draw:path>
        <draw:path draw:style-name="gr4" draw:text-style-name="P2" draw:layer="layout" svg:width="0.157cm" svg:height="0.178cm" svg:x="18.156cm" svg:y="15.244cm" svg:viewBox="0 0 158 179" svg:d="M126 0l-78 4c19-2 17 2 29 2h5l4 2h2l4 4 7 3 4 4c19 14 24 49 23 71-1 90-44 91-126 86l128 3 5-5 4-6 4-9 2-4 4-6 2-6c7-18 5-31 9-47-1-30-5-70-28-90z">
          <text:p/>
        </draw:path>
        <draw:path draw:style-name="gr4" draw:text-style-name="P2" draw:layer="layout" svg:width="0.158cm" svg:height="0.227cm" svg:x="18.125cm" svg:y="15.22cm" svg:viewBox="0 0 159 228" svg:d="M78 0h-78v228h101l6-2h5l6-2c19-1 29-12 41-21l-128-3v-172h47l79-4c-15-10-11-11-32-17-13-5-25-5-39-7z">
          <text:p/>
        </draw:path>
        <draw:path draw:style-name="gr4" draw:text-style-name="P2" draw:layer="layout" svg:width="0.129cm" svg:height="0.057cm" svg:x="18.362cm" svg:y="15.394cm" svg:viewBox="0 0 130 58" svg:d="M102 0l-4 6-2 7-4 4-3 6-4 2c-22 17-65 6-85 9 38 40 118 29 130-30z">
          <text:p/>
        </draw:path>
        <draw:path draw:style-name="gr4" draw:text-style-name="P2" draw:layer="layout" svg:width="0.153cm" svg:height="0.126cm" svg:x="18.34cm" svg:y="15.303cm" svg:viewBox="0 0 154 127" svg:d="M22 1l-5 4-2 4-2 8-4 4-2 6-2 5v6l-2 6v15l-3 7c8 35-2 29 22 61h57c-34-1-45-26-49-55h124v-15l-2-6-120-2v-9l2-6 2-4 3-7 4-4c8-12 21-21 36-18z">
          <text:p/>
        </draw:path>
        <draw:path draw:style-name="gr4" draw:text-style-name="P2" draw:layer="layout" svg:width="0.129cm" svg:height="0.072cm" svg:x="18.362cm" svg:y="15.28cm" svg:viewBox="0 0 130 73" svg:d="M58 0c-22-2-43 9-58 24 52 2 94-16 102 47h-92l120 2c0-37-29-71-66-73z">
          <text:p/>
        </draw:path>
        <draw:polygon draw:style-name="gr4" draw:text-style-name="P2" draw:layer="layout" svg:width="0.027cm" svg:height="0.227cm" svg:x="18.527cm" svg:y="15.22cm" svg:viewBox="0 0 28 228" draw:points="0,228 28,228 28,0 0,0">
          <text:p/>
        </draw:polygon>
        <draw:path draw:style-name="gr4" draw:text-style-name="P2" draw:layer="layout" svg:width="0.057cm" svg:height="0.027cm" svg:x="18.605cm" svg:y="15.422cm" svg:viewBox="0 0 58 28" svg:d="M54 0l-6 2h-48c3 30 37 27 58 24z">
          <text:p/>
        </draw:path>
        <draw:path draw:style-name="gr4" draw:text-style-name="P2" draw:layer="layout" svg:width="0.074cm" svg:height="0.197cm" svg:x="18.584cm" svg:y="15.227cm" svg:viewBox="0 0 75 198" svg:d="M47 0l-28 17v40h-19v21h19c3 40-4 80 2 120h43-4l-6-2-4-7-3-6v-105h28v-21h-28z">
          <text:p/>
        </draw:path>
        <draw:polygon draw:style-name="gr4" draw:text-style-name="P2" draw:layer="layout" svg:width="0.053cm" svg:height="0.006cm" svg:x="18.74cm" svg:y="15.426cm" svg:viewBox="0 0 54 7" draw:points="21,0 14,2 0,2 50,7 54,0">
          <text:p/>
        </draw:polygon>
        <draw:path draw:style-name="gr4" draw:text-style-name="P2" draw:layer="layout" svg:width="0.113cm" svg:height="0.089cm" svg:x="18.678cm" svg:y="15.362cm" svg:viewBox="0 0 114 90" svg:d="M25 0c-11 10-26 20-24 36-5 15 4 31 15 40l4 3 5 5 7 2 4 2h6l7 2h14c31-6 24-6 49-20l-49-4h-14l-7-4-4-2c-8-10-11-24-2-34 21-19 54-11 78-24z">
          <text:p/>
        </draw:path>
        <draw:path draw:style-name="gr4" draw:text-style-name="P2" draw:layer="layout" svg:width="0.07cm" svg:height="0.034cm" svg:x="18.683cm" svg:y="15.301cm" svg:viewBox="0 0 71 35" svg:d="M11 0c-3 14-12 15-11 31l26 4c6-24 21-36 45-33z">
          <text:p/>
        </draw:path>
        <draw:path draw:style-name="gr4" draw:text-style-name="P2" draw:layer="layout" svg:width="0.135cm" svg:height="0.167cm" svg:x="18.694cm" svg:y="15.28cm" svg:viewBox="0 0 136 168" svg:d="M62 0c-22-1-45 7-62 22l60 2h11l6 2 4 2 7 2 4 2v3l2 4 2 4 2 6v15c-29 10-61 6-89 19l89 2c1 28-1 52-31 62h33v4l3 6 2 5 2 6h29c-15-15-8-106-10-121 1-33-26-45-55-47z">
          <text:p/>
        </draw:path>
        <draw:path draw:style-name="gr4" draw:text-style-name="P2" draw:layer="layout" svg:width="0.142cm" svg:height="0.087cm" svg:x="18.984cm" svg:y="15.246cm" svg:viewBox="0 0 143 88" svg:d="M130 0l-73 2c25-4 58 9 53 41 4 57-82 37-110 40l126 5c16-20 11-17 17-41 0-11-2-31-9-41z">
          <text:p/>
        </draw:path>
        <draw:path draw:style-name="gr4" draw:text-style-name="P2" draw:layer="layout" svg:width="0.161cm" svg:height="0.227cm" svg:x="18.952cm" svg:y="15.22cm" svg:viewBox="0 0 162 228" svg:d="M88 0h-88v228h33v-91h61l9-2h15l6-2 4-2h6l7-3 4-4 9-4 2-4 2-2-125-5v-81h57l72-2c-19-23-40-23-68-26z">
          <text:p/>
        </draw:path>
        <draw:path draw:style-name="gr4" draw:text-style-name="P2" draw:layer="layout" svg:width="0.059cm" svg:height="0.163cm" svg:x="19.16cm" svg:y="15.284cm" svg:viewBox="0 0 60 164" svg:d="M23 0h-23v164h27c8-71-5-67 2-112 2-14 15-29 31-26l-37-3z">
          <text:p/>
        </draw:path>
        <draw:polygon draw:style-name="gr4" draw:text-style-name="P2" draw:layer="layout" svg:width="0.065cm" svg:height="0.034cm" svg:x="19.183cm" svg:y="15.28cm" svg:viewBox="0 0 66 35" draw:points="37,0 30,0 23,2 19,6 17,6 8,15 0,28 37,30 45,30 50,32 56,35 66,8 54,4 50,2 43,0">
          <text:p/>
        </draw:polygon>
        <draw:path draw:style-name="gr4" draw:text-style-name="P2" draw:layer="layout" svg:width="0.076cm" svg:height="0.125cm" svg:x="19.253cm" svg:y="15.303cm" svg:viewBox="0 0 77 126" svg:d="M22 0c-18 17-23 42-22 65-1 11 1 27 6 38l2 6 2 4 6 4 2 5 4 4h55c-63 3-67-130 0-126z">
          <text:p/>
        </draw:path>
        <draw:path draw:style-name="gr4" draw:text-style-name="P2" draw:layer="layout" svg:width="0.132cm" svg:height="0.171cm" svg:x="19.274cm" svg:y="15.28cm" svg:viewBox="0 0 133 172" svg:d="M55 0c-14-1-17 0-30 6-12 4-17 8-25 17 61-3 101-8 105 62-3 68-43 69-105 64 33 39 109 26 126-21 18-54 3-123-65-128z">
          <text:p/>
        </draw:path>
        <draw:path draw:style-name="gr4" draw:text-style-name="P2" draw:layer="layout" svg:width="0.095cm" svg:height="0.051cm" svg:x="18.332cm" svg:y="15.754cm" svg:viewBox="0 0 96 52" svg:d="M27 0l-27 2c-1 15 2 15 6 31l2 4 5 6 2 4 4 5h77c-26 1-67-13-66-46z">
          <text:p/>
        </draw:path>
        <draw:path draw:style-name="gr4" draw:text-style-name="P2" draw:layer="layout" svg:width="0.082cm" svg:height="0.042cm" svg:x="18.421cm" svg:y="15.624cm" svg:viewBox="0 0 83 43" svg:d="M68 0h-68c18-2 20 3 36 8l4 2 2 5 4 4 3 5 4 6v7l2 6 28-2v-13l-2-6-2-5-2-7-4-4v-2z">
          <text:p/>
        </draw:path>
        <draw:path draw:style-name="gr4" draw:text-style-name="P2" draw:layer="layout" svg:width="0.171cm" svg:height="0.233cm" svg:x="18.34cm" svg:y="15.599cm" svg:viewBox="0 0 172 234" svg:d="M79 0c-34-2-63 11-76 43l-3 6v23l5 13 4 4c2 14 26 24 38 28 22 9 35 7 55 16l7 2h5l2 2 6 2 6 4 5 2 4 5v2l4 4 2 6v15l-2 6-4 5-4 4-5 4-4 2-6 4-7 3h-4l-7 2h-89c11 12 13 10 25 19h3l4 2 6 2h6l5 2c28 4 31 2 60-2 39-12 64-52 47-91-29-41-75-36-118-54l-8-4-2-2-5-2-2-5-2-6-2-6v-5l2-4 2-6c16-15 4-7 21-15l13-4h84c-14-18-40-27-63-26z">
          <text:p/>
        </draw:path>
        <draw:path draw:style-name="gr4" draw:text-style-name="P2" draw:layer="layout" svg:width="0.077cm" svg:height="0.125cm" svg:x="18.539cm" svg:y="15.684cm" svg:viewBox="0 0 78 126" svg:d="M22 0c-17 17-22 42-22 65 0 11 2 27 7 38l2 6 2 4 4 4 2 5 5 4h56c-65 4-67-130 0-126z">
          <text:p/>
        </draw:path>
        <draw:path draw:style-name="gr4" draw:text-style-name="P2" draw:layer="layout" svg:width="0.131cm" svg:height="0.171cm" svg:x="18.561cm" svg:y="15.661cm" svg:viewBox="0 0 132 172" svg:d="M55 0c-14-1-17 0-30 6-12 4-17 8-25 17 61-3 99-8 103 61-2 68-42 69-103 64 33 40 107 27 125-21 19-54 3-122-64-127z">
          <text:p/>
        </draw:path>
        <draw:polygon draw:style-name="gr4" draw:text-style-name="P2" draw:layer="layout" svg:width="0.027cm" svg:height="0.227cm" svg:x="18.726cm" svg:y="15.601cm" svg:viewBox="0 0 28 228" draw:points="0,228 28,228 28,0 0,0">
          <text:p/>
        </draw:polygon>
        <draw:path draw:style-name="gr4" draw:text-style-name="P2" draw:layer="layout" svg:width="0.057cm" svg:height="0.027cm" svg:x="18.804cm" svg:y="15.803cm" svg:viewBox="0 0 58 28" svg:d="M54 0l-6 2h-48c3 30 37 27 58 24z">
          <text:p/>
        </draw:path>
        <draw:path draw:style-name="gr4" draw:text-style-name="P2" draw:layer="layout" svg:width="0.074cm" svg:height="0.197cm" svg:x="18.783cm" svg:y="15.608cm" svg:viewBox="0 0 75 198" svg:d="M46 0l-27 17v40h-19v21h19c3 40-4 80 2 120h43-4l-6-2-6-7-2-6v-105h29v-21h-29z">
          <text:p/>
        </draw:path>
        <draw:path draw:style-name="gr4" draw:text-style-name="P2" draw:layer="layout" svg:width="0.076cm" svg:height="0.125cm" svg:x="18.874cm" svg:y="15.684cm" svg:viewBox="0 0 77 126" svg:d="M22 0c-18 17-23 42-22 65-1 11 1 27 6 38l2 6 2 4 6 4 2 5 4 4h55c-63 4-66-130 0-126z">
          <text:p/>
        </draw:path>
        <draw:path draw:style-name="gr4" draw:text-style-name="P2" draw:layer="layout" svg:width="0.132cm" svg:height="0.171cm" svg:x="18.895cm" svg:y="15.661cm" svg:viewBox="0 0 133 172" svg:d="M56 0c-15-1-18 0-31 6-12 4-16 8-25 17 63-3 101-8 105 61-2 68-42 69-105 64 33 40 109 27 126-21 18-54 3-122-64-127z">
          <text:p/>
        </draw:path>
        <draw:path draw:style-name="gr4" draw:text-style-name="P2" draw:layer="layout" svg:width="0.092cm" svg:height="0.021cm" svg:x="19.085cm" svg:y="15.811cm" svg:viewBox="0 0 93 22" svg:d="M93 0h-93c8 14 28 21 43 22h8l5-2 6-2c10-3 20-6 26-14z">
          <text:p/>
        </draw:path>
        <draw:polygon draw:style-name="gr4" draw:text-style-name="P2" draw:layer="layout" svg:width="0.045cm" svg:height="0.006cm" svg:x="19.083cm" svg:y="15.68cm" svg:viewBox="0 0 46 7" draw:points="5,0 0,7 28,7 34,5 39,3 46,3">
          <text:p/>
        </draw:polygon>
        <draw:path draw:style-name="gr4" draw:text-style-name="P2" draw:layer="layout" svg:width="0.119cm" svg:height="0.226cm" svg:x="19.058cm" svg:y="15.665cm" svg:viewBox="0 0 120 227" svg:d="M25 0h-25v227h27v-80h93c-19-3-60 5-78-13-13-9-13-22-17-36 0-34-3-54 28-77h-28z">
          <text:p/>
        </draw:path>
        <draw:path draw:style-name="gr4" draw:text-style-name="P2" draw:layer="layout" svg:width="0.112cm" svg:height="0.15cm" svg:x="19.088cm" svg:y="15.66cm" svg:viewBox="0 0 113 151" svg:d="M43 0c-14-2-34 8-43 20 60-3 80 8 85 65-2 32-8 61-46 64l51 2 4-4 4-7 2-4 4-6v-2l2-7 3-4c3-11 7-41 2-51v-6l-2-6-5-13v-2l-4-4-2-7-4-4c-17-18-22-20-45-24z">
          <text:p/>
        </draw:path>
        <draw:line draw:style-name="gr7" draw:text-style-name="P1" draw:layer="layout" svg:x1="3.05cm" svg:y1="17.85cm" svg:x2="6.75cm" svg:y2="17.85cm">
          <text:p/>
        </draw:line>
        <draw:line draw:style-name="gr5" draw:text-style-name="P1" draw:layer="layout" svg:x1="3.45cm" svg:y1="18.8cm" svg:x2="4.55cm" svg:y2="18.8cm">
          <text:p/>
        </draw:line>
        <draw:polyline draw:style-name="gr5" draw:text-style-name="P1" draw:layer="layout" svg:width="3.95cm" svg:height="2.12cm" draw:transform="rotate (-0.953822436214901) translate (4.66396728315234cm 13.827287173872cm)" svg:viewBox="0 0 3951 2121" draw:points="0,385 2447,2121 3951,0">
          <text:p/>
        </draw:polyline>
        <draw:polyline draw:style-name="gr7" draw:text-style-name="P1" draw:layer="layout" svg:width="3.899cm" svg:height="3.699cm" svg:x="3.05cm" svg:y="13.75cm" svg:viewBox="0 0 3900 3700" draw:points="0,0 50,3700 3900,3700">
          <text:p/>
        </draw:poly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1cm" fo:margin-bottom="1cm" fo:margin-left="0.3cm" fo:margin-right="0.3cm" fo:page-width="20.998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6-12T07:38:10.673000000</dc:date>
    <meta:editing-duration>P3DT23H59M10S</meta:editing-duration>
    <meta:editing-cycles>2</meta:editing-cycles>
    <meta:generator>LibreOffice/7.4.7.2$Windows_X86_64 LibreOffice_project/723314e595e8007d3cf785c16538505a1c878ca5</meta:generator>
    <meta:document-statistic meta:object-count="1101"/>
  </office:meta>
</office:document-meta>
</file>